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05pt"/>
    </style:style>
    <style:style style:name="co2" style:family="table-column">
      <style:table-column-properties fo:break-before="auto" style:column-width="309.46pt"/>
    </style:style>
    <style:style style:name="co3" style:family="table-column">
      <style:table-column-properties fo:break-before="auto" style:column-width="64.01pt"/>
    </style:style>
    <style:style style:name="co4" style:family="table-column">
      <style:table-column-properties fo:break-before="auto" style:column-width="179.94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2.9pt" fo:break-before="auto" style:use-optimal-row-height="true"/>
    </style:style>
    <style:style style:name="ro4" style:family="table-row">
      <style:table-row-properties style:row-height="45.24pt" fo:break-before="auto" style:use-optimal-row-height="true"/>
    </style:style>
    <style:style style:name="ro5" style:family="table-row">
      <style:table-row-properties style:row-height="67.04pt" fo:break-before="auto" style:use-optimal-row-height="true"/>
    </style:style>
    <style:style style:name="ro6" style:family="table-row">
      <style:table-row-properties style:row-height="34.1pt" fo:break-before="auto" style:use-optimal-row-height="true"/>
    </style:style>
    <style:style style:name="ro7" style:family="table-row">
      <style:table-row-properties style:row-height="122.34pt" fo:break-before="auto" style:use-optimal-row-height="true"/>
    </style:style>
    <style:style style:name="ro8" style:family="table-row">
      <style:table-row-properties style:row-height="89.4pt" fo:break-before="auto" style:use-optimal-row-height="true"/>
    </style:style>
    <style:style style:name="ro9" style:family="table-row">
      <style:table-row-properties style:row-height="144.71pt" fo:break-before="auto" style:use-optimal-row-height="true"/>
    </style:style>
    <style:style style:name="ro10" style:family="table-row">
      <style:table-row-properties style:row-height="32.91pt" fo:break-before="auto" style:use-optimal-row-height="true"/>
    </style:style>
    <style:style style:name="ro11" style:family="table-row">
      <style:table-row-properties style:row-height="100.54pt" fo:break-before="auto" style:use-optimal-row-height="true"/>
    </style:style>
    <style:style style:name="ro12" style:family="table-row">
      <style:table-row-properties style:row-height="155.25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78.21pt" fo:break-before="auto" style:use-optimal-row-height="true"/>
    </style:style>
    <style:style style:name="ro15" style:family="table-row">
      <style:table-row-properties style:row-height="56.44pt" fo:break-before="auto" style:use-optimal-row-height="true"/>
    </style:style>
    <style:style style:name="ro16" style:family="table-row">
      <style:table-row-properties style:row-height="133.51pt" fo:break-before="auto" style:use-optimal-row-height="true"/>
    </style:style>
    <style:style style:name="ro17" style:family="table-row">
      <style:table-row-properties style:row-height="24.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fo:margin-left="0pt"/>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paragraph-properties fo:text-align="start" fo:margin-left="0pt"/>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start" fo:margin-left="0pt"/>
    </style:style>
    <style:style style:name="ce5" style:family="table-cell" style:parent-style-name="Default">
      <style:table-cell-properties style:text-align-source="fix" style:repeat-content="false" fo:wrap-option="no-wrap" style:vertical-align="middle"/>
      <style:paragraph-properties fo:text-align="start"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size="14pt" fo:font-weight="bold" style:font-size-asian="14pt" style:font-weight-asian="bold" style:font-size-complex="14pt" style:font-weight-complex="bold"/>
    </style:style>
    <style:style style:name="ce9" style:family="table-cell" style:parent-style-name="Default">
      <style:table-cell-properties fo:wrap-option="wrap"/>
      <style:text-properties fo:font-weight="bold" style:font-weight-asian="bold" style:font-weight-complex="bold"/>
    </style:style>
    <style:style style:name="ce10" style:family="table-cell" style:parent-style-name="Default">
      <style:table-cell-properties fo:wrap-option="wrap"/>
      <style:text-properties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2" table:number-columns-repeated="3" table:default-cell-style-name="ce7"/>
        <table:table-column table:style-name="co3" table:default-cell-style-name="ce7"/>
        <table:table-column table:style-name="co4" table:number-columns-repeated="3" table:default-cell-style-name="ce7"/>
        <table:table-column table:style-name="co3" table:number-columns-repeated="1016" table:default-cell-style-name="ce7"/>
        <table:table-row table:style-name="ro1">
          <table:table-cell table:style-name="ce1" office:value-type="string" calcext:value-type="string">
            <text:p>key</text:p>
          </table:table-cell>
          <table:table-cell table:style-name="ce8" office:value-type="string" calcext:value-type="string">
            <text:p>en</text:p>
          </table:table-cell>
          <table:table-cell table:style-name="ce8" office:value-type="string" calcext:value-type="string">
            <text:p>fr</text:p>
          </table:table-cell>
          <table:table-cell table:style-name="ce8" office:value-type="string" calcext:value-type="string">
            <text:p>es</text:p>
          </table:table-cell>
          <table:table-cell table:style-name="ce10"/>
          <table:table-cell table:style-name="ce8" office:value-type="string" calcext:value-type="string">
            <text:p>en-formatted</text:p>
          </table:table-cell>
          <table:table-cell table:style-name="ce8" office:value-type="string" calcext:value-type="string">
            <text:p>fr-formatted</text:p>
          </table:table-cell>
          <table:table-cell table:style-name="ce8" office:value-type="string" calcext:value-type="string">
            <text:p>es-formatted</text:p>
          </table:table-cell>
          <table:table-cell table:number-columns-repeated="1016"/>
        </table:table-row>
        <table:table-row table:style-name="ro2">
          <table:table-cell table:style-name="ce2"/>
          <table:table-cell table:style-name="ce9"/>
          <table:table-cell table:number-columns-repeated="1022"/>
        </table:table-row>
        <table:table-row table:style-name="ro2">
          <table:table-cell table:style-name="ce3" office:value-type="string" calcext:value-type="string">
            <text:p>//global</text:p>
          </table:table-cell>
          <table:table-cell table:style-name="ce9" table:formula="of:=[.$A3]" office:value-type="string" office:string-value="//global" calcext:value-type="string">
            <text:p>//global</text:p>
          </table:table-cell>
          <table:table-cell table:style-name="ce9" table:formula="of:=[.$A3]" office:value-type="string" office:string-value="//global" calcext:value-type="string">
            <text:p>//global</text:p>
          </table:table-cell>
          <table:table-cell table:style-name="ce9" table:formula="of:=[.$A3]" office:value-type="string" office:string-value="//global" calcext:value-type="string">
            <text:p>//global</text:p>
          </table:table-cell>
          <table:table-cell/>
          <table:table-cell table:style-name="ce9" table:formula="of:=[.$A3]" office:value-type="string" office:string-value="//global" calcext:value-type="string">
            <text:p>//global</text:p>
          </table:table-cell>
          <table:table-cell table:style-name="ce9" table:formula="of:=[.$A3]" office:value-type="string" office:string-value="//global" calcext:value-type="string">
            <text:p>//global</text:p>
          </table:table-cell>
          <table:table-cell table:style-name="ce9" table:formula="of:=[.$A3]" office:value-type="string" office:string-value="//global" calcext:value-type="string">
            <text:p>//global</text:p>
          </table:table-cell>
          <table:table-cell table:number-columns-repeated="1016"/>
        </table:table-row>
        <table:table-row table:style-name="ro2">
          <table:table-cell table:style-name="ce4" office:value-type="string" calcext:value-type="string">
            <text:p>nextLink</text:p>
          </table:table-cell>
          <table:table-cell office:value-type="string" calcext:value-type="string">
            <text:p><text:s/>NEXT </text:p>
          </table:table-cell>
          <table:table-cell office:value-type="string" calcext:value-type="string">
            <text:p><text:s/>NEXT <text:s/>FR</text:p>
          </table:table-cell>
          <table:table-cell table:style-name="Default" office:value-type="string" calcext:value-type="string">
            <text:p><text:s/>NEXT <text:s/>ES</text:p>
          </table:table-cell>
          <table:table-cell/>
          <table:table-cell table:formula="of:=COM.MICROSOFT.CONCAT([.$A4];&quot;:&quot;;&quot;  '&quot;;[.B4];&quot;',&quot;)" office:value-type="string" office:string-value="nextLink:  ' NEXT '," calcext:value-type="string">
            <text:p>nextLink: <text:s/>' NEXT ',</text:p>
          </table:table-cell>
          <table:table-cell table:formula="of:=COM.MICROSOFT.CONCAT([.$A4];&quot;:&quot;;&quot;  '&quot;;[.C4];&quot;',&quot;)" office:value-type="string" office:string-value="nextLink:  ' NEXT  FR'," calcext:value-type="string">
            <text:p>nextLink: <text:s/>' NEXT <text:s/>FR',</text:p>
          </table:table-cell>
          <table:table-cell table:formula="of:=COM.MICROSOFT.CONCAT([.$A4];&quot;:&quot;;&quot;  '&quot;;[.D4];&quot;',&quot;)" office:value-type="string" office:string-value="nextLink:  ' NEXT  ES'," calcext:value-type="string">
            <text:p>nextLink: <text:s/>' NEXT <text:s/>ES',</text:p>
          </table:table-cell>
          <table:table-cell table:number-columns-repeated="1016"/>
        </table:table-row>
        <table:table-row table:style-name="ro3">
          <table:table-cell table:style-name="ce4" office:value-type="string" calcext:value-type="string">
            <text:p>museDisconnectedTitle</text:p>
          </table:table-cell>
          <table:table-cell office:value-type="string" calcext:value-type="string">
            <text:p>Muse Disconnected</text:p>
          </table:table-cell>
          <table:table-cell office:value-type="string" calcext:value-type="string">
            <text:p>Muse Disconnected FR</text:p>
          </table:table-cell>
          <table:table-cell table:style-name="Default" office:value-type="string" calcext:value-type="string">
            <text:p>Muse Disconnected ES</text:p>
          </table:table-cell>
          <table:table-cell/>
          <table:table-cell table:formula="of:=COM.MICROSOFT.CONCAT([.A5];&quot;:&quot;;&quot;  '&quot;;[.B5];&quot;',&quot;)" office:value-type="string" office:string-value="museDisconnectedTitle:  'Muse Disconnected'," calcext:value-type="string">
            <text:p>museDisconnectedTitle: <text:s/>'Muse Disconnected',</text:p>
          </table:table-cell>
          <table:table-cell table:formula="of:=COM.MICROSOFT.CONCAT([.$A5];&quot;:&quot;;&quot;  '&quot;;[.C5];&quot;',&quot;)" office:value-type="string" office:string-value="museDisconnectedTitle:  'Muse Disconnected FR'," calcext:value-type="string">
            <text:p>museDisconnectedTitle: <text:s/>'Muse Disconnected FR',</text:p>
          </table:table-cell>
          <table:table-cell table:formula="of:=COM.MICROSOFT.CONCAT([.$A5];&quot;:&quot;;&quot;  '&quot;;[.D5];&quot;',&quot;)" office:value-type="string" office:string-value="museDisconnectedTitle:  'Muse Disconnected ES'," calcext:value-type="string">
            <text:p>museDisconnectedTitle: <text:s/>'Muse Disconnected ES',</text:p>
          </table:table-cell>
          <table:table-cell table:number-columns-repeated="1016"/>
        </table:table-row>
        <table:table-row table:style-name="ro3">
          <table:table-cell table:style-name="ce4" office:value-type="string" calcext:value-type="string">
            <text:p>museDisconnectedDescription</text:p>
          </table:table-cell>
          <table:table-cell office:value-type="string" calcext:value-type="string">
            <text:p>Please reconnect to continue the tutorial.</text:p>
          </table:table-cell>
          <table:table-cell office:value-type="string" calcext:value-type="string">
            <text:p>Please reconnect to continue the tutorial. FR</text:p>
          </table:table-cell>
          <table:table-cell table:style-name="Default" office:value-type="string" calcext:value-type="string">
            <text:p>Please reconnect to continue the tutorial. ES</text:p>
          </table:table-cell>
          <table:table-cell/>
          <table:table-cell table:formula="of:=COM.MICROSOFT.CONCAT([.A6];&quot;:&quot;;&quot;  '&quot;;[.B6];&quot;',&quot;)" office:value-type="string" office:string-value="museDisconnectedDescription:  'Please reconnect to continue the tutorial.'," calcext:value-type="string">
            <text:p>museDisconnectedDescription: <text:s/>'Please reconnect to continue the tutorial.',</text:p>
          </table:table-cell>
          <table:table-cell table:formula="of:=COM.MICROSOFT.CONCAT([.$A6];&quot;:&quot;;&quot;  '&quot;;[.C6];&quot;',&quot;)" office:value-type="string" office:string-value="museDisconnectedDescription:  'Please reconnect to continue the tutorial. FR'," calcext:value-type="string">
            <text:p>museDisconnectedDescription: <text:s/>'Please reconnect to continue the tutorial. FR',</text:p>
          </table:table-cell>
          <table:table-cell table:formula="of:=COM.MICROSOFT.CONCAT([.$A6];&quot;:&quot;;&quot;  '&quot;;[.D6];&quot;',&quot;)" office:value-type="string" office:string-value="museDisconnectedDescription:  'Please reconnect to continue the tutorial. ES'," calcext:value-type="string">
            <text:p>museDisconnectedDescription: <text:s/>'Please reconnect to continue the tutorial. ES',</text:p>
          </table:table-cell>
          <table:table-cell table:number-columns-repeated="1016"/>
        </table:table-row>
        <table:table-row table:style-name="ro2">
          <table:table-cell table:style-name="ce4" office:value-type="string" calcext:value-type="string">
            <text:p>closeButton</text:p>
          </table:table-cell>
          <table:table-cell office:value-type="string" calcext:value-type="string">
            <text:p>Close</text:p>
          </table:table-cell>
          <table:table-cell office:value-type="string" calcext:value-type="string">
            <text:p>Close FR</text:p>
          </table:table-cell>
          <table:table-cell table:style-name="Default" office:value-type="string" calcext:value-type="string">
            <text:p>Close ES</text:p>
          </table:table-cell>
          <table:table-cell/>
          <table:table-cell table:formula="of:=COM.MICROSOFT.CONCAT([.A7];&quot;:&quot;;&quot;  '&quot;;[.B7];&quot;',&quot;)" office:value-type="string" office:string-value="closeButton:  'Close'," calcext:value-type="string">
            <text:p>closeButton: <text:s/>'Close',</text:p>
          </table:table-cell>
          <table:table-cell table:formula="of:=COM.MICROSOFT.CONCAT([.$A7];&quot;:&quot;;&quot;  '&quot;;[.C7];&quot;',&quot;)" office:value-type="string" office:string-value="closeButton:  'Close FR'," calcext:value-type="string">
            <text:p>closeButton: <text:s/>'Close FR',</text:p>
          </table:table-cell>
          <table:table-cell table:formula="of:=COM.MICROSOFT.CONCAT([.$A7];&quot;:&quot;;&quot;  '&quot;;[.D7];&quot;',&quot;)" office:value-type="string" office:string-value="closeButton:  'Close ES'," calcext:value-type="string">
            <text:p>closeButton: <text:s/>'Close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begin-landing.js</text:p>
          </table:table-cell>
          <table:table-cell table:style-name="ce9" table:formula="of:=[.$A9]" office:value-type="string" office:string-value="//begin-landing.js" calcext:value-type="string">
            <text:p>//begin-landing.js</text:p>
          </table:table-cell>
          <table:table-cell table:style-name="ce9" table:formula="of:=[.$A9]" office:value-type="string" office:string-value="//begin-landing.js" calcext:value-type="string">
            <text:p>//begin-landing.js</text:p>
          </table:table-cell>
          <table:table-cell table:style-name="ce9" table:formula="of:=[.$A9]" office:value-type="string" office:string-value="//begin-landing.js" calcext:value-type="string">
            <text:p>//begin-landing.js</text:p>
          </table:table-cell>
          <table:table-cell/>
          <table:table-cell table:style-name="ce9" table:formula="of:=[.$A9]" office:value-type="string" office:string-value="//begin-landing.js" calcext:value-type="string">
            <text:p>//begin-landing.js</text:p>
          </table:table-cell>
          <table:table-cell table:style-name="ce9" table:formula="of:=[.$A9]" office:value-type="string" office:string-value="//begin-landing.js" calcext:value-type="string">
            <text:p>//begin-landing.js</text:p>
          </table:table-cell>
          <table:table-cell table:style-name="ce9" table:formula="of:=[.$A9]" office:value-type="string" office:string-value="//begin-landing.js" calcext:value-type="string">
            <text:p>//begin-landing.js</text:p>
          </table:table-cell>
          <table:table-cell table:number-columns-repeated="1016"/>
        </table:table-row>
        <table:table-row table:style-name="ro3">
          <table:table-cell table:style-name="ce4" office:value-type="string" calcext:value-type="string">
            <text:p>welcomeEEG101</text:p>
          </table:table-cell>
          <table:table-cell office:value-type="string" calcext:value-type="string">
            <text:p>Welcome to EEG 101</text:p>
          </table:table-cell>
          <table:table-cell office:value-type="string" calcext:value-type="string">
            <text:p>Welcome to EEG 101 FR</text:p>
          </table:table-cell>
          <table:table-cell table:style-name="Default" office:value-type="string" calcext:value-type="string">
            <text:p>Welcome to EEG 101 ES</text:p>
          </table:table-cell>
          <table:table-cell/>
          <table:table-cell table:formula="of:=COM.MICROSOFT.CONCAT([.A10];&quot;:&quot;;&quot;  '&quot;;[.B10];&quot;',&quot;)" office:value-type="string" office:string-value="welcomeEEG101:  'Welcome to EEG 101'," calcext:value-type="string">
            <text:p>welcomeEEG101: <text:s/>'Welcome to EEG 101',</text:p>
          </table:table-cell>
          <table:table-cell table:formula="of:=COM.MICROSOFT.CONCAT([.$A10];&quot;:&quot;;&quot;  '&quot;;[.C10];&quot;',&quot;)" office:value-type="string" office:string-value="welcomeEEG101:  'Welcome to EEG 101 FR'," calcext:value-type="string">
            <text:p>welcomeEEG101: <text:s/>'Welcome to EEG 101 FR',</text:p>
          </table:table-cell>
          <table:table-cell table:formula="of:=COM.MICROSOFT.CONCAT([.$A10];&quot;:&quot;;&quot;  '&quot;;[.D10];&quot;',&quot;)" office:value-type="string" office:string-value="welcomeEEG101:  'Welcome to EEG 101 ES'," calcext:value-type="string">
            <text:p>welcomeEEG101: <text:s/>'Welcome to EEG 101 ES',</text:p>
          </table:table-cell>
          <table:table-cell table:number-columns-repeated="1016"/>
        </table:table-row>
        <table:table-row table:style-name="ro4">
          <table:table-cell table:style-name="ce4" office:value-type="string" calcext:value-type="string">
            <text:p>tutorialDescription</text:p>
          </table:table-cell>
          <table:table-cell office:value-type="string" calcext:value-type="string">
            <text:p>At the end of this tutorial, you will have learned how EEG devices can be used to measure the electrical activity of the brain.</text:p>
          </table:table-cell>
          <table:table-cell office:value-type="string" calcext:value-type="string">
            <text:p>At the end of this tutorial, you will have learned how EEG devices can be used to measure the electrical activity of the brain. FR</text:p>
          </table:table-cell>
          <table:table-cell table:style-name="Default" office:value-type="string" calcext:value-type="string">
            <text:p>At the end of this tutorial, you will have learned how EEG devices can be used to measure the electrical activity of the brain. ES</text:p>
          </table:table-cell>
          <table:table-cell/>
          <table:table-cell table:formula="of:=COM.MICROSOFT.CONCAT([.A11];&quot;:&quot;;&quot;  '&quot;;[.B11];&quot;',&quot;)" office:value-type="string" office:string-value="tutorialDescription:  'At the end of this tutorial, you will have learned how EEG devices can be used to measure the electrical activity of the brain.'," calcext:value-type="string">
            <text:p>tutorialDescription: <text:s/>'At the end of this tutorial, you will have learned how EEG devices can be used to measure the electrical activity of the brain.',</text:p>
          </table:table-cell>
          <table:table-cell table:formula="of:=COM.MICROSOFT.CONCAT([.$A11];&quot;:&quot;;&quot;  '&quot;;[.C11];&quot;',&quot;)" office:value-type="string" office:string-value="tutorialDescription:  'At the end of this tutorial, you will have learned how EEG devices can be used to measure the electrical activity of the brain. FR'," calcext:value-type="string">
            <text:p>tutorialDescription: <text:s/>'At the end of this tutorial, you will have learned how EEG devices can be used to measure the electrical activity of the brain. FR',</text:p>
          </table:table-cell>
          <table:table-cell table:formula="of:=COM.MICROSOFT.CONCAT([.$A11];&quot;:&quot;;&quot;  '&quot;;[.D11];&quot;',&quot;)" office:value-type="string" office:string-value="tutorialDescription:  'At the end of this tutorial, you will have learned how EEG devices can be used to measure the electrical activity of the brain. ES'," calcext:value-type="string">
            <text:p>tutorialDescription: <text:s/>'At the end of this tutorial, you will have learned how EEG devices can be used to measure the electrical activity of the brain. ES',</text:p>
          </table:table-cell>
          <table:table-cell table:number-columns-repeated="1016"/>
        </table:table-row>
        <table:table-row table:style-name="ro2">
          <table:table-cell table:style-name="ce4" office:value-type="string" calcext:value-type="string">
            <text:p>getStartedLink</text:p>
          </table:table-cell>
          <table:table-cell office:value-type="string" calcext:value-type="string">
            <text:p><text:s/>GET STARTED </text:p>
          </table:table-cell>
          <table:table-cell office:value-type="string" calcext:value-type="string">
            <text:p><text:s/>GET STARTED <text:s/>FR</text:p>
          </table:table-cell>
          <table:table-cell table:style-name="Default" office:value-type="string" calcext:value-type="string">
            <text:p><text:s/>GET STARTED <text:s/>ES</text:p>
          </table:table-cell>
          <table:table-cell/>
          <table:table-cell table:formula="of:=COM.MICROSOFT.CONCAT([.A12];&quot;:&quot;;&quot;  '&quot;;[.B12];&quot;',&quot;)" office:value-type="string" office:string-value="getStartedLink:  ' GET STARTED '," calcext:value-type="string">
            <text:p>getStartedLink: <text:s/>' GET STARTED ',</text:p>
          </table:table-cell>
          <table:table-cell table:formula="of:=COM.MICROSOFT.CONCAT([.$A12];&quot;:&quot;;&quot;  '&quot;;[.C12];&quot;',&quot;)" office:value-type="string" office:string-value="getStartedLink:  ' GET STARTED  FR'," calcext:value-type="string">
            <text:p>getStartedLink: <text:s/>' GET STARTED <text:s/>FR',</text:p>
          </table:table-cell>
          <table:table-cell table:formula="of:=COM.MICROSOFT.CONCAT([.$A12];&quot;:&quot;;&quot;  '&quot;;[.D12];&quot;',&quot;)" office:value-type="string" office:string-value="getStartedLink:  ' GET STARTED  ES'," calcext:value-type="string">
            <text:p>getStartedLink: <text:s/>' GET STARTED <text:s/>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classifier.js</text:p>
          </table:table-cell>
          <table:table-cell table:style-name="ce9" table:formula="of:=[.$A14]" office:value-type="string" office:string-value="//classifier.js" calcext:value-type="string">
            <text:p>//classifier.js</text:p>
          </table:table-cell>
          <table:table-cell table:style-name="ce9" table:formula="of:=[.$A14]" office:value-type="string" office:string-value="//classifier.js" calcext:value-type="string">
            <text:p>//classifier.js</text:p>
          </table:table-cell>
          <table:table-cell table:style-name="ce9" table:formula="of:=[.$A14]" office:value-type="string" office:string-value="//classifier.js" calcext:value-type="string">
            <text:p>//classifier.js</text:p>
          </table:table-cell>
          <table:table-cell/>
          <table:table-cell table:style-name="ce9" table:formula="of:=[.$A14]" office:value-type="string" office:string-value="//classifier.js" calcext:value-type="string">
            <text:p>//classifier.js</text:p>
          </table:table-cell>
          <table:table-cell table:style-name="ce9" table:formula="of:=[.$A14]" office:value-type="string" office:string-value="//classifier.js" calcext:value-type="string">
            <text:p>//classifier.js</text:p>
          </table:table-cell>
          <table:table-cell table:style-name="ce9" table:formula="of:=[.$A14]" office:value-type="string" office:string-value="//classifier.js" calcext:value-type="string">
            <text:p>//classifier.js</text:p>
          </table:table-cell>
          <table:table-cell table:number-columns-repeated="1016"/>
        </table:table-row>
        <table:table-row table:style-name="ro2">
          <table:table-cell table:style-name="ce4" office:value-type="string" calcext:value-type="string">
            <text:p>classifierTitle</text:p>
          </table:table-cell>
          <table:table-cell office:value-type="string" calcext:value-type="string">
            <text:p>CLASSIFIER</text:p>
          </table:table-cell>
          <table:table-cell office:value-type="string" calcext:value-type="string">
            <text:p>CLASSIFIER FR</text:p>
          </table:table-cell>
          <table:table-cell table:style-name="Default" office:value-type="string" calcext:value-type="string">
            <text:p>CLASSIFIER ES</text:p>
          </table:table-cell>
          <table:table-cell/>
          <table:table-cell table:formula="of:=COM.MICROSOFT.CONCAT([.A15];&quot;:&quot;;&quot;  '&quot;;[.B15];&quot;',&quot;)" office:value-type="string" office:string-value="classifierTitle:  'CLASSIFIER'," calcext:value-type="string">
            <text:p>classifierTitle: <text:s/>'CLASSIFIER',</text:p>
          </table:table-cell>
          <table:table-cell table:formula="of:=COM.MICROSOFT.CONCAT([.$A15];&quot;:&quot;;&quot;  '&quot;;[.C15];&quot;',&quot;)" office:value-type="string" office:string-value="classifierTitle:  'CLASSIFIER FR'," calcext:value-type="string">
            <text:p>classifierTitle: <text:s/>'CLASSIFIER FR',</text:p>
          </table:table-cell>
          <table:table-cell table:formula="of:=COM.MICROSOFT.CONCAT([.$A15];&quot;:&quot;;&quot;  '&quot;;[.D15];&quot;',&quot;)" office:value-type="string" office:string-value="classifierTitle:  'CLASSIFIER ES'," calcext:value-type="string">
            <text:p>classifierTitle: <text:s/>'CLASSIFIER ES',</text:p>
          </table:table-cell>
          <table:table-cell table:number-columns-repeated="1016"/>
        </table:table-row>
        <table:table-row table:style-name="ro2">
          <table:table-cell table:style-name="ce4" office:value-type="string" calcext:value-type="string">
            <text:p>collectButton</text:p>
          </table:table-cell>
          <table:table-cell office:value-type="string" calcext:value-type="string">
            <text:p>Collect</text:p>
          </table:table-cell>
          <table:table-cell office:value-type="string" calcext:value-type="string">
            <text:p>Collect FR</text:p>
          </table:table-cell>
          <table:table-cell table:style-name="Default" office:value-type="string" calcext:value-type="string">
            <text:p>Collect ES</text:p>
          </table:table-cell>
          <table:table-cell/>
          <table:table-cell table:formula="of:=COM.MICROSOFT.CONCAT([.A16];&quot;:&quot;;&quot;  '&quot;;[.B16];&quot;',&quot;)" office:value-type="string" office:string-value="collectButton:  'Collect'," calcext:value-type="string">
            <text:p>collectButton: <text:s/>'Collect',</text:p>
          </table:table-cell>
          <table:table-cell table:formula="of:=COM.MICROSOFT.CONCAT([.$A16];&quot;:&quot;;&quot;  '&quot;;[.C16];&quot;',&quot;)" office:value-type="string" office:string-value="collectButton:  'Collect FR'," calcext:value-type="string">
            <text:p>collectButton: <text:s/>'Collect FR',</text:p>
          </table:table-cell>
          <table:table-cell table:formula="of:=COM.MICROSOFT.CONCAT([.$A16];&quot;:&quot;;&quot;  '&quot;;[.D16];&quot;',&quot;)" office:value-type="string" office:string-value="collectButton:  'Collect ES'," calcext:value-type="string">
            <text:p>collectButton: <text:s/>'Collect ES',</text:p>
          </table:table-cell>
          <table:table-cell table:number-columns-repeated="1016"/>
        </table:table-row>
        <table:table-row table:style-name="ro2">
          <table:table-cell table:style-name="ce4" office:value-type="string" calcext:value-type="string">
            <text:p>stopButton</text:p>
          </table:table-cell>
          <table:table-cell office:value-type="string" calcext:value-type="string">
            <text:p>Stop</text:p>
          </table:table-cell>
          <table:table-cell office:value-type="string" calcext:value-type="string">
            <text:p>Stop FR</text:p>
          </table:table-cell>
          <table:table-cell table:style-name="Default" office:value-type="string" calcext:value-type="string">
            <text:p>Stop ES</text:p>
          </table:table-cell>
          <table:table-cell/>
          <table:table-cell table:formula="of:=COM.MICROSOFT.CONCAT([.A17];&quot;:&quot;;&quot;  '&quot;;[.B17];&quot;',&quot;)" office:value-type="string" office:string-value="stopButton:  'Stop'," calcext:value-type="string">
            <text:p>stopButton: <text:s/>'Stop',</text:p>
          </table:table-cell>
          <table:table-cell table:formula="of:=COM.MICROSOFT.CONCAT([.$A17];&quot;:&quot;;&quot;  '&quot;;[.C17];&quot;',&quot;)" office:value-type="string" office:string-value="stopButton:  'Stop FR'," calcext:value-type="string">
            <text:p>stopButton: <text:s/>'Stop FR',</text:p>
          </table:table-cell>
          <table:table-cell table:formula="of:=COM.MICROSOFT.CONCAT([.$A17];&quot;:&quot;;&quot;  '&quot;;[.D17];&quot;',&quot;)" office:value-type="string" office:string-value="stopButton:  'Stop ES'," calcext:value-type="string">
            <text:p>stopButton: <text:s/>'Stop ES',</text:p>
          </table:table-cell>
          <table:table-cell table:number-columns-repeated="1016"/>
        </table:table-row>
        <table:table-row table:style-name="ro2">
          <table:table-cell table:style-name="ce4" office:value-type="string" calcext:value-type="string">
            <text:p>trainButton</text:p>
          </table:table-cell>
          <table:table-cell office:value-type="string" calcext:value-type="string">
            <text:p>Train</text:p>
          </table:table-cell>
          <table:table-cell office:value-type="string" calcext:value-type="string">
            <text:p>Train FR</text:p>
          </table:table-cell>
          <table:table-cell table:style-name="Default" office:value-type="string" calcext:value-type="string">
            <text:p>Train ES</text:p>
          </table:table-cell>
          <table:table-cell/>
          <table:table-cell table:formula="of:=COM.MICROSOFT.CONCAT([.A18];&quot;:&quot;;&quot;  '&quot;;[.B18];&quot;',&quot;)" office:value-type="string" office:string-value="trainButton:  'Train'," calcext:value-type="string">
            <text:p>trainButton: <text:s/>'Train',</text:p>
          </table:table-cell>
          <table:table-cell table:formula="of:=COM.MICROSOFT.CONCAT([.$A18];&quot;:&quot;;&quot;  '&quot;;[.C18];&quot;',&quot;)" office:value-type="string" office:string-value="trainButton:  'Train FR'," calcext:value-type="string">
            <text:p>trainButton: <text:s/>'Train FR',</text:p>
          </table:table-cell>
          <table:table-cell table:formula="of:=COM.MICROSOFT.CONCAT([.$A18];&quot;:&quot;;&quot;  '&quot;;[.D18];&quot;',&quot;)" office:value-type="string" office:string-value="trainButton:  'Train ES'," calcext:value-type="string">
            <text:p>trainButton: <text:s/>'Train ES',</text:p>
          </table:table-cell>
          <table:table-cell table:number-columns-repeated="1016"/>
        </table:table-row>
        <table:table-row table:style-name="ro2">
          <table:table-cell table:style-name="ce4" office:value-type="string" calcext:value-type="string">
            <text:p>runButton</text:p>
          </table:table-cell>
          <table:table-cell office:value-type="string" calcext:value-type="string">
            <text:p>Run</text:p>
          </table:table-cell>
          <table:table-cell office:value-type="string" calcext:value-type="string">
            <text:p>Run FR</text:p>
          </table:table-cell>
          <table:table-cell table:style-name="Default" office:value-type="string" calcext:value-type="string">
            <text:p>Run ES</text:p>
          </table:table-cell>
          <table:table-cell/>
          <table:table-cell table:formula="of:=COM.MICROSOFT.CONCAT([.A19];&quot;:&quot;;&quot;  '&quot;;[.B19];&quot;',&quot;)" office:value-type="string" office:string-value="runButton:  'Run'," calcext:value-type="string">
            <text:p>runButton: <text:s/>'Run',</text:p>
          </table:table-cell>
          <table:table-cell table:formula="of:=COM.MICROSOFT.CONCAT([.$A19];&quot;:&quot;;&quot;  '&quot;;[.C19];&quot;',&quot;)" office:value-type="string" office:string-value="runButton:  'Run FR'," calcext:value-type="string">
            <text:p>runButton: <text:s/>'Run FR',</text:p>
          </table:table-cell>
          <table:table-cell table:formula="of:=COM.MICROSOFT.CONCAT([.$A19];&quot;:&quot;;&quot;  '&quot;;[.D19];&quot;',&quot;)" office:value-type="string" office:string-value="runButton:  'Run ES'," calcext:value-type="string">
            <text:p>runButton: <text:s/>'Run ES',</text:p>
          </table:table-cell>
          <table:table-cell table:number-columns-repeated="1016"/>
        </table:table-row>
        <table:table-row table:style-name="ro2">
          <table:table-cell table:style-name="ce4" office:value-type="string" calcext:value-type="string">
            <text:p>resetButton</text:p>
          </table:table-cell>
          <table:table-cell office:value-type="string" calcext:value-type="string">
            <text:p>Reset</text:p>
          </table:table-cell>
          <table:table-cell office:value-type="string" calcext:value-type="string">
            <text:p>Reset FR</text:p>
          </table:table-cell>
          <table:table-cell table:style-name="Default" office:value-type="string" calcext:value-type="string">
            <text:p>Reset ES</text:p>
          </table:table-cell>
          <table:table-cell/>
          <table:table-cell table:formula="of:=COM.MICROSOFT.CONCAT([.A20];&quot;:&quot;;&quot;  '&quot;;[.B20];&quot;',&quot;)" office:value-type="string" office:string-value="resetButton:  'Reset'," calcext:value-type="string">
            <text:p>resetButton: <text:s/>'Reset',</text:p>
          </table:table-cell>
          <table:table-cell table:formula="of:=COM.MICROSOFT.CONCAT([.$A20];&quot;:&quot;;&quot;  '&quot;;[.C20];&quot;',&quot;)" office:value-type="string" office:string-value="resetButton:  'Reset FR'," calcext:value-type="string">
            <text:p>resetButton: <text:s/>'Reset FR',</text:p>
          </table:table-cell>
          <table:table-cell table:formula="of:=COM.MICROSOFT.CONCAT([.$A20];&quot;:&quot;;&quot;  '&quot;;[.D20];&quot;',&quot;)" office:value-type="string" office:string-value="resetButton:  'Reset ES'," calcext:value-type="string">
            <text:p>resetButton: <text:s/>'Reset ES',</text:p>
          </table:table-cell>
          <table:table-cell table:number-columns-repeated="1016"/>
        </table:table-row>
        <table:table-row table:style-name="ro2">
          <table:table-cell table:style-name="ce4" office:value-type="string" calcext:value-type="string">
            <text:p>//classifier-run.js</text:p>
          </table:table-cell>
          <table:table-cell/>
          <table:table-cell office:value-type="string" calcext:value-type="string">
            <text:p><text:s/>FR</text:p>
          </table:table-cell>
          <table:table-cell table:style-name="Default" office:value-type="string" calcext:value-type="string">
            <text:p><text:s/>ES</text:p>
          </table:table-cell>
          <table:table-cell/>
          <table:table-cell table:formula="of:=COM.MICROSOFT.CONCAT([.A21];&quot;:&quot;;&quot;  '&quot;;[.B21];&quot;',&quot;)" office:value-type="string" office:string-value="//classifier-run.js:  ''," calcext:value-type="string">
            <text:p>//classifier-run.js: <text:s/>'',</text:p>
          </table:table-cell>
          <table:table-cell table:formula="of:=COM.MICROSOFT.CONCAT([.$A21];&quot;:&quot;;&quot;  '&quot;;[.C21];&quot;',&quot;)" office:value-type="string" office:string-value="//classifier-run.js:  ' FR'," calcext:value-type="string">
            <text:p>//classifier-run.js: <text:s/>' FR',</text:p>
          </table:table-cell>
          <table:table-cell table:formula="of:=COM.MICROSOFT.CONCAT([.$A21];&quot;:&quot;;&quot;  '&quot;;[.D21];&quot;',&quot;)" office:value-type="string" office:string-value="//classifier-run.js:  ' ES'," calcext:value-type="string">
            <text:p>//classifier-run.js: <text:s/>' ES',</text:p>
          </table:table-cell>
          <table:table-cell table:number-columns-repeated="1016"/>
        </table:table-row>
        <table:table-row table:style-name="ro3">
          <table:table-cell table:style-name="ce4" office:value-type="string" calcext:value-type="string">
            <text:p>tryingToUnderstand</text:p>
          </table:table-cell>
          <table:table-cell office:value-type="string" calcext:value-type="string">
            <text:p>Trying to understand your brain...</text:p>
          </table:table-cell>
          <table:table-cell office:value-type="string" calcext:value-type="string">
            <text:p>Trying to understand your brain... FR</text:p>
          </table:table-cell>
          <table:table-cell table:style-name="Default" office:value-type="string" calcext:value-type="string">
            <text:p>Trying to understand your brain... ES</text:p>
          </table:table-cell>
          <table:table-cell/>
          <table:table-cell table:formula="of:=COM.MICROSOFT.CONCAT([.A22];&quot;:&quot;;&quot;  '&quot;;[.B22];&quot;',&quot;)" office:value-type="string" office:string-value="tryingToUnderstand:  'Trying to understand your brain...'," calcext:value-type="string">
            <text:p>tryingToUnderstand: <text:s/>'Trying to understand your brain...',</text:p>
          </table:table-cell>
          <table:table-cell table:formula="of:=COM.MICROSOFT.CONCAT([.$A22];&quot;:&quot;;&quot;  '&quot;;[.C22];&quot;',&quot;)" office:value-type="string" office:string-value="tryingToUnderstand:  'Trying to understand your brain... FR'," calcext:value-type="string">
            <text:p>tryingToUnderstand: <text:s/>'Trying to understand your brain... FR',</text:p>
          </table:table-cell>
          <table:table-cell table:formula="of:=COM.MICROSOFT.CONCAT([.$A22];&quot;:&quot;;&quot;  '&quot;;[.D22];&quot;',&quot;)" office:value-type="string" office:string-value="tryingToUnderstand:  'Trying to understand your brain... ES'," calcext:value-type="string">
            <text:p>tryingToUnderstand: <text:s/>'Trying to understand your brain... ES',</text:p>
          </table:table-cell>
          <table:table-cell table:number-columns-repeated="1016"/>
        </table:table-row>
        <table:table-row table:style-name="ro4">
          <table:table-cell table:style-name="ce4" office:value-type="string" calcext:value-type="string">
            <text:p>classifierReturnsDataset</text:p>
          </table:table-cell>
          <table:table-cell office:value-type="string" calcext:value-type="string">
            <text:p>As this classifier runs, it will return the sample data set your real-time brain activity most closely resembles.</text:p>
          </table:table-cell>
          <table:table-cell office:value-type="string" calcext:value-type="string">
            <text:p>As this classifier runs, it will return the sample data set your real-time brain activity most closely resembles. FR</text:p>
          </table:table-cell>
          <table:table-cell table:style-name="Default" office:value-type="string" calcext:value-type="string">
            <text:p>As this classifier runs, it will return the sample data set your real-time brain activity most closely resembles. ES</text:p>
          </table:table-cell>
          <table:table-cell/>
          <table:table-cell table:formula="of:=COM.MICROSOFT.CONCAT([.A23];&quot;:&quot;;&quot;  '&quot;;[.B23];&quot;',&quot;)" office:value-type="string" office:string-value="classifierReturnsDataset:  'As this classifier runs, it will return the sample data set your real-time brain activity most closely resembles.'," calcext:value-type="string">
            <text:p>classifierReturnsDataset: <text:s/>'As this classifier runs, it will return the sample data set your real-time brain activity most closely resembles.',</text:p>
          </table:table-cell>
          <table:table-cell table:formula="of:=COM.MICROSOFT.CONCAT([.$A23];&quot;:&quot;;&quot;  '&quot;;[.C23];&quot;',&quot;)" office:value-type="string" office:string-value="classifierReturnsDataset:  'As this classifier runs, it will return the sample data set your real-time brain activity most closely resembles. FR'," calcext:value-type="string">
            <text:p>classifierReturnsDataset: <text:s/>'As this classifier runs, it will return the sample data set your real-time brain activity most closely resembles. FR',</text:p>
          </table:table-cell>
          <table:table-cell table:formula="of:=COM.MICROSOFT.CONCAT([.$A23];&quot;:&quot;;&quot;  '&quot;;[.D23];&quot;',&quot;)" office:value-type="string" office:string-value="classifierReturnsDataset:  'As this classifier runs, it will return the sample data set your real-time brain activity most closely resembles. ES'," calcext:value-type="string">
            <text:p>classifierReturnsDataset: <text:s/>'As this classifier runs, it will return the sample data set your real-time brain activity most closely resembles. ES',</text:p>
          </table:table-cell>
          <table:table-cell table:number-columns-repeated="1016"/>
        </table:table-row>
        <table:table-row table:style-name="ro2">
          <table:table-cell table:style-name="ce4" office:value-type="string" calcext:value-type="string">
            <text:p>retrainLink</text:p>
          </table:table-cell>
          <table:table-cell office:value-type="string" calcext:value-type="string">
            <text:p><text:s/>RE-TRAIN </text:p>
          </table:table-cell>
          <table:table-cell office:value-type="string" calcext:value-type="string">
            <text:p><text:s/>RE-TRAIN <text:s/>FR</text:p>
          </table:table-cell>
          <table:table-cell table:style-name="Default" office:value-type="string" calcext:value-type="string">
            <text:p><text:s/>RE-TRAIN <text:s/>ES</text:p>
          </table:table-cell>
          <table:table-cell/>
          <table:table-cell table:formula="of:=COM.MICROSOFT.CONCAT([.A24];&quot;:&quot;;&quot;  '&quot;;[.B24];&quot;',&quot;)" office:value-type="string" office:string-value="retrainLink:  ' RE-TRAIN '," calcext:value-type="string">
            <text:p>retrainLink: <text:s/>' RE-TRAIN ',</text:p>
          </table:table-cell>
          <table:table-cell table:formula="of:=COM.MICROSOFT.CONCAT([.$A24];&quot;:&quot;;&quot;  '&quot;;[.C24];&quot;',&quot;)" office:value-type="string" office:string-value="retrainLink:  ' RE-TRAIN  FR'," calcext:value-type="string">
            <text:p>retrainLink: <text:s/>' RE-TRAIN <text:s/>FR',</text:p>
          </table:table-cell>
          <table:table-cell table:formula="of:=COM.MICROSOFT.CONCAT([.$A24];&quot;:&quot;;&quot;  '&quot;;[.D24];&quot;',&quot;)" office:value-type="string" office:string-value="retrainLink:  ' RE-TRAIN  ES'," calcext:value-type="string">
            <text:p>retrainLink: <text:s/>' RE-TRAIN <text:s/>ES',</text:p>
          </table:table-cell>
          <table:table-cell table:number-columns-repeated="1016"/>
        </table:table-row>
        <table:table-row table:style-name="ro2">
          <table:table-cell table:style-name="ce4"/>
          <table:table-cell table:number-columns-repeated="1023"/>
        </table:table-row>
        <table:table-row table:style-name="ro2">
          <table:table-cell table:style-name="ce5" office:value-type="string" calcext:value-type="string">
            <text:p>//connector-01.js</text:p>
          </table:table-cell>
          <table:table-cell table:style-name="ce9" table:formula="of:=[.$A26]" office:value-type="string" office:string-value="//connector-01.js" calcext:value-type="string">
            <text:p>//connector-01.js</text:p>
          </table:table-cell>
          <table:table-cell table:style-name="ce9" table:formula="of:=[.$A26]" office:value-type="string" office:string-value="//connector-01.js" calcext:value-type="string">
            <text:p>//connector-01.js</text:p>
          </table:table-cell>
          <table:table-cell table:style-name="ce9" table:formula="of:=[.$A26]" office:value-type="string" office:string-value="//connector-01.js" calcext:value-type="string">
            <text:p>//connector-01.js</text:p>
          </table:table-cell>
          <table:table-cell/>
          <table:table-cell table:style-name="ce9" table:formula="of:=[.$A26]" office:value-type="string" office:string-value="//connector-01.js" calcext:value-type="string">
            <text:p>//connector-01.js</text:p>
          </table:table-cell>
          <table:table-cell table:style-name="ce9" table:formula="of:=[.$A26]" office:value-type="string" office:string-value="//connector-01.js" calcext:value-type="string">
            <text:p>//connector-01.js</text:p>
          </table:table-cell>
          <table:table-cell table:style-name="ce9" table:formula="of:=[.$A26]" office:value-type="string" office:string-value="//connector-01.js" calcext:value-type="string">
            <text:p>//connector-01.js</text:p>
          </table:table-cell>
          <table:table-cell table:number-columns-repeated="1016"/>
        </table:table-row>
        <table:table-row table:style-name="ro2">
          <table:table-cell table:style-name="ce4" office:value-type="string" calcext:value-type="string">
            <text:p>step1Title</text:p>
          </table:table-cell>
          <table:table-cell office:value-type="string" calcext:value-type="string">
            <text:p>Step 1</text:p>
          </table:table-cell>
          <table:table-cell office:value-type="string" calcext:value-type="string">
            <text:p>Step 1 FR</text:p>
          </table:table-cell>
          <table:table-cell table:style-name="Default" office:value-type="string" calcext:value-type="string">
            <text:p>Step 1 ES</text:p>
          </table:table-cell>
          <table:table-cell/>
          <table:table-cell table:formula="of:=COM.MICROSOFT.CONCAT([.A27];&quot;:&quot;;&quot;  '&quot;;[.B27];&quot;',&quot;)" office:value-type="string" office:string-value="step1Title:  'Step 1'," calcext:value-type="string">
            <text:p>step1Title: <text:s/>'Step 1',</text:p>
          </table:table-cell>
          <table:table-cell table:formula="of:=COM.MICROSOFT.CONCAT([.$A27];&quot;:&quot;;&quot;  '&quot;;[.C27];&quot;',&quot;)" office:value-type="string" office:string-value="step1Title:  'Step 1 FR'," calcext:value-type="string">
            <text:p>step1Title: <text:s/>'Step 1 FR',</text:p>
          </table:table-cell>
          <table:table-cell table:formula="of:=COM.MICROSOFT.CONCAT([.$A27];&quot;:&quot;;&quot;  '&quot;;[.D27];&quot;',&quot;)" office:value-type="string" office:string-value="step1Title:  'Step 1 ES'," calcext:value-type="string">
            <text:p>step1Title: <text:s/>'Step 1 ES',</text:p>
          </table:table-cell>
          <table:table-cell table:number-columns-repeated="1016"/>
        </table:table-row>
        <table:table-row table:style-name="ro3">
          <table:table-cell table:style-name="ce4" office:value-type="string" calcext:value-type="string">
            <text:p>musePowerOnWarning</text:p>
          </table:table-cell>
          <table:table-cell office:value-type="string" calcext:value-type="string">
            <text:p>Make sure your Muse is powered on.</text:p>
          </table:table-cell>
          <table:table-cell office:value-type="string" calcext:value-type="string">
            <text:p>Make sure your Muse is powered on. FR</text:p>
          </table:table-cell>
          <table:table-cell table:style-name="Default" office:value-type="string" calcext:value-type="string">
            <text:p>Make sure your Muse is powered on. ES</text:p>
          </table:table-cell>
          <table:table-cell/>
          <table:table-cell table:formula="of:=COM.MICROSOFT.CONCAT([.A28];&quot;:&quot;;&quot;  '&quot;;[.B28];&quot;',&quot;)" office:value-type="string" office:string-value="musePowerOnWarning:  'Make sure your Muse is powered on.'," calcext:value-type="string">
            <text:p>musePowerOnWarning: <text:s/>'Make sure your Muse is powered on.',</text:p>
          </table:table-cell>
          <table:table-cell table:formula="of:=COM.MICROSOFT.CONCAT([.$A28];&quot;:&quot;;&quot;  '&quot;;[.C28];&quot;',&quot;)" office:value-type="string" office:string-value="musePowerOnWarning:  'Make sure your Muse is powered on. FR'," calcext:value-type="string">
            <text:p>musePowerOnWarning: <text:s/>'Make sure your Muse is powered on. FR',</text:p>
          </table:table-cell>
          <table:table-cell table:formula="of:=COM.MICROSOFT.CONCAT([.$A28];&quot;:&quot;;&quot;  '&quot;;[.D28];&quot;',&quot;)" office:value-type="string" office:string-value="musePowerOnWarning:  'Make sure your Muse is powered on. ES'," calcext:value-type="string">
            <text:p>musePowerOnWarning: <text:s/>'Make sure your Muse is powered on. ES',</text:p>
          </table:table-cell>
          <table:table-cell table:number-columns-repeated="1016"/>
        </table:table-row>
        <table:table-row table:style-name="ro4">
          <table:table-cell table:style-name="ce4" office:value-type="string" calcext:value-type="string">
            <text:p>museFirstGenWarning</text:p>
          </table:table-cell>
          <table:table-cell office:value-type="string" calcext:value-type="string">
            <text:p>If you are using a first generation Muse you may need to pair your device in bluetooth settings.</text:p>
          </table:table-cell>
          <table:table-cell office:value-type="string" calcext:value-type="string">
            <text:p>If you are using a first generation Muse you may need to pair your device in bluetooth settings. FR</text:p>
          </table:table-cell>
          <table:table-cell table:style-name="Default" office:value-type="string" calcext:value-type="string">
            <text:p>If you are using a first generation Muse you may need to pair your device in bluetooth settings. ES</text:p>
          </table:table-cell>
          <table:table-cell/>
          <table:table-cell table:formula="of:=COM.MICROSOFT.CONCAT([.A29];&quot;:&quot;;&quot;  '&quot;;[.B29];&quot;',&quot;)" office:value-type="string" office:string-value="museFirstGenWarning:  'If you are using a first generation Muse you may need to pair your device in bluetooth settings.'," calcext:value-type="string">
            <text:p>museFirstGenWarning: <text:s/>'If you are using a first generation Muse you may need to pair your device in bluetooth settings.',</text:p>
          </table:table-cell>
          <table:table-cell table:formula="of:=COM.MICROSOFT.CONCAT([.$A29];&quot;:&quot;;&quot;  '&quot;;[.C29];&quot;',&quot;)" office:value-type="string" office:string-value="museFirstGenWarning:  'If you are using a first generation Muse you may need to pair your device in bluetooth settings. FR'," calcext:value-type="string">
            <text:p>museFirstGenWarning: <text:s/>'If you are using a first generation Muse you may need to pair your device in bluetooth settings. FR',</text:p>
          </table:table-cell>
          <table:table-cell table:formula="of:=COM.MICROSOFT.CONCAT([.$A29];&quot;:&quot;;&quot;  '&quot;;[.D29];&quot;',&quot;)" office:value-type="string" office:string-value="museFirstGenWarning:  'If you are using a first generation Muse you may need to pair your device in bluetooth settings. ES'," calcext:value-type="string">
            <text:p>museFirstGenWarning: <text:s/>'If you are using a first generation Muse you may need to pair your device in bluetooth settings. ES',</text:p>
          </table:table-cell>
          <table:table-cell table:number-columns-repeated="1016"/>
        </table:table-row>
        <table:table-row table:style-name="ro2">
          <table:table-cell table:style-name="ce4" office:value-type="string" calcext:value-type="string">
            <text:p>connector2Link</text:p>
          </table:table-cell>
          <table:table-cell office:value-type="string" calcext:value-type="string">
            <text:p><text:s/>OK, IT\'S ON </text:p>
          </table:table-cell>
          <table:table-cell office:value-type="string" calcext:value-type="string">
            <text:p><text:s/>OK, IT\'S ON <text:s/>FR</text:p>
          </table:table-cell>
          <table:table-cell table:style-name="Default" office:value-type="string" calcext:value-type="string">
            <text:p><text:s/>OK, IT\'S ON <text:s/>ES</text:p>
          </table:table-cell>
          <table:table-cell/>
          <table:table-cell table:formula="of:=COM.MICROSOFT.CONCAT([.A30];&quot;:&quot;;&quot;  '&quot;;[.B30];&quot;',&quot;)" office:value-type="string" office:string-value="connector2Link:  ' OK, IT\'S ON '," calcext:value-type="string">
            <text:p>connector2Link: <text:s/>' OK, IT\'S ON ',</text:p>
          </table:table-cell>
          <table:table-cell table:formula="of:=COM.MICROSOFT.CONCAT([.$A30];&quot;:&quot;;&quot;  '&quot;;[.C30];&quot;',&quot;)" office:value-type="string" office:string-value="connector2Link:  ' OK, IT\'S ON  FR'," calcext:value-type="string">
            <text:p>connector2Link: <text:s/>' OK, IT\'S ON <text:s/>FR',</text:p>
          </table:table-cell>
          <table:table-cell table:formula="of:=COM.MICROSOFT.CONCAT([.$A30];&quot;:&quot;;&quot;  '&quot;;[.D30];&quot;',&quot;)" office:value-type="string" office:string-value="connector2Link:  ' OK, IT\'S ON  ES'," calcext:value-type="string">
            <text:p>connector2Link: <text:s/>' OK, IT\'S ON <text:s/>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connector-02.js</text:p>
          </table:table-cell>
          <table:table-cell table:style-name="ce9" table:formula="of:=[.$A32]" office:value-type="string" office:string-value="//connector-02.js" calcext:value-type="string">
            <text:p>//connector-02.js</text:p>
          </table:table-cell>
          <table:table-cell table:style-name="ce9" table:formula="of:=[.$A32]" office:value-type="string" office:string-value="//connector-02.js" calcext:value-type="string">
            <text:p>//connector-02.js</text:p>
          </table:table-cell>
          <table:table-cell table:style-name="ce9" table:formula="of:=[.$A32]" office:value-type="string" office:string-value="//connector-02.js" calcext:value-type="string">
            <text:p>//connector-02.js</text:p>
          </table:table-cell>
          <table:table-cell/>
          <table:table-cell table:style-name="ce9" table:formula="of:=[.$A32]" office:value-type="string" office:string-value="//connector-02.js" calcext:value-type="string">
            <text:p>//connector-02.js</text:p>
          </table:table-cell>
          <table:table-cell table:style-name="ce9" table:formula="of:=[.$A32]" office:value-type="string" office:string-value="//connector-02.js" calcext:value-type="string">
            <text:p>//connector-02.js</text:p>
          </table:table-cell>
          <table:table-cell table:style-name="ce9" table:formula="of:=[.$A32]" office:value-type="string" office:string-value="//connector-02.js" calcext:value-type="string">
            <text:p>//connector-02.js</text:p>
          </table:table-cell>
          <table:table-cell table:number-columns-repeated="1016"/>
        </table:table-row>
        <table:table-row table:style-name="ro2">
          <table:table-cell table:style-name="ce4" office:value-type="string" calcext:value-type="string">
            <text:p>step2Title</text:p>
          </table:table-cell>
          <table:table-cell office:value-type="string" calcext:value-type="string">
            <text:p>Step 2</text:p>
          </table:table-cell>
          <table:table-cell office:value-type="string" calcext:value-type="string">
            <text:p>Step 2 FR</text:p>
          </table:table-cell>
          <table:table-cell table:style-name="Default" office:value-type="string" calcext:value-type="string">
            <text:p>Step 2 ES</text:p>
          </table:table-cell>
          <table:table-cell/>
          <table:table-cell table:formula="of:=COM.MICROSOFT.CONCAT([.A33];&quot;:&quot;;&quot;  '&quot;;[.B33];&quot;',&quot;)" office:value-type="string" office:string-value="step2Title:  'Step 2'," calcext:value-type="string">
            <text:p>step2Title: <text:s/>'Step 2',</text:p>
          </table:table-cell>
          <table:table-cell table:formula="of:=COM.MICROSOFT.CONCAT([.$A33];&quot;:&quot;;&quot;  '&quot;;[.C33];&quot;',&quot;)" office:value-type="string" office:string-value="step2Title:  'Step 2 FR'," calcext:value-type="string">
            <text:p>step2Title: <text:s/>'Step 2 FR',</text:p>
          </table:table-cell>
          <table:table-cell table:formula="of:=COM.MICROSOFT.CONCAT([.$A33];&quot;:&quot;;&quot;  '&quot;;[.D33];&quot;',&quot;)" office:value-type="string" office:string-value="step2Title:  'Step 2 ES'," calcext:value-type="string">
            <text:p>step2Title: <text:s/>'Step 2 ES',</text:p>
          </table:table-cell>
          <table:table-cell table:number-columns-repeated="1016"/>
        </table:table-row>
        <table:table-row table:style-name="ro2">
          <table:table-cell table:style-name="ce4" office:value-type="string" calcext:value-type="string">
            <text:p>getStartedLink</text:p>
          </table:table-cell>
          <table:table-cell office:value-type="string" calcext:value-type="string">
            <text:p><text:s/>GET STARTED </text:p>
          </table:table-cell>
          <table:table-cell office:value-type="string" calcext:value-type="string">
            <text:p><text:s/>GET STARTED <text:s/>FR</text:p>
          </table:table-cell>
          <table:table-cell table:style-name="Default" office:value-type="string" calcext:value-type="string">
            <text:p><text:s/>GET STARTED <text:s/>ES</text:p>
          </table:table-cell>
          <table:table-cell/>
          <table:table-cell table:formula="of:=COM.MICROSOFT.CONCAT([.A34];&quot;:&quot;;&quot;  '&quot;;[.B34];&quot;',&quot;)" office:value-type="string" office:string-value="getStartedLink:  ' GET STARTED '," calcext:value-type="string">
            <text:p>getStartedLink: <text:s/>' GET STARTED ',</text:p>
          </table:table-cell>
          <table:table-cell table:formula="of:=COM.MICROSOFT.CONCAT([.$A34];&quot;:&quot;;&quot;  '&quot;;[.C34];&quot;',&quot;)" office:value-type="string" office:string-value="getStartedLink:  ' GET STARTED  FR'," calcext:value-type="string">
            <text:p>getStartedLink: <text:s/>' GET STARTED <text:s/>FR',</text:p>
          </table:table-cell>
          <table:table-cell table:formula="of:=COM.MICROSOFT.CONCAT([.$A34];&quot;:&quot;;&quot;  '&quot;;[.D34];&quot;',&quot;)" office:value-type="string" office:string-value="getStartedLink:  ' GET STARTED  ES'," calcext:value-type="string">
            <text:p>getStartedLink: <text:s/>' GET STARTED <text:s/>ES',</text:p>
          </table:table-cell>
          <table:table-cell table:number-columns-repeated="1016"/>
        </table:table-row>
        <table:table-row table:style-name="ro3">
          <table:table-cell table:style-name="ce4" office:value-type="string" calcext:value-type="string">
            <text:p>waitMusePair</text:p>
          </table:table-cell>
          <table:table-cell office:value-type="string" calcext:value-type="string">
            <text:p>Wait for your Muse to pair \n with EEG 101...</text:p>
          </table:table-cell>
          <table:table-cell office:value-type="string" calcext:value-type="string">
            <text:p>Wait for your Muse to pair \n with EEG 101... FR</text:p>
          </table:table-cell>
          <table:table-cell table:style-name="Default" office:value-type="string" calcext:value-type="string">
            <text:p>Wait for your Muse to pair \n with EEG 101... ES</text:p>
          </table:table-cell>
          <table:table-cell/>
          <table:table-cell table:formula="of:=COM.MICROSOFT.CONCAT([.A35];&quot;:&quot;;&quot;  '&quot;;[.B35];&quot;',&quot;)" office:value-type="string" office:string-value="waitMusePair:  'Wait for your Muse to pair \n with EEG 101...'," calcext:value-type="string">
            <text:p>waitMusePair: <text:s/>'Wait for your Muse to pair \n with EEG 101...',</text:p>
          </table:table-cell>
          <table:table-cell table:formula="of:=COM.MICROSOFT.CONCAT([.$A35];&quot;:&quot;;&quot;  '&quot;;[.C35];&quot;',&quot;)" office:value-type="string" office:string-value="waitMusePair:  'Wait for your Muse to pair \n with EEG 101... FR'," calcext:value-type="string">
            <text:p>waitMusePair: <text:s/>'Wait for your Muse to pair \n with EEG 101... FR',</text:p>
          </table:table-cell>
          <table:table-cell table:formula="of:=COM.MICROSOFT.CONCAT([.$A35];&quot;:&quot;;&quot;  '&quot;;[.D35];&quot;',&quot;)" office:value-type="string" office:string-value="waitMusePair:  'Wait for your Muse to pair \n with EEG 101... ES'," calcext:value-type="string">
            <text:p>waitMusePair: <text:s/>'Wait for your Muse to pair \n with EEG 101...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connector-03.js</text:p>
          </table:table-cell>
          <table:table-cell table:style-name="ce9" table:formula="of:=[.$A37]" office:value-type="string" office:string-value="//connector-03.js" calcext:value-type="string">
            <text:p>//connector-03.js</text:p>
          </table:table-cell>
          <table:table-cell table:style-name="ce9" table:formula="of:=[.$A37]" office:value-type="string" office:string-value="//connector-03.js" calcext:value-type="string">
            <text:p>//connector-03.js</text:p>
          </table:table-cell>
          <table:table-cell table:style-name="ce9" table:formula="of:=[.$A37]" office:value-type="string" office:string-value="//connector-03.js" calcext:value-type="string">
            <text:p>//connector-03.js</text:p>
          </table:table-cell>
          <table:table-cell/>
          <table:table-cell table:style-name="ce9" table:formula="of:=[.$A37]" office:value-type="string" office:string-value="//connector-03.js" calcext:value-type="string">
            <text:p>//connector-03.js</text:p>
          </table:table-cell>
          <table:table-cell table:style-name="ce9" table:formula="of:=[.$A37]" office:value-type="string" office:string-value="//connector-03.js" calcext:value-type="string">
            <text:p>//connector-03.js</text:p>
          </table:table-cell>
          <table:table-cell table:style-name="ce9" table:formula="of:=[.$A37]" office:value-type="string" office:string-value="//connector-03.js" calcext:value-type="string">
            <text:p>//connector-03.js</text:p>
          </table:table-cell>
          <table:table-cell table:number-columns-repeated="1016"/>
        </table:table-row>
        <table:table-row table:style-name="ro2">
          <table:table-cell table:style-name="ce4" office:value-type="string" calcext:value-type="string">
            <text:p>step3Title</text:p>
          </table:table-cell>
          <table:table-cell office:value-type="string" calcext:value-type="string">
            <text:p>Step 3</text:p>
          </table:table-cell>
          <table:table-cell office:value-type="string" calcext:value-type="string">
            <text:p>Step 3 FR</text:p>
          </table:table-cell>
          <table:table-cell table:style-name="Default" office:value-type="string" calcext:value-type="string">
            <text:p>Step 3 ES</text:p>
          </table:table-cell>
          <table:table-cell/>
          <table:table-cell table:formula="of:=COM.MICROSOFT.CONCAT([.A38];&quot;:&quot;;&quot;  '&quot;;[.B38];&quot;',&quot;)" office:value-type="string" office:string-value="step3Title:  'Step 3'," calcext:value-type="string">
            <text:p>step3Title: <text:s/>'Step 3',</text:p>
          </table:table-cell>
          <table:table-cell table:formula="of:=COM.MICROSOFT.CONCAT([.$A38];&quot;:&quot;;&quot;  '&quot;;[.C38];&quot;',&quot;)" office:value-type="string" office:string-value="step3Title:  'Step 3 FR'," calcext:value-type="string">
            <text:p>step3Title: <text:s/>'Step 3 FR',</text:p>
          </table:table-cell>
          <table:table-cell table:formula="of:=COM.MICROSOFT.CONCAT([.$A38];&quot;:&quot;;&quot;  '&quot;;[.D38];&quot;',&quot;)" office:value-type="string" office:string-value="step3Title:  'Step 3 ES'," calcext:value-type="string">
            <text:p>step3Title: <text:s/>'Step 3 ES',</text:p>
          </table:table-cell>
          <table:table-cell table:number-columns-repeated="1016"/>
        </table:table-row>
        <table:table-row table:style-name="ro3">
          <table:table-cell table:style-name="ce4" office:value-type="string" calcext:value-type="string">
            <text:p>museFitProperly</text:p>
          </table:table-cell>
          <table:table-cell office:value-type="string" calcext:value-type="string">
            <text:p>Make sure the Muse is properly fitted to your head.</text:p>
          </table:table-cell>
          <table:table-cell office:value-type="string" calcext:value-type="string">
            <text:p>Make sure the Muse is properly fitted to your head. FR</text:p>
          </table:table-cell>
          <table:table-cell table:style-name="Default" office:value-type="string" calcext:value-type="string">
            <text:p>Make sure the Muse is properly fitted to your head. ES</text:p>
          </table:table-cell>
          <table:table-cell/>
          <table:table-cell table:formula="of:=COM.MICROSOFT.CONCAT([.A39];&quot;:&quot;;&quot;  '&quot;;[.B39];&quot;',&quot;)" office:value-type="string" office:string-value="museFitProperly:  'Make sure the Muse is properly fitted to your head.'," calcext:value-type="string">
            <text:p>museFitProperly: <text:s/>'Make sure the Muse is properly fitted to your head.',</text:p>
          </table:table-cell>
          <table:table-cell table:formula="of:=COM.MICROSOFT.CONCAT([.$A39];&quot;:&quot;;&quot;  '&quot;;[.C39];&quot;',&quot;)" office:value-type="string" office:string-value="museFitProperly:  'Make sure the Muse is properly fitted to your head. FR'," calcext:value-type="string">
            <text:p>museFitProperly: <text:s/>'Make sure the Muse is properly fitted to your head. FR',</text:p>
          </table:table-cell>
          <table:table-cell table:formula="of:=COM.MICROSOFT.CONCAT([.$A39];&quot;:&quot;;&quot;  '&quot;;[.D39];&quot;',&quot;)" office:value-type="string" office:string-value="museFitProperly:  'Make sure the Muse is properly fitted to your head. ES'," calcext:value-type="string">
            <text:p>museFitProperly: <text:s/>'Make sure the Muse is properly fitted to your head. ES',</text:p>
          </table:table-cell>
          <table:table-cell table:number-columns-repeated="1016"/>
        </table:table-row>
        <table:table-row table:style-name="ro5">
          <table:table-cell table:style-name="ce4" office:value-type="string" calcext:value-type="string">
            <text:p>fitInstructions</text:p>
          </table:table-cell>
          <table:table-cell office:value-type="string" calcext:value-type="string">
            <text:p>Fit the earpieces snugly behind your ears and adjust the headband so that it rests mid forehead. Clear any hair that might prevent the device from making contact with your skin.</text:p>
          </table:table-cell>
          <table:table-cell office:value-type="string" calcext:value-type="string">
            <text:p>Fit the earpieces snugly behind your ears and adjust the headband so that it rests mid forehead. Clear any hair that might prevent the device from making contact with your skin. FR</text:p>
          </table:table-cell>
          <table:table-cell table:style-name="Default" office:value-type="string" calcext:value-type="string">
            <text:p>Fit the earpieces snugly behind your ears and adjust the headband so that it rests mid forehead. Clear any hair that might prevent the device from making contact with your skin. ES</text:p>
          </table:table-cell>
          <table:table-cell/>
          <table:table-cell table:formula="of:=COM.MICROSOFT.CONCAT([.A40];&quot;:&quot;;&quot;  '&quot;;[.B40];&quot;',&quot;)" office:value-type="string" office:string-value="fitInstructions:  'Fit the earpieces snugly behind your ears and adjust the headband so that it rests mid forehead. Clear any hair that might prevent the device from making contact with your skin.'," calcext:value-type="string">
            <text:p>fitInstructions: <text:s/>'Fit the earpieces snugly behind your ears and adjust the headband so that it rests mid forehead. Clear any hair that might prevent the device from making contact with your skin.',</text:p>
          </table:table-cell>
          <table:table-cell table:formula="of:=COM.MICROSOFT.CONCAT([.$A40];&quot;:&quot;;&quot;  '&quot;;[.C40];&quot;',&quot;)" office:value-type="string" office:string-value="fitInstructions:  'Fit the earpieces snugly behind your ears and adjust the headband so that it rests mid forehead. Clear any hair that might prevent the device from making contact with your skin. FR'," calcext:value-type="string">
            <text:p>fitInstructions: <text:s/>'Fit the earpieces snugly behind your ears and adjust the headband so that it rests mid forehead. Clear any hair that might prevent the device from making contact with your skin. FR',</text:p>
          </table:table-cell>
          <table:table-cell table:formula="of:=COM.MICROSOFT.CONCAT([.$A40];&quot;:&quot;;&quot;  '&quot;;[.D40];&quot;',&quot;)" office:value-type="string" office:string-value="fitInstructions:  'Fit the earpieces snugly behind your ears and adjust the headband so that it rests mid forehead. Clear any hair that might prevent the device from making contact with your skin. ES'," calcext:value-type="string">
            <text:p>fitInstructions: <text:s/>'Fit the earpieces snugly behind your ears and adjust the headband so that it rests mid forehead. Clear any hair that might prevent the device from making contact with your skin.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1.js</text:p>
          </table:table-cell>
          <table:table-cell table:style-name="ce9" table:formula="of:=[.$A42]" office:value-type="string" office:string-value="//slide-01.js" calcext:value-type="string">
            <text:p>//slide-01.js</text:p>
          </table:table-cell>
          <table:table-cell table:style-name="ce9" table:formula="of:=[.$A42]" office:value-type="string" office:string-value="//slide-01.js" calcext:value-type="string">
            <text:p>//slide-01.js</text:p>
          </table:table-cell>
          <table:table-cell table:style-name="ce9" table:formula="of:=[.$A42]" office:value-type="string" office:string-value="//slide-01.js" calcext:value-type="string">
            <text:p>//slide-01.js</text:p>
          </table:table-cell>
          <table:table-cell/>
          <table:table-cell table:style-name="ce9" table:formula="of:=[.$A42]" office:value-type="string" office:string-value="//slide-01.js" calcext:value-type="string">
            <text:p>//slide-01.js</text:p>
          </table:table-cell>
          <table:table-cell table:style-name="ce9" table:formula="of:=[.$A42]" office:value-type="string" office:string-value="//slide-01.js" calcext:value-type="string">
            <text:p>//slide-01.js</text:p>
          </table:table-cell>
          <table:table-cell table:style-name="ce9" table:formula="of:=[.$A42]" office:value-type="string" office:string-value="//slide-01.js" calcext:value-type="string">
            <text:p>//slide-01.js</text:p>
          </table:table-cell>
          <table:table-cell table:number-columns-repeated="1016"/>
        </table:table-row>
        <table:table-row table:style-name="ro3">
          <table:table-cell table:style-name="ce4" office:value-type="string" calcext:value-type="string">
            <text:p>introductionSlideTitle</text:p>
          </table:table-cell>
          <table:table-cell office:value-type="string" calcext:value-type="string">
            <text:p>INTRODUCTION</text:p>
          </table:table-cell>
          <table:table-cell office:value-type="string" calcext:value-type="string">
            <text:p>INTRODUCTION FR</text:p>
          </table:table-cell>
          <table:table-cell table:style-name="Default" office:value-type="string" calcext:value-type="string">
            <text:p>INTRODUCTION ES</text:p>
          </table:table-cell>
          <table:table-cell/>
          <table:table-cell table:formula="of:=COM.MICROSOFT.CONCAT([.A43];&quot;:&quot;;&quot;  '&quot;;[.B43];&quot;',&quot;)" office:value-type="string" office:string-value="introductionSlideTitle:  'INTRODUCTION'," calcext:value-type="string">
            <text:p>introductionSlideTitle: <text:s/>'INTRODUCTION',</text:p>
          </table:table-cell>
          <table:table-cell table:formula="of:=COM.MICROSOFT.CONCAT([.$A43];&quot;:&quot;;&quot;  '&quot;;[.C43];&quot;',&quot;)" office:value-type="string" office:string-value="introductionSlideTitle:  'INTRODUCTION FR'," calcext:value-type="string">
            <text:p>introductionSlideTitle: <text:s/>'INTRODUCTION FR',</text:p>
          </table:table-cell>
          <table:table-cell table:formula="of:=COM.MICROSOFT.CONCAT([.$A43];&quot;:&quot;;&quot;  '&quot;;[.D43];&quot;',&quot;)" office:value-type="string" office:string-value="introductionSlideTitle:  'INTRODUCTION ES'," calcext:value-type="string">
            <text:p>introductionSlideTitle: <text:s/>'INTRODUCTION ES',</text:p>
          </table:table-cell>
          <table:table-cell table:number-columns-repeated="1016"/>
        </table:table-row>
        <table:table-row table:style-name="ro3">
          <table:table-cell table:style-name="ce4" office:value-type="string" calcext:value-type="string">
            <text:p>brainElectricity</text:p>
          </table:table-cell>
          <table:table-cell office:value-type="string" calcext:value-type="string">
            <text:p>Your brain produces electricity. </text:p>
          </table:table-cell>
          <table:table-cell office:value-type="string" calcext:value-type="string">
            <text:p>Your brain produces electricity. <text:s/>FR</text:p>
          </table:table-cell>
          <table:table-cell table:style-name="Default" office:value-type="string" calcext:value-type="string">
            <text:p>Your brain produces electricity. <text:s/>ES</text:p>
          </table:table-cell>
          <table:table-cell/>
          <table:table-cell table:formula="of:=COM.MICROSOFT.CONCAT([.A44];&quot;:&quot;;&quot;  '&quot;;[.B44];&quot;',&quot;)" office:value-type="string" office:string-value="brainElectricity:  'Your brain produces electricity. '," calcext:value-type="string">
            <text:p>brainElectricity: <text:s/>'Your brain produces electricity. ',</text:p>
          </table:table-cell>
          <table:table-cell table:formula="of:=COM.MICROSOFT.CONCAT([.$A44];&quot;:&quot;;&quot;  '&quot;;[.C44];&quot;',&quot;)" office:value-type="string" office:string-value="brainElectricity:  'Your brain produces electricity.  FR'," calcext:value-type="string">
            <text:p>brainElectricity: <text:s/>'Your brain produces electricity. <text:s/>FR',</text:p>
          </table:table-cell>
          <table:table-cell table:formula="of:=COM.MICROSOFT.CONCAT([.$A44];&quot;:&quot;;&quot;  '&quot;;[.D44];&quot;',&quot;)" office:value-type="string" office:string-value="brainElectricity:  'Your brain produces electricity.  ES'," calcext:value-type="string">
            <text:p>brainElectricity: <text:s/>'Your brain produces electricity. <text:s/>ES',</text:p>
          </table:table-cell>
          <table:table-cell table:number-columns-repeated="1016"/>
        </table:table-row>
        <table:table-row table:style-name="ro2">
          <table:table-cell table:style-name="ce4" office:value-type="string" calcext:value-type="string">
            <text:p>EEGLink</text:p>
          </table:table-cell>
          <table:table-cell office:value-type="string" calcext:value-type="string">
            <text:p>The EEG</text:p>
          </table:table-cell>
          <table:table-cell office:value-type="string" calcext:value-type="string">
            <text:p>The EEG FR</text:p>
          </table:table-cell>
          <table:table-cell table:style-name="Default" office:value-type="string" calcext:value-type="string">
            <text:p>The EEG ES</text:p>
          </table:table-cell>
          <table:table-cell/>
          <table:table-cell table:formula="of:=COM.MICROSOFT.CONCAT([.A45];&quot;:&quot;;&quot;  '&quot;;[.B45];&quot;',&quot;)" office:value-type="string" office:string-value="EEGLink:  'The EEG'," calcext:value-type="string">
            <text:p>EEGLink: <text:s/>'The EEG',</text:p>
          </table:table-cell>
          <table:table-cell table:formula="of:=COM.MICROSOFT.CONCAT([.$A45];&quot;:&quot;;&quot;  '&quot;;[.C45];&quot;',&quot;)" office:value-type="string" office:string-value="EEGLink:  'The EEG FR'," calcext:value-type="string">
            <text:p>EEGLink: <text:s/>'The EEG FR',</text:p>
          </table:table-cell>
          <table:table-cell table:formula="of:=COM.MICROSOFT.CONCAT([.$A45];&quot;:&quot;;&quot;  '&quot;;[.D45];&quot;',&quot;)" office:value-type="string" office:string-value="EEGLink:  'The EEG ES'," calcext:value-type="string">
            <text:p>EEGLink: <text:s/>'The EEG ES',</text:p>
          </table:table-cell>
          <table:table-cell table:number-columns-repeated="1016"/>
        </table:table-row>
        <table:table-row table:style-name="ro6">
          <table:table-cell table:style-name="ce4" office:value-type="string" calcext:value-type="string">
            <text:p>deviceCanDetect</text:p>
          </table:table-cell>
          <table:table-cell office:value-type="string" calcext:value-type="string">
            <text:p><text:s/>device that you are wearing, we can detect the electrical activity of your brain.</text:p>
          </table:table-cell>
          <table:table-cell office:value-type="string" calcext:value-type="string">
            <text:p><text:s/>device that you are wearing, we can detect the electrical activity of your brain. FR</text:p>
          </table:table-cell>
          <table:table-cell table:style-name="Default" office:value-type="string" calcext:value-type="string">
            <text:p><text:s/>device that you are wearing, we can detect the electrical activity of your brain. ES</text:p>
          </table:table-cell>
          <table:table-cell/>
          <table:table-cell table:formula="of:=COM.MICROSOFT.CONCAT([.A46];&quot;:&quot;;&quot;  '&quot;;[.B46];&quot;',&quot;)" office:value-type="string" office:string-value="deviceCanDetect:  ' device that you are wearing, we can detect the electrical activity of your brain.'," calcext:value-type="string">
            <text:p>deviceCanDetect: <text:s/>' device that you are wearing, we can detect the electrical activity of your brain.',</text:p>
          </table:table-cell>
          <table:table-cell table:formula="of:=COM.MICROSOFT.CONCAT([.$A46];&quot;:&quot;;&quot;  '&quot;;[.C46];&quot;',&quot;)" office:value-type="string" office:string-value="deviceCanDetect:  ' device that you are wearing, we can detect the electrical activity of your brain. FR'," calcext:value-type="string">
            <text:p>deviceCanDetect: <text:s/>' device that you are wearing, we can detect the electrical activity of your brain. FR',</text:p>
          </table:table-cell>
          <table:table-cell table:formula="of:=COM.MICROSOFT.CONCAT([.$A46];&quot;:&quot;;&quot;  '&quot;;[.D46];&quot;',&quot;)" office:value-type="string" office:string-value="deviceCanDetect:  ' device that you are wearing, we can detect the electrical activity of your brain. ES'," calcext:value-type="string">
            <text:p>deviceCanDetect: <text:s/>' device that you are wearing, we can detect the electrical activity of your brain. ES',</text:p>
          </table:table-cell>
          <table:table-cell table:number-columns-repeated="1016"/>
        </table:table-row>
        <table:table-row table:style-name="ro2">
          <table:table-cell table:style-name="ce4" office:value-type="string" calcext:value-type="string">
            <text:p>usingThe</text:p>
          </table:table-cell>
          <table:table-cell office:value-type="string" calcext:value-type="string">
            <text:p>Using the</text:p>
          </table:table-cell>
          <table:table-cell office:value-type="string" calcext:value-type="string">
            <text:p>Using the FR</text:p>
          </table:table-cell>
          <table:table-cell table:style-name="Default" office:value-type="string" calcext:value-type="string">
            <text:p>Using the ES</text:p>
          </table:table-cell>
          <table:table-cell/>
          <table:table-cell table:formula="of:=COM.MICROSOFT.CONCAT([.A47];&quot;:&quot;;&quot;  '&quot;;[.B47];&quot;',&quot;)" office:value-type="string" office:string-value="usingThe:  'Using the'," calcext:value-type="string">
            <text:p>usingThe: <text:s/>'Using the',</text:p>
          </table:table-cell>
          <table:table-cell table:formula="of:=COM.MICROSOFT.CONCAT([.$A47];&quot;:&quot;;&quot;  '&quot;;[.C47];&quot;',&quot;)" office:value-type="string" office:string-value="usingThe:  'Using the FR'," calcext:value-type="string">
            <text:p>usingThe: <text:s/>'Using the FR',</text:p>
          </table:table-cell>
          <table:table-cell table:formula="of:=COM.MICROSOFT.CONCAT([.$A47];&quot;:&quot;;&quot;  '&quot;;[.D47];&quot;',&quot;)" office:value-type="string" office:string-value="usingThe:  'Using the ES'," calcext:value-type="string">
            <text:p>usingThe: <text:s/>'Using the ES',</text:p>
          </table:table-cell>
          <table:table-cell table:number-columns-repeated="1016"/>
        </table:table-row>
        <table:table-row table:style-name="ro3">
          <table:table-cell table:style-name="ce4" office:value-type="string" calcext:value-type="string">
            <text:p>tryBlinkingEyes</text:p>
          </table:table-cell>
          <table:table-cell office:value-type="string" calcext:value-type="string">
            <text:p>Try blinking your eyes...</text:p>
          </table:table-cell>
          <table:table-cell office:value-type="string" calcext:value-type="string">
            <text:p>Try blinking your eyes... FR</text:p>
          </table:table-cell>
          <table:table-cell table:style-name="Default" office:value-type="string" calcext:value-type="string">
            <text:p>Try blinking your eyes... ES</text:p>
          </table:table-cell>
          <table:table-cell/>
          <table:table-cell table:formula="of:=COM.MICROSOFT.CONCAT([.A48];&quot;:&quot;;&quot;  '&quot;;[.B48];&quot;',&quot;)" office:value-type="string" office:string-value="tryBlinkingEyes:  'Try blinking your eyes...'," calcext:value-type="string">
            <text:p>tryBlinkingEyes: <text:s/>'Try blinking your eyes...',</text:p>
          </table:table-cell>
          <table:table-cell table:formula="of:=COM.MICROSOFT.CONCAT([.$A48];&quot;:&quot;;&quot;  '&quot;;[.C48];&quot;',&quot;)" office:value-type="string" office:string-value="tryBlinkingEyes:  'Try blinking your eyes... FR'," calcext:value-type="string">
            <text:p>tryBlinkingEyes: <text:s/>'Try blinking your eyes... FR',</text:p>
          </table:table-cell>
          <table:table-cell table:formula="of:=COM.MICROSOFT.CONCAT([.$A48];&quot;:&quot;;&quot;  '&quot;;[.D48];&quot;',&quot;)" office:value-type="string" office:string-value="tryBlinkingEyes:  'Try blinking your eyes... ES'," calcext:value-type="string">
            <text:p>tryBlinkingEyes: <text:s/>'Try blinking your eyes... ES',</text:p>
          </table:table-cell>
          <table:table-cell table:number-columns-repeated="1016"/>
        </table:table-row>
        <table:table-row table:style-name="ro3">
          <table:table-cell table:style-name="ce4" office:value-type="string" calcext:value-type="string">
            <text:p>doesSignalChange</text:p>
          </table:table-cell>
          <table:table-cell office:value-type="string" calcext:value-type="string">
            <text:p>Does the signal change?</text:p>
          </table:table-cell>
          <table:table-cell office:value-type="string" calcext:value-type="string">
            <text:p>Does the signal change? FR</text:p>
          </table:table-cell>
          <table:table-cell table:style-name="Default" office:value-type="string" calcext:value-type="string">
            <text:p>Does the signal change? ES</text:p>
          </table:table-cell>
          <table:table-cell/>
          <table:table-cell table:formula="of:=COM.MICROSOFT.CONCAT([.A49];&quot;:&quot;;&quot;  '&quot;;[.B49];&quot;',&quot;)" office:value-type="string" office:string-value="doesSignalChange:  'Does the signal change?'," calcext:value-type="string">
            <text:p>doesSignalChange: <text:s/>'Does the signal change?',</text:p>
          </table:table-cell>
          <table:table-cell table:formula="of:=COM.MICROSOFT.CONCAT([.$A49];&quot;:&quot;;&quot;  '&quot;;[.C49];&quot;',&quot;)" office:value-type="string" office:string-value="doesSignalChange:  'Does the signal change? FR'," calcext:value-type="string">
            <text:p>doesSignalChange: <text:s/>'Does the signal change? FR',</text:p>
          </table:table-cell>
          <table:table-cell table:formula="of:=COM.MICROSOFT.CONCAT([.$A49];&quot;:&quot;;&quot;  '&quot;;[.D49];&quot;',&quot;)" office:value-type="string" office:string-value="doesSignalChange:  'Does the signal change? ES'," calcext:value-type="string">
            <text:p>doesSignalChange: <text:s/>'Does the signal change? ES',</text:p>
          </table:table-cell>
          <table:table-cell table:number-columns-repeated="1016"/>
        </table:table-row>
        <table:table-row table:style-name="ro3">
          <table:table-cell table:style-name="ce4" office:value-type="string" calcext:value-type="string">
            <text:p>eyeMovementCreates</text:p>
          </table:table-cell>
          <table:table-cell office:value-type="string" calcext:value-type="string">
            <text:p>Eye movements create </text:p>
          </table:table-cell>
          <table:table-cell office:value-type="string" calcext:value-type="string">
            <text:p>Eye movements create <text:s/>FR</text:p>
          </table:table-cell>
          <table:table-cell table:style-name="Default" office:value-type="string" calcext:value-type="string">
            <text:p>Eye movements create <text:s/>ES</text:p>
          </table:table-cell>
          <table:table-cell/>
          <table:table-cell table:formula="of:=COM.MICROSOFT.CONCAT([.A50];&quot;:&quot;;&quot;  '&quot;;[.B50];&quot;',&quot;)" office:value-type="string" office:string-value="eyeMovementCreates:  'Eye movements create '," calcext:value-type="string">
            <text:p>eyeMovementCreates: <text:s/>'Eye movements create ',</text:p>
          </table:table-cell>
          <table:table-cell table:formula="of:=COM.MICROSOFT.CONCAT([.$A50];&quot;:&quot;;&quot;  '&quot;;[.C50];&quot;',&quot;)" office:value-type="string" office:string-value="eyeMovementCreates:  'Eye movements create  FR'," calcext:value-type="string">
            <text:p>eyeMovementCreates: <text:s/>'Eye movements create <text:s/>FR',</text:p>
          </table:table-cell>
          <table:table-cell table:formula="of:=COM.MICROSOFT.CONCAT([.$A50];&quot;:&quot;;&quot;  '&quot;;[.D50];&quot;',&quot;)" office:value-type="string" office:string-value="eyeMovementCreates:  'Eye movements create  ES'," calcext:value-type="string">
            <text:p>eyeMovementCreates: <text:s/>'Eye movements create <text:s/>ES',</text:p>
          </table:table-cell>
          <table:table-cell table:number-columns-repeated="1016"/>
        </table:table-row>
        <table:table-row table:style-name="ro2">
          <table:table-cell table:style-name="ce4" office:value-type="string" calcext:value-type="string">
            <text:p>noiseLink</text:p>
          </table:table-cell>
          <table:table-cell office:value-type="string" calcext:value-type="string">
            <text:p>noise </text:p>
          </table:table-cell>
          <table:table-cell office:value-type="string" calcext:value-type="string">
            <text:p>noise <text:s/>FR</text:p>
          </table:table-cell>
          <table:table-cell table:style-name="Default" office:value-type="string" calcext:value-type="string">
            <text:p>noise <text:s/>ES</text:p>
          </table:table-cell>
          <table:table-cell/>
          <table:table-cell table:formula="of:=COM.MICROSOFT.CONCAT([.A51];&quot;:&quot;;&quot;  '&quot;;[.B51];&quot;',&quot;)" office:value-type="string" office:string-value="noiseLink:  'noise '," calcext:value-type="string">
            <text:p>noiseLink: <text:s/>'noise ',</text:p>
          </table:table-cell>
          <table:table-cell table:formula="of:=COM.MICROSOFT.CONCAT([.$A51];&quot;:&quot;;&quot;  '&quot;;[.C51];&quot;',&quot;)" office:value-type="string" office:string-value="noiseLink:  'noise  FR'," calcext:value-type="string">
            <text:p>noiseLink: <text:s/>'noise <text:s/>FR',</text:p>
          </table:table-cell>
          <table:table-cell table:formula="of:=COM.MICROSOFT.CONCAT([.$A51];&quot;:&quot;;&quot;  '&quot;;[.D51];&quot;',&quot;)" office:value-type="string" office:string-value="noiseLink:  'noise  ES'," calcext:value-type="string">
            <text:p>noiseLink: <text:s/>'noise <text:s/>ES',</text:p>
          </table:table-cell>
          <table:table-cell table:number-columns-repeated="1016"/>
        </table:table-row>
        <table:table-row table:style-name="ro2">
          <table:table-cell table:style-name="ce4" office:value-type="string" calcext:value-type="string">
            <text:p>inEEGSignal</text:p>
          </table:table-cell>
          <table:table-cell office:value-type="string" calcext:value-type="string">
            <text:p><text:s/>in the EEG signal.</text:p>
          </table:table-cell>
          <table:table-cell office:value-type="string" calcext:value-type="string">
            <text:p><text:s/>in the EEG signal. FR</text:p>
          </table:table-cell>
          <table:table-cell table:style-name="Default" office:value-type="string" calcext:value-type="string">
            <text:p><text:s/>in the EEG signal. ES</text:p>
          </table:table-cell>
          <table:table-cell/>
          <table:table-cell table:formula="of:=COM.MICROSOFT.CONCAT([.A52];&quot;:&quot;;&quot;  '&quot;;[.B52];&quot;',&quot;)" office:value-type="string" office:string-value="inEEGSignal:  ' in the EEG signal.'," calcext:value-type="string">
            <text:p>inEEGSignal: <text:s/>' in the EEG signal.',</text:p>
          </table:table-cell>
          <table:table-cell table:formula="of:=COM.MICROSOFT.CONCAT([.$A52];&quot;:&quot;;&quot;  '&quot;;[.C52];&quot;',&quot;)" office:value-type="string" office:string-value="inEEGSignal:  ' in the EEG signal. FR'," calcext:value-type="string">
            <text:p>inEEGSignal: <text:s/>' in the EEG signal. FR',</text:p>
          </table:table-cell>
          <table:table-cell table:formula="of:=COM.MICROSOFT.CONCAT([.$A52];&quot;:&quot;;&quot;  '&quot;;[.D52];&quot;',&quot;)" office:value-type="string" office:string-value="inEEGSignal:  ' in the EEG signal. ES'," calcext:value-type="string">
            <text:p>inEEGSignal: <text:s/>' in the EEG signal. ES',</text:p>
          </table:table-cell>
          <table:table-cell table:number-columns-repeated="1016"/>
        </table:table-row>
        <table:table-row table:style-name="ro3">
          <table:table-cell table:style-name="ce4" office:value-type="string" calcext:value-type="string">
            <text:p>tryThinkingAbout</text:p>
          </table:table-cell>
          <table:table-cell office:value-type="string" calcext:value-type="string">
            <text:p>Try thinking about a cat...</text:p>
          </table:table-cell>
          <table:table-cell office:value-type="string" calcext:value-type="string">
            <text:p>Try thinking about a cat... FR</text:p>
          </table:table-cell>
          <table:table-cell table:style-name="Default" office:value-type="string" calcext:value-type="string">
            <text:p>Try thinking about a cat... ES</text:p>
          </table:table-cell>
          <table:table-cell/>
          <table:table-cell table:formula="of:=COM.MICROSOFT.CONCAT([.A53];&quot;:&quot;;&quot;  '&quot;;[.B53];&quot;',&quot;)" office:value-type="string" office:string-value="tryThinkingAbout:  'Try thinking about a cat...'," calcext:value-type="string">
            <text:p>tryThinkingAbout: <text:s/>'Try thinking about a cat...',</text:p>
          </table:table-cell>
          <table:table-cell table:formula="of:=COM.MICROSOFT.CONCAT([.$A53];&quot;:&quot;;&quot;  '&quot;;[.C53];&quot;',&quot;)" office:value-type="string" office:string-value="tryThinkingAbout:  'Try thinking about a cat... FR'," calcext:value-type="string">
            <text:p>tryThinkingAbout: <text:s/>'Try thinking about a cat... FR',</text:p>
          </table:table-cell>
          <table:table-cell table:formula="of:=COM.MICROSOFT.CONCAT([.$A53];&quot;:&quot;;&quot;  '&quot;;[.D53];&quot;',&quot;)" office:value-type="string" office:string-value="tryThinkingAbout:  'Try thinking about a cat... ES'," calcext:value-type="string">
            <text:p>tryThinkingAbout: <text:s/>'Try thinking about a cat... ES',</text:p>
          </table:table-cell>
          <table:table-cell table:number-columns-repeated="1016"/>
        </table:table-row>
        <table:table-row table:style-name="ro3">
          <table:table-cell table:style-name="ce4" office:value-type="string" calcext:value-type="string">
            <text:p>doesSignalChange</text:p>
          </table:table-cell>
          <table:table-cell office:value-type="string" calcext:value-type="string">
            <text:p>Does the signal change?</text:p>
          </table:table-cell>
          <table:table-cell office:value-type="string" calcext:value-type="string">
            <text:p>Does the signal change? FR</text:p>
          </table:table-cell>
          <table:table-cell table:style-name="Default" office:value-type="string" calcext:value-type="string">
            <text:p>Does the signal change? ES</text:p>
          </table:table-cell>
          <table:table-cell/>
          <table:table-cell table:formula="of:=COM.MICROSOFT.CONCAT([.A54];&quot;:&quot;;&quot;  '&quot;;[.B54];&quot;',&quot;)" office:value-type="string" office:string-value="doesSignalChange:  'Does the signal change?'," calcext:value-type="string">
            <text:p>doesSignalChange: <text:s/>'Does the signal change?',</text:p>
          </table:table-cell>
          <table:table-cell table:formula="of:=COM.MICROSOFT.CONCAT([.$A54];&quot;:&quot;;&quot;  '&quot;;[.C54];&quot;',&quot;)" office:value-type="string" office:string-value="doesSignalChange:  'Does the signal change? FR'," calcext:value-type="string">
            <text:p>doesSignalChange: <text:s/>'Does the signal change? FR',</text:p>
          </table:table-cell>
          <table:table-cell table:formula="of:=COM.MICROSOFT.CONCAT([.$A54];&quot;:&quot;;&quot;  '&quot;;[.D54];&quot;',&quot;)" office:value-type="string" office:string-value="doesSignalChange:  'Does the signal change? ES'," calcext:value-type="string">
            <text:p>doesSignalChange: <text:s/>'Does the signal change? ES',</text:p>
          </table:table-cell>
          <table:table-cell table:number-columns-repeated="1016"/>
        </table:table-row>
        <table:table-row table:style-name="ro6">
          <table:table-cell table:style-name="ce4" office:value-type="string" calcext:value-type="string">
            <text:p>althoughEEG</text:p>
          </table:table-cell>
          <table:table-cell office:value-type="string" calcext:value-type="string">
            <text:p>Although EEG can measure overall brain activity, it’s not capable of </text:p>
          </table:table-cell>
          <table:table-cell office:value-type="string" calcext:value-type="string">
            <text:p>Although EEG can measure overall brain activity, it’s not capable of <text:s/>FR</text:p>
          </table:table-cell>
          <table:table-cell table:style-name="Default" office:value-type="string" calcext:value-type="string">
            <text:p>Although EEG can measure overall brain activity, it’s not capable of <text:s/>ES</text:p>
          </table:table-cell>
          <table:table-cell/>
          <table:table-cell table:formula="of:=COM.MICROSOFT.CONCAT([.A55];&quot;:&quot;;&quot;  '&quot;;[.B55];&quot;',&quot;)" office:value-type="string" office:string-value="althoughEEG:  'Although EEG can measure overall brain activity, it’s not capable of '," calcext:value-type="string">
            <text:p>althoughEEG: <text:s/>'Although EEG can measure overall brain activity, it’s not capable of ',</text:p>
          </table:table-cell>
          <table:table-cell table:formula="of:=COM.MICROSOFT.CONCAT([.$A55];&quot;:&quot;;&quot;  '&quot;;[.C55];&quot;',&quot;)" office:value-type="string" office:string-value="althoughEEG:  'Although EEG can measure overall brain activity, it’s not capable of  FR'," calcext:value-type="string">
            <text:p>althoughEEG: <text:s/>'Although EEG can measure overall brain activity, it’s not capable of <text:s/>FR',</text:p>
          </table:table-cell>
          <table:table-cell table:formula="of:=COM.MICROSOFT.CONCAT([.$A55];&quot;:&quot;;&quot;  '&quot;;[.D55];&quot;',&quot;)" office:value-type="string" office:string-value="althoughEEG:  'Although EEG can measure overall brain activity, it’s not capable of  ES'," calcext:value-type="string">
            <text:p>althoughEEG: <text:s/>'Although EEG can measure overall brain activity, it’s not capable of <text:s/>ES',</text:p>
          </table:table-cell>
          <table:table-cell table:number-columns-repeated="1016"/>
        </table:table-row>
        <table:table-row table:style-name="ro2">
          <table:table-cell table:style-name="ce4" office:value-type="string" calcext:value-type="string">
            <text:p>readingMindsLink</text:p>
          </table:table-cell>
          <table:table-cell office:value-type="string" calcext:value-type="string">
            <text:p>reading minds</text:p>
          </table:table-cell>
          <table:table-cell office:value-type="string" calcext:value-type="string">
            <text:p>reading minds FR</text:p>
          </table:table-cell>
          <table:table-cell table:style-name="Default" office:value-type="string" calcext:value-type="string">
            <text:p>reading minds ES</text:p>
          </table:table-cell>
          <table:table-cell/>
          <table:table-cell table:formula="of:=COM.MICROSOFT.CONCAT([.A56];&quot;:&quot;;&quot;  '&quot;;[.B56];&quot;',&quot;)" office:value-type="string" office:string-value="readingMindsLink:  'reading minds'," calcext:value-type="string">
            <text:p>readingMindsLink: <text:s/>'reading minds',</text:p>
          </table:table-cell>
          <table:table-cell table:formula="of:=COM.MICROSOFT.CONCAT([.$A56];&quot;:&quot;;&quot;  '&quot;;[.C56];&quot;',&quot;)" office:value-type="string" office:string-value="readingMindsLink:  'reading minds FR'," calcext:value-type="string">
            <text:p>readingMindsLink: <text:s/>'reading minds FR',</text:p>
          </table:table-cell>
          <table:table-cell table:formula="of:=COM.MICROSOFT.CONCAT([.$A56];&quot;:&quot;;&quot;  '&quot;;[.D56];&quot;',&quot;)" office:value-type="string" office:string-value="readingMindsLink:  'reading minds ES'," calcext:value-type="string">
            <text:p>readingMindsLink: <text:s/>'reading minds ES',</text:p>
          </table:table-cell>
          <table:table-cell table:number-columns-repeated="1016"/>
        </table:table-row>
        <table:table-row table:style-name="ro3">
          <table:table-cell table:style-name="ce4" office:value-type="string" calcext:value-type="string">
            <text:p>tryClosingEyes10</text:p>
          </table:table-cell>
          <table:table-cell office:value-type="string" calcext:value-type="string">
            <text:p>Now try closing your eyes for 10 seconds.</text:p>
          </table:table-cell>
          <table:table-cell office:value-type="string" calcext:value-type="string">
            <text:p>Now try closing your eyes for 10 seconds. FR</text:p>
          </table:table-cell>
          <table:table-cell table:style-name="Default" office:value-type="string" calcext:value-type="string">
            <text:p>Now try closing your eyes for 10 seconds. ES</text:p>
          </table:table-cell>
          <table:table-cell/>
          <table:table-cell table:formula="of:=COM.MICROSOFT.CONCAT([.A57];&quot;:&quot;;&quot;  '&quot;;[.B57];&quot;',&quot;)" office:value-type="string" office:string-value="tryClosingEyes10:  'Now try closing your eyes for 10 seconds.'," calcext:value-type="string">
            <text:p>tryClosingEyes10: <text:s/>'Now try closing your eyes for 10 seconds.',</text:p>
          </table:table-cell>
          <table:table-cell table:formula="of:=COM.MICROSOFT.CONCAT([.$A57];&quot;:&quot;;&quot;  '&quot;;[.C57];&quot;',&quot;)" office:value-type="string" office:string-value="tryClosingEyes10:  'Now try closing your eyes for 10 seconds. FR'," calcext:value-type="string">
            <text:p>tryClosingEyes10: <text:s/>'Now try closing your eyes for 10 seconds. FR',</text:p>
          </table:table-cell>
          <table:table-cell table:formula="of:=COM.MICROSOFT.CONCAT([.$A57];&quot;:&quot;;&quot;  '&quot;;[.D57];&quot;',&quot;)" office:value-type="string" office:string-value="tryClosingEyes10:  'Now try closing your eyes for 10 seconds. ES'," calcext:value-type="string">
            <text:p>tryClosingEyes10: <text:s/>'Now try closing your eyes for 10 seconds. ES',</text:p>
          </table:table-cell>
          <table:table-cell table:number-columns-repeated="1016"/>
        </table:table-row>
        <table:table-row table:style-name="ro6">
          <table:table-cell table:style-name="ce4" office:value-type="string" calcext:value-type="string">
            <text:p>mayNoticeSignalChange</text:p>
          </table:table-cell>
          <table:table-cell office:value-type="string" calcext:value-type="string">
            <text:p>You may notice a change in your signal due to an increase in </text:p>
          </table:table-cell>
          <table:table-cell office:value-type="string" calcext:value-type="string">
            <text:p>You may notice a change in your signal due to an increase in <text:s/>FR</text:p>
          </table:table-cell>
          <table:table-cell table:style-name="Default" office:value-type="string" calcext:value-type="string">
            <text:p>You may notice a change in your signal due to an increase in <text:s/>ES</text:p>
          </table:table-cell>
          <table:table-cell/>
          <table:table-cell table:formula="of:=COM.MICROSOFT.CONCAT([.A58];&quot;:&quot;;&quot;  '&quot;;[.B58];&quot;',&quot;)" office:value-type="string" office:string-value="mayNoticeSignalChange:  'You may notice a change in your signal due to an increase in '," calcext:value-type="string">
            <text:p>mayNoticeSignalChange: <text:s/>'You may notice a change in your signal due to an increase in ',</text:p>
          </table:table-cell>
          <table:table-cell table:formula="of:=COM.MICROSOFT.CONCAT([.$A58];&quot;:&quot;;&quot;  '&quot;;[.C58];&quot;',&quot;)" office:value-type="string" office:string-value="mayNoticeSignalChange:  'You may notice a change in your signal due to an increase in  FR'," calcext:value-type="string">
            <text:p>mayNoticeSignalChange: <text:s/>'You may notice a change in your signal due to an increase in <text:s/>FR',</text:p>
          </table:table-cell>
          <table:table-cell table:formula="of:=COM.MICROSOFT.CONCAT([.$A58];&quot;:&quot;;&quot;  '&quot;;[.D58];&quot;',&quot;)" office:value-type="string" office:string-value="mayNoticeSignalChange:  'You may notice a change in your signal due to an increase in  ES'," calcext:value-type="string">
            <text:p>mayNoticeSignalChange: <text:s/>'You may notice a change in your signal due to an increase in <text:s/>ES',</text:p>
          </table:table-cell>
          <table:table-cell table:number-columns-repeated="1016"/>
        </table:table-row>
        <table:table-row table:style-name="ro2">
          <table:table-cell table:style-name="ce4" office:value-type="string" calcext:value-type="string">
            <text:p>alphaWavesLink</text:p>
          </table:table-cell>
          <table:table-cell office:value-type="string" calcext:value-type="string">
            <text:p>alpha waves.</text:p>
          </table:table-cell>
          <table:table-cell office:value-type="string" calcext:value-type="string">
            <text:p>alpha waves. FR</text:p>
          </table:table-cell>
          <table:table-cell table:style-name="Default" office:value-type="string" calcext:value-type="string">
            <text:p>alpha waves. ES</text:p>
          </table:table-cell>
          <table:table-cell/>
          <table:table-cell table:formula="of:=COM.MICROSOFT.CONCAT([.A59];&quot;:&quot;;&quot;  '&quot;;[.B59];&quot;',&quot;)" office:value-type="string" office:string-value="alphaWavesLink:  'alpha waves.'," calcext:value-type="string">
            <text:p>alphaWavesLink: <text:s/>'alpha waves.',</text:p>
          </table:table-cell>
          <table:table-cell table:formula="of:=COM.MICROSOFT.CONCAT([.$A59];&quot;:&quot;;&quot;  '&quot;;[.C59];&quot;',&quot;)" office:value-type="string" office:string-value="alphaWavesLink:  'alpha waves. FR'," calcext:value-type="string">
            <text:p>alphaWavesLink: <text:s/>'alpha waves. FR',</text:p>
          </table:table-cell>
          <table:table-cell table:formula="of:=COM.MICROSOFT.CONCAT([.$A59];&quot;:&quot;;&quot;  '&quot;;[.D59];&quot;',&quot;)" office:value-type="string" office:string-value="alphaWavesLink:  'alpha waves. ES'," calcext:value-type="string">
            <text:p>alphaWavesLink: <text:s/>'alpha waves. ES',</text:p>
          </table:table-cell>
          <table:table-cell table:number-columns-repeated="1016"/>
        </table:table-row>
        <table:table-row table:style-name="ro3">
          <table:table-cell table:style-name="ce4" office:value-type="string" calcext:value-type="string">
            <text:p>whatIsEEGTitle</text:p>
          </table:table-cell>
          <table:table-cell office:value-type="string" calcext:value-type="string">
            <text:p>What exactly is EEG?</text:p>
          </table:table-cell>
          <table:table-cell office:value-type="string" calcext:value-type="string">
            <text:p>What exactly is EEG? FR</text:p>
          </table:table-cell>
          <table:table-cell table:style-name="Default" office:value-type="string" calcext:value-type="string">
            <text:p>What exactly is EEG? ES</text:p>
          </table:table-cell>
          <table:table-cell/>
          <table:table-cell table:formula="of:=COM.MICROSOFT.CONCAT([.A60];&quot;:&quot;;&quot;  '&quot;;[.B60];&quot;',&quot;)" office:value-type="string" office:string-value="whatIsEEGTitle:  'What exactly is EEG?'," calcext:value-type="string">
            <text:p>whatIsEEGTitle: <text:s/>'What exactly is EEG?',</text:p>
          </table:table-cell>
          <table:table-cell table:formula="of:=COM.MICROSOFT.CONCAT([.$A60];&quot;:&quot;;&quot;  '&quot;;[.C60];&quot;',&quot;)" office:value-type="string" office:string-value="whatIsEEGTitle:  'What exactly is EEG? FR'," calcext:value-type="string">
            <text:p>whatIsEEGTitle: <text:s/>'What exactly is EEG? FR',</text:p>
          </table:table-cell>
          <table:table-cell table:formula="of:=COM.MICROSOFT.CONCAT([.$A60];&quot;:&quot;;&quot;  '&quot;;[.D60];&quot;',&quot;)" office:value-type="string" office:string-value="whatIsEEGTitle:  'What exactly is EEG? ES'," calcext:value-type="string">
            <text:p>whatIsEEGTitle: <text:s/>'What exactly is EEG? ES',</text:p>
          </table:table-cell>
          <table:table-cell table:number-columns-repeated="1016"/>
        </table:table-row>
        <table:table-row table:style-name="ro7">
          <table:table-cell table:style-name="ce4" office:value-type="string" calcext:value-type="string">
            <text:p>whatIsEEGDescription</text:p>
          </table:table-cell>
          <table:table-cell office:value-type="string" calcext:value-type="string">
            <text:p>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text:p>
          </table:table-cell>
          <table:table-cell office:value-type="string" calcext:value-type="string">
            <text:p>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 FR</text:p>
          </table:table-cell>
          <table:table-cell table:style-name="Default" office:value-type="string" calcext:value-type="string">
            <text:p>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 ES</text:p>
          </table:table-cell>
          <table:table-cell/>
          <table:table-cell table:formula="of:=COM.MICROSOFT.CONCAT([.A61];&quot;:&quot;;&quot;  '&quot;;[.B61];&quot;',&quot;)" office:value-type="string" office:string-value="whatIsEEGDescription:  '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 calcext:value-type="string">
            <text:p>whatIsEEGDescription: <text:s/>'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text:p>
          </table:table-cell>
          <table:table-cell table:formula="of:=COM.MICROSOFT.CONCAT([.$A61];&quot;:&quot;;&quot;  '&quot;;[.C61];&quot;',&quot;)" office:value-type="string" office:string-value="whatIsEEGDescription:  '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 FR'," calcext:value-type="string">
            <text:p>whatIsEEGDescription: <text:s/>'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 FR',</text:p>
          </table:table-cell>
          <table:table-cell table:formula="of:=COM.MICROSOFT.CONCAT([.$A61];&quot;:&quot;;&quot;  '&quot;;[.D61];&quot;',&quot;)" office:value-type="string" office:string-value="whatIsEEGDescription:  '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 ES'," calcext:value-type="string">
            <text:p>whatIsEEGDescription: <text:s/>'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 ES',</text:p>
          </table:table-cell>
          <table:table-cell table:number-columns-repeated="1016"/>
        </table:table-row>
        <table:table-row table:style-name="ro2">
          <table:table-cell table:style-name="ce4" office:value-type="string" calcext:value-type="string">
            <text:p>noiseTitle</text:p>
          </table:table-cell>
          <table:table-cell office:value-type="string" calcext:value-type="string">
            <text:p>Noise</text:p>
          </table:table-cell>
          <table:table-cell office:value-type="string" calcext:value-type="string">
            <text:p>Noise FR</text:p>
          </table:table-cell>
          <table:table-cell table:style-name="Default" office:value-type="string" calcext:value-type="string">
            <text:p>Noise ES</text:p>
          </table:table-cell>
          <table:table-cell/>
          <table:table-cell table:formula="of:=COM.MICROSOFT.CONCAT([.A62];&quot;:&quot;;&quot;  '&quot;;[.B62];&quot;',&quot;)" office:value-type="string" office:string-value="noiseTitle:  'Noise'," calcext:value-type="string">
            <text:p>noiseTitle: <text:s/>'Noise',</text:p>
          </table:table-cell>
          <table:table-cell table:formula="of:=COM.MICROSOFT.CONCAT([.$A62];&quot;:&quot;;&quot;  '&quot;;[.C62];&quot;',&quot;)" office:value-type="string" office:string-value="noiseTitle:  'Noise FR'," calcext:value-type="string">
            <text:p>noiseTitle: <text:s/>'Noise FR',</text:p>
          </table:table-cell>
          <table:table-cell table:formula="of:=COM.MICROSOFT.CONCAT([.$A62];&quot;:&quot;;&quot;  '&quot;;[.D62];&quot;',&quot;)" office:value-type="string" office:string-value="noiseTitle:  'Noise ES'," calcext:value-type="string">
            <text:p>noiseTitle: <text:s/>'Noise ES',</text:p>
          </table:table-cell>
          <table:table-cell table:number-columns-repeated="1016"/>
        </table:table-row>
        <table:table-row table:style-name="ro7">
          <table:table-cell table:style-name="ce4" office:value-type="string" calcext:value-type="string">
            <text:p>noiseDescription</text:p>
          </table:table-cell>
          <table:table-cell office:value-type="string" calcext:value-type="string">
            <text:p>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text:p>
          </table:table-cell>
          <table:table-cell office:value-type="string" calcext:value-type="string">
            <text:p>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 FR</text:p>
          </table:table-cell>
          <table:table-cell table:style-name="Default" office:value-type="string" calcext:value-type="string">
            <text:p>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 ES</text:p>
          </table:table-cell>
          <table:table-cell/>
          <table:table-cell table:formula="of:=COM.MICROSOFT.CONCAT([.A63];&quot;:&quot;;&quot;  '&quot;;[.B63];&quot;',&quot;)" office:value-type="string" office:string-value="noiseDescription:  '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 calcext:value-type="string">
            <text:p>noiseDescription: <text:s/>'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text:p>
          </table:table-cell>
          <table:table-cell table:formula="of:=COM.MICROSOFT.CONCAT([.$A63];&quot;:&quot;;&quot;  '&quot;;[.C63];&quot;',&quot;)" office:value-type="string" office:string-value="noiseDescription:  '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 FR'," calcext:value-type="string">
            <text:p>noiseDescription: <text:s/>'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 FR',</text:p>
          </table:table-cell>
          <table:table-cell table:formula="of:=COM.MICROSOFT.CONCAT([.$A63];&quot;:&quot;;&quot;  '&quot;;[.D63];&quot;',&quot;)" office:value-type="string" office:string-value="noiseDescription:  '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 ES'," calcext:value-type="string">
            <text:p>noiseDescription: <text:s/>'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 ES',</text:p>
          </table:table-cell>
          <table:table-cell table:number-columns-repeated="1016"/>
        </table:table-row>
        <table:table-row table:style-name="ro3">
          <table:table-cell table:style-name="ce4" office:value-type="string" calcext:value-type="string">
            <text:p>cannotReadMindsTitle</text:p>
          </table:table-cell>
          <table:table-cell office:value-type="string" calcext:value-type="string">
            <text:p>EEG cannot read minds</text:p>
          </table:table-cell>
          <table:table-cell office:value-type="string" calcext:value-type="string">
            <text:p>EEG cannot read minds FR</text:p>
          </table:table-cell>
          <table:table-cell table:style-name="Default" office:value-type="string" calcext:value-type="string">
            <text:p>EEG cannot read minds ES</text:p>
          </table:table-cell>
          <table:table-cell/>
          <table:table-cell table:formula="of:=COM.MICROSOFT.CONCAT([.A64];&quot;:&quot;;&quot;  '&quot;;[.B64];&quot;',&quot;)" office:value-type="string" office:string-value="cannotReadMindsTitle:  'EEG cannot read minds'," calcext:value-type="string">
            <text:p>cannotReadMindsTitle: <text:s/>'EEG cannot read minds',</text:p>
          </table:table-cell>
          <table:table-cell table:formula="of:=COM.MICROSOFT.CONCAT([.$A64];&quot;:&quot;;&quot;  '&quot;;[.C64];&quot;',&quot;)" office:value-type="string" office:string-value="cannotReadMindsTitle:  'EEG cannot read minds FR'," calcext:value-type="string">
            <text:p>cannotReadMindsTitle: <text:s/>'EEG cannot read minds FR',</text:p>
          </table:table-cell>
          <table:table-cell table:formula="of:=COM.MICROSOFT.CONCAT([.$A64];&quot;:&quot;;&quot;  '&quot;;[.D64];&quot;',&quot;)" office:value-type="string" office:string-value="cannotReadMindsTitle:  'EEG cannot read minds ES'," calcext:value-type="string">
            <text:p>cannotReadMindsTitle: <text:s/>'EEG cannot read minds ES',</text:p>
          </table:table-cell>
          <table:table-cell table:number-columns-repeated="1016"/>
        </table:table-row>
        <table:table-row table:style-name="ro8">
          <table:table-cell table:style-name="ce4" office:value-type="string" calcext:value-type="string">
            <text:p>cannotReadMindsDescription</text:p>
          </table:table-cell>
          <table:table-cell office:value-type="string" calcext:value-type="string">
            <text:p>The EEG signal is generated when tens of thousands of brain cells fire in synchrony. Although thinking about a cat produces some change in brain activity, it is too small to affect the large-scale, rhythmic firing of the brain that EEG detects.</text:p>
          </table:table-cell>
          <table:table-cell office:value-type="string" calcext:value-type="string">
            <text:p>The EEG signal is generated when tens of thousands of brain cells fire in synchrony. Although thinking about a cat produces some change in brain activity, it is too small to affect the large-scale, rhythmic firing of the brain that EEG detects. FR</text:p>
          </table:table-cell>
          <table:table-cell table:style-name="Default" office:value-type="string" calcext:value-type="string">
            <text:p>The EEG signal is generated when tens of thousands of brain cells fire in synchrony. Although thinking about a cat produces some change in brain activity, it is too small to affect the large-scale, rhythmic firing of the brain that EEG detects. ES</text:p>
          </table:table-cell>
          <table:table-cell/>
          <table:table-cell table:formula="of:=COM.MICROSOFT.CONCAT([.A65];&quot;:&quot;;&quot;  '&quot;;[.B65];&quot;',&quot;)" office:value-type="string" office:string-value="cannotReadMindsDescription:  'The EEG signal is generated when tens of thousands of brain cells fire in synchrony. Although thinking about a cat produces some change in brain activity, it is too small to affect the large-scale, rhythmic firing of the brain that EEG detects.'," calcext:value-type="string">
            <text:p>cannotReadMindsDescription: <text:s/>'The EEG signal is generated when tens of thousands of brain cells fire in synchrony. Although thinking about a cat produces some change in brain activity, it is too small to affect the large-scale, rhythmic firing of the brain that EEG detects.',</text:p>
          </table:table-cell>
          <table:table-cell table:formula="of:=COM.MICROSOFT.CONCAT([.$A65];&quot;:&quot;;&quot;  '&quot;;[.C65];&quot;',&quot;)" office:value-type="string" office:string-value="cannotReadMindsDescription:  'The EEG signal is generated when tens of thousands of brain cells fire in synchrony. Although thinking about a cat produces some change in brain activity, it is too small to affect the large-scale, rhythmic firing of the brain that EEG detects. FR'," calcext:value-type="string">
            <text:p>cannotReadMindsDescription: <text:s/>'The EEG signal is generated when tens of thousands of brain cells fire in synchrony. Although thinking about a cat produces some change in brain activity, it is too small to affect the large-scale, rhythmic firing of the brain that EEG detects. FR',</text:p>
          </table:table-cell>
          <table:table-cell table:formula="of:=COM.MICROSOFT.CONCAT([.$A65];&quot;:&quot;;&quot;  '&quot;;[.D65];&quot;',&quot;)" office:value-type="string" office:string-value="cannotReadMindsDescription:  'The EEG signal is generated when tens of thousands of brain cells fire in synchrony. Although thinking about a cat produces some change in brain activity, it is too small to affect the large-scale, rhythmic firing of the brain that EEG detects. ES'," calcext:value-type="string">
            <text:p>cannotReadMindsDescription: <text:s/>'The EEG signal is generated when tens of thousands of brain cells fire in synchrony. Although thinking about a cat produces some change in brain activity, it is too small to affect the large-scale, rhythmic firing of the brain that EEG detects. ES',</text:p>
          </table:table-cell>
          <table:table-cell table:number-columns-repeated="1016"/>
        </table:table-row>
        <table:table-row table:style-name="ro3">
          <table:table-cell table:style-name="ce4" office:value-type="string" calcext:value-type="string">
            <text:p>eyeRythymsTitle</text:p>
          </table:table-cell>
          <table:table-cell office:value-type="string" calcext:value-type="string">
            <text:p>Closed eye rhythms</text:p>
          </table:table-cell>
          <table:table-cell office:value-type="string" calcext:value-type="string">
            <text:p>Closed eye rhythms FR</text:p>
          </table:table-cell>
          <table:table-cell table:style-name="Default" office:value-type="string" calcext:value-type="string">
            <text:p>Closed eye rhythms ES</text:p>
          </table:table-cell>
          <table:table-cell/>
          <table:table-cell table:formula="of:=COM.MICROSOFT.CONCAT([.A66];&quot;:&quot;;&quot;  '&quot;;[.B66];&quot;',&quot;)" office:value-type="string" office:string-value="eyeRythymsTitle:  'Closed eye rhythms'," calcext:value-type="string">
            <text:p>eyeRythymsTitle: <text:s/>'Closed eye rhythms',</text:p>
          </table:table-cell>
          <table:table-cell table:formula="of:=COM.MICROSOFT.CONCAT([.$A66];&quot;:&quot;;&quot;  '&quot;;[.C66];&quot;',&quot;)" office:value-type="string" office:string-value="eyeRythymsTitle:  'Closed eye rhythms FR'," calcext:value-type="string">
            <text:p>eyeRythymsTitle: <text:s/>'Closed eye rhythms FR',</text:p>
          </table:table-cell>
          <table:table-cell table:formula="of:=COM.MICROSOFT.CONCAT([.$A66];&quot;:&quot;;&quot;  '&quot;;[.D66];&quot;',&quot;)" office:value-type="string" office:string-value="eyeRythymsTitle:  'Closed eye rhythms ES'," calcext:value-type="string">
            <text:p>eyeRythymsTitle: <text:s/>'Closed eye rhythms ES',</text:p>
          </table:table-cell>
          <table:table-cell table:number-columns-repeated="1016"/>
        </table:table-row>
        <table:table-row table:style-name="ro7">
          <table:table-cell table:style-name="ce4" office:value-type="string" calcext:value-type="string">
            <text:p>eyeRythymsDescription</text:p>
          </table:table-cell>
          <table:table-cell office:value-type="string" calcext:value-type="string">
            <text:p>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text:p>
          </table:table-cell>
          <table:table-cell office:value-type="string" calcext:value-type="string">
            <text:p>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 FR</text:p>
          </table:table-cell>
          <table:table-cell table:style-name="Default" office:value-type="string" calcext:value-type="string">
            <text:p>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 ES</text:p>
          </table:table-cell>
          <table:table-cell/>
          <table:table-cell table:formula="of:=COM.MICROSOFT.CONCAT([.A67];&quot;:&quot;;&quot;  '&quot;;[.B67];&quot;',&quot;)" office:value-type="string" office:string-value="eyeRythymsDescription:  '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 calcext:value-type="string">
            <text:p>eyeRythymsDescription: <text:s/>'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text:p>
          </table:table-cell>
          <table:table-cell table:formula="of:=COM.MICROSOFT.CONCAT([.$A67];&quot;:&quot;;&quot;  '&quot;;[.C67];&quot;',&quot;)" office:value-type="string" office:string-value="eyeRythymsDescription:  '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 FR'," calcext:value-type="string">
            <text:p>eyeRythymsDescription: <text:s/>'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 FR',</text:p>
          </table:table-cell>
          <table:table-cell table:formula="of:=COM.MICROSOFT.CONCAT([.$A67];&quot;:&quot;;&quot;  '&quot;;[.D67];&quot;',&quot;)" office:value-type="string" office:string-value="eyeRythymsDescription:  '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 ES'," calcext:value-type="string">
            <text:p>eyeRythymsDescription: <text:s/>'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2.js</text:p>
          </table:table-cell>
          <table:table-cell table:style-name="ce9" table:formula="of:=[.$A69]" office:value-type="string" office:string-value="//slide-02.js" calcext:value-type="string">
            <text:p>//slide-02.js</text:p>
          </table:table-cell>
          <table:table-cell table:style-name="ce9" table:formula="of:=[.$A69]" office:value-type="string" office:string-value="//slide-02.js" calcext:value-type="string">
            <text:p>//slide-02.js</text:p>
          </table:table-cell>
          <table:table-cell table:style-name="ce9" table:formula="of:=[.$A69]" office:value-type="string" office:string-value="//slide-02.js" calcext:value-type="string">
            <text:p>//slide-02.js</text:p>
          </table:table-cell>
          <table:table-cell/>
          <table:table-cell table:style-name="ce9" table:formula="of:=[.$A69]" office:value-type="string" office:string-value="//slide-02.js" calcext:value-type="string">
            <text:p>//slide-02.js</text:p>
          </table:table-cell>
          <table:table-cell table:style-name="ce9" table:formula="of:=[.$A69]" office:value-type="string" office:string-value="//slide-02.js" calcext:value-type="string">
            <text:p>//slide-02.js</text:p>
          </table:table-cell>
          <table:table-cell table:style-name="ce9" table:formula="of:=[.$A69]" office:value-type="string" office:string-value="//slide-02.js" calcext:value-type="string">
            <text:p>//slide-02.js</text:p>
          </table:table-cell>
          <table:table-cell table:number-columns-repeated="1016"/>
        </table:table-row>
        <table:table-row table:style-name="ro3">
          <table:table-cell table:style-name="ce4" office:value-type="string" calcext:value-type="string">
            <text:p>physiologySlideTitle</text:p>
          </table:table-cell>
          <table:table-cell office:value-type="string" calcext:value-type="string">
            <text:p>PHYSIOLOGY</text:p>
          </table:table-cell>
          <table:table-cell office:value-type="string" calcext:value-type="string">
            <text:p>PHYSIOLOGY FR</text:p>
          </table:table-cell>
          <table:table-cell table:style-name="Default" office:value-type="string" calcext:value-type="string">
            <text:p>PHYSIOLOGY ES</text:p>
          </table:table-cell>
          <table:table-cell/>
          <table:table-cell table:formula="of:=COM.MICROSOFT.CONCAT([.A70];&quot;:&quot;;&quot;  '&quot;;[.B70];&quot;',&quot;)" office:value-type="string" office:string-value="physiologySlideTitle:  'PHYSIOLOGY'," calcext:value-type="string">
            <text:p>physiologySlideTitle: <text:s/>'PHYSIOLOGY',</text:p>
          </table:table-cell>
          <table:table-cell table:formula="of:=COM.MICROSOFT.CONCAT([.$A70];&quot;:&quot;;&quot;  '&quot;;[.C70];&quot;',&quot;)" office:value-type="string" office:string-value="physiologySlideTitle:  'PHYSIOLOGY FR'," calcext:value-type="string">
            <text:p>physiologySlideTitle: <text:s/>'PHYSIOLOGY FR',</text:p>
          </table:table-cell>
          <table:table-cell table:formula="of:=COM.MICROSOFT.CONCAT([.$A70];&quot;:&quot;;&quot;  '&quot;;[.D70];&quot;',&quot;)" office:value-type="string" office:string-value="physiologySlideTitle:  'PHYSIOLOGY ES'," calcext:value-type="string">
            <text:p>physiologySlideTitle: <text:s/>'PHYSIOLOGY ES',</text:p>
          </table:table-cell>
          <table:table-cell table:number-columns-repeated="1016"/>
        </table:table-row>
        <table:table-row table:style-name="ro3">
          <table:table-cell table:style-name="ce4" office:value-type="string" calcext:value-type="string">
            <text:p>EEGComeFrom</text:p>
          </table:table-cell>
          <table:table-cell office:value-type="string" calcext:value-type="string">
            <text:p>Where does the EEG signal come from?</text:p>
          </table:table-cell>
          <table:table-cell office:value-type="string" calcext:value-type="string">
            <text:p>Where does the EEG signal come from? FR</text:p>
          </table:table-cell>
          <table:table-cell table:style-name="Default" office:value-type="string" calcext:value-type="string">
            <text:p>Where does the EEG signal come from? ES</text:p>
          </table:table-cell>
          <table:table-cell/>
          <table:table-cell table:formula="of:=COM.MICROSOFT.CONCAT([.A71];&quot;:&quot;;&quot;  '&quot;;[.B71];&quot;',&quot;)" office:value-type="string" office:string-value="EEGComeFrom:  'Where does the EEG signal come from?'," calcext:value-type="string">
            <text:p>EEGComeFrom: <text:s/>'Where does the EEG signal come from?',</text:p>
          </table:table-cell>
          <table:table-cell table:formula="of:=COM.MICROSOFT.CONCAT([.$A71];&quot;:&quot;;&quot;  '&quot;;[.C71];&quot;',&quot;)" office:value-type="string" office:string-value="EEGComeFrom:  'Where does the EEG signal come from? FR'," calcext:value-type="string">
            <text:p>EEGComeFrom: <text:s/>'Where does the EEG signal come from? FR',</text:p>
          </table:table-cell>
          <table:table-cell table:formula="of:=COM.MICROSOFT.CONCAT([.$A71];&quot;:&quot;;&quot;  '&quot;;[.D71];&quot;',&quot;)" office:value-type="string" office:string-value="EEGComeFrom:  'Where does the EEG signal come from? ES'," calcext:value-type="string">
            <text:p>EEGComeFrom: <text:s/>'Where does the EEG signal come from? ES',</text:p>
          </table:table-cell>
          <table:table-cell table:number-columns-repeated="1016"/>
        </table:table-row>
        <table:table-row table:style-name="ro6">
          <table:table-cell table:style-name="ce4" office:value-type="string" calcext:value-type="string">
            <text:p>EEGMeasures</text:p>
          </table:table-cell>
          <table:table-cell office:value-type="string" calcext:value-type="string">
            <text:p>The EEG measures the electrical activity that occurs when </text:p>
          </table:table-cell>
          <table:table-cell office:value-type="string" calcext:value-type="string">
            <text:p>The EEG measures the electrical activity that occurs when <text:s/>FR</text:p>
          </table:table-cell>
          <table:table-cell table:style-name="Default" office:value-type="string" calcext:value-type="string">
            <text:p>The EEG measures the electrical activity that occurs when <text:s/>ES</text:p>
          </table:table-cell>
          <table:table-cell/>
          <table:table-cell table:formula="of:=COM.MICROSOFT.CONCAT([.A72];&quot;:&quot;;&quot;  '&quot;;[.B72];&quot;',&quot;)" office:value-type="string" office:string-value="EEGMeasures:  'The EEG measures the electrical activity that occurs when '," calcext:value-type="string">
            <text:p>EEGMeasures: <text:s/>'The EEG measures the electrical activity that occurs when ',</text:p>
          </table:table-cell>
          <table:table-cell table:formula="of:=COM.MICROSOFT.CONCAT([.$A72];&quot;:&quot;;&quot;  '&quot;;[.C72];&quot;',&quot;)" office:value-type="string" office:string-value="EEGMeasures:  'The EEG measures the electrical activity that occurs when  FR'," calcext:value-type="string">
            <text:p>EEGMeasures: <text:s/>'The EEG measures the electrical activity that occurs when <text:s/>FR',</text:p>
          </table:table-cell>
          <table:table-cell table:formula="of:=COM.MICROSOFT.CONCAT([.$A72];&quot;:&quot;;&quot;  '&quot;;[.D72];&quot;',&quot;)" office:value-type="string" office:string-value="EEGMeasures:  'The EEG measures the electrical activity that occurs when  ES'," calcext:value-type="string">
            <text:p>EEGMeasures: <text:s/>'The EEG measures the electrical activity that occurs when <text:s/>ES',</text:p>
          </table:table-cell>
          <table:table-cell table:number-columns-repeated="1016"/>
        </table:table-row>
        <table:table-row table:style-name="ro2">
          <table:table-cell table:style-name="ce4" office:value-type="string" calcext:value-type="string">
            <text:p>neuronsLink</text:p>
          </table:table-cell>
          <table:table-cell office:value-type="string" calcext:value-type="string">
            <text:p>neurons </text:p>
          </table:table-cell>
          <table:table-cell office:value-type="string" calcext:value-type="string">
            <text:p>neurons <text:s/>FR</text:p>
          </table:table-cell>
          <table:table-cell table:style-name="Default" office:value-type="string" calcext:value-type="string">
            <text:p>neurons <text:s/>ES</text:p>
          </table:table-cell>
          <table:table-cell/>
          <table:table-cell table:formula="of:=COM.MICROSOFT.CONCAT([.A73];&quot;:&quot;;&quot;  '&quot;;[.B73];&quot;',&quot;)" office:value-type="string" office:string-value="neuronsLink:  'neurons '," calcext:value-type="string">
            <text:p>neuronsLink: <text:s/>'neurons ',</text:p>
          </table:table-cell>
          <table:table-cell table:formula="of:=COM.MICROSOFT.CONCAT([.$A73];&quot;:&quot;;&quot;  '&quot;;[.C73];&quot;',&quot;)" office:value-type="string" office:string-value="neuronsLink:  'neurons  FR'," calcext:value-type="string">
            <text:p>neuronsLink: <text:s/>'neurons <text:s/>FR',</text:p>
          </table:table-cell>
          <table:table-cell table:formula="of:=COM.MICROSOFT.CONCAT([.$A73];&quot;:&quot;;&quot;  '&quot;;[.D73];&quot;',&quot;)" office:value-type="string" office:string-value="neuronsLink:  'neurons  ES'," calcext:value-type="string">
            <text:p>neuronsLink: <text:s/>'neurons <text:s/>ES',</text:p>
          </table:table-cell>
          <table:table-cell table:number-columns-repeated="1016"/>
        </table:table-row>
        <table:table-row table:style-name="ro3">
          <table:table-cell table:style-name="ce4" office:value-type="string" calcext:value-type="string">
            <text:p>receiveAndTransmit</text:p>
          </table:table-cell>
          <table:table-cell office:value-type="string" calcext:value-type="string">
            <text:p><text:s/>receive and transmit information.</text:p>
          </table:table-cell>
          <table:table-cell office:value-type="string" calcext:value-type="string">
            <text:p><text:s/>receive and transmit information. FR</text:p>
          </table:table-cell>
          <table:table-cell table:style-name="Default" office:value-type="string" calcext:value-type="string">
            <text:p><text:s/>receive and transmit information. ES</text:p>
          </table:table-cell>
          <table:table-cell/>
          <table:table-cell table:formula="of:=COM.MICROSOFT.CONCAT([.A74];&quot;:&quot;;&quot;  '&quot;;[.B74];&quot;',&quot;)" office:value-type="string" office:string-value="receiveAndTransmit:  ' receive and transmit information.'," calcext:value-type="string">
            <text:p>receiveAndTransmit: <text:s/>' receive and transmit information.',</text:p>
          </table:table-cell>
          <table:table-cell table:formula="of:=COM.MICROSOFT.CONCAT([.$A74];&quot;:&quot;;&quot;  '&quot;;[.C74];&quot;',&quot;)" office:value-type="string" office:string-value="receiveAndTransmit:  ' receive and transmit information. FR'," calcext:value-type="string">
            <text:p>receiveAndTransmit: <text:s/>' receive and transmit information. FR',</text:p>
          </table:table-cell>
          <table:table-cell table:formula="of:=COM.MICROSOFT.CONCAT([.$A74];&quot;:&quot;;&quot;  '&quot;;[.D74];&quot;',&quot;)" office:value-type="string" office:string-value="receiveAndTransmit:  ' receive and transmit information. ES'," calcext:value-type="string">
            <text:p>receiveAndTransmit: <text:s/>' receive and transmit information. ES',</text:p>
          </table:table-cell>
          <table:table-cell table:number-columns-repeated="1016"/>
        </table:table-row>
        <table:table-row table:style-name="ro3">
          <table:table-cell table:style-name="ce4" office:value-type="string" calcext:value-type="string">
            <text:p>organizedNeural</text:p>
          </table:table-cell>
          <table:table-cell office:value-type="string" calcext:value-type="string">
            <text:p>Organized neural activity produces electric fields.</text:p>
          </table:table-cell>
          <table:table-cell office:value-type="string" calcext:value-type="string">
            <text:p>Organized neural activity produces electric fields. FR</text:p>
          </table:table-cell>
          <table:table-cell table:style-name="Default" office:value-type="string" calcext:value-type="string">
            <text:p>Organized neural activity produces electric fields. ES</text:p>
          </table:table-cell>
          <table:table-cell/>
          <table:table-cell table:formula="of:=COM.MICROSOFT.CONCAT([.A75];&quot;:&quot;;&quot;  '&quot;;[.B75];&quot;',&quot;)" office:value-type="string" office:string-value="organizedNeural:  'Organized neural activity produces electric fields.'," calcext:value-type="string">
            <text:p>organizedNeural: <text:s/>'Organized neural activity produces electric fields.',</text:p>
          </table:table-cell>
          <table:table-cell table:formula="of:=COM.MICROSOFT.CONCAT([.$A75];&quot;:&quot;;&quot;  '&quot;;[.C75];&quot;',&quot;)" office:value-type="string" office:string-value="organizedNeural:  'Organized neural activity produces electric fields. FR'," calcext:value-type="string">
            <text:p>organizedNeural: <text:s/>'Organized neural activity produces electric fields. FR',</text:p>
          </table:table-cell>
          <table:table-cell table:formula="of:=COM.MICROSOFT.CONCAT([.$A75];&quot;:&quot;;&quot;  '&quot;;[.D75];&quot;',&quot;)" office:value-type="string" office:string-value="organizedNeural:  'Organized neural activity produces electric fields. ES'," calcext:value-type="string">
            <text:p>organizedNeural: <text:s/>'Organized neural activity produces electric fields. ES',</text:p>
          </table:table-cell>
          <table:table-cell table:number-columns-repeated="1016"/>
        </table:table-row>
        <table:table-row table:style-name="ro3">
          <table:table-cell table:style-name="ce4" office:value-type="string" calcext:value-type="string">
            <text:p>whenBillionsOfNeurons</text:p>
          </table:table-cell>
          <table:table-cell office:value-type="string" calcext:value-type="string">
            <text:p>When billions of neurons </text:p>
          </table:table-cell>
          <table:table-cell office:value-type="string" calcext:value-type="string">
            <text:p>When billions of neurons <text:s/>FR</text:p>
          </table:table-cell>
          <table:table-cell table:style-name="Default" office:value-type="string" calcext:value-type="string">
            <text:p>When billions of neurons <text:s/>ES</text:p>
          </table:table-cell>
          <table:table-cell/>
          <table:table-cell table:formula="of:=COM.MICROSOFT.CONCAT([.A76];&quot;:&quot;;&quot;  '&quot;;[.B76];&quot;',&quot;)" office:value-type="string" office:string-value="whenBillionsOfNeurons:  'When billions of neurons '," calcext:value-type="string">
            <text:p>whenBillionsOfNeurons: <text:s/>'When billions of neurons ',</text:p>
          </table:table-cell>
          <table:table-cell table:formula="of:=COM.MICROSOFT.CONCAT([.$A76];&quot;:&quot;;&quot;  '&quot;;[.C76];&quot;',&quot;)" office:value-type="string" office:string-value="whenBillionsOfNeurons:  'When billions of neurons  FR'," calcext:value-type="string">
            <text:p>whenBillionsOfNeurons: <text:s/>'When billions of neurons <text:s/>FR',</text:p>
          </table:table-cell>
          <table:table-cell table:formula="of:=COM.MICROSOFT.CONCAT([.$A76];&quot;:&quot;;&quot;  '&quot;;[.D76];&quot;',&quot;)" office:value-type="string" office:string-value="whenBillionsOfNeurons:  'When billions of neurons  ES'," calcext:value-type="string">
            <text:p>whenBillionsOfNeurons: <text:s/>'When billions of neurons <text:s/>ES',</text:p>
          </table:table-cell>
          <table:table-cell table:number-columns-repeated="1016"/>
        </table:table-row>
        <table:table-row table:style-name="ro2">
          <table:table-cell table:style-name="ce4" office:value-type="string" calcext:value-type="string">
            <text:p>workTogetherLink</text:p>
          </table:table-cell>
          <table:table-cell office:value-type="string" calcext:value-type="string">
            <text:p>work together</text:p>
          </table:table-cell>
          <table:table-cell office:value-type="string" calcext:value-type="string">
            <text:p>work together FR</text:p>
          </table:table-cell>
          <table:table-cell table:style-name="Default" office:value-type="string" calcext:value-type="string">
            <text:p>work together ES</text:p>
          </table:table-cell>
          <table:table-cell/>
          <table:table-cell table:formula="of:=COM.MICROSOFT.CONCAT([.A77];&quot;:&quot;;&quot;  '&quot;;[.B77];&quot;',&quot;)" office:value-type="string" office:string-value="workTogetherLink:  'work together'," calcext:value-type="string">
            <text:p>workTogetherLink: <text:s/>'work together',</text:p>
          </table:table-cell>
          <table:table-cell table:formula="of:=COM.MICROSOFT.CONCAT([.$A77];&quot;:&quot;;&quot;  '&quot;;[.C77];&quot;',&quot;)" office:value-type="string" office:string-value="workTogetherLink:  'work together FR'," calcext:value-type="string">
            <text:p>workTogetherLink: <text:s/>'work together FR',</text:p>
          </table:table-cell>
          <table:table-cell table:formula="of:=COM.MICROSOFT.CONCAT([.$A77];&quot;:&quot;;&quot;  '&quot;;[.D77];&quot;',&quot;)" office:value-type="string" office:string-value="workTogetherLink:  'work together ES'," calcext:value-type="string">
            <text:p>workTogetherLink: <text:s/>'work together ES',</text:p>
          </table:table-cell>
          <table:table-cell table:number-columns-repeated="1016"/>
        </table:table-row>
        <table:table-row table:style-name="ro4">
          <table:table-cell table:style-name="ce4" office:value-type="string" calcext:value-type="string">
            <text:p>produceThoughts</text:p>
          </table:table-cell>
          <table:table-cell office:value-type="string" calcext:value-type="string">
            <text:p><text:s/>to produce thoughts, feelings, and behaviours, their electricity can be detected by electrodes on the scalp.</text:p>
          </table:table-cell>
          <table:table-cell office:value-type="string" calcext:value-type="string">
            <text:p><text:s/>to produce thoughts, feelings, and behaviours, their electricity can be detected by electrodes on the scalp. FR</text:p>
          </table:table-cell>
          <table:table-cell table:style-name="Default" office:value-type="string" calcext:value-type="string">
            <text:p><text:s/>to produce thoughts, feelings, and behaviours, their electricity can be detected by electrodes on the scalp. ES</text:p>
          </table:table-cell>
          <table:table-cell/>
          <table:table-cell table:formula="of:=COM.MICROSOFT.CONCAT([.A78];&quot;:&quot;;&quot;  '&quot;;[.B78];&quot;',&quot;)" office:value-type="string" office:string-value="produceThoughts:  ' to produce thoughts, feelings, and behaviours, their electricity can be detected by electrodes on the scalp.'," calcext:value-type="string">
            <text:p>produceThoughts: <text:s/>' to produce thoughts, feelings, and behaviours, their electricity can be detected by electrodes on the scalp.',</text:p>
          </table:table-cell>
          <table:table-cell table:formula="of:=COM.MICROSOFT.CONCAT([.$A78];&quot;:&quot;;&quot;  '&quot;;[.C78];&quot;',&quot;)" office:value-type="string" office:string-value="produceThoughts:  ' to produce thoughts, feelings, and behaviours, their electricity can be detected by electrodes on the scalp. FR'," calcext:value-type="string">
            <text:p>produceThoughts: <text:s/>' to produce thoughts, feelings, and behaviours, their electricity can be detected by electrodes on the scalp. FR',</text:p>
          </table:table-cell>
          <table:table-cell table:formula="of:=COM.MICROSOFT.CONCAT([.$A78];&quot;:&quot;;&quot;  '&quot;;[.D78];&quot;',&quot;)" office:value-type="string" office:string-value="produceThoughts:  ' to produce thoughts, feelings, and behaviours, their electricity can be detected by electrodes on the scalp. ES'," calcext:value-type="string">
            <text:p>produceThoughts: <text:s/>' to produce thoughts, feelings, and behaviours, their electricity can be detected by electrodes on the scalp. ES',</text:p>
          </table:table-cell>
          <table:table-cell table:number-columns-repeated="1016"/>
        </table:table-row>
        <table:table-row table:style-name="ro3">
          <table:table-cell table:style-name="ce4" office:value-type="string" calcext:value-type="string">
            <text:p>EEGDetects</text:p>
          </table:table-cell>
          <table:table-cell office:value-type="string" calcext:value-type="string">
            <text:p>EEG detects the "state" of the brain.</text:p>
          </table:table-cell>
          <table:table-cell office:value-type="string" calcext:value-type="string">
            <text:p>EEG detects the "state" of the brain. FR</text:p>
          </table:table-cell>
          <table:table-cell table:style-name="Default" office:value-type="string" calcext:value-type="string">
            <text:p>EEG detects the "state" of the brain. ES</text:p>
          </table:table-cell>
          <table:table-cell/>
          <table:table-cell table:formula="of:=COM.MICROSOFT.CONCAT([.A79];&quot;:&quot;;&quot;  '&quot;;[.B79];&quot;',&quot;)" office:value-type="string" office:string-value="EEGDetects:  'EEG detects the &quot;state&quot; of the brain.'," calcext:value-type="string">
            <text:p>EEGDetects: <text:s/>'EEG detects the "state" of the brain.',</text:p>
          </table:table-cell>
          <table:table-cell table:formula="of:=COM.MICROSOFT.CONCAT([.$A79];&quot;:&quot;;&quot;  '&quot;;[.C79];&quot;',&quot;)" office:value-type="string" office:string-value="EEGDetects:  'EEG detects the &quot;state&quot; of the brain. FR'," calcext:value-type="string">
            <text:p>EEGDetects: <text:s/>'EEG detects the "state" of the brain. FR',</text:p>
          </table:table-cell>
          <table:table-cell table:formula="of:=COM.MICROSOFT.CONCAT([.$A79];&quot;:&quot;;&quot;  '&quot;;[.D79];&quot;',&quot;)" office:value-type="string" office:string-value="EEGDetects:  'EEG detects the &quot;state&quot; of the brain. ES'," calcext:value-type="string">
            <text:p>EEGDetects: <text:s/>'EEG detects the "state" of the brain. ES',</text:p>
          </table:table-cell>
          <table:table-cell table:number-columns-repeated="1016"/>
        </table:table-row>
        <table:table-row table:style-name="ro4">
          <table:table-cell table:style-name="ce4" office:value-type="string" calcext:value-type="string">
            <text:p>organizedElectricalActivity</text:p>
          </table:table-cell>
          <table:table-cell office:value-type="string" calcext:value-type="string">
            <text:p>This organized electrical activity varies between different brain states, such as </text:p>
          </table:table-cell>
          <table:table-cell office:value-type="string" calcext:value-type="string">
            <text:p>This organized electrical activity varies between different brain states, such as <text:s/>FR</text:p>
          </table:table-cell>
          <table:table-cell table:style-name="Default" office:value-type="string" calcext:value-type="string">
            <text:p>This organized electrical activity varies between different brain states, such as <text:s/>ES</text:p>
          </table:table-cell>
          <table:table-cell/>
          <table:table-cell table:formula="of:=COM.MICROSOFT.CONCAT([.A80];&quot;:&quot;;&quot;  '&quot;;[.B80];&quot;',&quot;)" office:value-type="string" office:string-value="organizedElectricalActivity:  'This organized electrical activity varies between different brain states, such as '," calcext:value-type="string">
            <text:p>organizedElectricalActivity: <text:s/>'This organized electrical activity varies between different brain states, such as ',</text:p>
          </table:table-cell>
          <table:table-cell table:formula="of:=COM.MICROSOFT.CONCAT([.$A80];&quot;:&quot;;&quot;  '&quot;;[.C80];&quot;',&quot;)" office:value-type="string" office:string-value="organizedElectricalActivity:  'This organized electrical activity varies between different brain states, such as  FR'," calcext:value-type="string">
            <text:p>organizedElectricalActivity: <text:s/>'This organized electrical activity varies between different brain states, such as <text:s/>FR',</text:p>
          </table:table-cell>
          <table:table-cell table:formula="of:=COM.MICROSOFT.CONCAT([.$A80];&quot;:&quot;;&quot;  '&quot;;[.D80];&quot;',&quot;)" office:value-type="string" office:string-value="organizedElectricalActivity:  'This organized electrical activity varies between different brain states, such as  ES'," calcext:value-type="string">
            <text:p>organizedElectricalActivity: <text:s/>'This organized electrical activity varies between different brain states, such as <text:s/>ES',</text:p>
          </table:table-cell>
          <table:table-cell table:number-columns-repeated="1016"/>
        </table:table-row>
        <table:table-row table:style-name="ro3">
          <table:table-cell table:style-name="ce4" office:value-type="string" calcext:value-type="string">
            <text:p>sleepWakefulnessLink</text:p>
          </table:table-cell>
          <table:table-cell office:value-type="string" calcext:value-type="string">
            <text:p>sleep and wakefulness.</text:p>
          </table:table-cell>
          <table:table-cell office:value-type="string" calcext:value-type="string">
            <text:p>sleep and wakefulness. FR</text:p>
          </table:table-cell>
          <table:table-cell table:style-name="Default" office:value-type="string" calcext:value-type="string">
            <text:p>sleep and wakefulness. ES</text:p>
          </table:table-cell>
          <table:table-cell/>
          <table:table-cell table:formula="of:=COM.MICROSOFT.CONCAT([.A81];&quot;:&quot;;&quot;  '&quot;;[.B81];&quot;',&quot;)" office:value-type="string" office:string-value="sleepWakefulnessLink:  'sleep and wakefulness.'," calcext:value-type="string">
            <text:p>sleepWakefulnessLink: <text:s/>'sleep and wakefulness.',</text:p>
          </table:table-cell>
          <table:table-cell table:formula="of:=COM.MICROSOFT.CONCAT([.$A81];&quot;:&quot;;&quot;  '&quot;;[.C81];&quot;',&quot;)" office:value-type="string" office:string-value="sleepWakefulnessLink:  'sleep and wakefulness. FR'," calcext:value-type="string">
            <text:p>sleepWakefulnessLink: <text:s/>'sleep and wakefulness. FR',</text:p>
          </table:table-cell>
          <table:table-cell table:formula="of:=COM.MICROSOFT.CONCAT([.$A81];&quot;:&quot;;&quot;  '&quot;;[.D81];&quot;',&quot;)" office:value-type="string" office:string-value="sleepWakefulnessLink:  'sleep and wakefulness. ES'," calcext:value-type="string">
            <text:p>sleepWakefulnessLink: <text:s/>'sleep and wakefulness. ES',</text:p>
          </table:table-cell>
          <table:table-cell table:number-columns-repeated="1016"/>
        </table:table-row>
        <table:table-row table:style-name="ro3">
          <table:table-cell table:style-name="ce4" office:value-type="string" calcext:value-type="string">
            <text:p>neuralBasisEEGTitle</text:p>
          </table:table-cell>
          <table:table-cell office:value-type="string" calcext:value-type="string">
            <text:p>Neural basis of EEG.</text:p>
          </table:table-cell>
          <table:table-cell office:value-type="string" calcext:value-type="string">
            <text:p>Neural basis of EEG. FR</text:p>
          </table:table-cell>
          <table:table-cell table:style-name="Default" office:value-type="string" calcext:value-type="string">
            <text:p>Neural basis of EEG. ES</text:p>
          </table:table-cell>
          <table:table-cell/>
          <table:table-cell table:formula="of:=COM.MICROSOFT.CONCAT([.A82];&quot;:&quot;;&quot;  '&quot;;[.B82];&quot;',&quot;)" office:value-type="string" office:string-value="neuralBasisEEGTitle:  'Neural basis of EEG.'," calcext:value-type="string">
            <text:p>neuralBasisEEGTitle: <text:s/>'Neural basis of EEG.',</text:p>
          </table:table-cell>
          <table:table-cell table:formula="of:=COM.MICROSOFT.CONCAT([.$A82];&quot;:&quot;;&quot;  '&quot;;[.C82];&quot;',&quot;)" office:value-type="string" office:string-value="neuralBasisEEGTitle:  'Neural basis of EEG. FR'," calcext:value-type="string">
            <text:p>neuralBasisEEGTitle: <text:s/>'Neural basis of EEG. FR',</text:p>
          </table:table-cell>
          <table:table-cell table:formula="of:=COM.MICROSOFT.CONCAT([.$A82];&quot;:&quot;;&quot;  '&quot;;[.D82];&quot;',&quot;)" office:value-type="string" office:string-value="neuralBasisEEGTitle:  'Neural basis of EEG. ES'," calcext:value-type="string">
            <text:p>neuralBasisEEGTitle: <text:s/>'Neural basis of EEG. ES',</text:p>
          </table:table-cell>
          <table:table-cell table:number-columns-repeated="1016"/>
        </table:table-row>
        <table:table-row table:style-name="ro8">
          <table:table-cell table:style-name="ce4" office:value-type="string" calcext:value-type="string">
            <text:p>neuralBasisEEGDescription1</text:p>
          </table:table-cell>
          <table:table-cell office:value-type="string" calcext:value-type="string">
            <text:p>When synapses are activated on a neuron\'s dendrites, a small electric field (dipole) is created along the body of the neuron due to the difference in charge between those dendrites and the axon. This electric field only lasts for a few milliseconds.</text:p>
          </table:table-cell>
          <table:table-cell office:value-type="string" calcext:value-type="string">
            <text:p>When synapses are activated on a neuron\'s dendrites, a small electric field (dipole) is created along the body of the neuron due to the difference in charge between those dendrites and the axon. This electric field only lasts for a few milliseconds. FR</text:p>
          </table:table-cell>
          <table:table-cell table:style-name="Default" office:value-type="string" calcext:value-type="string">
            <text:p>When synapses are activated on a neuron\'s dendrites, a small electric field (dipole) is created along the body of the neuron due to the difference in charge between those dendrites and the axon. This electric field only lasts for a few milliseconds. ES</text:p>
          </table:table-cell>
          <table:table-cell/>
          <table:table-cell table:formula="of:=COM.MICROSOFT.CONCAT([.A83];&quot;:&quot;;&quot;  '&quot;;[.B83];&quot;',&quot;)" office:value-type="string" office:string-value="neuralBasisEEGDescription1:  'When synapses are activated on a neuron\'s dendrites, a small electric field (dipole) is created along the body of the neuron due to the difference in charge between those dendrites and the axon. This electric field only lasts for a few milliseconds.'," calcext:value-type="string">
            <text:p>neuralBasisEEGDescription1: <text:s/>'When synapses are activated on a neuron\'s dendrites, a small electric field (dipole) is created along the body of the neuron due to the difference in charge between those dendrites and the axon. This electric field only lasts for a few milliseconds.',</text:p>
          </table:table-cell>
          <table:table-cell table:formula="of:=COM.MICROSOFT.CONCAT([.$A83];&quot;:&quot;;&quot;  '&quot;;[.C83];&quot;',&quot;)" office:value-type="string" office:string-value="neuralBasisEEGDescription1:  'When synapses are activated on a neuron\'s dendrites, a small electric field (dipole) is created along the body of the neuron due to the difference in charge between those dendrites and the axon. This electric field only lasts for a few milliseconds. FR'," calcext:value-type="string">
            <text:p>neuralBasisEEGDescription1: <text:s/>'When synapses are activated on a neuron\'s dendrites, a small electric field (dipole) is created along the body of the neuron due to the difference in charge between those dendrites and the axon. This electric field only lasts for a few milliseconds. FR',</text:p>
          </table:table-cell>
          <table:table-cell table:formula="of:=COM.MICROSOFT.CONCAT([.$A83];&quot;:&quot;;&quot;  '&quot;;[.D83];&quot;',&quot;)" office:value-type="string" office:string-value="neuralBasisEEGDescription1:  'When synapses are activated on a neuron\'s dendrites, a small electric field (dipole) is created along the body of the neuron due to the difference in charge between those dendrites and the axon. This electric field only lasts for a few milliseconds. ES'," calcext:value-type="string">
            <text:p>neuralBasisEEGDescription1: <text:s/>'When synapses are activated on a neuron\'s dendrites, a small electric field (dipole) is created along the body of the neuron due to the difference in charge between those dendrites and the axon. This electric field only lasts for a few milliseconds. ES',</text:p>
          </table:table-cell>
          <table:table-cell table:number-columns-repeated="1016"/>
        </table:table-row>
        <table:table-row table:style-name="ro7">
          <table:table-cell table:style-name="ce4" office:value-type="string" calcext:value-type="string">
            <text:p>neuralBasisEEGDescription2</text:p>
          </table:table-cell>
          <table:table-cell office:value-type="string" calcext:value-type="string">
            <text:p>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text:p>
          </table:table-cell>
          <table:table-cell office:value-type="string" calcext:value-type="string">
            <text:p>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 FR</text:p>
          </table:table-cell>
          <table:table-cell table:style-name="Default" office:value-type="string" calcext:value-type="string">
            <text:p>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 ES</text:p>
          </table:table-cell>
          <table:table-cell/>
          <table:table-cell table:formula="of:=COM.MICROSOFT.CONCAT([.A84];&quot;:&quot;;&quot;  '&quot;;[.B84];&quot;',&quot;)" office:value-type="string" office:string-value="neuralBasisEEGDescription2:  '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 calcext:value-type="string">
            <text:p>neuralBasisEEGDescription2: <text:s/>'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text:p>
          </table:table-cell>
          <table:table-cell table:formula="of:=COM.MICROSOFT.CONCAT([.$A84];&quot;:&quot;;&quot;  '&quot;;[.C84];&quot;',&quot;)" office:value-type="string" office:string-value="neuralBasisEEGDescription2:  '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 FR'," calcext:value-type="string">
            <text:p>neuralBasisEEGDescription2: <text:s/>'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 FR',</text:p>
          </table:table-cell>
          <table:table-cell table:formula="of:=COM.MICROSOFT.CONCAT([.$A84];&quot;:&quot;;&quot;  '&quot;;[.D84];&quot;',&quot;)" office:value-type="string" office:string-value="neuralBasisEEGDescription2:  '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 ES'," calcext:value-type="string">
            <text:p>neuralBasisEEGDescription2: <text:s/>'The electric fields produced by single neurons are vanishingly small. However, when large numbers of cortical neurons fire rhythmically, their activity can produce electric fields that are large enough to cross the surface of the skull. This process is influenced by many factors, including depth, orientation, and subtype of neurons, and is a topic of ongoing research. ES',</text:p>
          </table:table-cell>
          <table:table-cell table:number-columns-repeated="1016"/>
        </table:table-row>
        <table:table-row table:style-name="ro2">
          <table:table-cell table:style-name="ce4" office:value-type="string" calcext:value-type="string">
            <text:p>brainStatesTitle</text:p>
          </table:table-cell>
          <table:table-cell office:value-type="string" calcext:value-type="string">
            <text:p>Brain states.</text:p>
          </table:table-cell>
          <table:table-cell office:value-type="string" calcext:value-type="string">
            <text:p>Brain states. FR</text:p>
          </table:table-cell>
          <table:table-cell table:style-name="Default" office:value-type="string" calcext:value-type="string">
            <text:p>Brain states. ES</text:p>
          </table:table-cell>
          <table:table-cell/>
          <table:table-cell table:formula="of:=COM.MICROSOFT.CONCAT([.A85];&quot;:&quot;;&quot;  '&quot;;[.B85];&quot;',&quot;)" office:value-type="string" office:string-value="brainStatesTitle:  'Brain states.'," calcext:value-type="string">
            <text:p>brainStatesTitle: <text:s/>'Brain states.',</text:p>
          </table:table-cell>
          <table:table-cell table:formula="of:=COM.MICROSOFT.CONCAT([.$A85];&quot;:&quot;;&quot;  '&quot;;[.C85];&quot;',&quot;)" office:value-type="string" office:string-value="brainStatesTitle:  'Brain states. FR'," calcext:value-type="string">
            <text:p>brainStatesTitle: <text:s/>'Brain states. FR',</text:p>
          </table:table-cell>
          <table:table-cell table:formula="of:=COM.MICROSOFT.CONCAT([.$A85];&quot;:&quot;;&quot;  '&quot;;[.D85];&quot;',&quot;)" office:value-type="string" office:string-value="brainStatesTitle:  'Brain states. ES'," calcext:value-type="string">
            <text:p>brainStatesTitle: <text:s/>'Brain states. ES',</text:p>
          </table:table-cell>
          <table:table-cell table:number-columns-repeated="1016"/>
        </table:table-row>
        <table:table-row table:style-name="ro9">
          <table:table-cell table:style-name="ce4" office:value-type="string" calcext:value-type="string">
            <text:p>brainStatesDescription</text:p>
          </table:table-cell>
          <table:table-cell office:value-type="string" calcext:value-type="string">
            <text:p>During sleep our brains produce very different kinds of rhythmic electrical activity. When awake, brain rhythms tend to be rapidly-changing and irregular, while slowly-changing, organized rhythms become more dominant as we fall asleep and pass through the multiple sleep stages. {"\n"}Certain emotions and cognitive processes have also been linked with characteristic patterns of rhythmic activity that can be identified with EEG.</text:p>
          </table:table-cell>
          <table:table-cell office:value-type="string" calcext:value-type="string">
            <text:p>During sleep our brains produce very different kinds of rhythmic electrical activity. When awake, brain rhythms tend to be rapidly-changing and irregular, while slowly-changing, organized rhythms become more dominant as we fall asleep and pass through the multiple sleep stages. {"\n"}Certain emotions and cognitive processes have also been linked with characteristic patterns of rhythmic activity that can be identified with EEG. FR</text:p>
          </table:table-cell>
          <table:table-cell table:style-name="Default" office:value-type="string" calcext:value-type="string">
            <text:p>During sleep our brains produce very different kinds of rhythmic electrical activity. When awake, brain rhythms tend to be rapidly-changing and irregular, while slowly-changing, organized rhythms become more dominant as we fall asleep and pass through the multiple sleep stages. {"\n"}Certain emotions and cognitive processes have also been linked with characteristic patterns of rhythmic activity that can be identified with EEG. ES</text:p>
          </table:table-cell>
          <table:table-cell/>
          <table:table-cell table:formula="of:=COM.MICROSOFT.CONCAT([.A86];&quot;:&quot;;&quot;  '&quot;;[.B86];&quot;',&quot;)" office:value-type="string" office:string-value="brainStatesDescription:  'During sleep our brains produce very different kinds of rhythmic electrical activity. When awake, brain rhythms tend to be rapidly-changing and irregular, while slowly-changing, organized rhythms become more dominant as we fall asleep and pass through the multiple sleep stages. {&quot;\n&quot;}Certain emotions and cognitive processes have also been linked with characteristic patterns of rhythmic activity that can be identified with EEG.'," calcext:value-type="string">
            <text:p>brainStatesDescription: <text:s/>'During sleep our brains produce very different kinds of rhythmic electrical activity. When awake, brain rhythms tend to be rapidly-changing and irregular, while slowly-changing, organized rhythms become more dominant as we fall asleep and pass through the multiple sleep stages. {"\n"}Certain emotions and cognitive processes have also been linked with characteristic patterns of rhythmic activity that can be identified with EEG.',</text:p>
          </table:table-cell>
          <table:table-cell table:formula="of:=COM.MICROSOFT.CONCAT([.$A86];&quot;:&quot;;&quot;  '&quot;;[.C86];&quot;',&quot;)" office:value-type="string" office:string-value="brainStatesDescription:  'During sleep our brains produce very different kinds of rhythmic electrical activity. When awake, brain rhythms tend to be rapidly-changing and irregular, while slowly-changing, organized rhythms become more dominant as we fall asleep and pass through the multiple sleep stages. {&quot;\n&quot;}Certain emotions and cognitive processes have also been linked with characteristic patterns of rhythmic activity that can be identified with EEG. FR'," calcext:value-type="string">
            <text:p>brainStatesDescription: <text:s/>'During sleep our brains produce very different kinds of rhythmic electrical activity. When awake, brain rhythms tend to be rapidly-changing and irregular, while slowly-changing, organized rhythms become more dominant as we fall asleep and pass through the multiple sleep stages. {"\n"}Certain emotions and cognitive processes have also been linked with characteristic patterns of rhythmic activity that can be identified with EEG. FR',</text:p>
          </table:table-cell>
          <table:table-cell table:formula="of:=COM.MICROSOFT.CONCAT([.$A86];&quot;:&quot;;&quot;  '&quot;;[.D86];&quot;',&quot;)" office:value-type="string" office:string-value="brainStatesDescription:  'During sleep our brains produce very different kinds of rhythmic electrical activity. When awake, brain rhythms tend to be rapidly-changing and irregular, while slowly-changing, organized rhythms become more dominant as we fall asleep and pass through the multiple sleep stages. {&quot;\n&quot;}Certain emotions and cognitive processes have also been linked with characteristic patterns of rhythmic activity that can be identified with EEG. ES'," calcext:value-type="string">
            <text:p>brainStatesDescription: <text:s/>'During sleep our brains produce very different kinds of rhythmic electrical activity. When awake, brain rhythms tend to be rapidly-changing and irregular, while slowly-changing, organized rhythms become more dominant as we fall asleep and pass through the multiple sleep stages. {"\n"}Certain emotions and cognitive processes have also been linked with characteristic patterns of rhythmic activity that can be identified with EEG.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3.js</text:p>
          </table:table-cell>
          <table:table-cell table:style-name="ce9" table:formula="of:=[.$A88]" office:value-type="string" office:string-value="//slide-03.js" calcext:value-type="string">
            <text:p>//slide-03.js</text:p>
          </table:table-cell>
          <table:table-cell table:style-name="ce9" table:formula="of:=[.$A88]" office:value-type="string" office:string-value="//slide-03.js" calcext:value-type="string">
            <text:p>//slide-03.js</text:p>
          </table:table-cell>
          <table:table-cell table:style-name="ce9" table:formula="of:=[.$A88]" office:value-type="string" office:string-value="//slide-03.js" calcext:value-type="string">
            <text:p>//slide-03.js</text:p>
          </table:table-cell>
          <table:table-cell/>
          <table:table-cell table:style-name="ce9" table:formula="of:=[.$A88]" office:value-type="string" office:string-value="//slide-03.js" calcext:value-type="string">
            <text:p>//slide-03.js</text:p>
          </table:table-cell>
          <table:table-cell table:style-name="ce9" table:formula="of:=[.$A88]" office:value-type="string" office:string-value="//slide-03.js" calcext:value-type="string">
            <text:p>//slide-03.js</text:p>
          </table:table-cell>
          <table:table-cell table:style-name="ce9" table:formula="of:=[.$A88]" office:value-type="string" office:string-value="//slide-03.js" calcext:value-type="string">
            <text:p>//slide-03.js</text:p>
          </table:table-cell>
          <table:table-cell table:number-columns-repeated="1016"/>
        </table:table-row>
        <table:table-row table:style-name="ro2">
          <table:table-cell table:style-name="ce4" office:value-type="string" calcext:value-type="string">
            <text:p>hardwareSlideTitle</text:p>
          </table:table-cell>
          <table:table-cell office:value-type="string" calcext:value-type="string">
            <text:p>HARDWARE</text:p>
          </table:table-cell>
          <table:table-cell office:value-type="string" calcext:value-type="string">
            <text:p>HARDWARE FR</text:p>
          </table:table-cell>
          <table:table-cell table:style-name="Default" office:value-type="string" calcext:value-type="string">
            <text:p>HARDWARE ES</text:p>
          </table:table-cell>
          <table:table-cell/>
          <table:table-cell table:formula="of:=COM.MICROSOFT.CONCAT([.A89];&quot;:&quot;;&quot;  '&quot;;[.B89];&quot;',&quot;)" office:value-type="string" office:string-value="hardwareSlideTitle:  'HARDWARE'," calcext:value-type="string">
            <text:p>hardwareSlideTitle: <text:s/>'HARDWARE',</text:p>
          </table:table-cell>
          <table:table-cell table:formula="of:=COM.MICROSOFT.CONCAT([.$A89];&quot;:&quot;;&quot;  '&quot;;[.C89];&quot;',&quot;)" office:value-type="string" office:string-value="hardwareSlideTitle:  'HARDWARE FR'," calcext:value-type="string">
            <text:p>hardwareSlideTitle: <text:s/>'HARDWARE FR',</text:p>
          </table:table-cell>
          <table:table-cell table:formula="of:=COM.MICROSOFT.CONCAT([.$A89];&quot;:&quot;;&quot;  '&quot;;[.D89];&quot;',&quot;)" office:value-type="string" office:string-value="hardwareSlideTitle:  'HARDWARE ES'," calcext:value-type="string">
            <text:p>hardwareSlideTitle: <text:s/>'HARDWARE ES',</text:p>
          </table:table-cell>
          <table:table-cell table:number-columns-repeated="1016"/>
        </table:table-row>
        <table:table-row table:style-name="ro3">
          <table:table-cell table:style-name="ce4" office:value-type="string" calcext:value-type="string">
            <text:p>howDoesEEGDeviceWork</text:p>
          </table:table-cell>
          <table:table-cell office:value-type="string" calcext:value-type="string">
            <text:p>How does an EEG device work?</text:p>
          </table:table-cell>
          <table:table-cell office:value-type="string" calcext:value-type="string">
            <text:p>How does an EEG device work? FR</text:p>
          </table:table-cell>
          <table:table-cell table:style-name="Default" office:value-type="string" calcext:value-type="string">
            <text:p>How does an EEG device work? ES</text:p>
          </table:table-cell>
          <table:table-cell/>
          <table:table-cell table:formula="of:=COM.MICROSOFT.CONCAT([.A90];&quot;:&quot;;&quot;  '&quot;;[.B90];&quot;',&quot;)" office:value-type="string" office:string-value="howDoesEEGDeviceWork:  'How does an EEG device work?'," calcext:value-type="string">
            <text:p>howDoesEEGDeviceWork: <text:s/>'How does an EEG device work?',</text:p>
          </table:table-cell>
          <table:table-cell table:formula="of:=COM.MICROSOFT.CONCAT([.$A90];&quot;:&quot;;&quot;  '&quot;;[.C90];&quot;',&quot;)" office:value-type="string" office:string-value="howDoesEEGDeviceWork:  'How does an EEG device work? FR'," calcext:value-type="string">
            <text:p>howDoesEEGDeviceWork: <text:s/>'How does an EEG device work? FR',</text:p>
          </table:table-cell>
          <table:table-cell table:formula="of:=COM.MICROSOFT.CONCAT([.$A90];&quot;:&quot;;&quot;  '&quot;;[.D90];&quot;',&quot;)" office:value-type="string" office:string-value="howDoesEEGDeviceWork:  'How does an EEG device work? ES'," calcext:value-type="string">
            <text:p>howDoesEEGDeviceWork: <text:s/>'How does an EEG device work? ES',</text:p>
          </table:table-cell>
          <table:table-cell table:number-columns-repeated="1016"/>
        </table:table-row>
        <table:table-row table:style-name="ro10">
          <table:table-cell table:style-name="ce4" office:value-type="string" calcext:value-type="string">
            <text:p>electricalActivitySensed</text:p>
          </table:table-cell>
          <table:table-cell office:value-type="string" calcext:value-type="string">
            <text:p>The electrical activity of the brain is sensed by </text:p>
          </table:table-cell>
          <table:table-cell office:value-type="string" calcext:value-type="string">
            <text:p>The electrical activity of the brain is sensed by <text:s/>FR</text:p>
          </table:table-cell>
          <table:table-cell table:style-name="Default" office:value-type="string" calcext:value-type="string">
            <text:p>The electrical activity of the brain is sensed by <text:s/>ES</text:p>
          </table:table-cell>
          <table:table-cell/>
          <table:table-cell table:formula="of:=COM.MICROSOFT.CONCAT([.A91];&quot;:&quot;;&quot;  '&quot;;[.B91];&quot;',&quot;)" office:value-type="string" office:string-value="electricalActivitySensed:  'The electrical activity of the brain is sensed by '," calcext:value-type="string">
            <text:p>electricalActivitySensed: <text:s/>'The electrical activity of the brain is sensed by ',</text:p>
          </table:table-cell>
          <table:table-cell table:formula="of:=COM.MICROSOFT.CONCAT([.$A91];&quot;:&quot;;&quot;  '&quot;;[.C91];&quot;',&quot;)" office:value-type="string" office:string-value="electricalActivitySensed:  'The electrical activity of the brain is sensed by  FR'," calcext:value-type="string">
            <text:p>electricalActivitySensed: <text:s/>'The electrical activity of the brain is sensed by <text:s/>FR',</text:p>
          </table:table-cell>
          <table:table-cell table:formula="of:=COM.MICROSOFT.CONCAT([.$A91];&quot;:&quot;;&quot;  '&quot;;[.D91];&quot;',&quot;)" office:value-type="string" office:string-value="electricalActivitySensed:  'The electrical activity of the brain is sensed by  ES'," calcext:value-type="string">
            <text:p>electricalActivitySensed: <text:s/>'The electrical activity of the brain is sensed by <text:s/>ES',</text:p>
          </table:table-cell>
          <table:table-cell table:number-columns-repeated="1016"/>
        </table:table-row>
        <table:table-row table:style-name="ro2">
          <table:table-cell table:style-name="ce4" office:value-type="string" calcext:value-type="string">
            <text:p>electrodesLink</text:p>
          </table:table-cell>
          <table:table-cell office:value-type="string" calcext:value-type="string">
            <text:p>electrodes</text:p>
          </table:table-cell>
          <table:table-cell office:value-type="string" calcext:value-type="string">
            <text:p>electrodes FR</text:p>
          </table:table-cell>
          <table:table-cell table:style-name="Default" office:value-type="string" calcext:value-type="string">
            <text:p>electrodes ES</text:p>
          </table:table-cell>
          <table:table-cell/>
          <table:table-cell table:formula="of:=COM.MICROSOFT.CONCAT([.A92];&quot;:&quot;;&quot;  '&quot;;[.B92];&quot;',&quot;)" office:value-type="string" office:string-value="electrodesLink:  'electrodes'," calcext:value-type="string">
            <text:p>electrodesLink: <text:s/>'electrodes',</text:p>
          </table:table-cell>
          <table:table-cell table:formula="of:=COM.MICROSOFT.CONCAT([.$A92];&quot;:&quot;;&quot;  '&quot;;[.C92];&quot;',&quot;)" office:value-type="string" office:string-value="electrodesLink:  'electrodes FR'," calcext:value-type="string">
            <text:p>electrodesLink: <text:s/>'electrodes FR',</text:p>
          </table:table-cell>
          <table:table-cell table:formula="of:=COM.MICROSOFT.CONCAT([.$A92];&quot;:&quot;;&quot;  '&quot;;[.D92];&quot;',&quot;)" office:value-type="string" office:string-value="electrodesLink:  'electrodes ES'," calcext:value-type="string">
            <text:p>electrodesLink: <text:s/>'electrodes ES',</text:p>
          </table:table-cell>
          <table:table-cell table:number-columns-repeated="1016"/>
        </table:table-row>
        <table:table-row table:style-name="ro3">
          <table:table-cell table:style-name="ce4" office:value-type="string" calcext:value-type="string">
            <text:p>placedOnScalp</text:p>
          </table:table-cell>
          <table:table-cell office:value-type="string" calcext:value-type="string">
            <text:p><text:s/>placed on the scalp.</text:p>
          </table:table-cell>
          <table:table-cell office:value-type="string" calcext:value-type="string">
            <text:p><text:s/>placed on the scalp. FR</text:p>
          </table:table-cell>
          <table:table-cell table:style-name="Default" office:value-type="string" calcext:value-type="string">
            <text:p><text:s/>placed on the scalp. ES</text:p>
          </table:table-cell>
          <table:table-cell/>
          <table:table-cell table:formula="of:=COM.MICROSOFT.CONCAT([.A93];&quot;:&quot;;&quot;  '&quot;;[.B93];&quot;',&quot;)" office:value-type="string" office:string-value="placedOnScalp:  ' placed on the scalp.'," calcext:value-type="string">
            <text:p>placedOnScalp: <text:s/>' placed on the scalp.',</text:p>
          </table:table-cell>
          <table:table-cell table:formula="of:=COM.MICROSOFT.CONCAT([.$A93];&quot;:&quot;;&quot;  '&quot;;[.C93];&quot;',&quot;)" office:value-type="string" office:string-value="placedOnScalp:  ' placed on the scalp. FR'," calcext:value-type="string">
            <text:p>placedOnScalp: <text:s/>' placed on the scalp. FR',</text:p>
          </table:table-cell>
          <table:table-cell table:formula="of:=COM.MICROSOFT.CONCAT([.$A93];&quot;:&quot;;&quot;  '&quot;;[.D93];&quot;',&quot;)" office:value-type="string" office:string-value="placedOnScalp:  ' placed on the scalp. ES'," calcext:value-type="string">
            <text:p>placedOnScalp: <text:s/>' placed on the scalp. ES',</text:p>
          </table:table-cell>
          <table:table-cell table:number-columns-repeated="1016"/>
        </table:table-row>
        <table:table-row table:style-name="ro3">
          <table:table-cell table:style-name="ce4" office:value-type="string" calcext:value-type="string">
            <text:p>deviceHas4Electrodes</text:p>
          </table:table-cell>
          <table:table-cell office:value-type="string" calcext:value-type="string">
            <text:p>This device has 4 electrodes.</text:p>
          </table:table-cell>
          <table:table-cell office:value-type="string" calcext:value-type="string">
            <text:p>This device has 4 electrodes. FR</text:p>
          </table:table-cell>
          <table:table-cell table:style-name="Default" office:value-type="string" calcext:value-type="string">
            <text:p>This device has 4 electrodes. ES</text:p>
          </table:table-cell>
          <table:table-cell/>
          <table:table-cell table:formula="of:=COM.MICROSOFT.CONCAT([.A94];&quot;:&quot;;&quot;  '&quot;;[.B94];&quot;',&quot;)" office:value-type="string" office:string-value="deviceHas4Electrodes:  'This device has 4 electrodes.'," calcext:value-type="string">
            <text:p>deviceHas4Electrodes: <text:s/>'This device has 4 electrodes.',</text:p>
          </table:table-cell>
          <table:table-cell table:formula="of:=COM.MICROSOFT.CONCAT([.$A94];&quot;:&quot;;&quot;  '&quot;;[.C94];&quot;',&quot;)" office:value-type="string" office:string-value="deviceHas4Electrodes:  'This device has 4 electrodes. FR'," calcext:value-type="string">
            <text:p>deviceHas4Electrodes: <text:s/>'This device has 4 electrodes. FR',</text:p>
          </table:table-cell>
          <table:table-cell table:formula="of:=COM.MICROSOFT.CONCAT([.$A94];&quot;:&quot;;&quot;  '&quot;;[.D94];&quot;',&quot;)" office:value-type="string" office:string-value="deviceHas4Electrodes:  'This device has 4 electrodes. ES'," calcext:value-type="string">
            <text:p>deviceHas4Electrodes: <text:s/>'This device has 4 electrodes. ES',</text:p>
          </table:table-cell>
          <table:table-cell table:number-columns-repeated="1016"/>
        </table:table-row>
        <table:table-row table:style-name="ro6">
          <table:table-cell table:style-name="ce4" office:value-type="string" calcext:value-type="string">
            <text:p>touchTheHeadDiagram</text:p>
          </table:table-cell>
          <table:table-cell office:value-type="string" calcext:value-type="string">
            <text:p>Touch the head diagram to view the signal at each electrode. Scientists have </text:p>
          </table:table-cell>
          <table:table-cell office:value-type="string" calcext:value-type="string">
            <text:p>Touch the head diagram to view the signal at each electrode. Scientists have <text:s/>FR</text:p>
          </table:table-cell>
          <table:table-cell table:style-name="Default" office:value-type="string" calcext:value-type="string">
            <text:p>Touch the head diagram to view the signal at each electrode. Scientists have <text:s/>ES</text:p>
          </table:table-cell>
          <table:table-cell/>
          <table:table-cell table:formula="of:=COM.MICROSOFT.CONCAT([.A95];&quot;:&quot;;&quot;  '&quot;;[.B95];&quot;',&quot;)" office:value-type="string" office:string-value="touchTheHeadDiagram:  'Touch the head diagram to view the signal at each electrode. Scientists have '," calcext:value-type="string">
            <text:p>touchTheHeadDiagram: <text:s/>'Touch the head diagram to view the signal at each electrode. Scientists have ',</text:p>
          </table:table-cell>
          <table:table-cell table:formula="of:=COM.MICROSOFT.CONCAT([.$A95];&quot;:&quot;;&quot;  '&quot;;[.C95];&quot;',&quot;)" office:value-type="string" office:string-value="touchTheHeadDiagram:  'Touch the head diagram to view the signal at each electrode. Scientists have  FR'," calcext:value-type="string">
            <text:p>touchTheHeadDiagram: <text:s/>'Touch the head diagram to view the signal at each electrode. Scientists have <text:s/>FR',</text:p>
          </table:table-cell>
          <table:table-cell table:formula="of:=COM.MICROSOFT.CONCAT([.$A95];&quot;:&quot;;&quot;  '&quot;;[.D95];&quot;',&quot;)" office:value-type="string" office:string-value="touchTheHeadDiagram:  'Touch the head diagram to view the signal at each electrode. Scientists have  ES'," calcext:value-type="string">
            <text:p>touchTheHeadDiagram: <text:s/>'Touch the head diagram to view the signal at each electrode. Scientists have <text:s/>ES',</text:p>
          </table:table-cell>
          <table:table-cell table:number-columns-repeated="1016"/>
        </table:table-row>
        <table:table-row table:style-name="ro2">
          <table:table-cell table:style-name="ce4" office:value-type="string" calcext:value-type="string">
            <text:p>namesLink</text:p>
          </table:table-cell>
          <table:table-cell office:value-type="string" calcext:value-type="string">
            <text:p>names</text:p>
          </table:table-cell>
          <table:table-cell office:value-type="string" calcext:value-type="string">
            <text:p>names FR</text:p>
          </table:table-cell>
          <table:table-cell table:style-name="Default" office:value-type="string" calcext:value-type="string">
            <text:p>names ES</text:p>
          </table:table-cell>
          <table:table-cell/>
          <table:table-cell table:formula="of:=COM.MICROSOFT.CONCAT([.A96];&quot;:&quot;;&quot;  '&quot;;[.B96];&quot;',&quot;)" office:value-type="string" office:string-value="namesLink:  'names'," calcext:value-type="string">
            <text:p>namesLink: <text:s/>'names',</text:p>
          </table:table-cell>
          <table:table-cell table:formula="of:=COM.MICROSOFT.CONCAT([.$A96];&quot;:&quot;;&quot;  '&quot;;[.C96];&quot;',&quot;)" office:value-type="string" office:string-value="namesLink:  'names FR'," calcext:value-type="string">
            <text:p>namesLink: <text:s/>'names FR',</text:p>
          </table:table-cell>
          <table:table-cell table:formula="of:=COM.MICROSOFT.CONCAT([.$A96];&quot;:&quot;;&quot;  '&quot;;[.D96];&quot;',&quot;)" office:value-type="string" office:string-value="namesLink:  'names ES'," calcext:value-type="string">
            <text:p>namesLink: <text:s/>'names ES',</text:p>
          </table:table-cell>
          <table:table-cell table:number-columns-repeated="1016"/>
        </table:table-row>
        <table:table-row table:style-name="ro3">
          <table:table-cell table:style-name="ce4" office:value-type="string" calcext:value-type="string">
            <text:p>forEachElectrode</text:p>
          </table:table-cell>
          <table:table-cell office:value-type="string" calcext:value-type="string">
            <text:p><text:s/>for each of these electrodes.</text:p>
          </table:table-cell>
          <table:table-cell office:value-type="string" calcext:value-type="string">
            <text:p><text:s/>for each of these electrodes. FR</text:p>
          </table:table-cell>
          <table:table-cell table:style-name="Default" office:value-type="string" calcext:value-type="string">
            <text:p><text:s/>for each of these electrodes. ES</text:p>
          </table:table-cell>
          <table:table-cell/>
          <table:table-cell table:formula="of:=COM.MICROSOFT.CONCAT([.A97];&quot;:&quot;;&quot;  '&quot;;[.B97];&quot;',&quot;)" office:value-type="string" office:string-value="forEachElectrode:  ' for each of these electrodes.'," calcext:value-type="string">
            <text:p>forEachElectrode: <text:s/>' for each of these electrodes.',</text:p>
          </table:table-cell>
          <table:table-cell table:formula="of:=COM.MICROSOFT.CONCAT([.$A97];&quot;:&quot;;&quot;  '&quot;;[.C97];&quot;',&quot;)" office:value-type="string" office:string-value="forEachElectrode:  ' for each of these electrodes. FR'," calcext:value-type="string">
            <text:p>forEachElectrode: <text:s/>' for each of these electrodes. FR',</text:p>
          </table:table-cell>
          <table:table-cell table:formula="of:=COM.MICROSOFT.CONCAT([.$A97];&quot;:&quot;;&quot;  '&quot;;[.D97];&quot;',&quot;)" office:value-type="string" office:string-value="forEachElectrode:  ' for each of these electrodes. ES'," calcext:value-type="string">
            <text:p>forEachElectrode: <text:s/>' for each of these electrodes. ES',</text:p>
          </table:table-cell>
          <table:table-cell table:number-columns-repeated="1016"/>
        </table:table-row>
        <table:table-row table:style-name="ro3">
          <table:table-cell table:style-name="ce4" office:value-type="string" calcext:value-type="string">
            <text:p>whatElectrodesMeasure</text:p>
          </table:table-cell>
          <table:table-cell office:value-type="string" calcext:value-type="string">
            <text:p>What do electrodes measure?</text:p>
          </table:table-cell>
          <table:table-cell office:value-type="string" calcext:value-type="string">
            <text:p>What do electrodes measure? FR</text:p>
          </table:table-cell>
          <table:table-cell table:style-name="Default" office:value-type="string" calcext:value-type="string">
            <text:p>What do electrodes measure? ES</text:p>
          </table:table-cell>
          <table:table-cell/>
          <table:table-cell table:formula="of:=COM.MICROSOFT.CONCAT([.A98];&quot;:&quot;;&quot;  '&quot;;[.B98];&quot;',&quot;)" office:value-type="string" office:string-value="whatElectrodesMeasure:  'What do electrodes measure?'," calcext:value-type="string">
            <text:p>whatElectrodesMeasure: <text:s/>'What do electrodes measure?',</text:p>
          </table:table-cell>
          <table:table-cell table:formula="of:=COM.MICROSOFT.CONCAT([.$A98];&quot;:&quot;;&quot;  '&quot;;[.C98];&quot;',&quot;)" office:value-type="string" office:string-value="whatElectrodesMeasure:  'What do electrodes measure? FR'," calcext:value-type="string">
            <text:p>whatElectrodesMeasure: <text:s/>'What do electrodes measure? FR',</text:p>
          </table:table-cell>
          <table:table-cell table:formula="of:=COM.MICROSOFT.CONCAT([.$A98];&quot;:&quot;;&quot;  '&quot;;[.D98];&quot;',&quot;)" office:value-type="string" office:string-value="whatElectrodesMeasure:  'What do electrodes measure? ES'," calcext:value-type="string">
            <text:p>whatElectrodesMeasure: <text:s/>'What do electrodes measure? ES',</text:p>
          </table:table-cell>
          <table:table-cell table:number-columns-repeated="1016"/>
        </table:table-row>
        <table:table-row table:style-name="ro6">
          <table:table-cell table:style-name="ce4" office:value-type="string" calcext:value-type="string">
            <text:p>voltageFluctuations</text:p>
          </table:table-cell>
          <table:table-cell office:value-type="string" calcext:value-type="string">
            <text:p>Each electrode detects voltage fluctuations that are compared to a </text:p>
          </table:table-cell>
          <table:table-cell office:value-type="string" calcext:value-type="string">
            <text:p>Each electrode detects voltage fluctuations that are compared to a <text:s/>FR</text:p>
          </table:table-cell>
          <table:table-cell table:style-name="Default" office:value-type="string" calcext:value-type="string">
            <text:p>Each electrode detects voltage fluctuations that are compared to a <text:s/>ES</text:p>
          </table:table-cell>
          <table:table-cell/>
          <table:table-cell table:formula="of:=COM.MICROSOFT.CONCAT([.A99];&quot;:&quot;;&quot;  '&quot;;[.B99];&quot;',&quot;)" office:value-type="string" office:string-value="voltageFluctuations:  'Each electrode detects voltage fluctuations that are compared to a '," calcext:value-type="string">
            <text:p>voltageFluctuations: <text:s/>'Each electrode detects voltage fluctuations that are compared to a ',</text:p>
          </table:table-cell>
          <table:table-cell table:formula="of:=COM.MICROSOFT.CONCAT([.$A99];&quot;:&quot;;&quot;  '&quot;;[.C99];&quot;',&quot;)" office:value-type="string" office:string-value="voltageFluctuations:  'Each electrode detects voltage fluctuations that are compared to a  FR'," calcext:value-type="string">
            <text:p>voltageFluctuations: <text:s/>'Each electrode detects voltage fluctuations that are compared to a <text:s/>FR',</text:p>
          </table:table-cell>
          <table:table-cell table:formula="of:=COM.MICROSOFT.CONCAT([.$A99];&quot;:&quot;;&quot;  '&quot;;[.D99];&quot;',&quot;)" office:value-type="string" office:string-value="voltageFluctuations:  'Each electrode detects voltage fluctuations that are compared to a  ES'," calcext:value-type="string">
            <text:p>voltageFluctuations: <text:s/>'Each electrode detects voltage fluctuations that are compared to a <text:s/>ES',</text:p>
          </table:table-cell>
          <table:table-cell table:number-columns-repeated="1016"/>
        </table:table-row>
        <table:table-row table:style-name="ro3">
          <table:table-cell table:style-name="ce4" office:value-type="string" calcext:value-type="string">
            <text:p>referenceElectrodeLink</text:p>
          </table:table-cell>
          <table:table-cell office:value-type="string" calcext:value-type="string">
            <text:p>reference electrode</text:p>
          </table:table-cell>
          <table:table-cell office:value-type="string" calcext:value-type="string">
            <text:p>reference electrode FR</text:p>
          </table:table-cell>
          <table:table-cell table:style-name="Default" office:value-type="string" calcext:value-type="string">
            <text:p>reference electrode ES</text:p>
          </table:table-cell>
          <table:table-cell/>
          <table:table-cell table:formula="of:=COM.MICROSOFT.CONCAT([.A100];&quot;:&quot;;&quot;  '&quot;;[.B100];&quot;',&quot;)" office:value-type="string" office:string-value="referenceElectrodeLink:  'reference electrode'," calcext:value-type="string">
            <text:p>referenceElectrodeLink: <text:s/>'reference electrode',</text:p>
          </table:table-cell>
          <table:table-cell table:formula="of:=COM.MICROSOFT.CONCAT([.$A100];&quot;:&quot;;&quot;  '&quot;;[.C100];&quot;',&quot;)" office:value-type="string" office:string-value="referenceElectrodeLink:  'reference electrode FR'," calcext:value-type="string">
            <text:p>referenceElectrodeLink: <text:s/>'reference electrode FR',</text:p>
          </table:table-cell>
          <table:table-cell table:formula="of:=COM.MICROSOFT.CONCAT([.$A100];&quot;:&quot;;&quot;  '&quot;;[.D100];&quot;',&quot;)" office:value-type="string" office:string-value="referenceElectrodeLink:  'reference electrode ES'," calcext:value-type="string">
            <text:p>referenceElectrodeLink: <text:s/>'reference electrode ES',</text:p>
          </table:table-cell>
          <table:table-cell table:number-columns-repeated="1016"/>
        </table:table-row>
        <table:table-row table:style-name="ro3">
          <table:table-cell table:style-name="ce4" office:value-type="string" calcext:value-type="string">
            <text:p>amplified1Mil</text:p>
          </table:table-cell>
          <table:table-cell office:value-type="string" calcext:value-type="string">
            <text:p><text:s/>and then amplified around 1,000,000 times.</text:p>
          </table:table-cell>
          <table:table-cell office:value-type="string" calcext:value-type="string">
            <text:p><text:s/>and then amplified around 1,000,000 times. FR</text:p>
          </table:table-cell>
          <table:table-cell table:style-name="Default" office:value-type="string" calcext:value-type="string">
            <text:p><text:s/>and then amplified around 1,000,000 times. ES</text:p>
          </table:table-cell>
          <table:table-cell/>
          <table:table-cell table:formula="of:=COM.MICROSOFT.CONCAT([.A101];&quot;:&quot;;&quot;  '&quot;;[.B101];&quot;',&quot;)" office:value-type="string" office:string-value="amplified1Mil:  ' and then amplified around 1,000,000 times.'," calcext:value-type="string">
            <text:p>amplified1Mil: <text:s/>' and then amplified around 1,000,000 times.',</text:p>
          </table:table-cell>
          <table:table-cell table:formula="of:=COM.MICROSOFT.CONCAT([.$A101];&quot;:&quot;;&quot;  '&quot;;[.C101];&quot;',&quot;)" office:value-type="string" office:string-value="amplified1Mil:  ' and then amplified around 1,000,000 times. FR'," calcext:value-type="string">
            <text:p>amplified1Mil: <text:s/>' and then amplified around 1,000,000 times. FR',</text:p>
          </table:table-cell>
          <table:table-cell table:formula="of:=COM.MICROSOFT.CONCAT([.$A101];&quot;:&quot;;&quot;  '&quot;;[.D101];&quot;',&quot;)" office:value-type="string" office:string-value="amplified1Mil:  ' and then amplified around 1,000,000 times. ES'," calcext:value-type="string">
            <text:p>amplified1Mil: <text:s/>' and then amplified around 1,000,000 times. ES',</text:p>
          </table:table-cell>
          <table:table-cell table:number-columns-repeated="1016"/>
        </table:table-row>
        <table:table-row table:style-name="ro2">
          <table:table-cell table:style-name="ce4" office:value-type="string" calcext:value-type="string">
            <text:p>electrodesTitle</text:p>
          </table:table-cell>
          <table:table-cell office:value-type="string" calcext:value-type="string">
            <text:p>Electrodes</text:p>
          </table:table-cell>
          <table:table-cell office:value-type="string" calcext:value-type="string">
            <text:p>Electrodes FR</text:p>
          </table:table-cell>
          <table:table-cell table:style-name="Default" office:value-type="string" calcext:value-type="string">
            <text:p>Electrodes ES</text:p>
          </table:table-cell>
          <table:table-cell/>
          <table:table-cell table:formula="of:=COM.MICROSOFT.CONCAT([.A102];&quot;:&quot;;&quot;  '&quot;;[.B102];&quot;',&quot;)" office:value-type="string" office:string-value="electrodesTitle:  'Electrodes'," calcext:value-type="string">
            <text:p>electrodesTitle: <text:s/>'Electrodes',</text:p>
          </table:table-cell>
          <table:table-cell table:formula="of:=COM.MICROSOFT.CONCAT([.$A102];&quot;:&quot;;&quot;  '&quot;;[.C102];&quot;',&quot;)" office:value-type="string" office:string-value="electrodesTitle:  'Electrodes FR'," calcext:value-type="string">
            <text:p>electrodesTitle: <text:s/>'Electrodes FR',</text:p>
          </table:table-cell>
          <table:table-cell table:formula="of:=COM.MICROSOFT.CONCAT([.$A102];&quot;:&quot;;&quot;  '&quot;;[.D102];&quot;',&quot;)" office:value-type="string" office:string-value="electrodesTitle:  'Electrodes ES'," calcext:value-type="string">
            <text:p>electrodesTitle: <text:s/>'Electrodes ES',</text:p>
          </table:table-cell>
          <table:table-cell table:number-columns-repeated="1016"/>
        </table:table-row>
        <table:table-row table:style-name="ro5">
          <table:table-cell table:style-name="ce4" office:value-type="string" calcext:value-type="string">
            <text:p>electrodesDescription</text:p>
          </table:table-cell>
          <table:table-cell office:value-type="string" calcext:value-type="string">
            <text:p>An electrode is a conductor through which electricity flows. The device you are wearing (Muse) uses dry electrodes that don\'t require conductive gel and can be placed directly on the skin.</text:p>
          </table:table-cell>
          <table:table-cell office:value-type="string" calcext:value-type="string">
            <text:p>An electrode is a conductor through which electricity flows. The device you are wearing (Muse) uses dry electrodes that don\'t require conductive gel and can be placed directly on the skin. FR</text:p>
          </table:table-cell>
          <table:table-cell table:style-name="Default" office:value-type="string" calcext:value-type="string">
            <text:p>An electrode is a conductor through which electricity flows. The device you are wearing (Muse) uses dry electrodes that don\'t require conductive gel and can be placed directly on the skin. ES</text:p>
          </table:table-cell>
          <table:table-cell/>
          <table:table-cell table:formula="of:=COM.MICROSOFT.CONCAT([.A103];&quot;:&quot;;&quot;  '&quot;;[.B103];&quot;',&quot;)" office:value-type="string" office:string-value="electrodesDescription:  'An electrode is a conductor through which electricity flows. The device you are wearing (Muse) uses dry electrodes that don\'t require conductive gel and can be placed directly on the skin.'," calcext:value-type="string">
            <text:p>electrodesDescription: <text:s/>'An electrode is a conductor through which electricity flows. The device you are wearing (Muse) uses dry electrodes that don\'t require conductive gel and can be placed directly on the skin.',</text:p>
          </table:table-cell>
          <table:table-cell table:formula="of:=COM.MICROSOFT.CONCAT([.$A103];&quot;:&quot;;&quot;  '&quot;;[.C103];&quot;',&quot;)" office:value-type="string" office:string-value="electrodesDescription:  'An electrode is a conductor through which electricity flows. The device you are wearing (Muse) uses dry electrodes that don\'t require conductive gel and can be placed directly on the skin. FR'," calcext:value-type="string">
            <text:p>electrodesDescription: <text:s/>'An electrode is a conductor through which electricity flows. The device you are wearing (Muse) uses dry electrodes that don\'t require conductive gel and can be placed directly on the skin. FR',</text:p>
          </table:table-cell>
          <table:table-cell table:formula="of:=COM.MICROSOFT.CONCAT([.$A103];&quot;:&quot;;&quot;  '&quot;;[.D103];&quot;',&quot;)" office:value-type="string" office:string-value="electrodesDescription:  'An electrode is a conductor through which electricity flows. The device you are wearing (Muse) uses dry electrodes that don\'t require conductive gel and can be placed directly on the skin. ES'," calcext:value-type="string">
            <text:p>electrodesDescription: <text:s/>'An electrode is a conductor through which electricity flows. The device you are wearing (Muse) uses dry electrodes that don\'t require conductive gel and can be placed directly on the skin. ES',</text:p>
          </table:table-cell>
          <table:table-cell table:number-columns-repeated="1016"/>
        </table:table-row>
        <table:table-row table:style-name="ro3">
          <table:table-cell table:style-name="ce4" office:value-type="string" calcext:value-type="string">
            <text:p>electrodeNamingTitle</text:p>
          </table:table-cell>
          <table:table-cell office:value-type="string" calcext:value-type="string">
            <text:p>Electrode naming conventions</text:p>
          </table:table-cell>
          <table:table-cell office:value-type="string" calcext:value-type="string">
            <text:p>Electrode naming conventions FR</text:p>
          </table:table-cell>
          <table:table-cell table:style-name="Default" office:value-type="string" calcext:value-type="string">
            <text:p>Electrode naming conventions ES</text:p>
          </table:table-cell>
          <table:table-cell/>
          <table:table-cell table:formula="of:=COM.MICROSOFT.CONCAT([.A104];&quot;:&quot;;&quot;  '&quot;;[.B104];&quot;',&quot;)" office:value-type="string" office:string-value="electrodeNamingTitle:  'Electrode naming conventions'," calcext:value-type="string">
            <text:p>electrodeNamingTitle: <text:s/>'Electrode naming conventions',</text:p>
          </table:table-cell>
          <table:table-cell table:formula="of:=COM.MICROSOFT.CONCAT([.$A104];&quot;:&quot;;&quot;  '&quot;;[.C104];&quot;',&quot;)" office:value-type="string" office:string-value="electrodeNamingTitle:  'Electrode naming conventions FR'," calcext:value-type="string">
            <text:p>electrodeNamingTitle: <text:s/>'Electrode naming conventions FR',</text:p>
          </table:table-cell>
          <table:table-cell table:formula="of:=COM.MICROSOFT.CONCAT([.$A104];&quot;:&quot;;&quot;  '&quot;;[.D104];&quot;',&quot;)" office:value-type="string" office:string-value="electrodeNamingTitle:  'Electrode naming conventions ES'," calcext:value-type="string">
            <text:p>electrodeNamingTitle: <text:s/>'Electrode naming conventions ES',</text:p>
          </table:table-cell>
          <table:table-cell table:number-columns-repeated="1016"/>
        </table:table-row>
        <table:table-row table:style-name="ro11">
          <table:table-cell table:style-name="ce4" office:value-type="string" calcext:value-type="string">
            <text:p>electrodeNamingDescription</text:p>
          </table:table-cell>
          <table:table-cell office:value-type="string" calcext:value-type="string">
            <text:p>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text:p>
          </table:table-cell>
          <table:table-cell office:value-type="string" calcext:value-type="string">
            <text:p>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 FR</text:p>
          </table:table-cell>
          <table:table-cell table:style-name="Default" office:value-type="string" calcext:value-type="string">
            <text:p>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 ES</text:p>
          </table:table-cell>
          <table:table-cell/>
          <table:table-cell table:formula="of:=COM.MICROSOFT.CONCAT([.A105];&quot;:&quot;;&quot;  '&quot;;[.B105];&quot;',&quot;)" office:value-type="string" office:string-value="electrodeNamingDescription:  '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 calcext:value-type="string">
            <text:p>electrodeNamingDescription: <text:s/>'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text:p>
          </table:table-cell>
          <table:table-cell table:formula="of:=COM.MICROSOFT.CONCAT([.$A105];&quot;:&quot;;&quot;  '&quot;;[.C105];&quot;',&quot;)" office:value-type="string" office:string-value="electrodeNamingDescription:  '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 FR'," calcext:value-type="string">
            <text:p>electrodeNamingDescription: <text:s/>'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 FR',</text:p>
          </table:table-cell>
          <table:table-cell table:formula="of:=COM.MICROSOFT.CONCAT([.$A105];&quot;:&quot;;&quot;  '&quot;;[.D105];&quot;',&quot;)" office:value-type="string" office:string-value="electrodeNamingDescription:  '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 ES'," calcext:value-type="string">
            <text:p>electrodeNamingDescription: <text:s/>'EEG electrodes are typically identified by a combination of a letter and a number. The letter indicates the part of the head where the electrode is located (F for frontal, C for central, etc.). The number indicates distance from the midline of the head with odd numbers on the right and even numbers on the left. ES',</text:p>
          </table:table-cell>
          <table:table-cell table:number-columns-repeated="1016"/>
        </table:table-row>
        <table:table-row table:style-name="ro2">
          <table:table-cell table:style-name="ce4" office:value-type="string" calcext:value-type="string">
            <text:p>referencingTitle</text:p>
          </table:table-cell>
          <table:table-cell office:value-type="string" calcext:value-type="string">
            <text:p>Referencing</text:p>
          </table:table-cell>
          <table:table-cell office:value-type="string" calcext:value-type="string">
            <text:p>Referencing FR</text:p>
          </table:table-cell>
          <table:table-cell table:style-name="Default" office:value-type="string" calcext:value-type="string">
            <text:p>Referencing ES</text:p>
          </table:table-cell>
          <table:table-cell/>
          <table:table-cell table:formula="of:=COM.MICROSOFT.CONCAT([.A106];&quot;:&quot;;&quot;  '&quot;;[.B106];&quot;',&quot;)" office:value-type="string" office:string-value="referencingTitle:  'Referencing'," calcext:value-type="string">
            <text:p>referencingTitle: <text:s/>'Referencing',</text:p>
          </table:table-cell>
          <table:table-cell table:formula="of:=COM.MICROSOFT.CONCAT([.$A106];&quot;:&quot;;&quot;  '&quot;;[.C106];&quot;',&quot;)" office:value-type="string" office:string-value="referencingTitle:  'Referencing FR'," calcext:value-type="string">
            <text:p>referencingTitle: <text:s/>'Referencing FR',</text:p>
          </table:table-cell>
          <table:table-cell table:formula="of:=COM.MICROSOFT.CONCAT([.$A106];&quot;:&quot;;&quot;  '&quot;;[.D106];&quot;',&quot;)" office:value-type="string" office:string-value="referencingTitle:  'Referencing ES'," calcext:value-type="string">
            <text:p>referencingTitle: <text:s/>'Referencing ES',</text:p>
          </table:table-cell>
          <table:table-cell table:number-columns-repeated="1016"/>
        </table:table-row>
        <table:table-row table:style-name="ro8">
          <table:table-cell table:style-name="ce4" office:value-type="string" calcext:value-type="string">
            <text:p>referencingDescription</text:p>
          </table:table-cell>
          <table:table-cell office:value-type="string" calcext:value-type="string">
            <text:p>Each electrode\'s signal reflects the difference in electrical potential between that electrode and the reference. Thus, the placement of the reference electrode is very important. With Muse, the reference is located on the front of the forehead.</text:p>
          </table:table-cell>
          <table:table-cell office:value-type="string" calcext:value-type="string">
            <text:p>Each electrode\'s signal reflects the difference in electrical potential between that electrode and the reference. Thus, the placement of the reference electrode is very important. With Muse, the reference is located on the front of the forehead. FR</text:p>
          </table:table-cell>
          <table:table-cell table:style-name="Default" office:value-type="string" calcext:value-type="string">
            <text:p>Each electrode\'s signal reflects the difference in electrical potential between that electrode and the reference. Thus, the placement of the reference electrode is very important. With Muse, the reference is located on the front of the forehead. ES</text:p>
          </table:table-cell>
          <table:table-cell/>
          <table:table-cell table:formula="of:=COM.MICROSOFT.CONCAT([.A107];&quot;:&quot;;&quot;  '&quot;;[.B107];&quot;',&quot;)" office:value-type="string" office:string-value="referencingDescription:  'Each electrode\'s signal reflects the difference in electrical potential between that electrode and the reference. Thus, the placement of the reference electrode is very important. With Muse, the reference is located on the front of the forehead.'," calcext:value-type="string">
            <text:p>referencingDescription: <text:s/>'Each electrode\'s signal reflects the difference in electrical potential between that electrode and the reference. Thus, the placement of the reference electrode is very important. With Muse, the reference is located on the front of the forehead.',</text:p>
          </table:table-cell>
          <table:table-cell table:formula="of:=COM.MICROSOFT.CONCAT([.$A107];&quot;:&quot;;&quot;  '&quot;;[.C107];&quot;',&quot;)" office:value-type="string" office:string-value="referencingDescription:  'Each electrode\'s signal reflects the difference in electrical potential between that electrode and the reference. Thus, the placement of the reference electrode is very important. With Muse, the reference is located on the front of the forehead. FR'," calcext:value-type="string">
            <text:p>referencingDescription: <text:s/>'Each electrode\'s signal reflects the difference in electrical potential between that electrode and the reference. Thus, the placement of the reference electrode is very important. With Muse, the reference is located on the front of the forehead. FR',</text:p>
          </table:table-cell>
          <table:table-cell table:formula="of:=COM.MICROSOFT.CONCAT([.$A107];&quot;:&quot;;&quot;  '&quot;;[.D107];&quot;',&quot;)" office:value-type="string" office:string-value="referencingDescription:  'Each electrode\'s signal reflects the difference in electrical potential between that electrode and the reference. Thus, the placement of the reference electrode is very important. With Muse, the reference is located on the front of the forehead. ES'," calcext:value-type="string">
            <text:p>referencingDescription: <text:s/>'Each electrode\'s signal reflects the difference in electrical potential between that electrode and the reference. Thus, the placement of the reference electrode is very important. With Muse, the reference is located on the front of the forehead.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4.js</text:p>
          </table:table-cell>
          <table:table-cell table:style-name="ce9" table:formula="of:=[.$A109]" office:value-type="string" office:string-value="//slide-04.js" calcext:value-type="string">
            <text:p>//slide-04.js</text:p>
          </table:table-cell>
          <table:table-cell table:style-name="ce9" table:formula="of:=[.$A109]" office:value-type="string" office:string-value="//slide-04.js" calcext:value-type="string">
            <text:p>//slide-04.js</text:p>
          </table:table-cell>
          <table:table-cell table:style-name="ce9" table:formula="of:=[.$A109]" office:value-type="string" office:string-value="//slide-04.js" calcext:value-type="string">
            <text:p>//slide-04.js</text:p>
          </table:table-cell>
          <table:table-cell/>
          <table:table-cell table:style-name="ce9" table:formula="of:=[.$A109]" office:value-type="string" office:string-value="//slide-04.js" calcext:value-type="string">
            <text:p>//slide-04.js</text:p>
          </table:table-cell>
          <table:table-cell table:style-name="ce9" table:formula="of:=[.$A109]" office:value-type="string" office:string-value="//slide-04.js" calcext:value-type="string">
            <text:p>//slide-04.js</text:p>
          </table:table-cell>
          <table:table-cell table:style-name="ce9" table:formula="of:=[.$A109]" office:value-type="string" office:string-value="//slide-04.js" calcext:value-type="string">
            <text:p>//slide-04.js</text:p>
          </table:table-cell>
          <table:table-cell table:number-columns-repeated="1016"/>
        </table:table-row>
        <table:table-row table:style-name="ro2">
          <table:table-cell table:style-name="ce4" office:value-type="string" calcext:value-type="string">
            <text:p>filteringSlideTitle</text:p>
          </table:table-cell>
          <table:table-cell office:value-type="string" calcext:value-type="string">
            <text:p>FILTERING</text:p>
          </table:table-cell>
          <table:table-cell office:value-type="string" calcext:value-type="string">
            <text:p>FILTERING FR</text:p>
          </table:table-cell>
          <table:table-cell table:style-name="Default" office:value-type="string" calcext:value-type="string">
            <text:p>FILTERING ES</text:p>
          </table:table-cell>
          <table:table-cell/>
          <table:table-cell table:formula="of:=COM.MICROSOFT.CONCAT([.A110];&quot;:&quot;;&quot;  '&quot;;[.B110];&quot;',&quot;)" office:value-type="string" office:string-value="filteringSlideTitle:  'FILTERING'," calcext:value-type="string">
            <text:p>filteringSlideTitle: <text:s/>'FILTERING',</text:p>
          </table:table-cell>
          <table:table-cell table:formula="of:=COM.MICROSOFT.CONCAT([.$A110];&quot;:&quot;;&quot;  '&quot;;[.C110];&quot;',&quot;)" office:value-type="string" office:string-value="filteringSlideTitle:  'FILTERING FR'," calcext:value-type="string">
            <text:p>filteringSlideTitle: <text:s/>'FILTERING FR',</text:p>
          </table:table-cell>
          <table:table-cell table:formula="of:=COM.MICROSOFT.CONCAT([.$A110];&quot;:&quot;;&quot;  '&quot;;[.D110];&quot;',&quot;)" office:value-type="string" office:string-value="filteringSlideTitle:  'FILTERING ES'," calcext:value-type="string">
            <text:p>filteringSlideTitle: <text:s/>'FILTERING ES',</text:p>
          </table:table-cell>
          <table:table-cell table:number-columns-repeated="1016"/>
        </table:table-row>
        <table:table-row table:style-name="ro2">
          <table:table-cell table:style-name="ce4" office:value-type="string" calcext:value-type="string">
            <text:p>raw</text:p>
          </table:table-cell>
          <table:table-cell office:value-type="string" calcext:value-type="string">
            <text:p>Raw</text:p>
          </table:table-cell>
          <table:table-cell office:value-type="string" calcext:value-type="string">
            <text:p>Raw FR</text:p>
          </table:table-cell>
          <table:table-cell table:style-name="Default" office:value-type="string" calcext:value-type="string">
            <text:p>Raw ES</text:p>
          </table:table-cell>
          <table:table-cell/>
          <table:table-cell table:formula="of:=COM.MICROSOFT.CONCAT([.A111];&quot;:&quot;;&quot;  '&quot;;[.B111];&quot;',&quot;)" office:value-type="string" office:string-value="raw:  'Raw'," calcext:value-type="string">
            <text:p>raw: <text:s/>'Raw',</text:p>
          </table:table-cell>
          <table:table-cell table:formula="of:=COM.MICROSOFT.CONCAT([.$A111];&quot;:&quot;;&quot;  '&quot;;[.C111];&quot;',&quot;)" office:value-type="string" office:string-value="raw:  'Raw FR'," calcext:value-type="string">
            <text:p>raw: <text:s/>'Raw FR',</text:p>
          </table:table-cell>
          <table:table-cell table:formula="of:=COM.MICROSOFT.CONCAT([.$A111];&quot;:&quot;;&quot;  '&quot;;[.D111];&quot;',&quot;)" office:value-type="string" office:string-value="raw:  'Raw ES'," calcext:value-type="string">
            <text:p>raw: <text:s/>'Raw ES',</text:p>
          </table:table-cell>
          <table:table-cell table:number-columns-repeated="1016"/>
        </table:table-row>
        <table:table-row table:style-name="ro2">
          <table:table-cell table:style-name="ce4" office:value-type="string" calcext:value-type="string">
            <text:p>bandPassFilter</text:p>
          </table:table-cell>
          <table:table-cell office:value-type="string" calcext:value-type="string">
            <text:p>Band-Pass Filter</text:p>
          </table:table-cell>
          <table:table-cell office:value-type="string" calcext:value-type="string">
            <text:p>Band-Pass Filter FR</text:p>
          </table:table-cell>
          <table:table-cell table:style-name="Default" office:value-type="string" calcext:value-type="string">
            <text:p>Band-Pass Filter ES</text:p>
          </table:table-cell>
          <table:table-cell/>
          <table:table-cell table:formula="of:=COM.MICROSOFT.CONCAT([.A112];&quot;:&quot;;&quot;  '&quot;;[.B112];&quot;',&quot;)" office:value-type="string" office:string-value="bandPassFilter:  'Band-Pass Filter'," calcext:value-type="string">
            <text:p>bandPassFilter: <text:s/>'Band-Pass Filter',</text:p>
          </table:table-cell>
          <table:table-cell table:formula="of:=COM.MICROSOFT.CONCAT([.$A112];&quot;:&quot;;&quot;  '&quot;;[.C112];&quot;',&quot;)" office:value-type="string" office:string-value="bandPassFilter:  'Band-Pass Filter FR'," calcext:value-type="string">
            <text:p>bandPassFilter: <text:s/>'Band-Pass Filter FR',</text:p>
          </table:table-cell>
          <table:table-cell table:formula="of:=COM.MICROSOFT.CONCAT([.$A112];&quot;:&quot;;&quot;  '&quot;;[.D112];&quot;',&quot;)" office:value-type="string" office:string-value="bandPassFilter:  'Band-Pass Filter ES'," calcext:value-type="string">
            <text:p>bandPassFilter: <text:s/>'Band-Pass Filter ES',</text:p>
          </table:table-cell>
          <table:table-cell table:number-columns-repeated="1016"/>
        </table:table-row>
        <table:table-row table:style-name="ro3">
          <table:table-cell table:style-name="ce4" office:value-type="string" calcext:value-type="string">
            <text:p>meaningfulData</text:p>
          </table:table-cell>
          <table:table-cell office:value-type="string" calcext:value-type="string">
            <text:p>How do we get meaningful data from the EEG?</text:p>
          </table:table-cell>
          <table:table-cell office:value-type="string" calcext:value-type="string">
            <text:p>How do we get meaningful data from the EEG? FR</text:p>
          </table:table-cell>
          <table:table-cell table:style-name="Default" office:value-type="string" calcext:value-type="string">
            <text:p>How do we get meaningful data from the EEG? ES</text:p>
          </table:table-cell>
          <table:table-cell/>
          <table:table-cell table:formula="of:=COM.MICROSOFT.CONCAT([.A113];&quot;:&quot;;&quot;  '&quot;;[.B113];&quot;',&quot;)" office:value-type="string" office:string-value="meaningfulData:  'How do we get meaningful data from the EEG?'," calcext:value-type="string">
            <text:p>meaningfulData: <text:s/>'How do we get meaningful data from the EEG?',</text:p>
          </table:table-cell>
          <table:table-cell table:formula="of:=COM.MICROSOFT.CONCAT([.$A113];&quot;:&quot;;&quot;  '&quot;;[.C113];&quot;',&quot;)" office:value-type="string" office:string-value="meaningfulData:  'How do we get meaningful data from the EEG? FR'," calcext:value-type="string">
            <text:p>meaningfulData: <text:s/>'How do we get meaningful data from the EEG? FR',</text:p>
          </table:table-cell>
          <table:table-cell table:formula="of:=COM.MICROSOFT.CONCAT([.$A113];&quot;:&quot;;&quot;  '&quot;;[.D113];&quot;',&quot;)" office:value-type="string" office:string-value="meaningfulData:  'How do we get meaningful data from the EEG? ES'," calcext:value-type="string">
            <text:p>meaningfulData: <text:s/>'How do we get meaningful data from the EEG? ES',</text:p>
          </table:table-cell>
          <table:table-cell table:number-columns-repeated="1016"/>
        </table:table-row>
        <table:table-row table:style-name="ro3">
          <table:table-cell table:style-name="ce4" office:value-type="string" calcext:value-type="string">
            <text:p>firstEEGMust</text:p>
          </table:table-cell>
          <table:table-cell office:value-type="string" calcext:value-type="string">
            <text:p>First, the EEG must be </text:p>
          </table:table-cell>
          <table:table-cell office:value-type="string" calcext:value-type="string">
            <text:p>First, the EEG must be <text:s/>FR</text:p>
          </table:table-cell>
          <table:table-cell table:style-name="Default" office:value-type="string" calcext:value-type="string">
            <text:p>First, the EEG must be <text:s/>ES</text:p>
          </table:table-cell>
          <table:table-cell/>
          <table:table-cell table:formula="of:=COM.MICROSOFT.CONCAT([.A114];&quot;:&quot;;&quot;  '&quot;;[.B114];&quot;',&quot;)" office:value-type="string" office:string-value="firstEEGMust:  'First, the EEG must be '," calcext:value-type="string">
            <text:p>firstEEGMust: <text:s/>'First, the EEG must be ',</text:p>
          </table:table-cell>
          <table:table-cell table:formula="of:=COM.MICROSOFT.CONCAT([.$A114];&quot;:&quot;;&quot;  '&quot;;[.C114];&quot;',&quot;)" office:value-type="string" office:string-value="firstEEGMust:  'First, the EEG must be  FR'," calcext:value-type="string">
            <text:p>firstEEGMust: <text:s/>'First, the EEG must be <text:s/>FR',</text:p>
          </table:table-cell>
          <table:table-cell table:formula="of:=COM.MICROSOFT.CONCAT([.$A114];&quot;:&quot;;&quot;  '&quot;;[.D114];&quot;',&quot;)" office:value-type="string" office:string-value="firstEEGMust:  'First, the EEG must be  ES'," calcext:value-type="string">
            <text:p>firstEEGMust: <text:s/>'First, the EEG must be <text:s/>ES',</text:p>
          </table:table-cell>
          <table:table-cell table:number-columns-repeated="1016"/>
        </table:table-row>
        <table:table-row table:style-name="ro2">
          <table:table-cell table:style-name="ce4" office:value-type="string" calcext:value-type="string">
            <text:p>filteredLink</text:p>
          </table:table-cell>
          <table:table-cell office:value-type="string" calcext:value-type="string">
            <text:p>filtered</text:p>
          </table:table-cell>
          <table:table-cell office:value-type="string" calcext:value-type="string">
            <text:p>filtered FR</text:p>
          </table:table-cell>
          <table:table-cell table:style-name="Default" office:value-type="string" calcext:value-type="string">
            <text:p>filtered ES</text:p>
          </table:table-cell>
          <table:table-cell/>
          <table:table-cell table:formula="of:=COM.MICROSOFT.CONCAT([.A115];&quot;:&quot;;&quot;  '&quot;;[.B115];&quot;',&quot;)" office:value-type="string" office:string-value="filteredLink:  'filtered'," calcext:value-type="string">
            <text:p>filteredLink: <text:s/>'filtered',</text:p>
          </table:table-cell>
          <table:table-cell table:formula="of:=COM.MICROSOFT.CONCAT([.$A115];&quot;:&quot;;&quot;  '&quot;;[.C115];&quot;',&quot;)" office:value-type="string" office:string-value="filteredLink:  'filtered FR'," calcext:value-type="string">
            <text:p>filteredLink: <text:s/>'filtered FR',</text:p>
          </table:table-cell>
          <table:table-cell table:formula="of:=COM.MICROSOFT.CONCAT([.$A115];&quot;:&quot;;&quot;  '&quot;;[.D115];&quot;',&quot;)" office:value-type="string" office:string-value="filteredLink:  'filtered ES'," calcext:value-type="string">
            <text:p>filteredLink: <text:s/>'filtered ES',</text:p>
          </table:table-cell>
          <table:table-cell table:number-columns-repeated="1016"/>
        </table:table-row>
        <table:table-row table:style-name="ro3">
          <table:table-cell table:style-name="ce4" office:value-type="string" calcext:value-type="string">
            <text:p>toReduceSignals</text:p>
          </table:table-cell>
          <table:table-cell office:value-type="string" calcext:value-type="string">
            <text:p>to reduce signals that don\'t come from the brain.</text:p>
          </table:table-cell>
          <table:table-cell office:value-type="string" calcext:value-type="string">
            <text:p>to reduce signals that don\'t come from the brain. FR</text:p>
          </table:table-cell>
          <table:table-cell table:style-name="Default" office:value-type="string" calcext:value-type="string">
            <text:p>to reduce signals that don\'t come from the brain. ES</text:p>
          </table:table-cell>
          <table:table-cell/>
          <table:table-cell table:formula="of:=COM.MICROSOFT.CONCAT([.A116];&quot;:&quot;;&quot;  '&quot;;[.B116];&quot;',&quot;)" office:value-type="string" office:string-value="toReduceSignals:  'to reduce signals that don\'t come from the brain.'," calcext:value-type="string">
            <text:p>toReduceSignals: <text:s/>'to reduce signals that don\'t come from the brain.',</text:p>
          </table:table-cell>
          <table:table-cell table:formula="of:=COM.MICROSOFT.CONCAT([.$A116];&quot;:&quot;;&quot;  '&quot;;[.C116];&quot;',&quot;)" office:value-type="string" office:string-value="toReduceSignals:  'to reduce signals that don\'t come from the brain. FR'," calcext:value-type="string">
            <text:p>toReduceSignals: <text:s/>'to reduce signals that don\'t come from the brain. FR',</text:p>
          </table:table-cell>
          <table:table-cell table:formula="of:=COM.MICROSOFT.CONCAT([.$A116];&quot;:&quot;;&quot;  '&quot;;[.D116];&quot;',&quot;)" office:value-type="string" office:string-value="toReduceSignals:  'to reduce signals that don\'t come from the brain. ES'," calcext:value-type="string">
            <text:p>toReduceSignals: <text:s/>'to reduce signals that don\'t come from the brain. ES',</text:p>
          </table:table-cell>
          <table:table-cell table:number-columns-repeated="1016"/>
        </table:table-row>
        <table:table-row table:style-name="ro2">
          <table:table-cell table:style-name="ce4" office:value-type="string" calcext:value-type="string">
            <text:p>filtersTitle</text:p>
          </table:table-cell>
          <table:table-cell office:value-type="string" calcext:value-type="string">
            <text:p>Filters</text:p>
          </table:table-cell>
          <table:table-cell office:value-type="string" calcext:value-type="string">
            <text:p>Filters FR</text:p>
          </table:table-cell>
          <table:table-cell table:style-name="Default" office:value-type="string" calcext:value-type="string">
            <text:p>Filters ES</text:p>
          </table:table-cell>
          <table:table-cell/>
          <table:table-cell table:formula="of:=COM.MICROSOFT.CONCAT([.A117];&quot;:&quot;;&quot;  '&quot;;[.B117];&quot;',&quot;)" office:value-type="string" office:string-value="filtersTitle:  'Filters'," calcext:value-type="string">
            <text:p>filtersTitle: <text:s/>'Filters',</text:p>
          </table:table-cell>
          <table:table-cell table:formula="of:=COM.MICROSOFT.CONCAT([.$A117];&quot;:&quot;;&quot;  '&quot;;[.C117];&quot;',&quot;)" office:value-type="string" office:string-value="filtersTitle:  'Filters FR'," calcext:value-type="string">
            <text:p>filtersTitle: <text:s/>'Filters FR',</text:p>
          </table:table-cell>
          <table:table-cell table:formula="of:=COM.MICROSOFT.CONCAT([.$A117];&quot;:&quot;;&quot;  '&quot;;[.D117];&quot;',&quot;)" office:value-type="string" office:string-value="filtersTitle:  'Filters ES'," calcext:value-type="string">
            <text:p>filtersTitle: <text:s/>'Filters ES',</text:p>
          </table:table-cell>
          <table:table-cell table:number-columns-repeated="1016"/>
        </table:table-row>
        <table:table-row table:style-name="ro12">
          <table:table-cell table:style-name="ce4" office:value-type="string" calcext:value-type="string">
            <text:p>filtersDescription</text:p>
          </table:table-cell>
          <table:table-cell office:value-type="string" calcext:value-type="string">
            <text:p>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text:p>
          </table:table-cell>
          <table:table-cell office:value-type="string" calcext:value-type="string">
            <text:p>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 FR</text:p>
          </table:table-cell>
          <table:table-cell table:style-name="Default" office:value-type="string" calcext:value-type="string">
            <text:p>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 ES</text:p>
          </table:table-cell>
          <table:table-cell/>
          <table:table-cell table:formula="of:=COM.MICROSOFT.CONCAT([.A118];&quot;:&quot;;&quot;  '&quot;;[.B118];&quot;',&quot;)" office:value-type="string" office:string-value="filtersDescription:  '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 calcext:value-type="string">
            <text:p>filtersDescription: <text:s/>'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text:p>
          </table:table-cell>
          <table:table-cell table:formula="of:=COM.MICROSOFT.CONCAT([.$A118];&quot;:&quot;;&quot;  '&quot;;[.C118];&quot;',&quot;)" office:value-type="string" office:string-value="filtersDescription:  '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 FR'," calcext:value-type="string">
            <text:p>filtersDescription: <text:s/>'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 FR',</text:p>
          </table:table-cell>
          <table:table-cell table:formula="of:=COM.MICROSOFT.CONCAT([.$A118];&quot;:&quot;;&quot;  '&quot;;[.D118];&quot;',&quot;)" office:value-type="string" office:string-value="filtersDescription:  '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 ES'," calcext:value-type="string">
            <text:p>filtersDescription: <text:s/>'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5.js</text:p>
          </table:table-cell>
          <table:table-cell table:style-name="ce9" table:formula="of:=[.$A120]" office:value-type="string" office:string-value="//slide-05.js" calcext:value-type="string">
            <text:p>//slide-05.js</text:p>
          </table:table-cell>
          <table:table-cell table:style-name="ce9" table:formula="of:=[.$A120]" office:value-type="string" office:string-value="//slide-05.js" calcext:value-type="string">
            <text:p>//slide-05.js</text:p>
          </table:table-cell>
          <table:table-cell table:style-name="ce9" table:formula="of:=[.$A120]" office:value-type="string" office:string-value="//slide-05.js" calcext:value-type="string">
            <text:p>//slide-05.js</text:p>
          </table:table-cell>
          <table:table-cell/>
          <table:table-cell table:style-name="ce9" table:formula="of:=[.$A120]" office:value-type="string" office:string-value="//slide-05.js" calcext:value-type="string">
            <text:p>//slide-05.js</text:p>
          </table:table-cell>
          <table:table-cell table:style-name="ce9" table:formula="of:=[.$A120]" office:value-type="string" office:string-value="//slide-05.js" calcext:value-type="string">
            <text:p>//slide-05.js</text:p>
          </table:table-cell>
          <table:table-cell table:style-name="ce9" table:formula="of:=[.$A120]" office:value-type="string" office:string-value="//slide-05.js" calcext:value-type="string">
            <text:p>//slide-05.js</text:p>
          </table:table-cell>
          <table:table-cell table:number-columns-repeated="1016"/>
        </table:table-row>
        <table:table-row table:style-name="ro2">
          <table:table-cell table:style-name="ce4" office:value-type="string" calcext:value-type="string">
            <text:p>epochingSlideTitle</text:p>
          </table:table-cell>
          <table:table-cell office:value-type="string" calcext:value-type="string">
            <text:p>EPOCHING</text:p>
          </table:table-cell>
          <table:table-cell office:value-type="string" calcext:value-type="string">
            <text:p>EPOCHING FR</text:p>
          </table:table-cell>
          <table:table-cell table:style-name="Default" office:value-type="string" calcext:value-type="string">
            <text:p>EPOCHING ES</text:p>
          </table:table-cell>
          <table:table-cell/>
          <table:table-cell table:formula="of:=COM.MICROSOFT.CONCAT([.A121];&quot;:&quot;;&quot;  '&quot;;[.B121];&quot;',&quot;)" office:value-type="string" office:string-value="epochingSlideTitle:  'EPOCHING'," calcext:value-type="string">
            <text:p>epochingSlideTitle: <text:s/>'EPOCHING',</text:p>
          </table:table-cell>
          <table:table-cell table:formula="of:=COM.MICROSOFT.CONCAT([.$A121];&quot;:&quot;;&quot;  '&quot;;[.C121];&quot;',&quot;)" office:value-type="string" office:string-value="epochingSlideTitle:  'EPOCHING FR'," calcext:value-type="string">
            <text:p>epochingSlideTitle: <text:s/>'EPOCHING FR',</text:p>
          </table:table-cell>
          <table:table-cell table:formula="of:=COM.MICROSOFT.CONCAT([.$A121];&quot;:&quot;;&quot;  '&quot;;[.D121];&quot;',&quot;)" office:value-type="string" office:string-value="epochingSlideTitle:  'EPOCHING ES'," calcext:value-type="string">
            <text:p>epochingSlideTitle: <text:s/>'EPOCHING ES',</text:p>
          </table:table-cell>
          <table:table-cell table:number-columns-repeated="1016"/>
        </table:table-row>
        <table:table-row table:style-name="ro3">
          <table:table-cell table:style-name="ce4" office:value-type="string" calcext:value-type="string">
            <text:p>chunkingSignal</text:p>
          </table:table-cell>
          <table:table-cell office:value-type="string" calcext:value-type="string">
            <text:p>Chunking the signal</text:p>
          </table:table-cell>
          <table:table-cell office:value-type="string" calcext:value-type="string">
            <text:p>Chunking the signal FR</text:p>
          </table:table-cell>
          <table:table-cell table:style-name="Default" office:value-type="string" calcext:value-type="string">
            <text:p>Chunking the signal ES</text:p>
          </table:table-cell>
          <table:table-cell/>
          <table:table-cell table:formula="of:=COM.MICROSOFT.CONCAT([.A122];&quot;:&quot;;&quot;  '&quot;;[.B122];&quot;',&quot;)" office:value-type="string" office:string-value="chunkingSignal:  'Chunking the signal'," calcext:value-type="string">
            <text:p>chunkingSignal: <text:s/>'Chunking the signal',</text:p>
          </table:table-cell>
          <table:table-cell table:formula="of:=COM.MICROSOFT.CONCAT([.$A122];&quot;:&quot;;&quot;  '&quot;;[.C122];&quot;',&quot;)" office:value-type="string" office:string-value="chunkingSignal:  'Chunking the signal FR'," calcext:value-type="string">
            <text:p>chunkingSignal: <text:s/>'Chunking the signal FR',</text:p>
          </table:table-cell>
          <table:table-cell table:formula="of:=COM.MICROSOFT.CONCAT([.$A122];&quot;:&quot;;&quot;  '&quot;;[.D122];&quot;',&quot;)" office:value-type="string" office:string-value="chunkingSignal:  'Chunking the signal ES'," calcext:value-type="string">
            <text:p>chunkingSignal: <text:s/>'Chunking the signal ES',</text:p>
          </table:table-cell>
          <table:table-cell table:number-columns-repeated="1016"/>
        </table:table-row>
        <table:table-row table:style-name="ro3">
          <table:table-cell table:style-name="ce4" office:value-type="string" calcext:value-type="string">
            <text:p>EEGDividedSegments</text:p>
          </table:table-cell>
          <table:table-cell office:value-type="string" calcext:value-type="string">
            <text:p>Next, the EEG is divided into small segments or </text:p>
          </table:table-cell>
          <table:table-cell office:value-type="string" calcext:value-type="string">
            <text:p>Next, the EEG is divided into small segments or <text:s/>FR</text:p>
          </table:table-cell>
          <table:table-cell table:style-name="Default" office:value-type="string" calcext:value-type="string">
            <text:p>Next, the EEG is divided into small segments or <text:s/>ES</text:p>
          </table:table-cell>
          <table:table-cell/>
          <table:table-cell table:formula="of:=COM.MICROSOFT.CONCAT([.A123];&quot;:&quot;;&quot;  '&quot;;[.B123];&quot;',&quot;)" office:value-type="string" office:string-value="EEGDividedSegments:  'Next, the EEG is divided into small segments or '," calcext:value-type="string">
            <text:p>EEGDividedSegments: <text:s/>'Next, the EEG is divided into small segments or ',</text:p>
          </table:table-cell>
          <table:table-cell table:formula="of:=COM.MICROSOFT.CONCAT([.$A123];&quot;:&quot;;&quot;  '&quot;;[.C123];&quot;',&quot;)" office:value-type="string" office:string-value="EEGDividedSegments:  'Next, the EEG is divided into small segments or  FR'," calcext:value-type="string">
            <text:p>EEGDividedSegments: <text:s/>'Next, the EEG is divided into small segments or <text:s/>FR',</text:p>
          </table:table-cell>
          <table:table-cell table:formula="of:=COM.MICROSOFT.CONCAT([.$A123];&quot;:&quot;;&quot;  '&quot;;[.D123];&quot;',&quot;)" office:value-type="string" office:string-value="EEGDividedSegments:  'Next, the EEG is divided into small segments or  ES'," calcext:value-type="string">
            <text:p>EEGDividedSegments: <text:s/>'Next, the EEG is divided into small segments or <text:s/>ES',</text:p>
          </table:table-cell>
          <table:table-cell table:number-columns-repeated="1016"/>
        </table:table-row>
        <table:table-row table:style-name="ro2">
          <table:table-cell table:style-name="ce4" office:value-type="string" calcext:value-type="string">
            <text:p>epochsLink</text:p>
          </table:table-cell>
          <table:table-cell office:value-type="string" calcext:value-type="string">
            <text:p>epochs</text:p>
          </table:table-cell>
          <table:table-cell office:value-type="string" calcext:value-type="string">
            <text:p>epochs FR</text:p>
          </table:table-cell>
          <table:table-cell table:style-name="Default" office:value-type="string" calcext:value-type="string">
            <text:p>epochs ES</text:p>
          </table:table-cell>
          <table:table-cell/>
          <table:table-cell table:formula="of:=COM.MICROSOFT.CONCAT([.A124];&quot;:&quot;;&quot;  '&quot;;[.B124];&quot;',&quot;)" office:value-type="string" office:string-value="epochsLink:  'epochs'," calcext:value-type="string">
            <text:p>epochsLink: <text:s/>'epochs',</text:p>
          </table:table-cell>
          <table:table-cell table:formula="of:=COM.MICROSOFT.CONCAT([.$A124];&quot;:&quot;;&quot;  '&quot;;[.C124];&quot;',&quot;)" office:value-type="string" office:string-value="epochsLink:  'epochs FR'," calcext:value-type="string">
            <text:p>epochsLink: <text:s/>'epochs FR',</text:p>
          </table:table-cell>
          <table:table-cell table:formula="of:=COM.MICROSOFT.CONCAT([.$A124];&quot;:&quot;;&quot;  '&quot;;[.D124];&quot;',&quot;)" office:value-type="string" office:string-value="epochsLink:  'epochs ES'," calcext:value-type="string">
            <text:p>epochsLink: <text:s/>'epochs ES',</text:p>
          </table:table-cell>
          <table:table-cell table:number-columns-repeated="1016"/>
        </table:table-row>
        <table:table-row table:style-name="ro2">
          <table:table-cell table:style-name="ce4" office:value-type="string" calcext:value-type="string">
            <text:p>epochsTitle</text:p>
          </table:table-cell>
          <table:table-cell office:value-type="string" calcext:value-type="string">
            <text:p>Epochs</text:p>
          </table:table-cell>
          <table:table-cell office:value-type="string" calcext:value-type="string">
            <text:p>Epochs FR</text:p>
          </table:table-cell>
          <table:table-cell table:style-name="Default" office:value-type="string" calcext:value-type="string">
            <text:p>Epochs ES</text:p>
          </table:table-cell>
          <table:table-cell/>
          <table:table-cell table:formula="of:=COM.MICROSOFT.CONCAT([.A125];&quot;:&quot;;&quot;  '&quot;;[.B125];&quot;',&quot;)" office:value-type="string" office:string-value="epochsTitle:  'Epochs'," calcext:value-type="string">
            <text:p>epochsTitle: <text:s/>'Epochs',</text:p>
          </table:table-cell>
          <table:table-cell table:formula="of:=COM.MICROSOFT.CONCAT([.$A125];&quot;:&quot;;&quot;  '&quot;;[.C125];&quot;',&quot;)" office:value-type="string" office:string-value="epochsTitle:  'Epochs FR'," calcext:value-type="string">
            <text:p>epochsTitle: <text:s/>'Epochs FR',</text:p>
          </table:table-cell>
          <table:table-cell table:formula="of:=COM.MICROSOFT.CONCAT([.$A125];&quot;:&quot;;&quot;  '&quot;;[.D125];&quot;',&quot;)" office:value-type="string" office:string-value="epochsTitle:  'Epochs ES'," calcext:value-type="string">
            <text:p>epochsTitle: <text:s/>'Epochs ES',</text:p>
          </table:table-cell>
          <table:table-cell table:number-columns-repeated="1016"/>
        </table:table-row>
        <table:table-row table:style-name="ro8">
          <table:table-cell table:style-name="ce4" office:value-type="string" calcext:value-type="string">
            <text:p>epochsDescription</text:p>
          </table:table-cell>
          <table:table-cell office:value-type="string" calcext:value-type="string">
            <text:p>The brain is constantly changing and the EEG changes with it. Dividing the EEG into epochs allows each moment in time to be analyzed individually. Analyzing how the properties of these epochs vary allows us to quantify how the brain changes over time.</text:p>
          </table:table-cell>
          <table:table-cell office:value-type="string" calcext:value-type="string">
            <text:p>The brain is constantly changing and the EEG changes with it. Dividing the EEG into epochs allows each moment in time to be analyzed individually. Analyzing how the properties of these epochs vary allows us to quantify how the brain changes over time. FR</text:p>
          </table:table-cell>
          <table:table-cell table:style-name="Default" office:value-type="string" calcext:value-type="string">
            <text:p>The brain is constantly changing and the EEG changes with it. Dividing the EEG into epochs allows each moment in time to be analyzed individually. Analyzing how the properties of these epochs vary allows us to quantify how the brain changes over time. ES</text:p>
          </table:table-cell>
          <table:table-cell/>
          <table:table-cell table:formula="of:=COM.MICROSOFT.CONCAT([.A126];&quot;:&quot;;&quot;  '&quot;;[.B126];&quot;',&quot;)" office:value-type="string" office:string-value="epochsDescription:  'The brain is constantly changing and the EEG changes with it. Dividing the EEG into epochs allows each moment in time to be analyzed individually. Analyzing how the properties of these epochs vary allows us to quantify how the brain changes over time.'," calcext:value-type="string">
            <text:p>epochsDescription: <text:s/>'The brain is constantly changing and the EEG changes with it. Dividing the EEG into epochs allows each moment in time to be analyzed individually. Analyzing how the properties of these epochs vary allows us to quantify how the brain changes over time.',</text:p>
          </table:table-cell>
          <table:table-cell table:formula="of:=COM.MICROSOFT.CONCAT([.$A126];&quot;:&quot;;&quot;  '&quot;;[.C126];&quot;',&quot;)" office:value-type="string" office:string-value="epochsDescription:  'The brain is constantly changing and the EEG changes with it. Dividing the EEG into epochs allows each moment in time to be analyzed individually. Analyzing how the properties of these epochs vary allows us to quantify how the brain changes over time. FR'," calcext:value-type="string">
            <text:p>epochsDescription: <text:s/>'The brain is constantly changing and the EEG changes with it. Dividing the EEG into epochs allows each moment in time to be analyzed individually. Analyzing how the properties of these epochs vary allows us to quantify how the brain changes over time. FR',</text:p>
          </table:table-cell>
          <table:table-cell table:formula="of:=COM.MICROSOFT.CONCAT([.$A126];&quot;:&quot;;&quot;  '&quot;;[.D126];&quot;',&quot;)" office:value-type="string" office:string-value="epochsDescription:  'The brain is constantly changing and the EEG changes with it. Dividing the EEG into epochs allows each moment in time to be analyzed individually. Analyzing how the properties of these epochs vary allows us to quantify how the brain changes over time. ES'," calcext:value-type="string">
            <text:p>epochsDescription: <text:s/>'The brain is constantly changing and the EEG changes with it. Dividing the EEG into epochs allows each moment in time to be analyzed individually. Analyzing how the properties of these epochs vary allows us to quantify how the brain changes over time.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6.js</text:p>
          </table:table-cell>
          <table:table-cell table:style-name="ce9" table:formula="of:=[.$A128]" office:value-type="string" office:string-value="//slide-06.js" calcext:value-type="string">
            <text:p>//slide-06.js</text:p>
          </table:table-cell>
          <table:table-cell table:style-name="ce9" table:formula="of:=[.$A128]" office:value-type="string" office:string-value="//slide-06.js" calcext:value-type="string">
            <text:p>//slide-06.js</text:p>
          </table:table-cell>
          <table:table-cell table:style-name="ce9" table:formula="of:=[.$A128]" office:value-type="string" office:string-value="//slide-06.js" calcext:value-type="string">
            <text:p>//slide-06.js</text:p>
          </table:table-cell>
          <table:table-cell/>
          <table:table-cell table:style-name="ce9" table:formula="of:=[.$A128]" office:value-type="string" office:string-value="//slide-06.js" calcext:value-type="string">
            <text:p>//slide-06.js</text:p>
          </table:table-cell>
          <table:table-cell table:style-name="ce9" table:formula="of:=[.$A128]" office:value-type="string" office:string-value="//slide-06.js" calcext:value-type="string">
            <text:p>//slide-06.js</text:p>
          </table:table-cell>
          <table:table-cell table:style-name="ce9" table:formula="of:=[.$A128]" office:value-type="string" office:string-value="//slide-06.js" calcext:value-type="string">
            <text:p>//slide-06.js</text:p>
          </table:table-cell>
          <table:table-cell table:number-columns-repeated="1016"/>
        </table:table-row>
        <table:table-row table:style-name="ro3">
          <table:table-cell table:style-name="ce4" office:value-type="string" calcext:value-type="string">
            <text:p>artifactRemovalSlideTitle</text:p>
          </table:table-cell>
          <table:table-cell office:value-type="string" calcext:value-type="string">
            <text:p>ARTIFACT REMOVAL</text:p>
          </table:table-cell>
          <table:table-cell office:value-type="string" calcext:value-type="string">
            <text:p>ARTIFACT REMOVAL FR</text:p>
          </table:table-cell>
          <table:table-cell table:style-name="Default" office:value-type="string" calcext:value-type="string">
            <text:p>ARTIFACT REMOVAL ES</text:p>
          </table:table-cell>
          <table:table-cell/>
          <table:table-cell table:formula="of:=COM.MICROSOFT.CONCAT([.A129];&quot;:&quot;;&quot;  '&quot;;[.B129];&quot;',&quot;)" office:value-type="string" office:string-value="artifactRemovalSlideTitle:  'ARTIFACT REMOVAL'," calcext:value-type="string">
            <text:p>artifactRemovalSlideTitle: <text:s/>'ARTIFACT REMOVAL',</text:p>
          </table:table-cell>
          <table:table-cell table:formula="of:=COM.MICROSOFT.CONCAT([.$A129];&quot;:&quot;;&quot;  '&quot;;[.C129];&quot;',&quot;)" office:value-type="string" office:string-value="artifactRemovalSlideTitle:  'ARTIFACT REMOVAL FR'," calcext:value-type="string">
            <text:p>artifactRemovalSlideTitle: <text:s/>'ARTIFACT REMOVAL FR',</text:p>
          </table:table-cell>
          <table:table-cell table:formula="of:=COM.MICROSOFT.CONCAT([.$A129];&quot;:&quot;;&quot;  '&quot;;[.D129];&quot;',&quot;)" office:value-type="string" office:string-value="artifactRemovalSlideTitle:  'ARTIFACT REMOVAL ES'," calcext:value-type="string">
            <text:p>artifactRemovalSlideTitle: <text:s/>'ARTIFACT REMOVAL ES',</text:p>
          </table:table-cell>
          <table:table-cell table:number-columns-repeated="1016"/>
        </table:table-row>
        <table:table-row table:style-name="ro2">
          <table:table-cell table:style-name="ce4" office:value-type="string" calcext:value-type="string">
            <text:p>removingNoise</text:p>
          </table:table-cell>
          <table:table-cell office:value-type="string" calcext:value-type="string">
            <text:p>Removing noise</text:p>
          </table:table-cell>
          <table:table-cell office:value-type="string" calcext:value-type="string">
            <text:p>Removing noise FR</text:p>
          </table:table-cell>
          <table:table-cell table:style-name="Default" office:value-type="string" calcext:value-type="string">
            <text:p>Removing noise ES</text:p>
          </table:table-cell>
          <table:table-cell/>
          <table:table-cell table:formula="of:=COM.MICROSOFT.CONCAT([.A130];&quot;:&quot;;&quot;  '&quot;;[.B130];&quot;',&quot;)" office:value-type="string" office:string-value="removingNoise:  'Removing noise'," calcext:value-type="string">
            <text:p>removingNoise: <text:s/>'Removing noise',</text:p>
          </table:table-cell>
          <table:table-cell table:formula="of:=COM.MICROSOFT.CONCAT([.$A130];&quot;:&quot;;&quot;  '&quot;;[.C130];&quot;',&quot;)" office:value-type="string" office:string-value="removingNoise:  'Removing noise FR'," calcext:value-type="string">
            <text:p>removingNoise: <text:s/>'Removing noise FR',</text:p>
          </table:table-cell>
          <table:table-cell table:formula="of:=COM.MICROSOFT.CONCAT([.$A130];&quot;:&quot;;&quot;  '&quot;;[.D130];&quot;',&quot;)" office:value-type="string" office:string-value="removingNoise:  'Removing noise ES'," calcext:value-type="string">
            <text:p>removingNoise: <text:s/>'Removing noise ES',</text:p>
          </table:table-cell>
          <table:table-cell table:number-columns-repeated="1016"/>
        </table:table-row>
        <table:table-row table:style-name="ro6">
          <table:table-cell table:style-name="ce4" office:value-type="string" calcext:value-type="string">
            <text:p>afterEEGDividedEpochs</text:p>
          </table:table-cell>
          <table:table-cell office:value-type="string" calcext:value-type="string">
            <text:p>After the EEG has been divided into epochs, those that contain a </text:p>
          </table:table-cell>
          <table:table-cell office:value-type="string" calcext:value-type="string">
            <text:p>After the EEG has been divided into epochs, those that contain a <text:s/>FR</text:p>
          </table:table-cell>
          <table:table-cell table:style-name="Default" office:value-type="string" calcext:value-type="string">
            <text:p>After the EEG has been divided into epochs, those that contain a <text:s/>ES</text:p>
          </table:table-cell>
          <table:table-cell/>
          <table:table-cell table:formula="of:=COM.MICROSOFT.CONCAT([.A131];&quot;:&quot;;&quot;  '&quot;;[.B131];&quot;',&quot;)" office:value-type="string" office:string-value="afterEEGDividedEpochs:  'After the EEG has been divided into epochs, those that contain a '," calcext:value-type="string">
            <text:p>afterEEGDividedEpochs: <text:s/>'After the EEG has been divided into epochs, those that contain a ',</text:p>
          </table:table-cell>
          <table:table-cell table:formula="of:=COM.MICROSOFT.CONCAT([.$A131];&quot;:&quot;;&quot;  '&quot;;[.C131];&quot;',&quot;)" office:value-type="string" office:string-value="afterEEGDividedEpochs:  'After the EEG has been divided into epochs, those that contain a  FR'," calcext:value-type="string">
            <text:p>afterEEGDividedEpochs: <text:s/>'After the EEG has been divided into epochs, those that contain a <text:s/>FR',</text:p>
          </table:table-cell>
          <table:table-cell table:formula="of:=COM.MICROSOFT.CONCAT([.$A131];&quot;:&quot;;&quot;  '&quot;;[.D131];&quot;',&quot;)" office:value-type="string" office:string-value="afterEEGDividedEpochs:  'After the EEG has been divided into epochs, those that contain a  ES'," calcext:value-type="string">
            <text:p>afterEEGDividedEpochs: <text:s/>'After the EEG has been divided into epochs, those that contain a <text:s/>ES',</text:p>
          </table:table-cell>
          <table:table-cell table:number-columns-repeated="1016"/>
        </table:table-row>
        <table:table-row table:style-name="ro2">
          <table:table-cell table:style-name="ce4" office:value-type="string" calcext:value-type="string">
            <text:p>significantLink</text:p>
          </table:table-cell>
          <table:table-cell office:value-type="string" calcext:value-type="string">
            <text:p>significant</text:p>
          </table:table-cell>
          <table:table-cell office:value-type="string" calcext:value-type="string">
            <text:p>significant FR</text:p>
          </table:table-cell>
          <table:table-cell table:style-name="Default" office:value-type="string" calcext:value-type="string">
            <text:p>significant ES</text:p>
          </table:table-cell>
          <table:table-cell/>
          <table:table-cell table:formula="of:=COM.MICROSOFT.CONCAT([.A132];&quot;:&quot;;&quot;  '&quot;;[.B132];&quot;',&quot;)" office:value-type="string" office:string-value="significantLink:  'significant'," calcext:value-type="string">
            <text:p>significantLink: <text:s/>'significant',</text:p>
          </table:table-cell>
          <table:table-cell table:formula="of:=COM.MICROSOFT.CONCAT([.$A132];&quot;:&quot;;&quot;  '&quot;;[.C132];&quot;',&quot;)" office:value-type="string" office:string-value="significantLink:  'significant FR'," calcext:value-type="string">
            <text:p>significantLink: <text:s/>'significant FR',</text:p>
          </table:table-cell>
          <table:table-cell table:formula="of:=COM.MICROSOFT.CONCAT([.$A132];&quot;:&quot;;&quot;  '&quot;;[.D132];&quot;',&quot;)" office:value-type="string" office:string-value="significantLink:  'significant ES'," calcext:value-type="string">
            <text:p>significantLink: <text:s/>'significant ES',</text:p>
          </table:table-cell>
          <table:table-cell table:number-columns-repeated="1016"/>
        </table:table-row>
        <table:table-row table:style-name="ro3">
          <table:table-cell table:style-name="ce4" office:value-type="string" calcext:value-type="string">
            <text:p>amountNoiseIgnored</text:p>
          </table:table-cell>
          <table:table-cell office:value-type="string" calcext:value-type="string">
            <text:p><text:s/>amount of noise can be ignored.</text:p>
          </table:table-cell>
          <table:table-cell office:value-type="string" calcext:value-type="string">
            <text:p><text:s/>amount of noise can be ignored. FR</text:p>
          </table:table-cell>
          <table:table-cell table:style-name="Default" office:value-type="string" calcext:value-type="string">
            <text:p><text:s/>amount of noise can be ignored. ES</text:p>
          </table:table-cell>
          <table:table-cell/>
          <table:table-cell table:formula="of:=COM.MICROSOFT.CONCAT([.A133];&quot;:&quot;;&quot;  '&quot;;[.B133];&quot;',&quot;)" office:value-type="string" office:string-value="amountNoiseIgnored:  ' amount of noise can be ignored.'," calcext:value-type="string">
            <text:p>amountNoiseIgnored: <text:s/>' amount of noise can be ignored.',</text:p>
          </table:table-cell>
          <table:table-cell table:formula="of:=COM.MICROSOFT.CONCAT([.$A133];&quot;:&quot;;&quot;  '&quot;;[.C133];&quot;',&quot;)" office:value-type="string" office:string-value="amountNoiseIgnored:  ' amount of noise can be ignored. FR'," calcext:value-type="string">
            <text:p>amountNoiseIgnored: <text:s/>' amount of noise can be ignored. FR',</text:p>
          </table:table-cell>
          <table:table-cell table:formula="of:=COM.MICROSOFT.CONCAT([.$A133];&quot;:&quot;;&quot;  '&quot;;[.D133];&quot;',&quot;)" office:value-type="string" office:string-value="amountNoiseIgnored:  ' amount of noise can be ignored. ES'," calcext:value-type="string">
            <text:p>amountNoiseIgnored: <text:s/>' amount of noise can be ignored. ES',</text:p>
          </table:table-cell>
          <table:table-cell table:number-columns-repeated="1016"/>
        </table:table-row>
        <table:table-row table:style-name="ro3">
          <table:table-cell table:style-name="ce4" office:value-type="string" calcext:value-type="string">
            <text:p>artifactDetectionTitle</text:p>
          </table:table-cell>
          <table:table-cell office:value-type="string" calcext:value-type="string">
            <text:p>Artefact detection</text:p>
          </table:table-cell>
          <table:table-cell office:value-type="string" calcext:value-type="string">
            <text:p>Artefact detection FR</text:p>
          </table:table-cell>
          <table:table-cell table:style-name="Default" office:value-type="string" calcext:value-type="string">
            <text:p>Artefact detection ES</text:p>
          </table:table-cell>
          <table:table-cell/>
          <table:table-cell table:formula="of:=COM.MICROSOFT.CONCAT([.A134];&quot;:&quot;;&quot;  '&quot;;[.B134];&quot;',&quot;)" office:value-type="string" office:string-value="artifactDetectionTitle:  'Artefact detection'," calcext:value-type="string">
            <text:p>artifactDetectionTitle: <text:s/>'Artefact detection',</text:p>
          </table:table-cell>
          <table:table-cell table:formula="of:=COM.MICROSOFT.CONCAT([.$A134];&quot;:&quot;;&quot;  '&quot;;[.C134];&quot;',&quot;)" office:value-type="string" office:string-value="artifactDetectionTitle:  'Artefact detection FR'," calcext:value-type="string">
            <text:p>artifactDetectionTitle: <text:s/>'Artefact detection FR',</text:p>
          </table:table-cell>
          <table:table-cell table:formula="of:=COM.MICROSOFT.CONCAT([.$A134];&quot;:&quot;;&quot;  '&quot;;[.D134];&quot;',&quot;)" office:value-type="string" office:string-value="artifactDetectionTitle:  'Artefact detection ES'," calcext:value-type="string">
            <text:p>artifactDetectionTitle: <text:s/>'Artefact detection ES',</text:p>
          </table:table-cell>
          <table:table-cell table:number-columns-repeated="1016"/>
        </table:table-row>
        <table:table-row table:style-name="ro11">
          <table:table-cell table:style-name="ce4" office:value-type="string" calcext:value-type="string">
            <text:p>artifactDetectionDescription</text:p>
          </table:table-cell>
          <table:table-cell office:value-type="string" calcext:value-type="string">
            <text:p>One simple way to define a "significant amount of noise" is to compare how variable an epoch is in comparison to its neighbours. If the signal moves around in one epoch a lot more than in its neighbours, it is probably because there was an eyeblink or some other source of noise. Get rid of it!</text:p>
          </table:table-cell>
          <table:table-cell office:value-type="string" calcext:value-type="string">
            <text:p>One simple way to define a "significant amount of noise" is to compare how variable an epoch is in comparison to its neighbours. If the signal moves around in one epoch a lot more than in its neighbours, it is probably because there was an eyeblink or some other source of noise. Get rid of it! FR</text:p>
          </table:table-cell>
          <table:table-cell table:style-name="Default" office:value-type="string" calcext:value-type="string">
            <text:p>One simple way to define a "significant amount of noise" is to compare how variable an epoch is in comparison to its neighbours. If the signal moves around in one epoch a lot more than in its neighbours, it is probably because there was an eyeblink or some other source of noise. Get rid of it! ES</text:p>
          </table:table-cell>
          <table:table-cell/>
          <table:table-cell table:formula="of:=COM.MICROSOFT.CONCAT([.A135];&quot;:&quot;;&quot;  '&quot;;[.B135];&quot;',&quot;)" office:value-type="string" office:string-value="artifactDetectionDescription:  'One simple way to define a &quot;significant amount of noise&quot; is to compare how variable an epoch is in comparison to its neighbours. If the signal moves around in one epoch a lot more than in its neighbours, it is probably because there was an eyeblink or some other source of noise. Get rid of it!'," calcext:value-type="string">
            <text:p>artifactDetectionDescription: <text:s/>'One simple way to define a "significant amount of noise" is to compare how variable an epoch is in comparison to its neighbours. If the signal moves around in one epoch a lot more than in its neighbours, it is probably because there was an eyeblink or some other source of noise. Get rid of it!',</text:p>
          </table:table-cell>
          <table:table-cell table:formula="of:=COM.MICROSOFT.CONCAT([.$A135];&quot;:&quot;;&quot;  '&quot;;[.C135];&quot;',&quot;)" office:value-type="string" office:string-value="artifactDetectionDescription:  'One simple way to define a &quot;significant amount of noise&quot; is to compare how variable an epoch is in comparison to its neighbours. If the signal moves around in one epoch a lot more than in its neighbours, it is probably because there was an eyeblink or some other source of noise. Get rid of it! FR'," calcext:value-type="string">
            <text:p>artifactDetectionDescription: <text:s/>'One simple way to define a "significant amount of noise" is to compare how variable an epoch is in comparison to its neighbours. If the signal moves around in one epoch a lot more than in its neighbours, it is probably because there was an eyeblink or some other source of noise. Get rid of it! FR',</text:p>
          </table:table-cell>
          <table:table-cell table:formula="of:=COM.MICROSOFT.CONCAT([.$A135];&quot;:&quot;;&quot;  '&quot;;[.D135];&quot;',&quot;)" office:value-type="string" office:string-value="artifactDetectionDescription:  'One simple way to define a &quot;significant amount of noise&quot; is to compare how variable an epoch is in comparison to its neighbours. If the signal moves around in one epoch a lot more than in its neighbours, it is probably because there was an eyeblink or some other source of noise. Get rid of it! ES'," calcext:value-type="string">
            <text:p>artifactDetectionDescription: <text:s/>'One simple way to define a "significant amount of noise" is to compare how variable an epoch is in comparison to its neighbours. If the signal moves around in one epoch a lot more than in its neighbours, it is probably because there was an eyeblink or some other source of noise. Get rid of it! ES',</text:p>
          </table:table-cell>
          <table:table-cell table:number-columns-repeated="1016"/>
        </table:table-row>
        <table:table-row table:style-name="ro2">
          <table:table-cell table:style-name="ce4"/>
          <table:table-cell table:number-columns-repeated="1023"/>
        </table:table-row>
        <table:table-row table:style-name="ro13">
          <table:table-cell table:style-name="ce3" office:value-type="string" calcext:value-type="string">
            <text:p>//slide-07.js</text:p>
          </table:table-cell>
          <table:table-cell table:style-name="ce9" table:formula="of:=[.$A137]" office:value-type="string" office:string-value="//slide-07.js" calcext:value-type="string">
            <text:p>//slide-07.js</text:p>
          </table:table-cell>
          <table:table-cell table:style-name="ce9" table:formula="of:=[.$A137]" office:value-type="string" office:string-value="//slide-07.js" calcext:value-type="string">
            <text:p>//slide-07.js</text:p>
          </table:table-cell>
          <table:table-cell table:style-name="ce9" table:formula="of:=[.$A137]" office:value-type="string" office:string-value="//slide-07.js" calcext:value-type="string">
            <text:p>//slide-07.js</text:p>
          </table:table-cell>
          <table:table-cell table:style-name="ce9"/>
          <table:table-cell table:style-name="ce9" table:formula="of:=[.$A137]" office:value-type="string" office:string-value="//slide-07.js" calcext:value-type="string">
            <text:p>//slide-07.js</text:p>
          </table:table-cell>
          <table:table-cell table:style-name="ce9" table:formula="of:=[.$A137]" office:value-type="string" office:string-value="//slide-07.js" calcext:value-type="string">
            <text:p>//slide-07.js</text:p>
          </table:table-cell>
          <table:table-cell table:style-name="ce9" table:formula="of:=[.$A137]" office:value-type="string" office:string-value="//slide-07.js" calcext:value-type="string">
            <text:p>//slide-07.js</text:p>
          </table:table-cell>
          <table:table-cell table:number-columns-repeated="1016"/>
        </table:table-row>
        <table:table-row table:style-name="ro3">
          <table:table-cell table:style-name="ce4" office:value-type="string" calcext:value-type="string">
            <text:p>featureDetectionSlideTitle</text:p>
          </table:table-cell>
          <table:table-cell office:value-type="string" calcext:value-type="string">
            <text:p>FEATURE EXTRACTION</text:p>
          </table:table-cell>
          <table:table-cell office:value-type="string" calcext:value-type="string">
            <text:p>FEATURE EXTRACTION FR</text:p>
          </table:table-cell>
          <table:table-cell table:style-name="Default" office:value-type="string" calcext:value-type="string">
            <text:p>FEATURE EXTRACTION ES</text:p>
          </table:table-cell>
          <table:table-cell/>
          <table:table-cell table:formula="of:=COM.MICROSOFT.CONCAT([.A138];&quot;:&quot;;&quot;  '&quot;;[.B138];&quot;',&quot;)" office:value-type="string" office:string-value="featureDetectionSlideTitle:  'FEATURE EXTRACTION'," calcext:value-type="string">
            <text:p>featureDetectionSlideTitle: <text:s/>'FEATURE EXTRACTION',</text:p>
          </table:table-cell>
          <table:table-cell table:formula="of:=COM.MICROSOFT.CONCAT([.$A138];&quot;:&quot;;&quot;  '&quot;;[.C138];&quot;',&quot;)" office:value-type="string" office:string-value="featureDetectionSlideTitle:  'FEATURE EXTRACTION FR'," calcext:value-type="string">
            <text:p>featureDetectionSlideTitle: <text:s/>'FEATURE EXTRACTION FR',</text:p>
          </table:table-cell>
          <table:table-cell table:formula="of:=COM.MICROSOFT.CONCAT([.$A138];&quot;:&quot;;&quot;  '&quot;;[.D138];&quot;',&quot;)" office:value-type="string" office:string-value="featureDetectionSlideTitle:  'FEATURE EXTRACTION ES'," calcext:value-type="string">
            <text:p>featureDetectionSlideTitle: <text:s/>'FEATURE EXTRACTION ES',</text:p>
          </table:table-cell>
          <table:table-cell table:number-columns-repeated="1016"/>
        </table:table-row>
        <table:table-row table:style-name="ro3">
          <table:table-cell table:style-name="ce4" office:value-type="string" calcext:value-type="string">
            <text:p>breakingDownEEG</text:p>
          </table:table-cell>
          <table:table-cell office:value-type="string" calcext:value-type="string">
            <text:p>Breaking down the EEG</text:p>
          </table:table-cell>
          <table:table-cell office:value-type="string" calcext:value-type="string">
            <text:p>Breaking down the EEG FR</text:p>
          </table:table-cell>
          <table:table-cell table:style-name="Default" office:value-type="string" calcext:value-type="string">
            <text:p>Breaking down the EEG ES</text:p>
          </table:table-cell>
          <table:table-cell/>
          <table:table-cell table:formula="of:=COM.MICROSOFT.CONCAT([.A139];&quot;:&quot;;&quot;  '&quot;;[.B139];&quot;',&quot;)" office:value-type="string" office:string-value="breakingDownEEG:  'Breaking down the EEG'," calcext:value-type="string">
            <text:p>breakingDownEEG: <text:s/>'Breaking down the EEG',</text:p>
          </table:table-cell>
          <table:table-cell table:formula="of:=COM.MICROSOFT.CONCAT([.$A139];&quot;:&quot;;&quot;  '&quot;;[.C139];&quot;',&quot;)" office:value-type="string" office:string-value="breakingDownEEG:  'Breaking down the EEG FR'," calcext:value-type="string">
            <text:p>breakingDownEEG: <text:s/>'Breaking down the EEG FR',</text:p>
          </table:table-cell>
          <table:table-cell table:formula="of:=COM.MICROSOFT.CONCAT([.$A139];&quot;:&quot;;&quot;  '&quot;;[.D139];&quot;',&quot;)" office:value-type="string" office:string-value="breakingDownEEG:  'Breaking down the EEG ES'," calcext:value-type="string">
            <text:p>breakingDownEEG: <text:s/>'Breaking down the EEG ES',</text:p>
          </table:table-cell>
          <table:table-cell table:number-columns-repeated="1016"/>
        </table:table-row>
        <table:table-row table:style-name="ro4">
          <table:table-cell table:style-name="ce4" office:value-type="string" calcext:value-type="string">
            <text:p>onceNoiseRemoved</text:p>
          </table:table-cell>
          <table:table-cell office:value-type="string" calcext:value-type="string">
            <text:p>Once noise is removed, the EEG can be broken down into many simpler periodic signals or </text:p>
          </table:table-cell>
          <table:table-cell office:value-type="string" calcext:value-type="string">
            <text:p>Once noise is removed, the EEG can be broken down into many simpler periodic signals or <text:s/>FR</text:p>
          </table:table-cell>
          <table:table-cell table:style-name="Default" office:value-type="string" calcext:value-type="string">
            <text:p>Once noise is removed, the EEG can be broken down into many simpler periodic signals or <text:s/>ES</text:p>
          </table:table-cell>
          <table:table-cell/>
          <table:table-cell table:formula="of:=COM.MICROSOFT.CONCAT([.A140];&quot;:&quot;;&quot;  '&quot;;[.B140];&quot;',&quot;)" office:value-type="string" office:string-value="onceNoiseRemoved:  'Once noise is removed, the EEG can be broken down into many simpler periodic signals or '," calcext:value-type="string">
            <text:p>onceNoiseRemoved: <text:s/>'Once noise is removed, the EEG can be broken down into many simpler periodic signals or ',</text:p>
          </table:table-cell>
          <table:table-cell table:formula="of:=COM.MICROSOFT.CONCAT([.$A140];&quot;:&quot;;&quot;  '&quot;;[.C140];&quot;',&quot;)" office:value-type="string" office:string-value="onceNoiseRemoved:  'Once noise is removed, the EEG can be broken down into many simpler periodic signals or  FR'," calcext:value-type="string">
            <text:p>onceNoiseRemoved: <text:s/>'Once noise is removed, the EEG can be broken down into many simpler periodic signals or <text:s/>FR',</text:p>
          </table:table-cell>
          <table:table-cell table:formula="of:=COM.MICROSOFT.CONCAT([.$A140];&quot;:&quot;;&quot;  '&quot;;[.D140];&quot;',&quot;)" office:value-type="string" office:string-value="onceNoiseRemoved:  'Once noise is removed, the EEG can be broken down into many simpler periodic signals or  ES'," calcext:value-type="string">
            <text:p>onceNoiseRemoved: <text:s/>'Once noise is removed, the EEG can be broken down into many simpler periodic signals or <text:s/>ES',</text:p>
          </table:table-cell>
          <table:table-cell table:number-columns-repeated="1016"/>
        </table:table-row>
        <table:table-row table:style-name="ro2">
          <table:table-cell table:style-name="ce4" office:value-type="string" calcext:value-type="string">
            <text:p>wavesLink</text:p>
          </table:table-cell>
          <table:table-cell office:value-type="string" calcext:value-type="string">
            <text:p>waves</text:p>
          </table:table-cell>
          <table:table-cell office:value-type="string" calcext:value-type="string">
            <text:p>waves FR</text:p>
          </table:table-cell>
          <table:table-cell table:style-name="Default" office:value-type="string" calcext:value-type="string">
            <text:p>waves ES</text:p>
          </table:table-cell>
          <table:table-cell/>
          <table:table-cell table:formula="of:=COM.MICROSOFT.CONCAT([.A141];&quot;:&quot;;&quot;  '&quot;;[.B141];&quot;',&quot;)" office:value-type="string" office:string-value="wavesLink:  'waves'," calcext:value-type="string">
            <text:p>wavesLink: <text:s/>'waves',</text:p>
          </table:table-cell>
          <table:table-cell table:formula="of:=COM.MICROSOFT.CONCAT([.$A141];&quot;:&quot;;&quot;  '&quot;;[.C141];&quot;',&quot;)" office:value-type="string" office:string-value="wavesLink:  'waves FR'," calcext:value-type="string">
            <text:p>wavesLink: <text:s/>'waves FR',</text:p>
          </table:table-cell>
          <table:table-cell table:formula="of:=COM.MICROSOFT.CONCAT([.$A141];&quot;:&quot;;&quot;  '&quot;;[.D141];&quot;',&quot;)" office:value-type="string" office:string-value="wavesLink:  'waves ES'," calcext:value-type="string">
            <text:p>wavesLink: <text:s/>'waves ES',</text:p>
          </table:table-cell>
          <table:table-cell table:number-columns-repeated="1016"/>
        </table:table-row>
        <table:table-row table:style-name="ro3">
          <table:table-cell table:style-name="ce4" office:value-type="string" calcext:value-type="string">
            <text:p>howEEGBrokenDown</text:p>
          </table:table-cell>
          <table:table-cell office:value-type="string" calcext:value-type="string">
            <text:p>How is the EEG broken down?</text:p>
          </table:table-cell>
          <table:table-cell office:value-type="string" calcext:value-type="string">
            <text:p>How is the EEG broken down? FR</text:p>
          </table:table-cell>
          <table:table-cell table:style-name="Default" office:value-type="string" calcext:value-type="string">
            <text:p>How is the EEG broken down? ES</text:p>
          </table:table-cell>
          <table:table-cell/>
          <table:table-cell table:formula="of:=COM.MICROSOFT.CONCAT([.A142];&quot;:&quot;;&quot;  '&quot;;[.B142];&quot;',&quot;)" office:value-type="string" office:string-value="howEEGBrokenDown:  'How is the EEG broken down?'," calcext:value-type="string">
            <text:p>howEEGBrokenDown: <text:s/>'How is the EEG broken down?',</text:p>
          </table:table-cell>
          <table:table-cell table:formula="of:=COM.MICROSOFT.CONCAT([.$A142];&quot;:&quot;;&quot;  '&quot;;[.C142];&quot;',&quot;)" office:value-type="string" office:string-value="howEEGBrokenDown:  'How is the EEG broken down? FR'," calcext:value-type="string">
            <text:p>howEEGBrokenDown: <text:s/>'How is the EEG broken down? FR',</text:p>
          </table:table-cell>
          <table:table-cell table:formula="of:=COM.MICROSOFT.CONCAT([.$A142];&quot;:&quot;;&quot;  '&quot;;[.D142];&quot;',&quot;)" office:value-type="string" office:string-value="howEEGBrokenDown:  'How is the EEG broken down? ES'," calcext:value-type="string">
            <text:p>howEEGBrokenDown: <text:s/>'How is the EEG broken down? ES',</text:p>
          </table:table-cell>
          <table:table-cell table:number-columns-repeated="1016"/>
        </table:table-row>
        <table:table-row table:style-name="ro4">
          <table:table-cell table:style-name="ce4" office:value-type="string" calcext:value-type="string">
            <text:p>complexSignalsBrokenDown</text:p>
          </table:table-cell>
          <table:table-cell office:value-type="string" calcext:value-type="string">
            <text:p>Complex signals can be broken down into simpler signals with a mathematical function known as the </text:p>
          </table:table-cell>
          <table:table-cell office:value-type="string" calcext:value-type="string">
            <text:p>Complex signals can be broken down into simpler signals with a mathematical function known as the <text:s/>FR</text:p>
          </table:table-cell>
          <table:table-cell table:style-name="Default" office:value-type="string" calcext:value-type="string">
            <text:p>Complex signals can be broken down into simpler signals with a mathematical function known as the <text:s/>ES</text:p>
          </table:table-cell>
          <table:table-cell/>
          <table:table-cell table:formula="of:=COM.MICROSOFT.CONCAT([.A143];&quot;:&quot;;&quot;  '&quot;;[.B143];&quot;',&quot;)" office:value-type="string" office:string-value="complexSignalsBrokenDown:  'Complex signals can be broken down into simpler signals with a mathematical function known as the '," calcext:value-type="string">
            <text:p>complexSignalsBrokenDown: <text:s/>'Complex signals can be broken down into simpler signals with a mathematical function known as the ',</text:p>
          </table:table-cell>
          <table:table-cell table:formula="of:=COM.MICROSOFT.CONCAT([.$A143];&quot;:&quot;;&quot;  '&quot;;[.C143];&quot;',&quot;)" office:value-type="string" office:string-value="complexSignalsBrokenDown:  'Complex signals can be broken down into simpler signals with a mathematical function known as the  FR'," calcext:value-type="string">
            <text:p>complexSignalsBrokenDown: <text:s/>'Complex signals can be broken down into simpler signals with a mathematical function known as the <text:s/>FR',</text:p>
          </table:table-cell>
          <table:table-cell table:formula="of:=COM.MICROSOFT.CONCAT([.$A143];&quot;:&quot;;&quot;  '&quot;;[.D143];&quot;',&quot;)" office:value-type="string" office:string-value="complexSignalsBrokenDown:  'Complex signals can be broken down into simpler signals with a mathematical function known as the  ES'," calcext:value-type="string">
            <text:p>complexSignalsBrokenDown: <text:s/>'Complex signals can be broken down into simpler signals with a mathematical function known as the <text:s/>ES',</text:p>
          </table:table-cell>
          <table:table-cell table:number-columns-repeated="1016"/>
        </table:table-row>
        <table:table-row table:style-name="ro3">
          <table:table-cell table:style-name="ce4" office:value-type="string" calcext:value-type="string">
            <text:p>fourierTransformLink</text:p>
          </table:table-cell>
          <table:table-cell office:value-type="string" calcext:value-type="string">
            <text:p>Fourier Transform.</text:p>
          </table:table-cell>
          <table:table-cell office:value-type="string" calcext:value-type="string">
            <text:p>Fourier Transform. FR</text:p>
          </table:table-cell>
          <table:table-cell table:style-name="Default" office:value-type="string" calcext:value-type="string">
            <text:p>Fourier Transform. ES</text:p>
          </table:table-cell>
          <table:table-cell/>
          <table:table-cell table:formula="of:=COM.MICROSOFT.CONCAT([.A144];&quot;:&quot;;&quot;  '&quot;;[.B144];&quot;',&quot;)" office:value-type="string" office:string-value="fourierTransformLink:  'Fourier Transform.'," calcext:value-type="string">
            <text:p>fourierTransformLink: <text:s/>'Fourier Transform.',</text:p>
          </table:table-cell>
          <table:table-cell table:formula="of:=COM.MICROSOFT.CONCAT([.$A144];&quot;:&quot;;&quot;  '&quot;;[.C144];&quot;',&quot;)" office:value-type="string" office:string-value="fourierTransformLink:  'Fourier Transform. FR'," calcext:value-type="string">
            <text:p>fourierTransformLink: <text:s/>'Fourier Transform. FR',</text:p>
          </table:table-cell>
          <table:table-cell table:formula="of:=COM.MICROSOFT.CONCAT([.$A144];&quot;:&quot;;&quot;  '&quot;;[.D144];&quot;',&quot;)" office:value-type="string" office:string-value="fourierTransformLink:  'Fourier Transform. ES'," calcext:value-type="string">
            <text:p>fourierTransformLink: <text:s/>'Fourier Transform. ES',</text:p>
          </table:table-cell>
          <table:table-cell table:number-columns-repeated="1016"/>
        </table:table-row>
        <table:table-row table:style-name="ro2">
          <table:table-cell table:style-name="ce4" office:value-type="string" calcext:value-type="string">
            <text:p>wavesTitle</text:p>
          </table:table-cell>
          <table:table-cell office:value-type="string" calcext:value-type="string">
            <text:p>Waves</text:p>
          </table:table-cell>
          <table:table-cell office:value-type="string" calcext:value-type="string">
            <text:p>Waves FR</text:p>
          </table:table-cell>
          <table:table-cell table:style-name="Default" office:value-type="string" calcext:value-type="string">
            <text:p>Waves ES</text:p>
          </table:table-cell>
          <table:table-cell/>
          <table:table-cell table:formula="of:=COM.MICROSOFT.CONCAT([.A145];&quot;:&quot;;&quot;  '&quot;;[.B145];&quot;',&quot;)" office:value-type="string" office:string-value="wavesTitle:  'Waves'," calcext:value-type="string">
            <text:p>wavesTitle: <text:s/>'Waves',</text:p>
          </table:table-cell>
          <table:table-cell table:formula="of:=COM.MICROSOFT.CONCAT([.$A145];&quot;:&quot;;&quot;  '&quot;;[.C145];&quot;',&quot;)" office:value-type="string" office:string-value="wavesTitle:  'Waves FR'," calcext:value-type="string">
            <text:p>wavesTitle: <text:s/>'Waves FR',</text:p>
          </table:table-cell>
          <table:table-cell table:formula="of:=COM.MICROSOFT.CONCAT([.$A145];&quot;:&quot;;&quot;  '&quot;;[.D145];&quot;',&quot;)" office:value-type="string" office:string-value="wavesTitle:  'Waves ES'," calcext:value-type="string">
            <text:p>wavesTitle: <text:s/>'Waves ES',</text:p>
          </table:table-cell>
          <table:table-cell table:number-columns-repeated="1016"/>
        </table:table-row>
        <table:table-row table:style-name="ro11">
          <table:table-cell table:style-name="ce4" office:value-type="string" calcext:value-type="string">
            <text:p>wavesDescription</text:p>
          </table:table-cell>
          <table:table-cell office:value-type="string" calcext:value-type="string">
            <text:p>Each wave is characterised by a certain frequency (number of cycles per second, Hertz (Hz)). A high frequency wave has many cycles per second, whereas a low frequency wave has fewer cycles per second. Waves of different frequencies are associated with different patterns of neural firing.</text:p>
          </table:table-cell>
          <table:table-cell office:value-type="string" calcext:value-type="string">
            <text:p>Each wave is characterised by a certain frequency (number of cycles per second, Hertz (Hz)). A high frequency wave has many cycles per second, whereas a low frequency wave has fewer cycles per second. Waves of different frequencies are associated with different patterns of neural firing. FR</text:p>
          </table:table-cell>
          <table:table-cell table:style-name="Default" office:value-type="string" calcext:value-type="string">
            <text:p>Each wave is characterised by a certain frequency (number of cycles per second, Hertz (Hz)). A high frequency wave has many cycles per second, whereas a low frequency wave has fewer cycles per second. Waves of different frequencies are associated with different patterns of neural firing. ES</text:p>
          </table:table-cell>
          <table:table-cell/>
          <table:table-cell table:formula="of:=COM.MICROSOFT.CONCAT([.A146];&quot;:&quot;;&quot;  '&quot;;[.B146];&quot;',&quot;)" office:value-type="string" office:string-value="wavesDescription:  'Each wave is characterised by a certain frequency (number of cycles per second, Hertz (Hz)). A high frequency wave has many cycles per second, whereas a low frequency wave has fewer cycles per second. Waves of different frequencies are associated with different patterns of neural firing.'," calcext:value-type="string">
            <text:p>wavesDescription: <text:s/>'Each wave is characterised by a certain frequency (number of cycles per second, Hertz (Hz)). A high frequency wave has many cycles per second, whereas a low frequency wave has fewer cycles per second. Waves of different frequencies are associated with different patterns of neural firing.',</text:p>
          </table:table-cell>
          <table:table-cell table:formula="of:=COM.MICROSOFT.CONCAT([.$A146];&quot;:&quot;;&quot;  '&quot;;[.C146];&quot;',&quot;)" office:value-type="string" office:string-value="wavesDescription:  'Each wave is characterised by a certain frequency (number of cycles per second, Hertz (Hz)). A high frequency wave has many cycles per second, whereas a low frequency wave has fewer cycles per second. Waves of different frequencies are associated with different patterns of neural firing. FR'," calcext:value-type="string">
            <text:p>wavesDescription: <text:s/>'Each wave is characterised by a certain frequency (number of cycles per second, Hertz (Hz)). A high frequency wave has many cycles per second, whereas a low frequency wave has fewer cycles per second. Waves of different frequencies are associated with different patterns of neural firing. FR',</text:p>
          </table:table-cell>
          <table:table-cell table:formula="of:=COM.MICROSOFT.CONCAT([.$A146];&quot;:&quot;;&quot;  '&quot;;[.D146];&quot;',&quot;)" office:value-type="string" office:string-value="wavesDescription:  'Each wave is characterised by a certain frequency (number of cycles per second, Hertz (Hz)). A high frequency wave has many cycles per second, whereas a low frequency wave has fewer cycles per second. Waves of different frequencies are associated with different patterns of neural firing. ES'," calcext:value-type="string">
            <text:p>wavesDescription: <text:s/>'Each wave is characterised by a certain frequency (number of cycles per second, Hertz (Hz)). A high frequency wave has many cycles per second, whereas a low frequency wave has fewer cycles per second. Waves of different frequencies are associated with different patterns of neural firing. ES',</text:p>
          </table:table-cell>
          <table:table-cell table:number-columns-repeated="1016"/>
        </table:table-row>
        <table:table-row table:style-name="ro3">
          <table:table-cell table:style-name="ce4" office:value-type="string" calcext:value-type="string">
            <text:p>fourierTransformTitle</text:p>
          </table:table-cell>
          <table:table-cell office:value-type="string" calcext:value-type="string">
            <text:p>Fourier transform</text:p>
          </table:table-cell>
          <table:table-cell office:value-type="string" calcext:value-type="string">
            <text:p>Fourier transform FR</text:p>
          </table:table-cell>
          <table:table-cell table:style-name="Default" office:value-type="string" calcext:value-type="string">
            <text:p>Fourier transform ES</text:p>
          </table:table-cell>
          <table:table-cell/>
          <table:table-cell table:formula="of:=COM.MICROSOFT.CONCAT([.A147];&quot;:&quot;;&quot;  '&quot;;[.B147];&quot;',&quot;)" office:value-type="string" office:string-value="fourierTransformTitle:  'Fourier transform'," calcext:value-type="string">
            <text:p>fourierTransformTitle: <text:s/>'Fourier transform',</text:p>
          </table:table-cell>
          <table:table-cell table:formula="of:=COM.MICROSOFT.CONCAT([.$A147];&quot;:&quot;;&quot;  '&quot;;[.C147];&quot;',&quot;)" office:value-type="string" office:string-value="fourierTransformTitle:  'Fourier transform FR'," calcext:value-type="string">
            <text:p>fourierTransformTitle: <text:s/>'Fourier transform FR',</text:p>
          </table:table-cell>
          <table:table-cell table:formula="of:=COM.MICROSOFT.CONCAT([.$A147];&quot;:&quot;;&quot;  '&quot;;[.D147];&quot;',&quot;)" office:value-type="string" office:string-value="fourierTransformTitle:  'Fourier transform ES'," calcext:value-type="string">
            <text:p>fourierTransformTitle: <text:s/>'Fourier transform ES',</text:p>
          </table:table-cell>
          <table:table-cell table:number-columns-repeated="1016"/>
        </table:table-row>
        <table:table-row table:style-name="ro14">
          <table:table-cell table:style-name="ce4" office:value-type="string" calcext:value-type="string">
            <text:p>fourierTransformDescription</text:p>
          </table:table-cell>
          <table:table-cell office:value-type="string" calcext:value-type="string">
            <text:p>The Fourier Transform decomposes a complex signal into a collection of simple sine waves. Often, we use an algorithm specifically called the Fast Fourier Transform (FFT) to perform this decomposition in EEG.</text:p>
          </table:table-cell>
          <table:table-cell office:value-type="string" calcext:value-type="string">
            <text:p>The Fourier Transform decomposes a complex signal into a collection of simple sine waves. Often, we use an algorithm specifically called the Fast Fourier Transform (FFT) to perform this decomposition in EEG. FR</text:p>
          </table:table-cell>
          <table:table-cell table:style-name="Default" office:value-type="string" calcext:value-type="string">
            <text:p>The Fourier Transform decomposes a complex signal into a collection of simple sine waves. Often, we use an algorithm specifically called the Fast Fourier Transform (FFT) to perform this decomposition in EEG. ES</text:p>
          </table:table-cell>
          <table:table-cell/>
          <table:table-cell table:formula="of:=COM.MICROSOFT.CONCAT([.A148];&quot;:&quot;;&quot;  '&quot;;[.B148];&quot;',&quot;)" office:value-type="string" office:string-value="fourierTransformDescription:  'The Fourier Transform decomposes a complex signal into a collection of simple sine waves. Often, we use an algorithm specifically called the Fast Fourier Transform (FFT) to perform this decomposition in EEG.'," calcext:value-type="string">
            <text:p>fourierTransformDescription: <text:s/>'The Fourier Transform decomposes a complex signal into a collection of simple sine waves. Often, we use an algorithm specifically called the Fast Fourier Transform (FFT) to perform this decomposition in EEG.',</text:p>
          </table:table-cell>
          <table:table-cell table:formula="of:=COM.MICROSOFT.CONCAT([.$A148];&quot;:&quot;;&quot;  '&quot;;[.C148];&quot;',&quot;)" office:value-type="string" office:string-value="fourierTransformDescription:  'The Fourier Transform decomposes a complex signal into a collection of simple sine waves. Often, we use an algorithm specifically called the Fast Fourier Transform (FFT) to perform this decomposition in EEG. FR'," calcext:value-type="string">
            <text:p>fourierTransformDescription: <text:s/>'The Fourier Transform decomposes a complex signal into a collection of simple sine waves. Often, we use an algorithm specifically called the Fast Fourier Transform (FFT) to perform this decomposition in EEG. FR',</text:p>
          </table:table-cell>
          <table:table-cell table:formula="of:=COM.MICROSOFT.CONCAT([.$A148];&quot;:&quot;;&quot;  '&quot;;[.D148];&quot;',&quot;)" office:value-type="string" office:string-value="fourierTransformDescription:  'The Fourier Transform decomposes a complex signal into a collection of simple sine waves. Often, we use an algorithm specifically called the Fast Fourier Transform (FFT) to perform this decomposition in EEG. ES'," calcext:value-type="string">
            <text:p>fourierTransformDescription: <text:s/>'The Fourier Transform decomposes a complex signal into a collection of simple sine waves. Often, we use an algorithm specifically called the Fast Fourier Transform (FFT) to perform this decomposition in EEG.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8.js</text:p>
          </table:table-cell>
          <table:table-cell table:style-name="ce9" table:formula="of:=[.$A150]" office:value-type="string" office:string-value="//slide-08.js" calcext:value-type="string">
            <text:p>//slide-08.js</text:p>
          </table:table-cell>
          <table:table-cell table:style-name="ce9" table:formula="of:=[.$A150]" office:value-type="string" office:string-value="//slide-08.js" calcext:value-type="string">
            <text:p>//slide-08.js</text:p>
          </table:table-cell>
          <table:table-cell table:style-name="ce9" table:formula="of:=[.$A150]" office:value-type="string" office:string-value="//slide-08.js" calcext:value-type="string">
            <text:p>//slide-08.js</text:p>
          </table:table-cell>
          <table:table-cell table:style-name="ce9"/>
          <table:table-cell table:style-name="ce9" table:formula="of:=[.$A150]" office:value-type="string" office:string-value="//slide-08.js" calcext:value-type="string">
            <text:p>//slide-08.js</text:p>
          </table:table-cell>
          <table:table-cell table:style-name="ce9" table:formula="of:=[.$A150]" office:value-type="string" office:string-value="//slide-08.js" calcext:value-type="string">
            <text:p>//slide-08.js</text:p>
          </table:table-cell>
          <table:table-cell table:style-name="ce9" table:formula="of:=[.$A150]" office:value-type="string" office:string-value="//slide-08.js" calcext:value-type="string">
            <text:p>//slide-08.js</text:p>
          </table:table-cell>
          <table:table-cell table:number-columns-repeated="1016"/>
        </table:table-row>
        <table:table-row table:style-name="ro2">
          <table:table-cell table:style-name="ce4" office:value-type="string" calcext:value-type="string">
            <text:p>PSDSlideTitle</text:p>
          </table:table-cell>
          <table:table-cell office:value-type="string" calcext:value-type="string">
            <text:p>PSD</text:p>
          </table:table-cell>
          <table:table-cell office:value-type="string" calcext:value-type="string">
            <text:p>PSD FR</text:p>
          </table:table-cell>
          <table:table-cell table:style-name="Default" office:value-type="string" calcext:value-type="string">
            <text:p>PSD ES</text:p>
          </table:table-cell>
          <table:table-cell/>
          <table:table-cell table:formula="of:=COM.MICROSOFT.CONCAT([.A151];&quot;:&quot;;&quot;  '&quot;;[.B151];&quot;',&quot;)" office:value-type="string" office:string-value="PSDSlideTitle:  'PSD'," calcext:value-type="string">
            <text:p>PSDSlideTitle: <text:s/>'PSD',</text:p>
          </table:table-cell>
          <table:table-cell table:formula="of:=COM.MICROSOFT.CONCAT([.$A151];&quot;:&quot;;&quot;  '&quot;;[.C151];&quot;',&quot;)" office:value-type="string" office:string-value="PSDSlideTitle:  'PSD FR'," calcext:value-type="string">
            <text:p>PSDSlideTitle: <text:s/>'PSD FR',</text:p>
          </table:table-cell>
          <table:table-cell table:formula="of:=COM.MICROSOFT.CONCAT([.$A151];&quot;:&quot;;&quot;  '&quot;;[.D151];&quot;',&quot;)" office:value-type="string" office:string-value="PSDSlideTitle:  'PSD ES'," calcext:value-type="string">
            <text:p>PSDSlideTitle: <text:s/>'PSD ES',</text:p>
          </table:table-cell>
          <table:table-cell table:number-columns-repeated="1016"/>
        </table:table-row>
        <table:table-row table:style-name="ro3">
          <table:table-cell table:style-name="ce4" office:value-type="string" calcext:value-type="string">
            <text:p>powerSpectralDensity</text:p>
          </table:table-cell>
          <table:table-cell office:value-type="string" calcext:value-type="string">
            <text:p>Power Spectral Density (PSD)</text:p>
          </table:table-cell>
          <table:table-cell office:value-type="string" calcext:value-type="string">
            <text:p>Power Spectral Density (PSD) FR</text:p>
          </table:table-cell>
          <table:table-cell table:style-name="Default" office:value-type="string" calcext:value-type="string">
            <text:p>Power Spectral Density (PSD) ES</text:p>
          </table:table-cell>
          <table:table-cell/>
          <table:table-cell table:formula="of:=COM.MICROSOFT.CONCAT([.A152];&quot;:&quot;;&quot;  '&quot;;[.B152];&quot;',&quot;)" office:value-type="string" office:string-value="powerSpectralDensity:  'Power Spectral Density (PSD)'," calcext:value-type="string">
            <text:p>powerSpectralDensity: <text:s/>'Power Spectral Density (PSD)',</text:p>
          </table:table-cell>
          <table:table-cell table:formula="of:=COM.MICROSOFT.CONCAT([.$A152];&quot;:&quot;;&quot;  '&quot;;[.C152];&quot;',&quot;)" office:value-type="string" office:string-value="powerSpectralDensity:  'Power Spectral Density (PSD) FR'," calcext:value-type="string">
            <text:p>powerSpectralDensity: <text:s/>'Power Spectral Density (PSD) FR',</text:p>
          </table:table-cell>
          <table:table-cell table:formula="of:=COM.MICROSOFT.CONCAT([.$A152];&quot;:&quot;;&quot;  '&quot;;[.D152];&quot;',&quot;)" office:value-type="string" office:string-value="powerSpectralDensity:  'Power Spectral Density (PSD) ES'," calcext:value-type="string">
            <text:p>powerSpectralDensity: <text:s/>'Power Spectral Density (PSD) ES',</text:p>
          </table:table-cell>
          <table:table-cell table:number-columns-repeated="1016"/>
        </table:table-row>
        <table:table-row table:style-name="ro15">
          <table:table-cell table:style-name="ce4" office:value-type="string" calcext:value-type="string">
            <text:p>whenWeApplyFourier</text:p>
          </table:table-cell>
          <table:table-cell office:value-type="string" calcext:value-type="string">
            <text:p>When we apply the Fourier Transform to the EEG, we obtain a measure of signal strength at given frequencies, represented in units of </text:p>
          </table:table-cell>
          <table:table-cell office:value-type="string" calcext:value-type="string">
            <text:p>When we apply the Fourier Transform to the EEG, we obtain a measure of signal strength at given frequencies, represented in units of <text:s/>FR</text:p>
          </table:table-cell>
          <table:table-cell table:style-name="Default" office:value-type="string" calcext:value-type="string">
            <text:p>When we apply the Fourier Transform to the EEG, we obtain a measure of signal strength at given frequencies, represented in units of <text:s/>ES</text:p>
          </table:table-cell>
          <table:table-cell/>
          <table:table-cell table:formula="of:=COM.MICROSOFT.CONCAT([.A153];&quot;:&quot;;&quot;  '&quot;;[.B153];&quot;',&quot;)" office:value-type="string" office:string-value="whenWeApplyFourier:  'When we apply the Fourier Transform to the EEG, we obtain a measure of signal strength at given frequencies, represented in units of '," calcext:value-type="string">
            <text:p>whenWeApplyFourier: <text:s/>'When we apply the Fourier Transform to the EEG, we obtain a measure of signal strength at given frequencies, represented in units of ',</text:p>
          </table:table-cell>
          <table:table-cell table:formula="of:=COM.MICROSOFT.CONCAT([.$A153];&quot;:&quot;;&quot;  '&quot;;[.C153];&quot;',&quot;)" office:value-type="string" office:string-value="whenWeApplyFourier:  'When we apply the Fourier Transform to the EEG, we obtain a measure of signal strength at given frequencies, represented in units of  FR'," calcext:value-type="string">
            <text:p>whenWeApplyFourier: <text:s/>'When we apply the Fourier Transform to the EEG, we obtain a measure of signal strength at given frequencies, represented in units of <text:s/>FR',</text:p>
          </table:table-cell>
          <table:table-cell table:formula="of:=COM.MICROSOFT.CONCAT([.$A153];&quot;:&quot;;&quot;  '&quot;;[.D153];&quot;',&quot;)" office:value-type="string" office:string-value="whenWeApplyFourier:  'When we apply the Fourier Transform to the EEG, we obtain a measure of signal strength at given frequencies, represented in units of  ES'," calcext:value-type="string">
            <text:p>whenWeApplyFourier: <text:s/>'When we apply the Fourier Transform to the EEG, we obtain a measure of signal strength at given frequencies, represented in units of <text:s/>ES',</text:p>
          </table:table-cell>
          <table:table-cell table:number-columns-repeated="1016"/>
        </table:table-row>
        <table:table-row table:style-name="ro2">
          <table:table-cell table:style-name="ce4" office:value-type="string" calcext:value-type="string">
            <text:p>powerLink</text:p>
          </table:table-cell>
          <table:table-cell office:value-type="string" calcext:value-type="string">
            <text:p>power</text:p>
          </table:table-cell>
          <table:table-cell office:value-type="string" calcext:value-type="string">
            <text:p>power FR</text:p>
          </table:table-cell>
          <table:table-cell table:style-name="Default" office:value-type="string" calcext:value-type="string">
            <text:p>power ES</text:p>
          </table:table-cell>
          <table:table-cell/>
          <table:table-cell table:formula="of:=COM.MICROSOFT.CONCAT([.A154];&quot;:&quot;;&quot;  '&quot;;[.B154];&quot;',&quot;)" office:value-type="string" office:string-value="powerLink:  'power'," calcext:value-type="string">
            <text:p>powerLink: <text:s/>'power',</text:p>
          </table:table-cell>
          <table:table-cell table:formula="of:=COM.MICROSOFT.CONCAT([.$A154];&quot;:&quot;;&quot;  '&quot;;[.C154];&quot;',&quot;)" office:value-type="string" office:string-value="powerLink:  'power FR'," calcext:value-type="string">
            <text:p>powerLink: <text:s/>'power FR',</text:p>
          </table:table-cell>
          <table:table-cell table:formula="of:=COM.MICROSOFT.CONCAT([.$A154];&quot;:&quot;;&quot;  '&quot;;[.D154];&quot;',&quot;)" office:value-type="string" office:string-value="powerLink:  'power ES'," calcext:value-type="string">
            <text:p>powerLink: <text:s/>'power ES',</text:p>
          </table:table-cell>
          <table:table-cell table:number-columns-repeated="1016"/>
        </table:table-row>
        <table:table-row table:style-name="ro2">
          <table:table-cell table:style-name="ce4" office:value-type="string" calcext:value-type="string">
            <text:p>powerTitle</text:p>
          </table:table-cell>
          <table:table-cell office:value-type="string" calcext:value-type="string">
            <text:p>Power</text:p>
          </table:table-cell>
          <table:table-cell office:value-type="string" calcext:value-type="string">
            <text:p>Power FR</text:p>
          </table:table-cell>
          <table:table-cell table:style-name="Default" office:value-type="string" calcext:value-type="string">
            <text:p>Power ES</text:p>
          </table:table-cell>
          <table:table-cell/>
          <table:table-cell table:formula="of:=COM.MICROSOFT.CONCAT([.A155];&quot;:&quot;;&quot;  '&quot;;[.B155];&quot;',&quot;)" office:value-type="string" office:string-value="powerTitle:  'Power'," calcext:value-type="string">
            <text:p>powerTitle: <text:s/>'Power',</text:p>
          </table:table-cell>
          <table:table-cell table:formula="of:=COM.MICROSOFT.CONCAT([.$A155];&quot;:&quot;;&quot;  '&quot;;[.C155];&quot;',&quot;)" office:value-type="string" office:string-value="powerTitle:  'Power FR'," calcext:value-type="string">
            <text:p>powerTitle: <text:s/>'Power FR',</text:p>
          </table:table-cell>
          <table:table-cell table:formula="of:=COM.MICROSOFT.CONCAT([.$A155];&quot;:&quot;;&quot;  '&quot;;[.D155];&quot;',&quot;)" office:value-type="string" office:string-value="powerTitle:  'Power ES'," calcext:value-type="string">
            <text:p>powerTitle: <text:s/>'Power ES',</text:p>
          </table:table-cell>
          <table:table-cell table:number-columns-repeated="1016"/>
        </table:table-row>
        <table:table-row table:style-name="ro16">
          <table:table-cell table:style-name="ce4" office:value-type="string" calcext:value-type="string">
            <text:p>powerDescription</text:p>
          </table:table-cell>
          <table:table-cell office:value-type="string" calcext:value-type="string">
            <text:p><text:s text:c="2"/>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text:p>
          </table:table-cell>
          <table:table-cell office:value-type="string" calcext:value-type="string">
            <text:p><text:s text:c="2"/>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 FR</text:p>
          </table:table-cell>
          <table:table-cell table:style-name="Default" office:value-type="string" calcext:value-type="string">
            <text:p><text:s text:c="2"/>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 ES</text:p>
          </table:table-cell>
          <table:table-cell/>
          <table:table-cell table:formula="of:=COM.MICROSOFT.CONCAT([.A156];&quot;:&quot;;&quot;  '&quot;;[.B156];&quot;',&quot;)" office:value-type="string" office:string-value="powerDescription:  '  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 calcext:value-type="string">
            <text:p>powerDescription: <text:s/>' <text:s/>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text:p>
          </table:table-cell>
          <table:table-cell table:formula="of:=COM.MICROSOFT.CONCAT([.$A156];&quot;:&quot;;&quot;  '&quot;;[.C156];&quot;',&quot;)" office:value-type="string" office:string-value="powerDescription:  '  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 FR'," calcext:value-type="string">
            <text:p>powerDescription: <text:s/>' <text:s/>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 FR',</text:p>
          </table:table-cell>
          <table:table-cell table:formula="of:=COM.MICROSOFT.CONCAT([.$A156];&quot;:&quot;;&quot;  '&quot;;[.D156];&quot;',&quot;)" office:value-type="string" office:string-value="powerDescription:  '  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 ES'," calcext:value-type="string">
            <text:p>powerDescription: <text:s/>' <text:s/>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 ES',</text:p>
          </table:table-cell>
          <table:table-cell table:number-columns-repeated="1016"/>
        </table:table-row>
        <table:table-row table:style-name="ro2">
          <table:table-cell table:style-name="ce4"/>
          <table:table-cell table:number-columns-repeated="1023"/>
        </table:table-row>
        <table:table-row table:style-name="ro2">
          <table:table-cell table:style-name="ce3" office:value-type="string" calcext:value-type="string">
            <text:p>//slide-09.js</text:p>
          </table:table-cell>
          <table:table-cell table:style-name="ce9" table:formula="of:=[.$A158]" office:value-type="string" office:string-value="//slide-09.js" calcext:value-type="string">
            <text:p>//slide-09.js</text:p>
          </table:table-cell>
          <table:table-cell table:style-name="ce9" table:formula="of:=[.$A158]" office:value-type="string" office:string-value="//slide-09.js" calcext:value-type="string">
            <text:p>//slide-09.js</text:p>
          </table:table-cell>
          <table:table-cell table:style-name="ce9" table:formula="of:=[.$A158]" office:value-type="string" office:string-value="//slide-09.js" calcext:value-type="string">
            <text:p>//slide-09.js</text:p>
          </table:table-cell>
          <table:table-cell/>
          <table:table-cell table:style-name="ce9" table:formula="of:=[.$A158]" office:value-type="string" office:string-value="//slide-09.js" calcext:value-type="string">
            <text:p>//slide-09.js</text:p>
          </table:table-cell>
          <table:table-cell table:style-name="ce9" table:formula="of:=[.$A158]" office:value-type="string" office:string-value="//slide-09.js" calcext:value-type="string">
            <text:p>//slide-09.js</text:p>
          </table:table-cell>
          <table:table-cell table:style-name="ce9" table:formula="of:=[.$A158]" office:value-type="string" office:string-value="//slide-09.js" calcext:value-type="string">
            <text:p>//slide-09.js</text:p>
          </table:table-cell>
          <table:table-cell table:number-columns-repeated="1016"/>
        </table:table-row>
        <table:table-row table:style-name="ro3">
          <table:table-cell table:style-name="ce4" office:value-type="string" calcext:value-type="string">
            <text:p>brainWavesSlideTitle</text:p>
          </table:table-cell>
          <table:table-cell office:value-type="string" calcext:value-type="string">
            <text:p>BRAIN WAVES</text:p>
          </table:table-cell>
          <table:table-cell office:value-type="string" calcext:value-type="string">
            <text:p>BRAIN WAVES FR</text:p>
          </table:table-cell>
          <table:table-cell table:style-name="Default" office:value-type="string" calcext:value-type="string">
            <text:p>BRAIN WAVES ES</text:p>
          </table:table-cell>
          <table:table-cell/>
          <table:table-cell table:formula="of:=COM.MICROSOFT.CONCAT([.A159];&quot;:&quot;;&quot;  '&quot;;[.B159];&quot;',&quot;)" office:value-type="string" office:string-value="brainWavesSlideTitle:  'BRAIN WAVES'," calcext:value-type="string">
            <text:p>brainWavesSlideTitle: <text:s/>'BRAIN WAVES',</text:p>
          </table:table-cell>
          <table:table-cell table:formula="of:=COM.MICROSOFT.CONCAT([.$A159];&quot;:&quot;;&quot;  '&quot;;[.C159];&quot;',&quot;)" office:value-type="string" office:string-value="brainWavesSlideTitle:  'BRAIN WAVES FR'," calcext:value-type="string">
            <text:p>brainWavesSlideTitle: <text:s/>'BRAIN WAVES FR',</text:p>
          </table:table-cell>
          <table:table-cell table:formula="of:=COM.MICROSOFT.CONCAT([.$A159];&quot;:&quot;;&quot;  '&quot;;[.D159];&quot;',&quot;)" office:value-type="string" office:string-value="brainWavesSlideTitle:  'BRAIN WAVES ES'," calcext:value-type="string">
            <text:p>brainWavesSlideTitle: <text:s/>'BRAIN WAVES ES',</text:p>
          </table:table-cell>
          <table:table-cell table:number-columns-repeated="1016"/>
        </table:table-row>
        <table:table-row table:style-name="ro3">
          <table:table-cell table:style-name="ce4" office:value-type="string" calcext:value-type="string">
            <text:p>whatDoFrequenciesRepresent</text:p>
          </table:table-cell>
          <table:table-cell office:value-type="string" calcext:value-type="string">
            <text:p>What do these frequencies represent?</text:p>
          </table:table-cell>
          <table:table-cell office:value-type="string" calcext:value-type="string">
            <text:p>What do these frequencies represent? FR</text:p>
          </table:table-cell>
          <table:table-cell table:style-name="Default" office:value-type="string" calcext:value-type="string">
            <text:p>What do these frequencies represent? ES</text:p>
          </table:table-cell>
          <table:table-cell/>
          <table:table-cell table:formula="of:=COM.MICROSOFT.CONCAT([.A160];&quot;:&quot;;&quot;  '&quot;;[.B160];&quot;',&quot;)" office:value-type="string" office:string-value="whatDoFrequenciesRepresent:  'What do these frequencies represent?'," calcext:value-type="string">
            <text:p>whatDoFrequenciesRepresent: <text:s/>'What do these frequencies represent?',</text:p>
          </table:table-cell>
          <table:table-cell table:formula="of:=COM.MICROSOFT.CONCAT([.$A160];&quot;:&quot;;&quot;  '&quot;;[.C160];&quot;',&quot;)" office:value-type="string" office:string-value="whatDoFrequenciesRepresent:  'What do these frequencies represent? FR'," calcext:value-type="string">
            <text:p>whatDoFrequenciesRepresent: <text:s/>'What do these frequencies represent? FR',</text:p>
          </table:table-cell>
          <table:table-cell table:formula="of:=COM.MICROSOFT.CONCAT([.$A160];&quot;:&quot;;&quot;  '&quot;;[.D160];&quot;',&quot;)" office:value-type="string" office:string-value="whatDoFrequenciesRepresent:  'What do these frequencies represent? ES'," calcext:value-type="string">
            <text:p>whatDoFrequenciesRepresent: <text:s/>'What do these frequencies represent? ES',</text:p>
          </table:table-cell>
          <table:table-cell table:number-columns-repeated="1016"/>
        </table:table-row>
        <table:table-row table:style-name="ro4">
          <table:table-cell table:style-name="ce4" office:value-type="string" calcext:value-type="string">
            <text:p>PSDDividedBands</text:p>
          </table:table-cell>
          <table:table-cell office:value-type="string" calcext:value-type="string">
            <text:p>The PSD can be divided into different frequency bands (named by the greek letters δ, θ, α, β, and γ).</text:p>
          </table:table-cell>
          <table:table-cell office:value-type="string" calcext:value-type="string">
            <text:p>The PSD can be divided into different frequency bands (named by the greek letters δ, θ, α, β, and γ). FR</text:p>
          </table:table-cell>
          <table:table-cell table:style-name="Default" office:value-type="string" calcext:value-type="string">
            <text:p>The PSD can be divided into different frequency bands (named by the greek letters δ, θ, α, β, and γ). ES</text:p>
          </table:table-cell>
          <table:table-cell/>
          <table:table-cell table:formula="of:=COM.MICROSOFT.CONCAT([.A161];&quot;:&quot;;&quot;  '&quot;;[.B161];&quot;',&quot;)" office:value-type="string" office:string-value="PSDDividedBands:  'The PSD can be divided into different frequency bands (named by the greek letters δ, θ, α, β, and γ).'," calcext:value-type="string">
            <text:p>PSDDividedBands: <text:s/>'The PSD can be divided into different frequency bands (named by the greek letters δ, θ, α, β, and γ).',</text:p>
          </table:table-cell>
          <table:table-cell table:formula="of:=COM.MICROSOFT.CONCAT([.$A161];&quot;:&quot;;&quot;  '&quot;;[.C161];&quot;',&quot;)" office:value-type="string" office:string-value="PSDDividedBands:  'The PSD can be divided into different frequency bands (named by the greek letters δ, θ, α, β, and γ). FR'," calcext:value-type="string">
            <text:p>PSDDividedBands: <text:s/>'The PSD can be divided into different frequency bands (named by the greek letters δ, θ, α, β, and γ). FR',</text:p>
          </table:table-cell>
          <table:table-cell table:formula="of:=COM.MICROSOFT.CONCAT([.$A161];&quot;:&quot;;&quot;  '&quot;;[.D161];&quot;',&quot;)" office:value-type="string" office:string-value="PSDDividedBands:  'The PSD can be divided into different frequency bands (named by the greek letters δ, θ, α, β, and γ). ES'," calcext:value-type="string">
            <text:p>PSDDividedBands: <text:s/>'The PSD can be divided into different frequency bands (named by the greek letters δ, θ, α, β, and γ). ES',</text:p>
          </table:table-cell>
          <table:table-cell table:number-columns-repeated="1016"/>
        </table:table-row>
        <table:table-row table:style-name="ro2">
          <table:table-cell table:style-name="ce4" office:value-type="string" calcext:value-type="string">
            <text:p>brainWaves</text:p>
          </table:table-cell>
          <table:table-cell office:value-type="string" calcext:value-type="string">
            <text:p>Brain Waves</text:p>
          </table:table-cell>
          <table:table-cell office:value-type="string" calcext:value-type="string">
            <text:p>Brain Waves FR</text:p>
          </table:table-cell>
          <table:table-cell table:style-name="Default" office:value-type="string" calcext:value-type="string">
            <text:p>Brain Waves ES</text:p>
          </table:table-cell>
          <table:table-cell/>
          <table:table-cell table:formula="of:=COM.MICROSOFT.CONCAT([.A162];&quot;:&quot;;&quot;  '&quot;;[.B162];&quot;',&quot;)" office:value-type="string" office:string-value="brainWaves:  'Brain Waves'," calcext:value-type="string">
            <text:p>brainWaves: <text:s/>'Brain Waves',</text:p>
          </table:table-cell>
          <table:table-cell table:formula="of:=COM.MICROSOFT.CONCAT([.$A162];&quot;:&quot;;&quot;  '&quot;;[.C162];&quot;',&quot;)" office:value-type="string" office:string-value="brainWaves:  'Brain Waves FR'," calcext:value-type="string">
            <text:p>brainWaves: <text:s/>'Brain Waves FR',</text:p>
          </table:table-cell>
          <table:table-cell table:formula="of:=COM.MICROSOFT.CONCAT([.$A162];&quot;:&quot;;&quot;  '&quot;;[.D162];&quot;',&quot;)" office:value-type="string" office:string-value="brainWaves:  'Brain Waves ES'," calcext:value-type="string">
            <text:p>brainWaves: <text:s/>'Brain Waves ES',</text:p>
          </table:table-cell>
          <table:table-cell table:number-columns-repeated="1016"/>
        </table:table-row>
        <table:table-row table:style-name="ro4">
          <table:table-cell table:style-name="ce4" office:value-type="string" calcext:value-type="string">
            <text:p>freqCorrelatedBrain</text:p>
          </table:table-cell>
          <table:table-cell office:value-type="string" calcext:value-type="string">
            <text:p>Each frequency band exhibits activity correlated with different brain processes. These bands are often referred to as </text:p>
          </table:table-cell>
          <table:table-cell office:value-type="string" calcext:value-type="string">
            <text:p>Each frequency band exhibits activity correlated with different brain processes. These bands are often referred to as <text:s/>FR</text:p>
          </table:table-cell>
          <table:table-cell table:style-name="Default" office:value-type="string" calcext:value-type="string">
            <text:p>Each frequency band exhibits activity correlated with different brain processes. These bands are often referred to as <text:s/>ES</text:p>
          </table:table-cell>
          <table:table-cell/>
          <table:table-cell table:formula="of:=COM.MICROSOFT.CONCAT([.A163];&quot;:&quot;;&quot;  '&quot;;[.B163];&quot;',&quot;)" office:value-type="string" office:string-value="freqCorrelatedBrain:  'Each frequency band exhibits activity correlated with different brain processes. These bands are often referred to as '," calcext:value-type="string">
            <text:p>freqCorrelatedBrain: <text:s/>'Each frequency band exhibits activity correlated with different brain processes. These bands are often referred to as ',</text:p>
          </table:table-cell>
          <table:table-cell table:formula="of:=COM.MICROSOFT.CONCAT([.$A163];&quot;:&quot;;&quot;  '&quot;;[.C163];&quot;',&quot;)" office:value-type="string" office:string-value="freqCorrelatedBrain:  'Each frequency band exhibits activity correlated with different brain processes. These bands are often referred to as  FR'," calcext:value-type="string">
            <text:p>freqCorrelatedBrain: <text:s/>'Each frequency band exhibits activity correlated with different brain processes. These bands are often referred to as <text:s/>FR',</text:p>
          </table:table-cell>
          <table:table-cell table:formula="of:=COM.MICROSOFT.CONCAT([.$A163];&quot;:&quot;;&quot;  '&quot;;[.D163];&quot;',&quot;)" office:value-type="string" office:string-value="freqCorrelatedBrain:  'Each frequency band exhibits activity correlated with different brain processes. These bands are often referred to as  ES'," calcext:value-type="string">
            <text:p>freqCorrelatedBrain: <text:s/>'Each frequency band exhibits activity correlated with different brain processes. These bands are often referred to as <text:s/>ES',</text:p>
          </table:table-cell>
          <table:table-cell table:number-columns-repeated="1016"/>
        </table:table-row>
        <table:table-row table:style-name="ro2">
          <table:table-cell table:style-name="ce4" office:value-type="string" calcext:value-type="string">
            <text:p>brainWavesLink</text:p>
          </table:table-cell>
          <table:table-cell office:value-type="string" calcext:value-type="string">
            <text:p>brain waves</text:p>
          </table:table-cell>
          <table:table-cell office:value-type="string" calcext:value-type="string">
            <text:p>brain waves FR</text:p>
          </table:table-cell>
          <table:table-cell table:style-name="Default" office:value-type="string" calcext:value-type="string">
            <text:p>brain waves ES</text:p>
          </table:table-cell>
          <table:table-cell/>
          <table:table-cell table:formula="of:=COM.MICROSOFT.CONCAT([.A164];&quot;:&quot;;&quot;  '&quot;;[.B164];&quot;',&quot;)" office:value-type="string" office:string-value="brainWavesLink:  'brain waves'," calcext:value-type="string">
            <text:p>brainWavesLink: <text:s/>'brain waves',</text:p>
          </table:table-cell>
          <table:table-cell table:formula="of:=COM.MICROSOFT.CONCAT([.$A164];&quot;:&quot;;&quot;  '&quot;;[.C164];&quot;',&quot;)" office:value-type="string" office:string-value="brainWavesLink:  'brain waves FR'," calcext:value-type="string">
            <text:p>brainWavesLink: <text:s/>'brain waves FR',</text:p>
          </table:table-cell>
          <table:table-cell table:formula="of:=COM.MICROSOFT.CONCAT([.$A164];&quot;:&quot;;&quot;  '&quot;;[.D164];&quot;',&quot;)" office:value-type="string" office:string-value="brainWavesLink:  'brain waves ES'," calcext:value-type="string">
            <text:p>brainWavesLink: <text:s/>'brain waves ES',</text:p>
          </table:table-cell>
          <table:table-cell table:number-columns-repeated="1016"/>
        </table:table-row>
        <table:table-row table:style-name="ro3">
          <table:table-cell table:style-name="ce4" office:value-type="string" calcext:value-type="string">
            <text:p>harnessingBrainWaves</text:p>
          </table:table-cell>
          <table:table-cell office:value-type="string" calcext:value-type="string">
            <text:p>Harnessing Brain Waves</text:p>
          </table:table-cell>
          <table:table-cell office:value-type="string" calcext:value-type="string">
            <text:p>Harnessing Brain Waves FR</text:p>
          </table:table-cell>
          <table:table-cell table:style-name="Default" office:value-type="string" calcext:value-type="string">
            <text:p>Harnessing Brain Waves ES</text:p>
          </table:table-cell>
          <table:table-cell/>
          <table:table-cell table:formula="of:=COM.MICROSOFT.CONCAT([.A165];&quot;:&quot;;&quot;  '&quot;;[.B165];&quot;',&quot;)" office:value-type="string" office:string-value="harnessingBrainWaves:  'Harnessing Brain Waves'," calcext:value-type="string">
            <text:p>harnessingBrainWaves: <text:s/>'Harnessing Brain Waves',</text:p>
          </table:table-cell>
          <table:table-cell table:formula="of:=COM.MICROSOFT.CONCAT([.$A165];&quot;:&quot;;&quot;  '&quot;;[.C165];&quot;',&quot;)" office:value-type="string" office:string-value="harnessingBrainWaves:  'Harnessing Brain Waves FR'," calcext:value-type="string">
            <text:p>harnessingBrainWaves: <text:s/>'Harnessing Brain Waves FR',</text:p>
          </table:table-cell>
          <table:table-cell table:formula="of:=COM.MICROSOFT.CONCAT([.$A165];&quot;:&quot;;&quot;  '&quot;;[.D165];&quot;',&quot;)" office:value-type="string" office:string-value="harnessingBrainWaves:  'Harnessing Brain Waves ES'," calcext:value-type="string">
            <text:p>harnessingBrainWaves: <text:s/>'Harnessing Brain Waves ES',</text:p>
          </table:table-cell>
          <table:table-cell table:number-columns-repeated="1016"/>
        </table:table-row>
        <table:table-row table:style-name="ro15">
          <table:table-cell table:style-name="ce4" office:value-type="string" calcext:value-type="string">
            <text:p>noticePowerChanges</text:p>
          </table:table-cell>
          <table:table-cell office:value-type="string" calcext:value-type="string">
            <text:p>Notice how the power in a given frequency band changes over time. It is possible to harness these changes to create a simple </text:p>
          </table:table-cell>
          <table:table-cell office:value-type="string" calcext:value-type="string">
            <text:p>Notice how the power in a given frequency band changes over time. It is possible to harness these changes to create a simple <text:s/>FR</text:p>
          </table:table-cell>
          <table:table-cell table:style-name="Default" office:value-type="string" calcext:value-type="string">
            <text:p>Notice how the power in a given frequency band changes over time. It is possible to harness these changes to create a simple <text:s/>ES</text:p>
          </table:table-cell>
          <table:table-cell/>
          <table:table-cell table:formula="of:=COM.MICROSOFT.CONCAT([.A166];&quot;:&quot;;&quot;  '&quot;;[.B166];&quot;',&quot;)" office:value-type="string" office:string-value="noticePowerChanges:  'Notice how the power in a given frequency band changes over time. It is possible to harness these changes to create a simple '," calcext:value-type="string">
            <text:p>noticePowerChanges: <text:s/>'Notice how the power in a given frequency band changes over time. It is possible to harness these changes to create a simple ',</text:p>
          </table:table-cell>
          <table:table-cell table:formula="of:=COM.MICROSOFT.CONCAT([.$A166];&quot;:&quot;;&quot;  '&quot;;[.C166];&quot;',&quot;)" office:value-type="string" office:string-value="noticePowerChanges:  'Notice how the power in a given frequency band changes over time. It is possible to harness these changes to create a simple  FR'," calcext:value-type="string">
            <text:p>noticePowerChanges: <text:s/>'Notice how the power in a given frequency band changes over time. It is possible to harness these changes to create a simple <text:s/>FR',</text:p>
          </table:table-cell>
          <table:table-cell table:formula="of:=COM.MICROSOFT.CONCAT([.$A166];&quot;:&quot;;&quot;  '&quot;;[.D166];&quot;',&quot;)" office:value-type="string" office:string-value="noticePowerChanges:  'Notice how the power in a given frequency band changes over time. It is possible to harness these changes to create a simple  ES'," calcext:value-type="string">
            <text:p>noticePowerChanges: <text:s/>'Notice how the power in a given frequency band changes over time. It is possible to harness these changes to create a simple <text:s/>ES',</text:p>
          </table:table-cell>
          <table:table-cell table:number-columns-repeated="1016"/>
        </table:table-row>
        <table:table-row table:style-name="ro3">
          <table:table-cell table:style-name="ce4" office:value-type="string" calcext:value-type="string">
            <text:p>BCILink</text:p>
          </table:table-cell>
          <table:table-cell office:value-type="string" calcext:value-type="string">
            <text:p>Brain-Computer Interface (BCI)</text:p>
          </table:table-cell>
          <table:table-cell office:value-type="string" calcext:value-type="string">
            <text:p>Brain-Computer Interface (BCI) FR</text:p>
          </table:table-cell>
          <table:table-cell table:style-name="Default" office:value-type="string" calcext:value-type="string">
            <text:p>Brain-Computer Interface (BCI) ES</text:p>
          </table:table-cell>
          <table:table-cell/>
          <table:table-cell table:formula="of:=COM.MICROSOFT.CONCAT([.A167];&quot;:&quot;;&quot;  '&quot;;[.B167];&quot;',&quot;)" office:value-type="string" office:string-value="BCILink:  'Brain-Computer Interface (BCI)'," calcext:value-type="string">
            <text:p>BCILink: <text:s/>'Brain-Computer Interface (BCI)',</text:p>
          </table:table-cell>
          <table:table-cell table:formula="of:=COM.MICROSOFT.CONCAT([.$A167];&quot;:&quot;;&quot;  '&quot;;[.C167];&quot;',&quot;)" office:value-type="string" office:string-value="BCILink:  'Brain-Computer Interface (BCI) FR'," calcext:value-type="string">
            <text:p>BCILink: <text:s/>'Brain-Computer Interface (BCI) FR',</text:p>
          </table:table-cell>
          <table:table-cell table:formula="of:=COM.MICROSOFT.CONCAT([.$A167];&quot;:&quot;;&quot;  '&quot;;[.D167];&quot;',&quot;)" office:value-type="string" office:string-value="BCILink:  'Brain-Computer Interface (BCI) ES'," calcext:value-type="string">
            <text:p>BCILink: <text:s/>'Brain-Computer Interface (BCI) ES',</text:p>
          </table:table-cell>
          <table:table-cell table:number-columns-repeated="1016"/>
        </table:table-row>
        <table:table-row table:style-name="ro2">
          <table:table-cell table:style-name="ce4" office:value-type="string" calcext:value-type="string">
            <text:p>deltaTitle</text:p>
          </table:table-cell>
          <table:table-cell office:value-type="string" calcext:value-type="string">
            <text:p>Delta δ (0-4 Hz)</text:p>
          </table:table-cell>
          <table:table-cell office:value-type="string" calcext:value-type="string">
            <text:p>Delta δ (0-4 Hz) FR</text:p>
          </table:table-cell>
          <table:table-cell table:style-name="Default" office:value-type="string" calcext:value-type="string">
            <text:p>Delta δ (0-4 Hz) ES</text:p>
          </table:table-cell>
          <table:table-cell/>
          <table:table-cell table:formula="of:=COM.MICROSOFT.CONCAT([.A168];&quot;:&quot;;&quot;  '&quot;;[.B168];&quot;',&quot;)" office:value-type="string" office:string-value="deltaTitle:  'Delta δ (0-4 Hz)'," calcext:value-type="string">
            <text:p>deltaTitle: <text:s/>'Delta δ (0-4 Hz)',</text:p>
          </table:table-cell>
          <table:table-cell table:formula="of:=COM.MICROSOFT.CONCAT([.$A168];&quot;:&quot;;&quot;  '&quot;;[.C168];&quot;',&quot;)" office:value-type="string" office:string-value="deltaTitle:  'Delta δ (0-4 Hz) FR'," calcext:value-type="string">
            <text:p>deltaTitle: <text:s/>'Delta δ (0-4 Hz) FR',</text:p>
          </table:table-cell>
          <table:table-cell table:formula="of:=COM.MICROSOFT.CONCAT([.$A168];&quot;:&quot;;&quot;  '&quot;;[.D168];&quot;',&quot;)" office:value-type="string" office:string-value="deltaTitle:  'Delta δ (0-4 Hz) ES'," calcext:value-type="string">
            <text:p>deltaTitle: <text:s/>'Delta δ (0-4 Hz) ES',</text:p>
          </table:table-cell>
          <table:table-cell table:number-columns-repeated="1016"/>
        </table:table-row>
        <table:table-row table:style-name="ro14">
          <table:table-cell table:style-name="ce4" office:value-type="string" calcext:value-type="string">
            <text:p>deltaDescription</text:p>
          </table:table-cell>
          <table:table-cell office:value-type="string" calcext:value-type="string">
            <text:p>Delta waves are the slowest (i.e. lowest frequency) brain waves. Delta waves dominate during deep sleep and tend to be high in amplitude because they represent the synchronized firing of large populations of neurons.</text:p>
          </table:table-cell>
          <table:table-cell office:value-type="string" calcext:value-type="string">
            <text:p>Delta waves are the slowest (i.e. lowest frequency) brain waves. Delta waves dominate during deep sleep and tend to be high in amplitude because they represent the synchronized firing of large populations of neurons. FR</text:p>
          </table:table-cell>
          <table:table-cell table:style-name="Default" office:value-type="string" calcext:value-type="string">
            <text:p>Delta waves are the slowest (i.e. lowest frequency) brain waves. Delta waves dominate during deep sleep and tend to be high in amplitude because they represent the synchronized firing of large populations of neurons. ES</text:p>
          </table:table-cell>
          <table:table-cell/>
          <table:table-cell table:formula="of:=COM.MICROSOFT.CONCAT([.A169];&quot;:&quot;;&quot;  '&quot;;[.B169];&quot;',&quot;)" office:value-type="string" office:string-value="deltaDescription:  'Delta waves are the slowest (i.e. lowest frequency) brain waves. Delta waves dominate during deep sleep and tend to be high in amplitude because they represent the synchronized firing of large populations of neurons.'," calcext:value-type="string">
            <text:p>deltaDescription: <text:s/>'Delta waves are the slowest (i.e. lowest frequency) brain waves. Delta waves dominate during deep sleep and tend to be high in amplitude because they represent the synchronized firing of large populations of neurons.',</text:p>
          </table:table-cell>
          <table:table-cell table:formula="of:=COM.MICROSOFT.CONCAT([.$A169];&quot;:&quot;;&quot;  '&quot;;[.C169];&quot;',&quot;)" office:value-type="string" office:string-value="deltaDescription:  'Delta waves are the slowest (i.e. lowest frequency) brain waves. Delta waves dominate during deep sleep and tend to be high in amplitude because they represent the synchronized firing of large populations of neurons. FR'," calcext:value-type="string">
            <text:p>deltaDescription: <text:s/>'Delta waves are the slowest (i.e. lowest frequency) brain waves. Delta waves dominate during deep sleep and tend to be high in amplitude because they represent the synchronized firing of large populations of neurons. FR',</text:p>
          </table:table-cell>
          <table:table-cell table:formula="of:=COM.MICROSOFT.CONCAT([.$A169];&quot;:&quot;;&quot;  '&quot;;[.D169];&quot;',&quot;)" office:value-type="string" office:string-value="deltaDescription:  'Delta waves are the slowest (i.e. lowest frequency) brain waves. Delta waves dominate during deep sleep and tend to be high in amplitude because they represent the synchronized firing of large populations of neurons. ES'," calcext:value-type="string">
            <text:p>deltaDescription: <text:s/>'Delta waves are the slowest (i.e. lowest frequency) brain waves. Delta waves dominate during deep sleep and tend to be high in amplitude because they represent the synchronized firing of large populations of neurons. ES',</text:p>
          </table:table-cell>
          <table:table-cell table:number-columns-repeated="1016"/>
        </table:table-row>
        <table:table-row table:style-name="ro2">
          <table:table-cell table:style-name="ce4" office:value-type="string" calcext:value-type="string">
            <text:p>thetaTitle</text:p>
          </table:table-cell>
          <table:table-cell office:value-type="string" calcext:value-type="string">
            <text:p>Theta θ (4-8 Hz)</text:p>
          </table:table-cell>
          <table:table-cell office:value-type="string" calcext:value-type="string">
            <text:p>Theta θ (4-8 Hz) FR</text:p>
          </table:table-cell>
          <table:table-cell table:style-name="Default" office:value-type="string" calcext:value-type="string">
            <text:p>Theta θ (4-8 Hz) ES</text:p>
          </table:table-cell>
          <table:table-cell/>
          <table:table-cell table:formula="of:=COM.MICROSOFT.CONCAT([.A170];&quot;:&quot;;&quot;  '&quot;;[.B170];&quot;',&quot;)" office:value-type="string" office:string-value="thetaTitle:  'Theta θ (4-8 Hz)'," calcext:value-type="string">
            <text:p>thetaTitle: <text:s/>'Theta θ (4-8 Hz)',</text:p>
          </table:table-cell>
          <table:table-cell table:formula="of:=COM.MICROSOFT.CONCAT([.$A170];&quot;:&quot;;&quot;  '&quot;;[.C170];&quot;',&quot;)" office:value-type="string" office:string-value="thetaTitle:  'Theta θ (4-8 Hz) FR'," calcext:value-type="string">
            <text:p>thetaTitle: <text:s/>'Theta θ (4-8 Hz) FR',</text:p>
          </table:table-cell>
          <table:table-cell table:formula="of:=COM.MICROSOFT.CONCAT([.$A170];&quot;:&quot;;&quot;  '&quot;;[.D170];&quot;',&quot;)" office:value-type="string" office:string-value="thetaTitle:  'Theta θ (4-8 Hz) ES'," calcext:value-type="string">
            <text:p>thetaTitle: <text:s/>'Theta θ (4-8 Hz) ES',</text:p>
          </table:table-cell>
          <table:table-cell table:number-columns-repeated="1016"/>
        </table:table-row>
        <table:table-row table:style-name="ro5">
          <table:table-cell table:style-name="ce4" office:value-type="string" calcext:value-type="string">
            <text:p>thetaDescription</text:p>
          </table:table-cell>
          <table:table-cell office:value-type="string" calcext:value-type="string">
            <text:p>Theta waves are most commonly observed in the "hypnagogic" period just before falling asleep. They have also been observed during deep meditative and hypnotic states.</text:p>
          </table:table-cell>
          <table:table-cell office:value-type="string" calcext:value-type="string">
            <text:p>Theta waves are most commonly observed in the "hypnagogic" period just before falling asleep. They have also been observed during deep meditative and hypnotic states. FR</text:p>
          </table:table-cell>
          <table:table-cell table:style-name="Default" office:value-type="string" calcext:value-type="string">
            <text:p>Theta waves are most commonly observed in the "hypnagogic" period just before falling asleep. They have also been observed during deep meditative and hypnotic states. ES</text:p>
          </table:table-cell>
          <table:table-cell/>
          <table:table-cell table:formula="of:=COM.MICROSOFT.CONCAT([.A171];&quot;:&quot;;&quot;  '&quot;;[.B171];&quot;',&quot;)" office:value-type="string" office:string-value="thetaDescription:  'Theta waves are most commonly observed in the &quot;hypnagogic&quot; period just before falling asleep. They have also been observed during deep meditative and hypnotic states.'," calcext:value-type="string">
            <text:p>thetaDescription: <text:s/>'Theta waves are most commonly observed in the "hypnagogic" period just before falling asleep. They have also been observed during deep meditative and hypnotic states.',</text:p>
          </table:table-cell>
          <table:table-cell table:formula="of:=COM.MICROSOFT.CONCAT([.$A171];&quot;:&quot;;&quot;  '&quot;;[.C171];&quot;',&quot;)" office:value-type="string" office:string-value="thetaDescription:  'Theta waves are most commonly observed in the &quot;hypnagogic&quot; period just before falling asleep. They have also been observed during deep meditative and hypnotic states. FR'," calcext:value-type="string">
            <text:p>thetaDescription: <text:s/>'Theta waves are most commonly observed in the "hypnagogic" period just before falling asleep. They have also been observed during deep meditative and hypnotic states. FR',</text:p>
          </table:table-cell>
          <table:table-cell table:formula="of:=COM.MICROSOFT.CONCAT([.$A171];&quot;:&quot;;&quot;  '&quot;;[.D171];&quot;',&quot;)" office:value-type="string" office:string-value="thetaDescription:  'Theta waves are most commonly observed in the &quot;hypnagogic&quot; period just before falling asleep. They have also been observed during deep meditative and hypnotic states. ES'," calcext:value-type="string">
            <text:p>thetaDescription: <text:s/>'Theta waves are most commonly observed in the "hypnagogic" period just before falling asleep. They have also been observed during deep meditative and hypnotic states. ES',</text:p>
          </table:table-cell>
          <table:table-cell table:number-columns-repeated="1016"/>
        </table:table-row>
        <table:table-row table:style-name="ro2">
          <table:table-cell table:style-name="ce4" office:value-type="string" calcext:value-type="string">
            <text:p>alphaTitle</text:p>
          </table:table-cell>
          <table:table-cell office:value-type="string" calcext:value-type="string">
            <text:p>Alpha α (8-13 Hz)</text:p>
          </table:table-cell>
          <table:table-cell office:value-type="string" calcext:value-type="string">
            <text:p>Alpha α (8-13 Hz) FR</text:p>
          </table:table-cell>
          <table:table-cell table:style-name="Default" office:value-type="string" calcext:value-type="string">
            <text:p>Alpha α (8-13 Hz) ES</text:p>
          </table:table-cell>
          <table:table-cell/>
          <table:table-cell table:formula="of:=COM.MICROSOFT.CONCAT([.A172];&quot;:&quot;;&quot;  '&quot;;[.B172];&quot;',&quot;)" office:value-type="string" office:string-value="alphaTitle:  'Alpha α (8-13 Hz)'," calcext:value-type="string">
            <text:p>alphaTitle: <text:s/>'Alpha α (8-13 Hz)',</text:p>
          </table:table-cell>
          <table:table-cell table:formula="of:=COM.MICROSOFT.CONCAT([.$A172];&quot;:&quot;;&quot;  '&quot;;[.C172];&quot;',&quot;)" office:value-type="string" office:string-value="alphaTitle:  'Alpha α (8-13 Hz) FR'," calcext:value-type="string">
            <text:p>alphaTitle: <text:s/>'Alpha α (8-13 Hz) FR',</text:p>
          </table:table-cell>
          <table:table-cell table:formula="of:=COM.MICROSOFT.CONCAT([.$A172];&quot;:&quot;;&quot;  '&quot;;[.D172];&quot;',&quot;)" office:value-type="string" office:string-value="alphaTitle:  'Alpha α (8-13 Hz) ES'," calcext:value-type="string">
            <text:p>alphaTitle: <text:s/>'Alpha α (8-13 Hz) ES',</text:p>
          </table:table-cell>
          <table:table-cell table:number-columns-repeated="1016"/>
        </table:table-row>
        <table:table-row table:style-name="ro14">
          <table:table-cell table:style-name="ce4" office:value-type="string" calcext:value-type="string">
            <text:p>alphaDescription</text:p>
          </table:table-cell>
          <table:table-cell office:value-type="string" calcext:value-type="string">
            <text:p>Alpha waves can indicate the idling of a brain region. For example, they increase dramatically at when the eyes are closed. They are especially strong at the back of the head, where the vision centre of the brain is located.</text:p>
          </table:table-cell>
          <table:table-cell office:value-type="string" calcext:value-type="string">
            <text:p>Alpha waves can indicate the idling of a brain region. For example, they increase dramatically at when the eyes are closed. They are especially strong at the back of the head, where the vision centre of the brain is located. FR</text:p>
          </table:table-cell>
          <table:table-cell table:style-name="Default" office:value-type="string" calcext:value-type="string">
            <text:p>Alpha waves can indicate the idling of a brain region. For example, they increase dramatically at when the eyes are closed. They are especially strong at the back of the head, where the vision centre of the brain is located. ES</text:p>
          </table:table-cell>
          <table:table-cell/>
          <table:table-cell table:formula="of:=COM.MICROSOFT.CONCAT([.A173];&quot;:&quot;;&quot;  '&quot;;[.B173];&quot;',&quot;)" office:value-type="string" office:string-value="alphaDescription:  'Alpha waves can indicate the idling of a brain region. For example, they increase dramatically at when the eyes are closed. They are especially strong at the back of the head, where the vision centre of the brain is located.'," calcext:value-type="string">
            <text:p>alphaDescription: <text:s/>'Alpha waves can indicate the idling of a brain region. For example, they increase dramatically at when the eyes are closed. They are especially strong at the back of the head, where the vision centre of the brain is located.',</text:p>
          </table:table-cell>
          <table:table-cell table:formula="of:=COM.MICROSOFT.CONCAT([.$A173];&quot;:&quot;;&quot;  '&quot;;[.C173];&quot;',&quot;)" office:value-type="string" office:string-value="alphaDescription:  'Alpha waves can indicate the idling of a brain region. For example, they increase dramatically at when the eyes are closed. They are especially strong at the back of the head, where the vision centre of the brain is located. FR'," calcext:value-type="string">
            <text:p>alphaDescription: <text:s/>'Alpha waves can indicate the idling of a brain region. For example, they increase dramatically at when the eyes are closed. They are especially strong at the back of the head, where the vision centre of the brain is located. FR',</text:p>
          </table:table-cell>
          <table:table-cell table:formula="of:=COM.MICROSOFT.CONCAT([.$A173];&quot;:&quot;;&quot;  '&quot;;[.D173];&quot;',&quot;)" office:value-type="string" office:string-value="alphaDescription:  'Alpha waves can indicate the idling of a brain region. For example, they increase dramatically at when the eyes are closed. They are especially strong at the back of the head, where the vision centre of the brain is located. ES'," calcext:value-type="string">
            <text:p>alphaDescription: <text:s/>'Alpha waves can indicate the idling of a brain region. For example, they increase dramatically at when the eyes are closed. They are especially strong at the back of the head, where the vision centre of the brain is located. ES',</text:p>
          </table:table-cell>
          <table:table-cell table:number-columns-repeated="1016"/>
        </table:table-row>
        <table:table-row table:style-name="ro2">
          <table:table-cell table:style-name="ce4" office:value-type="string" calcext:value-type="string">
            <text:p>betaTitle</text:p>
          </table:table-cell>
          <table:table-cell office:value-type="string" calcext:value-type="string">
            <text:p>Beta β (13-30 Hz)</text:p>
          </table:table-cell>
          <table:table-cell office:value-type="string" calcext:value-type="string">
            <text:p>Beta β (13-30 Hz) FR</text:p>
          </table:table-cell>
          <table:table-cell table:style-name="Default" office:value-type="string" calcext:value-type="string">
            <text:p>Beta β (13-30 Hz) ES</text:p>
          </table:table-cell>
          <table:table-cell/>
          <table:table-cell table:formula="of:=COM.MICROSOFT.CONCAT([.A174];&quot;:&quot;;&quot;  '&quot;;[.B174];&quot;',&quot;)" office:value-type="string" office:string-value="betaTitle:  'Beta β (13-30 Hz)'," calcext:value-type="string">
            <text:p>betaTitle: <text:s/>'Beta β (13-30 Hz)',</text:p>
          </table:table-cell>
          <table:table-cell table:formula="of:=COM.MICROSOFT.CONCAT([.$A174];&quot;:&quot;;&quot;  '&quot;;[.C174];&quot;',&quot;)" office:value-type="string" office:string-value="betaTitle:  'Beta β (13-30 Hz) FR'," calcext:value-type="string">
            <text:p>betaTitle: <text:s/>'Beta β (13-30 Hz) FR',</text:p>
          </table:table-cell>
          <table:table-cell table:formula="of:=COM.MICROSOFT.CONCAT([.$A174];&quot;:&quot;;&quot;  '&quot;;[.D174];&quot;',&quot;)" office:value-type="string" office:string-value="betaTitle:  'Beta β (13-30 Hz) ES'," calcext:value-type="string">
            <text:p>betaTitle: <text:s/>'Beta β (13-30 Hz) ES',</text:p>
          </table:table-cell>
          <table:table-cell table:number-columns-repeated="1016"/>
        </table:table-row>
        <table:table-row table:style-name="ro15">
          <table:table-cell table:style-name="ce4" office:value-type="string" calcext:value-type="string">
            <text:p>betaDescription</text:p>
          </table:table-cell>
          <table:table-cell office:value-type="string" calcext:value-type="string">
            <text:p>Beta waves are prevalent when the brain is awake and active. They have been associated with alertness, concentration, and the active firing of neurons hard at work.</text:p>
          </table:table-cell>
          <table:table-cell office:value-type="string" calcext:value-type="string">
            <text:p>Beta waves are prevalent when the brain is awake and active. They have been associated with alertness, concentration, and the active firing of neurons hard at work. FR</text:p>
          </table:table-cell>
          <table:table-cell table:style-name="Default" office:value-type="string" calcext:value-type="string">
            <text:p>Beta waves are prevalent when the brain is awake and active. They have been associated with alertness, concentration, and the active firing of neurons hard at work. ES</text:p>
          </table:table-cell>
          <table:table-cell/>
          <table:table-cell table:formula="of:=COM.MICROSOFT.CONCAT([.A175];&quot;:&quot;;&quot;  '&quot;;[.B175];&quot;',&quot;)" office:value-type="string" office:string-value="betaDescription:  'Beta waves are prevalent when the brain is awake and active. They have been associated with alertness, concentration, and the active firing of neurons hard at work.'," calcext:value-type="string">
            <text:p>betaDescription: <text:s/>'Beta waves are prevalent when the brain is awake and active. They have been associated with alertness, concentration, and the active firing of neurons hard at work.',</text:p>
          </table:table-cell>
          <table:table-cell table:formula="of:=COM.MICROSOFT.CONCAT([.$A175];&quot;:&quot;;&quot;  '&quot;;[.C175];&quot;',&quot;)" office:value-type="string" office:string-value="betaDescription:  'Beta waves are prevalent when the brain is awake and active. They have been associated with alertness, concentration, and the active firing of neurons hard at work. FR'," calcext:value-type="string">
            <text:p>betaDescription: <text:s/>'Beta waves are prevalent when the brain is awake and active. They have been associated with alertness, concentration, and the active firing of neurons hard at work. FR',</text:p>
          </table:table-cell>
          <table:table-cell table:formula="of:=COM.MICROSOFT.CONCAT([.$A175];&quot;:&quot;;&quot;  '&quot;;[.D175];&quot;',&quot;)" office:value-type="string" office:string-value="betaDescription:  'Beta waves are prevalent when the brain is awake and active. They have been associated with alertness, concentration, and the active firing of neurons hard at work. ES'," calcext:value-type="string">
            <text:p>betaDescription: <text:s/>'Beta waves are prevalent when the brain is awake and active. They have been associated with alertness, concentration, and the active firing of neurons hard at work. ES',</text:p>
          </table:table-cell>
          <table:table-cell table:number-columns-repeated="1016"/>
        </table:table-row>
        <table:table-row table:style-name="ro3">
          <table:table-cell table:style-name="ce4" office:value-type="string" calcext:value-type="string">
            <text:p>gammaTitle</text:p>
          </table:table-cell>
          <table:table-cell office:value-type="string" calcext:value-type="string">
            <text:p>Gamma γ (30-100 Hz)</text:p>
          </table:table-cell>
          <table:table-cell office:value-type="string" calcext:value-type="string">
            <text:p>Gamma γ (30-100 Hz) FR</text:p>
          </table:table-cell>
          <table:table-cell table:style-name="Default" office:value-type="string" calcext:value-type="string">
            <text:p>Gamma γ (30-100 Hz) ES</text:p>
          </table:table-cell>
          <table:table-cell/>
          <table:table-cell table:formula="of:=COM.MICROSOFT.CONCAT([.A176];&quot;:&quot;;&quot;  '&quot;;[.B176];&quot;',&quot;)" office:value-type="string" office:string-value="gammaTitle:  'Gamma γ (30-100 Hz)'," calcext:value-type="string">
            <text:p>gammaTitle: <text:s/>'Gamma γ (30-100 Hz)',</text:p>
          </table:table-cell>
          <table:table-cell table:formula="of:=COM.MICROSOFT.CONCAT([.$A176];&quot;:&quot;;&quot;  '&quot;;[.C176];&quot;',&quot;)" office:value-type="string" office:string-value="gammaTitle:  'Gamma γ (30-100 Hz) FR'," calcext:value-type="string">
            <text:p>gammaTitle: <text:s/>'Gamma γ (30-100 Hz) FR',</text:p>
          </table:table-cell>
          <table:table-cell table:formula="of:=COM.MICROSOFT.CONCAT([.$A176];&quot;:&quot;;&quot;  '&quot;;[.D176];&quot;',&quot;)" office:value-type="string" office:string-value="gammaTitle:  'Gamma γ (30-100 Hz) ES'," calcext:value-type="string">
            <text:p>gammaTitle: <text:s/>'Gamma γ (30-100 Hz) ES',</text:p>
          </table:table-cell>
          <table:table-cell table:number-columns-repeated="1016"/>
        </table:table-row>
        <table:table-row table:style-name="ro8">
          <table:table-cell table:style-name="ce4" office:value-type="string" calcext:value-type="string">
            <text:p>gammeDescription</text:p>
          </table:table-cell>
          <table:table-cell office:value-type="string" calcext:value-type="string">
            <text:p>Gamma waves are the fastest form of neural oscillation. They are difficult to detect and analyze with ordinary EEG but are a topic of much ongoing research. They have been tentatively associated with attention, working memory, and even consciousness.</text:p>
          </table:table-cell>
          <table:table-cell office:value-type="string" calcext:value-type="string">
            <text:p>Gamma waves are the fastest form of neural oscillation. They are difficult to detect and analyze with ordinary EEG but are a topic of much ongoing research. They have been tentatively associated with attention, working memory, and even consciousness. FR</text:p>
          </table:table-cell>
          <table:table-cell table:style-name="Default" office:value-type="string" calcext:value-type="string">
            <text:p>Gamma waves are the fastest form of neural oscillation. They are difficult to detect and analyze with ordinary EEG but are a topic of much ongoing research. They have been tentatively associated with attention, working memory, and even consciousness. ES</text:p>
          </table:table-cell>
          <table:table-cell/>
          <table:table-cell table:formula="of:=COM.MICROSOFT.CONCAT([.A177];&quot;:&quot;;&quot;  '&quot;;[.B177];&quot;',&quot;)" office:value-type="string" office:string-value="gammeDescription:  'Gamma waves are the fastest form of neural oscillation. They are difficult to detect and analyze with ordinary EEG but are a topic of much ongoing research. They have been tentatively associated with attention, working memory, and even consciousness.'," calcext:value-type="string">
            <text:p>gammeDescription: <text:s/>'Gamma waves are the fastest form of neural oscillation. They are difficult to detect and analyze with ordinary EEG but are a topic of much ongoing research. They have been tentatively associated with attention, working memory, and even consciousness.',</text:p>
          </table:table-cell>
          <table:table-cell table:formula="of:=COM.MICROSOFT.CONCAT([.$A177];&quot;:&quot;;&quot;  '&quot;;[.C177];&quot;',&quot;)" office:value-type="string" office:string-value="gammeDescription:  'Gamma waves are the fastest form of neural oscillation. They are difficult to detect and analyze with ordinary EEG but are a topic of much ongoing research. They have been tentatively associated with attention, working memory, and even consciousness. FR'," calcext:value-type="string">
            <text:p>gammeDescription: <text:s/>'Gamma waves are the fastest form of neural oscillation. They are difficult to detect and analyze with ordinary EEG but are a topic of much ongoing research. They have been tentatively associated with attention, working memory, and even consciousness. FR',</text:p>
          </table:table-cell>
          <table:table-cell table:formula="of:=COM.MICROSOFT.CONCAT([.$A177];&quot;:&quot;;&quot;  '&quot;;[.D177];&quot;',&quot;)" office:value-type="string" office:string-value="gammeDescription:  'Gamma waves are the fastest form of neural oscillation. They are difficult to detect and analyze with ordinary EEG but are a topic of much ongoing research. They have been tentatively associated with attention, working memory, and even consciousness. ES'," calcext:value-type="string">
            <text:p>gammeDescription: <text:s/>'Gamma waves are the fastest form of neural oscillation. They are difficult to detect and analyze with ordinary EEG but are a topic of much ongoing research. They have been tentatively associated with attention, working memory, and even consciousness. ES',</text:p>
          </table:table-cell>
          <table:table-cell table:number-columns-repeated="1016"/>
        </table:table-row>
        <table:table-row table:style-name="ro3">
          <table:table-cell table:style-name="ce4" office:value-type="string" calcext:value-type="string">
            <text:p>BCITitle</text:p>
          </table:table-cell>
          <table:table-cell office:value-type="string" calcext:value-type="string">
            <text:p>Brain Computer Interfaces</text:p>
          </table:table-cell>
          <table:table-cell office:value-type="string" calcext:value-type="string">
            <text:p>Brain Computer Interfaces FR</text:p>
          </table:table-cell>
          <table:table-cell table:style-name="Default" office:value-type="string" calcext:value-type="string">
            <text:p>Brain Computer Interfaces ES</text:p>
          </table:table-cell>
          <table:table-cell/>
          <table:table-cell table:formula="of:=COM.MICROSOFT.CONCAT([.A178];&quot;:&quot;;&quot;  '&quot;;[.B178];&quot;',&quot;)" office:value-type="string" office:string-value="BCITitle:  'Brain Computer Interfaces'," calcext:value-type="string">
            <text:p>BCITitle: <text:s/>'Brain Computer Interfaces',</text:p>
          </table:table-cell>
          <table:table-cell table:formula="of:=COM.MICROSOFT.CONCAT([.$A178];&quot;:&quot;;&quot;  '&quot;;[.C178];&quot;',&quot;)" office:value-type="string" office:string-value="BCITitle:  'Brain Computer Interfaces FR'," calcext:value-type="string">
            <text:p>BCITitle: <text:s/>'Brain Computer Interfaces FR',</text:p>
          </table:table-cell>
          <table:table-cell table:formula="of:=COM.MICROSOFT.CONCAT([.$A178];&quot;:&quot;;&quot;  '&quot;;[.D178];&quot;',&quot;)" office:value-type="string" office:string-value="BCITitle:  'Brain Computer Interfaces ES'," calcext:value-type="string">
            <text:p>BCITitle: <text:s/>'Brain Computer Interfaces ES',</text:p>
          </table:table-cell>
          <table:table-cell table:number-columns-repeated="1016"/>
        </table:table-row>
        <table:table-row table:style-name="ro16">
          <table:table-cell table:style-name="ce4" office:value-type="string" calcext:value-type="string">
            <text:p>BCIDescription</text:p>
          </table:table-cell>
          <table:table-cell office:value-type="string" calcext:value-type="string">
            <text:p>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text:p>
          </table:table-cell>
          <table:table-cell office:value-type="string" calcext:value-type="string">
            <text:p>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 FR</text:p>
          </table:table-cell>
          <table:table-cell table:style-name="Default" office:value-type="string" calcext:value-type="string">
            <text:p>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 ES</text:p>
          </table:table-cell>
          <table:table-cell/>
          <table:table-cell table:formula="of:=COM.MICROSOFT.CONCAT([.A179];&quot;:&quot;;&quot;  '&quot;;[.B179];&quot;',&quot;)" office:value-type="string" office:string-value="BCIDescription:  '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 calcext:value-type="string">
            <text:p>BCIDescription: <text:s/>'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text:p>
          </table:table-cell>
          <table:table-cell table:formula="of:=COM.MICROSOFT.CONCAT([.$A179];&quot;:&quot;;&quot;  '&quot;;[.C179];&quot;',&quot;)" office:value-type="string" office:string-value="BCIDescription:  '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 FR'," calcext:value-type="string">
            <text:p>BCIDescription: <text:s/>'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 FR',</text:p>
          </table:table-cell>
          <table:table-cell table:formula="of:=COM.MICROSOFT.CONCAT([.$A179];&quot;:&quot;;&quot;  '&quot;;[.D179];&quot;',&quot;)" office:value-type="string" office:string-value="BCIDescription:  '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 ES'," calcext:value-type="string">
            <text:p>BCIDescription: <text:s/>'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 ES',</text:p>
          </table:table-cell>
          <table:table-cell table:number-columns-repeated="1016"/>
        </table:table-row>
        <table:table-row table:style-name="ro2">
          <table:table-cell table:style-name="ce4"/>
          <table:table-cell table:number-columns-repeated="1023"/>
        </table:table-row>
        <table:table-row table:style-name="ro13">
          <table:table-cell table:style-name="ce3" office:value-type="string" calcext:value-type="string">
            <text:p>//slide-end.js</text:p>
          </table:table-cell>
          <table:table-cell table:style-name="ce9" table:formula="of:=[.$A181]" office:value-type="string" office:string-value="//slide-end.js" calcext:value-type="string">
            <text:p>//slide-end.js</text:p>
          </table:table-cell>
          <table:table-cell table:style-name="ce9" table:formula="of:=[.$A181]" office:value-type="string" office:string-value="//slide-end.js" calcext:value-type="string">
            <text:p>//slide-end.js</text:p>
          </table:table-cell>
          <table:table-cell table:style-name="ce9" table:formula="of:=[.$A181]" office:value-type="string" office:string-value="//slide-end.js" calcext:value-type="string">
            <text:p>//slide-end.js</text:p>
          </table:table-cell>
          <table:table-cell table:style-name="ce9"/>
          <table:table-cell table:style-name="ce9" table:formula="of:=[.$A181]" office:value-type="string" office:string-value="//slide-end.js" calcext:value-type="string">
            <text:p>//slide-end.js</text:p>
          </table:table-cell>
          <table:table-cell table:style-name="ce9" table:formula="of:=[.$A181]" office:value-type="string" office:string-value="//slide-end.js" calcext:value-type="string">
            <text:p>//slide-end.js</text:p>
          </table:table-cell>
          <table:table-cell table:style-name="ce9" table:formula="of:=[.$A181]" office:value-type="string" office:string-value="//slide-end.js" calcext:value-type="string">
            <text:p>//slide-end.js</text:p>
          </table:table-cell>
          <table:table-cell table:number-columns-repeated="1016"/>
        </table:table-row>
        <table:table-row table:style-name="ro3">
          <table:table-cell table:style-name="ce4" office:value-type="string" calcext:value-type="string">
            <text:p>thanksForCompleting</text:p>
          </table:table-cell>
          <table:table-cell office:value-type="string" calcext:value-type="string">
            <text:p>Thanks for completing \n EEG 101</text:p>
          </table:table-cell>
          <table:table-cell office:value-type="string" calcext:value-type="string">
            <text:p>Thanks for completing \n EEG 101 FR</text:p>
          </table:table-cell>
          <table:table-cell office:value-type="string" calcext:value-type="string">
            <text:p>Thanks for completing \n EEG 101 ES</text:p>
          </table:table-cell>
          <table:table-cell/>
          <table:table-cell table:formula="of:=COM.MICROSOFT.CONCAT([.A182];&quot;:&quot;;&quot;  '&quot;;[.B182];&quot;',&quot;)" office:value-type="string" office:string-value="thanksForCompleting:  'Thanks for completing \n EEG 101'," calcext:value-type="string">
            <text:p>thanksForCompleting: <text:s/>'Thanks for completing \n EEG 101',</text:p>
          </table:table-cell>
          <table:table-cell table:formula="of:=COM.MICROSOFT.CONCAT([.$A182];&quot;:&quot;;&quot;  '&quot;;[.C182];&quot;',&quot;)" office:value-type="string" office:string-value="thanksForCompleting:  'Thanks for completing \n EEG 101 FR'," calcext:value-type="string">
            <text:p>thanksForCompleting: <text:s/>'Thanks for completing \n EEG 101 FR',</text:p>
          </table:table-cell>
          <table:table-cell table:formula="of:=COM.MICROSOFT.CONCAT([.$A182];&quot;:&quot;;&quot;  '&quot;;[.D182];&quot;',&quot;)" office:value-type="string" office:string-value="thanksForCompleting:  'Thanks for completing \n EEG 101 ES'," calcext:value-type="string">
            <text:p>thanksForCompleting: <text:s/>'Thanks for completing \n EEG 101 ES',</text:p>
          </table:table-cell>
          <table:table-cell table:number-columns-repeated="1016"/>
        </table:table-row>
        <table:table-row table:style-name="ro5">
          <table:table-cell table:style-name="ce4" office:value-type="string" calcext:value-type="string">
            <text:p>hopeYouEnjoyed</text:p>
          </table:table-cell>
          <table:table-cell office:value-type="string" calcext:value-type="string">
            <text:p>We hope you enjoyed learning about the basics of EEG. Soon, this tutorial will cover more advanced topics, such as how to create a simple brain-machine interface!</text:p>
          </table:table-cell>
          <table:table-cell office:value-type="string" calcext:value-type="string">
            <text:p>We hope you enjoyed learning about the basics of EEG. Soon, this tutorial will cover more advanced topics, such as how to create a simple brain-machine interface! FR</text:p>
          </table:table-cell>
          <table:table-cell office:value-type="string" calcext:value-type="string">
            <text:p>We hope you enjoyed learning about the basics of EEG. Soon, this tutorial will cover more advanced topics, such as how to create a simple brain-machine interface! ES</text:p>
          </table:table-cell>
          <table:table-cell/>
          <table:table-cell table:formula="of:=COM.MICROSOFT.CONCAT([.A183];&quot;:&quot;;&quot;  '&quot;;[.B183];&quot;',&quot;)" office:value-type="string" office:string-value="hopeYouEnjoyed:  'We hope you enjoyed learning about the basics of EEG. Soon, this tutorial will cover more advanced topics, such as how to create a simple brain-machine interface!'," calcext:value-type="string">
            <text:p>hopeYouEnjoyed: <text:s/>'We hope you enjoyed learning about the basics of EEG. Soon, this tutorial will cover more advanced topics, such as how to create a simple brain-machine interface!',</text:p>
          </table:table-cell>
          <table:table-cell table:formula="of:=COM.MICROSOFT.CONCAT([.$A183];&quot;:&quot;;&quot;  '&quot;;[.C183];&quot;',&quot;)" office:value-type="string" office:string-value="hopeYouEnjoyed:  'We hope you enjoyed learning about the basics of EEG. Soon, this tutorial will cover more advanced topics, such as how to create a simple brain-machine interface! FR'," calcext:value-type="string">
            <text:p>hopeYouEnjoyed: <text:s/>'We hope you enjoyed learning about the basics of EEG. Soon, this tutorial will cover more advanced topics, such as how to create a simple brain-machine interface! FR',</text:p>
          </table:table-cell>
          <table:table-cell table:formula="of:=COM.MICROSOFT.CONCAT([.$A183];&quot;:&quot;;&quot;  '&quot;;[.D183];&quot;',&quot;)" office:value-type="string" office:string-value="hopeYouEnjoyed:  'We hope you enjoyed learning about the basics of EEG. Soon, this tutorial will cover more advanced topics, such as how to create a simple brain-machine interface! ES'," calcext:value-type="string">
            <text:p>hopeYouEnjoyed: <text:s/>'We hope you enjoyed learning about the basics of EEG. Soon, this tutorial will cover more advanced topics, such as how to create a simple brain-machine interface! ES',</text:p>
          </table:table-cell>
          <table:table-cell table:number-columns-repeated="1016"/>
        </table:table-row>
        <table:table-row table:style-name="ro2">
          <table:table-cell table:style-name="ce4" office:value-type="string" calcext:value-type="string">
            <text:p>whatsNext</text:p>
          </table:table-cell>
          <table:table-cell office:value-type="string" calcext:value-type="string">
            <text:p>What\'s Next?</text:p>
          </table:table-cell>
          <table:table-cell office:value-type="string" calcext:value-type="string">
            <text:p>What\'s Next? FR</text:p>
          </table:table-cell>
          <table:table-cell office:value-type="string" calcext:value-type="string">
            <text:p>What\'s Next? ES</text:p>
          </table:table-cell>
          <table:table-cell/>
          <table:table-cell table:formula="of:=COM.MICROSOFT.CONCAT([.A184];&quot;:&quot;;&quot;  '&quot;;[.B184];&quot;',&quot;)" office:value-type="string" office:string-value="whatsNext:  'What\'s Next?'," calcext:value-type="string">
            <text:p>whatsNext: <text:s/>'What\'s Next?',</text:p>
          </table:table-cell>
          <table:table-cell table:formula="of:=COM.MICROSOFT.CONCAT([.$A184];&quot;:&quot;;&quot;  '&quot;;[.C184];&quot;',&quot;)" office:value-type="string" office:string-value="whatsNext:  'What\'s Next? FR'," calcext:value-type="string">
            <text:p>whatsNext: <text:s/>'What\'s Next? FR',</text:p>
          </table:table-cell>
          <table:table-cell table:formula="of:=COM.MICROSOFT.CONCAT([.$A184];&quot;:&quot;;&quot;  '&quot;;[.D184];&quot;',&quot;)" office:value-type="string" office:string-value="whatsNext:  'What\'s Next? ES'," calcext:value-type="string">
            <text:p>whatsNext: <text:s/>'What\'s Next? ES',</text:p>
          </table:table-cell>
          <table:table-cell table:number-columns-repeated="1016"/>
        </table:table-row>
        <table:table-row table:style-name="ro3">
          <table:table-cell table:style-name="ce4" office:value-type="string" calcext:value-type="string">
            <text:p>liveArtifactRemoval</text:p>
          </table:table-cell>
          <table:table-cell office:value-type="string" calcext:value-type="string">
            <text:p>1. Live Artifact Removal</text:p>
          </table:table-cell>
          <table:table-cell office:value-type="string" calcext:value-type="string">
            <text:p>1. Live Artifact Removal FR</text:p>
          </table:table-cell>
          <table:table-cell office:value-type="string" calcext:value-type="string">
            <text:p>1. Live Artifact Removal ES</text:p>
          </table:table-cell>
          <table:table-cell/>
          <table:table-cell table:formula="of:=COM.MICROSOFT.CONCAT([.A185];&quot;:&quot;;&quot;  '&quot;;[.B185];&quot;',&quot;)" office:value-type="string" office:string-value="liveArtifactRemoval:  '1. Live Artifact Removal'," calcext:value-type="string">
            <text:p>liveArtifactRemoval: <text:s/>'1. Live Artifact Removal',</text:p>
          </table:table-cell>
          <table:table-cell table:formula="of:=COM.MICROSOFT.CONCAT([.$A185];&quot;:&quot;;&quot;  '&quot;;[.C185];&quot;',&quot;)" office:value-type="string" office:string-value="liveArtifactRemoval:  '1. Live Artifact Removal FR'," calcext:value-type="string">
            <text:p>liveArtifactRemoval: <text:s/>'1. Live Artifact Removal FR',</text:p>
          </table:table-cell>
          <table:table-cell table:formula="of:=COM.MICROSOFT.CONCAT([.$A185];&quot;:&quot;;&quot;  '&quot;;[.D185];&quot;',&quot;)" office:value-type="string" office:string-value="liveArtifactRemoval:  '1. Live Artifact Removal ES'," calcext:value-type="string">
            <text:p>liveArtifactRemoval: <text:s/>'1. Live Artifact Removal ES',</text:p>
          </table:table-cell>
          <table:table-cell table:number-columns-repeated="1016"/>
        </table:table-row>
        <table:table-row table:style-name="ro2">
          <table:table-cell table:style-name="ce4" office:value-type="string" calcext:value-type="string">
            <text:p>offlineMode</text:p>
          </table:table-cell>
          <table:table-cell office:value-type="string" calcext:value-type="string">
            <text:p>2. Offline Mode</text:p>
          </table:table-cell>
          <table:table-cell office:value-type="string" calcext:value-type="string">
            <text:p>2. Offline Mode FR</text:p>
          </table:table-cell>
          <table:table-cell office:value-type="string" calcext:value-type="string">
            <text:p>2. Offline Mode ES</text:p>
          </table:table-cell>
          <table:table-cell/>
          <table:table-cell table:formula="of:=COM.MICROSOFT.CONCAT([.A186];&quot;:&quot;;&quot;  '&quot;;[.B186];&quot;',&quot;)" office:value-type="string" office:string-value="offlineMode:  '2. Offline Mode'," calcext:value-type="string">
            <text:p>offlineMode: <text:s/>'2. Offline Mode',</text:p>
          </table:table-cell>
          <table:table-cell table:formula="of:=COM.MICROSOFT.CONCAT([.$A186];&quot;:&quot;;&quot;  '&quot;;[.C186];&quot;',&quot;)" office:value-type="string" office:string-value="offlineMode:  '2. Offline Mode FR'," calcext:value-type="string">
            <text:p>offlineMode: <text:s/>'2. Offline Mode FR',</text:p>
          </table:table-cell>
          <table:table-cell table:formula="of:=COM.MICROSOFT.CONCAT([.$A186];&quot;:&quot;;&quot;  '&quot;;[.D186];&quot;',&quot;)" office:value-type="string" office:string-value="offlineMode:  '2. Offline Mode ES'," calcext:value-type="string">
            <text:p>offlineMode: <text:s/>'2. Offline Mode ES',</text:p>
          </table:table-cell>
          <table:table-cell table:number-columns-repeated="1016"/>
        </table:table-row>
        <table:table-row table:style-name="ro3">
          <table:table-cell table:style-name="ce4" office:value-type="string" calcext:value-type="string">
            <text:p>interactiveBCI</text:p>
          </table:table-cell>
          <table:table-cell office:value-type="string" calcext:value-type="string">
            <text:p>3. Interactive Brain Computer Interface!</text:p>
          </table:table-cell>
          <table:table-cell office:value-type="string" calcext:value-type="string">
            <text:p>3. Interactive Brain Computer Interface! FR</text:p>
          </table:table-cell>
          <table:table-cell office:value-type="string" calcext:value-type="string">
            <text:p>3. Interactive Brain Computer Interface! ES</text:p>
          </table:table-cell>
          <table:table-cell/>
          <table:table-cell table:formula="of:=COM.MICROSOFT.CONCAT([.A187];&quot;:&quot;;&quot;  '&quot;;[.B187];&quot;',&quot;)" office:value-type="string" office:string-value="interactiveBCI:  '3. Interactive Brain Computer Interface!'," calcext:value-type="string">
            <text:p>interactiveBCI: <text:s/>'3. Interactive Brain Computer Interface!',</text:p>
          </table:table-cell>
          <table:table-cell table:formula="of:=COM.MICROSOFT.CONCAT([.$A187];&quot;:&quot;;&quot;  '&quot;;[.C187];&quot;',&quot;)" office:value-type="string" office:string-value="interactiveBCI:  '3. Interactive Brain Computer Interface! FR'," calcext:value-type="string">
            <text:p>interactiveBCI: <text:s/>'3. Interactive Brain Computer Interface! FR',</text:p>
          </table:table-cell>
          <table:table-cell table:formula="of:=COM.MICROSOFT.CONCAT([.$A187];&quot;:&quot;;&quot;  '&quot;;[.D187];&quot;',&quot;)" office:value-type="string" office:string-value="interactiveBCI:  '3. Interactive Brain Computer Interface! ES'," calcext:value-type="string">
            <text:p>interactiveBCI: <text:s/>'3. Interactive Brain Computer Interface! ES',</text:p>
          </table:table-cell>
          <table:table-cell table:number-columns-repeated="1016"/>
        </table:table-row>
        <table:table-row table:style-name="ro3">
          <table:table-cell table:style-name="ce4" office:value-type="string" calcext:value-type="string">
            <text:p>projectOpenSource</text:p>
          </table:table-cell>
          <table:table-cell office:value-type="string" calcext:value-type="string">
            <text:p>This project is Open Source</text:p>
          </table:table-cell>
          <table:table-cell office:value-type="string" calcext:value-type="string">
            <text:p>This project is Open Source FR</text:p>
          </table:table-cell>
          <table:table-cell office:value-type="string" calcext:value-type="string">
            <text:p>This project is Open Source ES</text:p>
          </table:table-cell>
          <table:table-cell/>
          <table:table-cell table:formula="of:=COM.MICROSOFT.CONCAT([.A188];&quot;:&quot;;&quot;  '&quot;;[.B188];&quot;',&quot;)" office:value-type="string" office:string-value="projectOpenSource:  'This project is Open Source'," calcext:value-type="string">
            <text:p>projectOpenSource: <text:s/>'This project is Open Source',</text:p>
          </table:table-cell>
          <table:table-cell table:formula="of:=COM.MICROSOFT.CONCAT([.$A188];&quot;:&quot;;&quot;  '&quot;;[.C188];&quot;',&quot;)" office:value-type="string" office:string-value="projectOpenSource:  'This project is Open Source FR'," calcext:value-type="string">
            <text:p>projectOpenSource: <text:s/>'This project is Open Source FR',</text:p>
          </table:table-cell>
          <table:table-cell table:formula="of:=COM.MICROSOFT.CONCAT([.$A188];&quot;:&quot;;&quot;  '&quot;;[.D188];&quot;',&quot;)" office:value-type="string" office:string-value="projectOpenSource:  'This project is Open Source ES'," calcext:value-type="string">
            <text:p>projectOpenSource: <text:s/>'This project is Open Source ES',</text:p>
          </table:table-cell>
          <table:table-cell table:number-columns-repeated="1016"/>
        </table:table-row>
        <table:table-row table:style-name="ro14">
          <table:table-cell table:style-name="ce4" office:value-type="string" calcext:value-type="string">
            <text:p>resultOfCollaboration</text:p>
          </table:table-cell>
          <table:table-cell office:value-type="string" calcext:value-type="string">
            <text:p>EEG101 is the result of a collaboration between NeuroTechX, the international neurotechnology network, and the developers at KBDGroup. Its source code is open for anyone to use or contribute to.</text:p>
          </table:table-cell>
          <table:table-cell office:value-type="string" calcext:value-type="string">
            <text:p>EEG101 is the result of a collaboration between NeuroTechX, the international neurotechnology network, and the developers at KBDGroup. Its source code is open for anyone to use or contribute to. FR</text:p>
          </table:table-cell>
          <table:table-cell office:value-type="string" calcext:value-type="string">
            <text:p>EEG101 is the result of a collaboration between NeuroTechX, the international neurotechnology network, and the developers at KBDGroup. Its source code is open for anyone to use or contribute to. ES</text:p>
          </table:table-cell>
          <table:table-cell/>
          <table:table-cell table:formula="of:=COM.MICROSOFT.CONCAT([.A189];&quot;:&quot;;&quot;  '&quot;;[.B189];&quot;',&quot;)" office:value-type="string" office:string-value="resultOfCollaboration:  'EEG101 is the result of a collaboration between NeuroTechX, the international neurotechnology network, and the developers at KBDGroup. Its source code is open for anyone to use or contribute to.'," calcext:value-type="string">
            <text:p>resultOfCollaboration: <text:s/>'EEG101 is the result of a collaboration between NeuroTechX, the international neurotechnology network, and the developers at KBDGroup. Its source code is open for anyone to use or contribute to.',</text:p>
          </table:table-cell>
          <table:table-cell table:formula="of:=COM.MICROSOFT.CONCAT([.$A189];&quot;:&quot;;&quot;  '&quot;;[.C189];&quot;',&quot;)" office:value-type="string" office:string-value="resultOfCollaboration:  'EEG101 is the result of a collaboration between NeuroTechX, the international neurotechnology network, and the developers at KBDGroup. Its source code is open for anyone to use or contribute to. FR'," calcext:value-type="string">
            <text:p>resultOfCollaboration: <text:s/>'EEG101 is the result of a collaboration between NeuroTechX, the international neurotechnology network, and the developers at KBDGroup. Its source code is open for anyone to use or contribute to. FR',</text:p>
          </table:table-cell>
          <table:table-cell table:formula="of:=COM.MICROSOFT.CONCAT([.$A189];&quot;:&quot;;&quot;  '&quot;;[.D189];&quot;',&quot;)" office:value-type="string" office:string-value="resultOfCollaboration:  'EEG101 is the result of a collaboration between NeuroTechX, the international neurotechnology network, and the developers at KBDGroup. Its source code is open for anyone to use or contribute to. ES'," calcext:value-type="string">
            <text:p>resultOfCollaboration: <text:s/>'EEG101 is the result of a collaboration between NeuroTechX, the international neurotechnology network, and the developers at KBDGroup. Its source code is open for anyone to use or contribute to. ES',</text:p>
          </table:table-cell>
          <table:table-cell table:number-columns-repeated="1016"/>
        </table:table-row>
        <table:table-row table:style-name="ro15">
          <table:table-cell table:style-name="ce4" office:value-type="string" calcext:value-type="string">
            <text:p>interestedInApp</text:p>
          </table:table-cell>
          <table:table-cell office:value-type="string" calcext:value-type="string">
            <text:p>Interested in how an EEG app is built? Want to contribute to this project? Check out the repo on Github and our community on Slack.</text:p>
          </table:table-cell>
          <table:table-cell office:value-type="string" calcext:value-type="string">
            <text:p>Interested in how an EEG app is built? Want to contribute to this project? Check out the repo on Github and our community on Slack. FR</text:p>
          </table:table-cell>
          <table:table-cell office:value-type="string" calcext:value-type="string">
            <text:p>Interested in how an EEG app is built? Want to contribute to this project? Check out the repo on Github and our community on Slack. ES</text:p>
          </table:table-cell>
          <table:table-cell/>
          <table:table-cell table:formula="of:=COM.MICROSOFT.CONCAT([.A190];&quot;:&quot;;&quot;  '&quot;;[.B190];&quot;',&quot;)" office:value-type="string" office:string-value="interestedInApp:  'Interested in how an EEG app is built? Want to contribute to this project? Check out the repo on Github and our community on Slack.'," calcext:value-type="string">
            <text:p>interestedInApp: <text:s/>'Interested in how an EEG app is built? Want to contribute to this project? Check out the repo on Github and our community on Slack.',</text:p>
          </table:table-cell>
          <table:table-cell table:formula="of:=COM.MICROSOFT.CONCAT([.$A190];&quot;:&quot;;&quot;  '&quot;;[.C190];&quot;',&quot;)" office:value-type="string" office:string-value="interestedInApp:  'Interested in how an EEG app is built? Want to contribute to this project? Check out the repo on Github and our community on Slack. FR'," calcext:value-type="string">
            <text:p>interestedInApp: <text:s/>'Interested in how an EEG app is built? Want to contribute to this project? Check out the repo on Github and our community on Slack. FR',</text:p>
          </table:table-cell>
          <table:table-cell table:formula="of:=COM.MICROSOFT.CONCAT([.$A190];&quot;:&quot;;&quot;  '&quot;;[.D190];&quot;',&quot;)" office:value-type="string" office:string-value="interestedInApp:  'Interested in how an EEG app is built? Want to contribute to this project? Check out the repo on Github and our community on Slack. ES'," calcext:value-type="string">
            <text:p>interestedInApp: <text:s/>'Interested in how an EEG app is built? Want to contribute to this project? Check out the repo on Github and our community on Slack. ES',</text:p>
          </table:table-cell>
          <table:table-cell table:number-columns-repeated="1016"/>
        </table:table-row>
        <table:table-row table:style-name="ro2">
          <table:table-cell table:style-name="ce4" office:value-type="string" calcext:value-type="string">
            <text:p>theTeam</text:p>
          </table:table-cell>
          <table:table-cell office:value-type="string" calcext:value-type="string">
            <text:p>The EEG 101 Team</text:p>
          </table:table-cell>
          <table:table-cell office:value-type="string" calcext:value-type="string">
            <text:p>The EEG 101 Team FR</text:p>
          </table:table-cell>
          <table:table-cell office:value-type="string" calcext:value-type="string">
            <text:p>The EEG 101 Team ES</text:p>
          </table:table-cell>
          <table:table-cell/>
          <table:table-cell table:formula="of:=COM.MICROSOFT.CONCAT([.A191];&quot;:&quot;;&quot;  '&quot;;[.B191];&quot;',&quot;)" office:value-type="string" office:string-value="theTeam:  'The EEG 101 Team'," calcext:value-type="string">
            <text:p>theTeam: <text:s/>'The EEG 101 Team',</text:p>
          </table:table-cell>
          <table:table-cell table:formula="of:=COM.MICROSOFT.CONCAT([.$A191];&quot;:&quot;;&quot;  '&quot;;[.C191];&quot;',&quot;)" office:value-type="string" office:string-value="theTeam:  'The EEG 101 Team FR'," calcext:value-type="string">
            <text:p>theTeam: <text:s/>'The EEG 101 Team FR',</text:p>
          </table:table-cell>
          <table:table-cell table:formula="of:=COM.MICROSOFT.CONCAT([.$A191];&quot;:&quot;;&quot;  '&quot;;[.D191];&quot;',&quot;)" office:value-type="string" office:string-value="theTeam:  'The EEG 101 Team ES'," calcext:value-type="string">
            <text:p>theTeam: <text:s/>'The EEG 101 Team ES',</text:p>
          </table:table-cell>
          <table:table-cell table:number-columns-repeated="1016"/>
        </table:table-row>
        <table:table-row table:style-name="ro3">
          <table:table-cell table:style-name="ce4" office:value-type="string" calcext:value-type="string">
            <text:p>teamMemberHubert</text:p>
          </table:table-cell>
          <table:table-cell office:value-type="string" calcext:value-type="string">
            <text:p>Hubert Banville - Visionary</text:p>
          </table:table-cell>
          <table:table-cell office:value-type="string" calcext:value-type="string">
            <text:p>Hubert Banville - Visionary FR</text:p>
          </table:table-cell>
          <table:table-cell office:value-type="string" calcext:value-type="string">
            <text:p>Hubert Banville - Visionary ES</text:p>
          </table:table-cell>
          <table:table-cell/>
          <table:table-cell table:formula="of:=COM.MICROSOFT.CONCAT([.A192];&quot;:&quot;;&quot;  '&quot;;[.B192];&quot;',&quot;)" office:value-type="string" office:string-value="teamMemberHubert:  'Hubert Banville - Visionary'," calcext:value-type="string">
            <text:p>teamMemberHubert: <text:s/>'Hubert Banville - Visionary',</text:p>
          </table:table-cell>
          <table:table-cell table:formula="of:=COM.MICROSOFT.CONCAT([.$A192];&quot;:&quot;;&quot;  '&quot;;[.C192];&quot;',&quot;)" office:value-type="string" office:string-value="teamMemberHubert:  'Hubert Banville - Visionary FR'," calcext:value-type="string">
            <text:p>teamMemberHubert: <text:s/>'Hubert Banville - Visionary FR',</text:p>
          </table:table-cell>
          <table:table-cell table:formula="of:=COM.MICROSOFT.CONCAT([.$A192];&quot;:&quot;;&quot;  '&quot;;[.D192];&quot;',&quot;)" office:value-type="string" office:string-value="teamMemberHubert:  'Hubert Banville - Visionary ES'," calcext:value-type="string">
            <text:p>teamMemberHubert: <text:s/>'Hubert Banville - Visionary ES',</text:p>
          </table:table-cell>
          <table:table-cell table:number-columns-repeated="1016"/>
        </table:table-row>
        <table:table-row table:style-name="ro3">
          <table:table-cell table:style-name="ce4" office:value-type="string" calcext:value-type="string">
            <text:p>teamMemberDano</text:p>
          </table:table-cell>
          <table:table-cell office:value-type="string" calcext:value-type="string">
            <text:p>Dano Morrison - Developer</text:p>
          </table:table-cell>
          <table:table-cell office:value-type="string" calcext:value-type="string">
            <text:p>Dano Morrison - Developer FR</text:p>
          </table:table-cell>
          <table:table-cell office:value-type="string" calcext:value-type="string">
            <text:p>Dano Morrison - Developer ES</text:p>
          </table:table-cell>
          <table:table-cell/>
          <table:table-cell table:formula="of:=COM.MICROSOFT.CONCAT([.A193];&quot;:&quot;;&quot;  '&quot;;[.B193];&quot;',&quot;)" office:value-type="string" office:string-value="teamMemberDano:  'Dano Morrison - Developer'," calcext:value-type="string">
            <text:p>teamMemberDano: <text:s/>'Dano Morrison - Developer',</text:p>
          </table:table-cell>
          <table:table-cell table:formula="of:=COM.MICROSOFT.CONCAT([.$A193];&quot;:&quot;;&quot;  '&quot;;[.C193];&quot;',&quot;)" office:value-type="string" office:string-value="teamMemberDano:  'Dano Morrison - Developer FR'," calcext:value-type="string">
            <text:p>teamMemberDano: <text:s/>'Dano Morrison - Developer FR',</text:p>
          </table:table-cell>
          <table:table-cell table:formula="of:=COM.MICROSOFT.CONCAT([.$A193];&quot;:&quot;;&quot;  '&quot;;[.D193];&quot;',&quot;)" office:value-type="string" office:string-value="teamMemberDano:  'Dano Morrison - Developer ES'," calcext:value-type="string">
            <text:p>teamMemberDano: <text:s/>'Dano Morrison - Developer ES',</text:p>
          </table:table-cell>
          <table:table-cell table:number-columns-repeated="1016"/>
        </table:table-row>
        <table:table-row table:style-name="ro3">
          <table:table-cell table:style-name="ce4" office:value-type="string" calcext:value-type="string">
            <text:p>teamMemberGeordan</text:p>
          </table:table-cell>
          <table:table-cell office:value-type="string" calcext:value-type="string">
            <text:p>Geordan King - Producer</text:p>
          </table:table-cell>
          <table:table-cell office:value-type="string" calcext:value-type="string">
            <text:p>Geordan King - Producer FR</text:p>
          </table:table-cell>
          <table:table-cell office:value-type="string" calcext:value-type="string">
            <text:p>Geordan King - Producer ES</text:p>
          </table:table-cell>
          <table:table-cell/>
          <table:table-cell table:formula="of:=COM.MICROSOFT.CONCAT([.A194];&quot;:&quot;;&quot;  '&quot;;[.B194];&quot;',&quot;)" office:value-type="string" office:string-value="teamMemberGeordan:  'Geordan King - Producer'," calcext:value-type="string">
            <text:p>teamMemberGeordan: <text:s/>'Geordan King - Producer',</text:p>
          </table:table-cell>
          <table:table-cell table:formula="of:=COM.MICROSOFT.CONCAT([.$A194];&quot;:&quot;;&quot;  '&quot;;[.C194];&quot;',&quot;)" office:value-type="string" office:string-value="teamMemberGeordan:  'Geordan King - Producer FR'," calcext:value-type="string">
            <text:p>teamMemberGeordan: <text:s/>'Geordan King - Producer FR',</text:p>
          </table:table-cell>
          <table:table-cell table:formula="of:=COM.MICROSOFT.CONCAT([.$A194];&quot;:&quot;;&quot;  '&quot;;[.D194];&quot;',&quot;)" office:value-type="string" office:string-value="teamMemberGeordan:  'Geordan King - Producer ES'," calcext:value-type="string">
            <text:p>teamMemberGeordan: <text:s/>'Geordan King - Producer ES',</text:p>
          </table:table-cell>
          <table:table-cell table:number-columns-repeated="1016"/>
        </table:table-row>
        <table:table-row table:style-name="ro3">
          <table:table-cell table:style-name="ce4" office:value-type="string" calcext:value-type="string">
            <text:p>teamMemberMichael</text:p>
          </table:table-cell>
          <table:table-cell office:value-type="string" calcext:value-type="string">
            <text:p>Michael Vu - Author</text:p>
          </table:table-cell>
          <table:table-cell office:value-type="string" calcext:value-type="string">
            <text:p>Michael Vu - Author FR</text:p>
          </table:table-cell>
          <table:table-cell office:value-type="string" calcext:value-type="string">
            <text:p>Michael Vu - Author ES</text:p>
          </table:table-cell>
          <table:table-cell/>
          <table:table-cell table:formula="of:=COM.MICROSOFT.CONCAT([.A195];&quot;:&quot;;&quot;  '&quot;;[.B195];&quot;',&quot;)" office:value-type="string" office:string-value="teamMemberMichael:  'Michael Vu - Author'," calcext:value-type="string">
            <text:p>teamMemberMichael: <text:s/>'Michael Vu - Author',</text:p>
          </table:table-cell>
          <table:table-cell table:formula="of:=COM.MICROSOFT.CONCAT([.$A195];&quot;:&quot;;&quot;  '&quot;;[.C195];&quot;',&quot;)" office:value-type="string" office:string-value="teamMemberMichael:  'Michael Vu - Author FR'," calcext:value-type="string">
            <text:p>teamMemberMichael: <text:s/>'Michael Vu - Author FR',</text:p>
          </table:table-cell>
          <table:table-cell table:formula="of:=COM.MICROSOFT.CONCAT([.$A195];&quot;:&quot;;&quot;  '&quot;;[.D195];&quot;',&quot;)" office:value-type="string" office:string-value="teamMemberMichael:  'Michael Vu - Author ES'," calcext:value-type="string">
            <text:p>teamMemberMichael: <text:s/>'Michael Vu - Author ES',</text:p>
          </table:table-cell>
          <table:table-cell table:number-columns-repeated="1016"/>
        </table:table-row>
        <table:table-row table:style-name="ro3">
          <table:table-cell table:style-name="ce4" office:value-type="string" calcext:value-type="string">
            <text:p>teamMemberJoanna</text:p>
          </table:table-cell>
          <table:table-cell office:value-type="string" calcext:value-type="string">
            <text:p>Joanna Jang - Author</text:p>
          </table:table-cell>
          <table:table-cell office:value-type="string" calcext:value-type="string">
            <text:p>Joanna Jang - Author FR</text:p>
          </table:table-cell>
          <table:table-cell office:value-type="string" calcext:value-type="string">
            <text:p>Joanna Jang - Author ES</text:p>
          </table:table-cell>
          <table:table-cell/>
          <table:table-cell table:formula="of:=COM.MICROSOFT.CONCAT([.A196];&quot;:&quot;;&quot;  '&quot;;[.B196];&quot;',&quot;)" office:value-type="string" office:string-value="teamMemberJoanna:  'Joanna Jang - Author'," calcext:value-type="string">
            <text:p>teamMemberJoanna: <text:s/>'Joanna Jang - Author',</text:p>
          </table:table-cell>
          <table:table-cell table:formula="of:=COM.MICROSOFT.CONCAT([.$A196];&quot;:&quot;;&quot;  '&quot;;[.C196];&quot;',&quot;)" office:value-type="string" office:string-value="teamMemberJoanna:  'Joanna Jang - Author FR'," calcext:value-type="string">
            <text:p>teamMemberJoanna: <text:s/>'Joanna Jang - Author FR',</text:p>
          </table:table-cell>
          <table:table-cell table:formula="of:=COM.MICROSOFT.CONCAT([.$A196];&quot;:&quot;;&quot;  '&quot;;[.D196];&quot;',&quot;)" office:value-type="string" office:string-value="teamMemberJoanna:  'Joanna Jang - Author ES'," calcext:value-type="string">
            <text:p>teamMemberJoanna: <text:s/>'Joanna Jang - Author ES',</text:p>
          </table:table-cell>
          <table:table-cell table:number-columns-repeated="1016"/>
        </table:table-row>
        <table:table-row table:style-name="ro3">
          <table:table-cell table:style-name="ce4" office:value-type="string" calcext:value-type="string">
            <text:p>teamMemberBrian</text:p>
          </table:table-cell>
          <table:table-cell office:value-type="string" calcext:value-type="string">
            <text:p>Brian Stern - Software Architect</text:p>
          </table:table-cell>
          <table:table-cell office:value-type="string" calcext:value-type="string">
            <text:p>Brian Stern - Software Architect FR</text:p>
          </table:table-cell>
          <table:table-cell office:value-type="string" calcext:value-type="string">
            <text:p>Brian Stern - Software Architect ES</text:p>
          </table:table-cell>
          <table:table-cell/>
          <table:table-cell table:formula="of:=COM.MICROSOFT.CONCAT([.A197];&quot;:&quot;;&quot;  '&quot;;[.B197];&quot;',&quot;)" office:value-type="string" office:string-value="teamMemberBrian:  'Brian Stern - Software Architect'," calcext:value-type="string">
            <text:p>teamMemberBrian: <text:s/>'Brian Stern - Software Architect',</text:p>
          </table:table-cell>
          <table:table-cell table:formula="of:=COM.MICROSOFT.CONCAT([.$A197];&quot;:&quot;;&quot;  '&quot;;[.C197];&quot;',&quot;)" office:value-type="string" office:string-value="teamMemberBrian:  'Brian Stern - Software Architect FR'," calcext:value-type="string">
            <text:p>teamMemberBrian: <text:s/>'Brian Stern - Software Architect FR',</text:p>
          </table:table-cell>
          <table:table-cell table:formula="of:=COM.MICROSOFT.CONCAT([.$A197];&quot;:&quot;;&quot;  '&quot;;[.D197];&quot;',&quot;)" office:value-type="string" office:string-value="teamMemberBrian:  'Brian Stern - Software Architect ES'," calcext:value-type="string">
            <text:p>teamMemberBrian: <text:s/>'Brian Stern - Software Architect ES',</text:p>
          </table:table-cell>
          <table:table-cell table:number-columns-repeated="1016"/>
        </table:table-row>
        <table:table-row table:style-name="ro3">
          <table:table-cell table:style-name="ce4" office:value-type="string" calcext:value-type="string">
            <text:p>teamMemberSteve</text:p>
          </table:table-cell>
          <table:table-cell office:value-type="string" calcext:value-type="string">
            <text:p>Steve Harjula - Visual Design</text:p>
          </table:table-cell>
          <table:table-cell office:value-type="string" calcext:value-type="string">
            <text:p>Steve Harjula - Visual Design FR</text:p>
          </table:table-cell>
          <table:table-cell office:value-type="string" calcext:value-type="string">
            <text:p>Steve Harjula - Visual Design ES</text:p>
          </table:table-cell>
          <table:table-cell/>
          <table:table-cell table:formula="of:=COM.MICROSOFT.CONCAT([.A198];&quot;:&quot;;&quot;  '&quot;;[.B198];&quot;',&quot;)" office:value-type="string" office:string-value="teamMemberSteve:  'Steve Harjula - Visual Design'," calcext:value-type="string">
            <text:p>teamMemberSteve: <text:s/>'Steve Harjula - Visual Design',</text:p>
          </table:table-cell>
          <table:table-cell table:formula="of:=COM.MICROSOFT.CONCAT([.$A198];&quot;:&quot;;&quot;  '&quot;;[.C198];&quot;',&quot;)" office:value-type="string" office:string-value="teamMemberSteve:  'Steve Harjula - Visual Design FR'," calcext:value-type="string">
            <text:p>teamMemberSteve: <text:s/>'Steve Harjula - Visual Design FR',</text:p>
          </table:table-cell>
          <table:table-cell table:formula="of:=COM.MICROSOFT.CONCAT([.$A198];&quot;:&quot;;&quot;  '&quot;;[.D198];&quot;',&quot;)" office:value-type="string" office:string-value="teamMemberSteve:  'Steve Harjula - Visual Design ES'," calcext:value-type="string">
            <text:p>teamMemberSteve: <text:s/>'Steve Harjula - Visual Design ES',</text:p>
          </table:table-cell>
          <table:table-cell table:number-columns-repeated="1016"/>
        </table:table-row>
        <table:table-row table:style-name="ro3">
          <table:table-cell table:style-name="ce4" office:value-type="string" calcext:value-type="string">
            <text:p>teamMemberMiles</text:p>
          </table:table-cell>
          <table:table-cell office:value-type="string" calcext:value-type="string">
            <text:p>Miles McCraw - Animator</text:p>
          </table:table-cell>
          <table:table-cell office:value-type="string" calcext:value-type="string">
            <text:p>Miles McCraw - Animator FR</text:p>
          </table:table-cell>
          <table:table-cell office:value-type="string" calcext:value-type="string">
            <text:p>Miles McCraw - Animator ES</text:p>
          </table:table-cell>
          <table:table-cell/>
          <table:table-cell table:formula="of:=COM.MICROSOFT.CONCAT([.A199];&quot;:&quot;;&quot;  '&quot;;[.B199];&quot;',&quot;)" office:value-type="string" office:string-value="teamMemberMiles:  'Miles McCraw - Animator'," calcext:value-type="string">
            <text:p>teamMemberMiles: <text:s/>'Miles McCraw - Animator',</text:p>
          </table:table-cell>
          <table:table-cell table:formula="of:=COM.MICROSOFT.CONCAT([.$A199];&quot;:&quot;;&quot;  '&quot;;[.C199];&quot;',&quot;)" office:value-type="string" office:string-value="teamMemberMiles:  'Miles McCraw - Animator FR'," calcext:value-type="string">
            <text:p>teamMemberMiles: <text:s/>'Miles McCraw - Animator FR',</text:p>
          </table:table-cell>
          <table:table-cell table:formula="of:=COM.MICROSOFT.CONCAT([.$A199];&quot;:&quot;;&quot;  '&quot;;[.D199];&quot;',&quot;)" office:value-type="string" office:string-value="teamMemberMiles:  'Miles McCraw - Animator ES'," calcext:value-type="string">
            <text:p>teamMemberMiles: <text:s/>'Miles McCraw - Animator ES',</text:p>
          </table:table-cell>
          <table:table-cell table:number-columns-repeated="1016"/>
        </table:table-row>
        <table:table-row table:style-name="ro2">
          <table:table-cell table:style-name="ce4"/>
          <table:table-cell table:number-columns-repeated="1023"/>
        </table:table-row>
        <table:table-row table:style-name="ro13">
          <table:table-cell table:style-name="ce6" office:value-type="string" calcext:value-type="string">
            <text:p>//component.js</text:p>
          </table:table-cell>
          <table:table-cell table:style-name="ce9" table:formula="of:=[.$A201]" office:value-type="string" office:string-value="//component.js" calcext:value-type="string">
            <text:p>//component.js</text:p>
          </table:table-cell>
          <table:table-cell table:style-name="ce9" table:formula="of:=[.$A201]" office:value-type="string" office:string-value="//component.js" calcext:value-type="string">
            <text:p>//component.js</text:p>
          </table:table-cell>
          <table:table-cell table:style-name="ce9" table:formula="of:=[.$A201]" office:value-type="string" office:string-value="//component.js" calcext:value-type="string">
            <text:p>//component.js</text:p>
          </table:table-cell>
          <table:table-cell table:style-name="ce9"/>
          <table:table-cell table:style-name="ce9" table:formula="of:=[.$A201]" office:value-type="string" office:string-value="//component.js" calcext:value-type="string">
            <text:p>//component.js</text:p>
          </table:table-cell>
          <table:table-cell table:style-name="ce9" table:formula="of:=[.$A201]" office:value-type="string" office:string-value="//component.js" calcext:value-type="string">
            <text:p>//component.js</text:p>
          </table:table-cell>
          <table:table-cell table:style-name="ce9" table:formula="of:=[.$A201]" office:value-type="string" office:string-value="//component.js" calcext:value-type="string">
            <text:p>//component.js</text:p>
          </table:table-cell>
          <table:table-cell table:number-columns-repeated="1016"/>
        </table:table-row>
        <table:table-row table:style-name="ro3">
          <table:table-cell table:style-name="ce4" office:value-type="string" calcext:value-type="string">
            <text:p>needsPermission</text:p>
          </table:table-cell>
          <table:table-cell office:value-type="string" calcext:value-type="string">
            <text:p>EEG 101 needs your permission</text:p>
          </table:table-cell>
          <table:table-cell office:value-type="string" calcext:value-type="string">
            <text:p>EEG 101 needs your permission FR</text:p>
          </table:table-cell>
          <table:table-cell table:style-name="Default" office:value-type="string" calcext:value-type="string">
            <text:p>EEG 101 needs your permission ES</text:p>
          </table:table-cell>
          <table:table-cell/>
          <table:table-cell table:formula="of:=COM.MICROSOFT.CONCAT([.A202];&quot;:&quot;;&quot;  '&quot;;[.B202];&quot;',&quot;)" office:value-type="string" office:string-value="needsPermission:  'EEG 101 needs your permission'," calcext:value-type="string">
            <text:p>needsPermission: <text:s/>'EEG 101 needs your permission',</text:p>
          </table:table-cell>
          <table:table-cell table:formula="of:=COM.MICROSOFT.CONCAT([.$A202];&quot;:&quot;;&quot;  '&quot;;[.C202];&quot;',&quot;)" office:value-type="string" office:string-value="needsPermission:  'EEG 101 needs your permission FR'," calcext:value-type="string">
            <text:p>needsPermission: <text:s/>'EEG 101 needs your permission FR',</text:p>
          </table:table-cell>
          <table:table-cell table:formula="of:=COM.MICROSOFT.CONCAT([.$A202];&quot;:&quot;;&quot;  '&quot;;[.D202];&quot;',&quot;)" office:value-type="string" office:string-value="needsPermission:  'EEG 101 needs your permission ES'," calcext:value-type="string">
            <text:p>needsPermission: <text:s/>'EEG 101 needs your permission ES',</text:p>
          </table:table-cell>
          <table:table-cell table:number-columns-repeated="1016"/>
        </table:table-row>
        <table:table-row table:style-name="ro4">
          <table:table-cell table:style-name="ce4" office:value-type="string" calcext:value-type="string">
            <text:p>requiresLocation</text:p>
          </table:table-cell>
          <table:table-cell office:value-type="string" calcext:value-type="string">
            <text:p>This app requires coarse location permission in order to discover and connect to the 2016 Muse.</text:p>
          </table:table-cell>
          <table:table-cell office:value-type="string" calcext:value-type="string">
            <text:p>This app requires coarse location permission in order to discover and connect to the 2016 Muse. FR</text:p>
          </table:table-cell>
          <table:table-cell table:style-name="Default" office:value-type="string" calcext:value-type="string">
            <text:p>This app requires coarse location permission in order to discover and connect to the 2016 Muse. ES</text:p>
          </table:table-cell>
          <table:table-cell/>
          <table:table-cell table:formula="of:=COM.MICROSOFT.CONCAT([.A203];&quot;:&quot;;&quot;  '&quot;;[.B203];&quot;',&quot;)" office:value-type="string" office:string-value="requiresLocation:  'This app requires coarse location permission in order to discover and connect to the 2016 Muse.'," calcext:value-type="string">
            <text:p>requiresLocation: <text:s/>'This app requires coarse location permission in order to discover and connect to the 2016 Muse.',</text:p>
          </table:table-cell>
          <table:table-cell table:formula="of:=COM.MICROSOFT.CONCAT([.$A203];&quot;:&quot;;&quot;  '&quot;;[.C203];&quot;',&quot;)" office:value-type="string" office:string-value="requiresLocation:  'This app requires coarse location permission in order to discover and connect to the 2016 Muse. FR'," calcext:value-type="string">
            <text:p>requiresLocation: <text:s/>'This app requires coarse location permission in order to discover and connect to the 2016 Muse. FR',</text:p>
          </table:table-cell>
          <table:table-cell table:formula="of:=COM.MICROSOFT.CONCAT([.$A203];&quot;:&quot;;&quot;  '&quot;;[.D203];&quot;',&quot;)" office:value-type="string" office:string-value="requiresLocation:  'This app requires coarse location permission in order to discover and connect to the 2016 Muse. ES'," calcext:value-type="string">
            <text:p>requiresLocation: <text:s/>'This app requires coarse location permission in order to discover and connect to the 2016 Muse. ES',</text:p>
          </table:table-cell>
          <table:table-cell table:number-columns-repeated="1016"/>
        </table:table-row>
        <table:table-row table:style-name="ro2">
          <table:table-cell table:style-name="ce4" office:value-type="string" calcext:value-type="string">
            <text:p>statusConnected</text:p>
          </table:table-cell>
          <table:table-cell office:value-type="string" calcext:value-type="string">
            <text:p>Connected</text:p>
          </table:table-cell>
          <table:table-cell office:value-type="string" calcext:value-type="string">
            <text:p>Connected FR</text:p>
          </table:table-cell>
          <table:table-cell table:style-name="Default" office:value-type="string" calcext:value-type="string">
            <text:p>Connected ES</text:p>
          </table:table-cell>
          <table:table-cell/>
          <table:table-cell table:formula="of:=COM.MICROSOFT.CONCAT([.A204];&quot;:&quot;;&quot;  '&quot;;[.B204];&quot;',&quot;)" office:value-type="string" office:string-value="statusConnected:  'Connected'," calcext:value-type="string">
            <text:p>statusConnected: <text:s/>'Connected',</text:p>
          </table:table-cell>
          <table:table-cell table:formula="of:=COM.MICROSOFT.CONCAT([.$A204];&quot;:&quot;;&quot;  '&quot;;[.C204];&quot;',&quot;)" office:value-type="string" office:string-value="statusConnected:  'Connected FR'," calcext:value-type="string">
            <text:p>statusConnected: <text:s/>'Connected FR',</text:p>
          </table:table-cell>
          <table:table-cell table:formula="of:=COM.MICROSOFT.CONCAT([.$A204];&quot;:&quot;;&quot;  '&quot;;[.D204];&quot;',&quot;)" office:value-type="string" office:string-value="statusConnected:  'Connected ES'," calcext:value-type="string">
            <text:p>statusConnected: <text:s/>'Connected ES',</text:p>
          </table:table-cell>
          <table:table-cell table:number-columns-repeated="1016"/>
        </table:table-row>
        <table:table-row table:style-name="ro3">
          <table:table-cell table:style-name="ce4" office:value-type="string" calcext:value-type="string">
            <text:p>statusNoMusesTitle</text:p>
          </table:table-cell>
          <table:table-cell office:value-type="string" calcext:value-type="string">
            <text:p>No Muses were detected.</text:p>
          </table:table-cell>
          <table:table-cell office:value-type="string" calcext:value-type="string">
            <text:p>No Muses were detected. FR</text:p>
          </table:table-cell>
          <table:table-cell table:style-name="Default" office:value-type="string" calcext:value-type="string">
            <text:p>No Muses were detected. ES</text:p>
          </table:table-cell>
          <table:table-cell/>
          <table:table-cell table:formula="of:=COM.MICROSOFT.CONCAT([.A205];&quot;:&quot;;&quot;  '&quot;;[.B205];&quot;',&quot;)" office:value-type="string" office:string-value="statusNoMusesTitle:  'No Muses were detected.'," calcext:value-type="string">
            <text:p>statusNoMusesTitle: <text:s/>'No Muses were detected.',</text:p>
          </table:table-cell>
          <table:table-cell table:formula="of:=COM.MICROSOFT.CONCAT([.$A205];&quot;:&quot;;&quot;  '&quot;;[.C205];&quot;',&quot;)" office:value-type="string" office:string-value="statusNoMusesTitle:  'No Muses were detected. FR'," calcext:value-type="string">
            <text:p>statusNoMusesTitle: <text:s/>'No Muses were detected. FR',</text:p>
          </table:table-cell>
          <table:table-cell table:formula="of:=COM.MICROSOFT.CONCAT([.$A205];&quot;:&quot;;&quot;  '&quot;;[.D205];&quot;',&quot;)" office:value-type="string" office:string-value="statusNoMusesTitle:  'No Muses were detected. ES'," calcext:value-type="string">
            <text:p>statusNoMusesTitle: <text:s/>'No Muses were detected. ES',</text:p>
          </table:table-cell>
          <table:table-cell table:number-columns-repeated="1016"/>
        </table:table-row>
        <table:table-row table:style-name="ro4">
          <table:table-cell table:style-name="ce4" office:value-type="string" calcext:value-type="string">
            <text:p>statusNoMusesDescription</text:p>
          </table:table-cell>
          <table:table-cell office:value-type="string" calcext:value-type="string">
            <text:p>If you don\'t own a Muse, don\'t worry! We are working on an offline mode that should be avaible in early 2017!</text:p>
          </table:table-cell>
          <table:table-cell office:value-type="string" calcext:value-type="string">
            <text:p>If you don\'t own a Muse, don\'t worry! We are working on an offline mode that should be avaible in early 2017! FR</text:p>
          </table:table-cell>
          <table:table-cell table:style-name="Default" office:value-type="string" calcext:value-type="string">
            <text:p>If you don\'t own a Muse, don\'t worry! We are working on an offline mode that should be avaible in early 2017! ES</text:p>
          </table:table-cell>
          <table:table-cell/>
          <table:table-cell table:formula="of:=COM.MICROSOFT.CONCAT([.A206];&quot;:&quot;;&quot;  '&quot;;[.B206];&quot;',&quot;)" office:value-type="string" office:string-value="statusNoMusesDescription:  'If you don\'t own a Muse, don\'t worry! We are working on an offline mode that should be avaible in early 2017!'," calcext:value-type="string">
            <text:p>statusNoMusesDescription: <text:s/>'If you don\'t own a Muse, don\'t worry! We are working on an offline mode that should be avaible in early 2017!',</text:p>
          </table:table-cell>
          <table:table-cell table:formula="of:=COM.MICROSOFT.CONCAT([.$A206];&quot;:&quot;;&quot;  '&quot;;[.C206];&quot;',&quot;)" office:value-type="string" office:string-value="statusNoMusesDescription:  'If you don\'t own a Muse, don\'t worry! We are working on an offline mode that should be avaible in early 2017! FR'," calcext:value-type="string">
            <text:p>statusNoMusesDescription: <text:s/>'If you don\'t own a Muse, don\'t worry! We are working on an offline mode that should be avaible in early 2017! FR',</text:p>
          </table:table-cell>
          <table:table-cell table:formula="of:=COM.MICROSOFT.CONCAT([.$A206];&quot;:&quot;;&quot;  '&quot;;[.D206];&quot;',&quot;)" office:value-type="string" office:string-value="statusNoMusesDescription:  'If you don\'t own a Muse, don\'t worry! We are working on an offline mode that should be avaible in early 2017! ES'," calcext:value-type="string">
            <text:p>statusNoMusesDescription: <text:s/>'If you don\'t own a Muse, don\'t worry! We are working on an offline mode that should be avaible in early 2017! ES',</text:p>
          </table:table-cell>
          <table:table-cell table:number-columns-repeated="1016"/>
        </table:table-row>
        <table:table-row table:style-name="ro2">
          <table:table-cell table:style-name="ce4" office:value-type="string" calcext:value-type="string">
            <text:p>searchAgain</text:p>
          </table:table-cell>
          <table:table-cell office:value-type="string" calcext:value-type="string">
            <text:p><text:s/>SEARCH AGAIN </text:p>
          </table:table-cell>
          <table:table-cell office:value-type="string" calcext:value-type="string">
            <text:p><text:s/>SEARCH AGAIN <text:s/>FR</text:p>
          </table:table-cell>
          <table:table-cell table:style-name="Default" office:value-type="string" calcext:value-type="string">
            <text:p><text:s/>SEARCH AGAIN <text:s/>ES</text:p>
          </table:table-cell>
          <table:table-cell/>
          <table:table-cell table:formula="of:=COM.MICROSOFT.CONCAT([.A207];&quot;:&quot;;&quot;  '&quot;;[.B207];&quot;',&quot;)" office:value-type="string" office:string-value="searchAgain:  ' SEARCH AGAIN '," calcext:value-type="string">
            <text:p>searchAgain: <text:s/>' SEARCH AGAIN ',</text:p>
          </table:table-cell>
          <table:table-cell table:formula="of:=COM.MICROSOFT.CONCAT([.$A207];&quot;:&quot;;&quot;  '&quot;;[.C207];&quot;',&quot;)" office:value-type="string" office:string-value="searchAgain:  ' SEARCH AGAIN  FR'," calcext:value-type="string">
            <text:p>searchAgain: <text:s/>' SEARCH AGAIN <text:s/>FR',</text:p>
          </table:table-cell>
          <table:table-cell table:formula="of:=COM.MICROSOFT.CONCAT([.$A207];&quot;:&quot;;&quot;  '&quot;;[.D207];&quot;',&quot;)" office:value-type="string" office:string-value="searchAgain:  ' SEARCH AGAIN  ES'," calcext:value-type="string">
            <text:p>searchAgain: <text:s/>' SEARCH AGAIN <text:s/>ES',</text:p>
          </table:table-cell>
          <table:table-cell table:number-columns-repeated="1016"/>
        </table:table-row>
        <table:table-row table:style-name="ro13">
          <table:table-cell table:style-name="ce4" office:value-type="string" calcext:value-type="string">
            <text:p>statusConnecting</text:p>
          </table:table-cell>
          <table:table-cell office:value-type="string" calcext:value-type="string">
            <text:p>Connecting…</text:p>
          </table:table-cell>
          <table:table-cell office:value-type="string" calcext:value-type="string">
            <text:p>Connecting... FR</text:p>
          </table:table-cell>
          <table:table-cell table:style-name="Default" office:value-type="string" calcext:value-type="string">
            <text:p>Connecting… <text:s/>ES</text:p>
          </table:table-cell>
          <table:table-cell/>
          <table:table-cell table:formula="of:=COM.MICROSOFT.CONCAT([.A208];&quot;:&quot;;&quot;  '&quot;;[.B208];&quot;',&quot;)" office:value-type="string" office:string-value="statusConnecting:  'Connecting…'," calcext:value-type="string">
            <text:p>statusConnecting: <text:s/>'Connecting…',</text:p>
          </table:table-cell>
          <table:table-cell table:formula="of:=COM.MICROSOFT.CONCAT([.$A208];&quot;:&quot;;&quot;  '&quot;;[.C208];&quot;',&quot;)" office:value-type="string" office:string-value="statusConnecting:  'Connecting... FR'," calcext:value-type="string">
            <text:p>statusConnecting: <text:s/>'Connecting... FR',</text:p>
          </table:table-cell>
          <table:table-cell table:formula="of:=COM.MICROSOFT.CONCAT([.$A208];&quot;:&quot;;&quot;  '&quot;;[.D208];&quot;',&quot;)" office:value-type="string" office:string-value="statusConnecting:  'Connecting…  ES'," calcext:value-type="string">
            <text:p>statusConnecting: <text:s/>'Connecting… <text:s/>ES',</text:p>
          </table:table-cell>
          <table:table-cell table:number-columns-repeated="1016"/>
        </table:table-row>
        <table:table-row table:style-name="ro17">
          <table:table-cell table:style-name="ce4" office:value-type="string" calcext:value-type="string">
            <text:p>statusDisconnected</text:p>
          </table:table-cell>
          <table:table-cell office:value-type="string" calcext:value-type="string">
            <text:p>Searching for Muses…</text:p>
          </table:table-cell>
          <table:table-cell office:value-type="string" calcext:value-type="string">
            <text:p>Searching for Muses… FR</text:p>
          </table:table-cell>
          <table:table-cell table:style-name="Default" office:value-type="string" calcext:value-type="string">
            <text:p>Searching for Muses… ES</text:p>
          </table:table-cell>
          <table:table-cell/>
          <table:table-cell table:formula="of:=COM.MICROSOFT.CONCAT([.A209];&quot;:&quot;;&quot;  '&quot;;[.B209];&quot;',&quot;)" office:value-type="string" office:string-value="statusDisconnected:  'Searching for Muses…'," calcext:value-type="string">
            <text:p>statusDisconnected: <text:s/>'Searching for Muses…',</text:p>
          </table:table-cell>
          <table:table-cell table:formula="of:=COM.MICROSOFT.CONCAT([.$A209];&quot;:&quot;;&quot;  '&quot;;[.C209];&quot;',&quot;)" office:value-type="string" office:string-value="statusDisconnected:  'Searching for Muses… FR'," calcext:value-type="string">
            <text:p>statusDisconnected: <text:s/>'Searching for Muses… FR',</text:p>
          </table:table-cell>
          <table:table-cell table:formula="of:=COM.MICROSOFT.CONCAT([.$A209];&quot;:&quot;;&quot;  '&quot;;[.D209];&quot;',&quot;)" office:value-type="string" office:string-value="statusDisconnected:  'Searching for Muses… ES'," calcext:value-type="string">
            <text:p>statusDisconnected: <text:s/>'Searching for Muses… ES',</text:p>
          </table:table-cell>
          <table:table-cell table:number-columns-repeated="1016"/>
        </table:table-row>
        <table:table-row table:style-name="ro2" table:number-rows-repeated="10483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1:02:28.711000000</meta:creation-date>
    <dc:date>2017-06-24T02:23:32.799000000</dc:date>
    <meta:editing-duration>PT1H9M50S</meta:editing-duration>
    <meta:editing-cycles>30</meta:editing-cycles>
    <meta:generator>LibreOffice/5.3.4.2$Windows_X86_64 LibreOffice_project/f82d347ccc0be322489bf7da61d7e4ad13fe2ff3</meta:generator>
    <meta:document-statistic meta:table-count="1" meta:cell-count="1343" meta:object-count="0"/>
  </office:meta>
</office:document-meta>
</file>